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9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6" style:family="paragraph" style:parent-style-name="Standard">
      <style:text-properties fo:font-size="16.5pt" style:font-size-asian="16.5pt" style:font-size-complex="16.5pt"/>
    </style:style>
    <style:style style:name="P137" style:family="paragraph" style:parent-style-name="Standard">
      <style:text-properties fo:font-size="16.5pt" fo:font-weight="bold" style:font-size-asian="16.5pt" style:font-weight-asian="bold" style:font-size-complex="16.5pt" style:font-weight-complex="bold"/>
    </style:style>
    <style:style style:name="P138" style:family="paragraph" style:parent-style-name="Standard">
      <style:text-properties fo:font-size="16.5pt" fo:font-weight="normal" style:font-size-asian="16.5pt" style:font-weight-asian="normal" style:font-size-complex="16.5pt" style:font-weight-complex="normal"/>
    </style:style>
    <style:style style:name="P139" style:family="paragraph" style:parent-style-name="Standard">
      <style:text-properties fo:font-size="12.5pt" fo:font-weight="bold" style:font-size-asian="12.5pt" style:font-weight-asian="bold" style:font-size-complex="12.5pt" style:font-weight-complex="bold"/>
    </style:style>
    <style:style style:name="P140" style:family="paragraph" style:parent-style-name="Standard">
      <style:text-properties fo:font-size="12.5pt" style:font-size-asian="12.5pt" style:font-size-complex="12.5pt"/>
    </style:style>
    <style:style style:name="P14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2" style:family="paragraph" style:parent-style-name="Standard">
      <style:text-properties fo:font-size="14pt" style:font-size-asian="14pt" style:font-size-complex="14pt"/>
    </style:style>
    <style:style style:name="P143" style:family="paragraph" style:parent-style-name="Standard">
      <style:text-properties fo:font-size="14pt" fo:font-weight="normal" style:font-size-asian="14pt" style:font-weight-asian="normal" style:font-size-complex="14pt" style:font-weight-complex="normal"/>
    </style:style>
    <style:style style:name="P144" style:family="paragraph" style:parent-style-name="Standard">
      <style:text-properties fo:font-size="14pt" fo:font-weight="bold" style:font-size-asian="14pt" style:font-weight-asian="bold" style:font-size-complex="14pt" style:font-weight-complex="bold"/>
    </style:style>
    <style:style style:name="P14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5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2" style:family="paragraph" style:parent-style-name="Standard">
      <style:text-properties fo:font-size="13pt" fo:font-weight="normal" style:font-size-asian="13pt" style:font-weight-asian="normal" style:font-size-complex="13pt" style:font-weight-complex="normal"/>
    </style:style>
    <style:style style:name="P153" style:family="paragraph" style:parent-style-name="Standard">
      <style:text-properties fo:font-size="13pt" style:font-size-asian="13pt" style:font-size-complex="13pt"/>
    </style:style>
    <style:style style:name="P154" style:family="paragraph" style:parent-style-name="Standard">
      <style:text-properties fo:font-size="13pt" fo:font-weight="bold" style:font-size-asian="13pt" style:font-weight-asian="bold" style:font-size-complex="13pt" style:font-weight-complex="bold"/>
    </style:style>
    <style:style style:name="P155" style:family="paragraph" style:parent-style-name="Standard">
      <style:text-properties fo:font-size="12pt" style:font-size-asian="12pt" style:font-size-complex="12pt"/>
    </style:style>
    <style:style style:name="P156" style:family="paragraph" style:parent-style-name="Standard">
      <style:text-properties style:font-name="Times New Roman" fo:font-size="14pt" style:font-size-asian="14pt" style:font-size-complex="14pt"/>
    </style:style>
    <style:style style:name="P157" style:family="paragraph" style:parent-style-name="Standard">
      <style:text-properties style:font-name="Times New Roman" fo:font-size="14pt" fo:font-weight="normal" style:font-size-asian="14pt" style:font-weight-asian="normal" style:font-size-complex="14pt" style:font-weight-complex="normal"/>
    </style:style>
    <style:style style:name="P158" style:family="paragraph" style:parent-style-name="Standard">
      <style:text-properties style:font-name="Times New Roman" fo:font-size="14pt" fo:font-weight="bold" style:font-size-asian="14pt" style:font-weight-asian="bold" style:font-size-complex="14pt" style:font-weight-complex="bold"/>
    </style:style>
    <style:style style:name="P15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71"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2"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4"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5"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6"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7"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9"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1"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2"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3"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4"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20"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21"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Sat May 4, 2019 <text:span text:style-name="T2">5.5 miles</text:span></text:p>
      <text:p text:style-name="P125"><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4"/>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3">I walked and jogged ½ mile home.</text:span></text:p>
      <text:p text:style-name="P22"/>
      <text:p text:style-name="P7"><text:span text:style-name="T3">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6"><text:soft-page-break/>Sat May 18, 2019 <text:s/><text:span text:style-name="T2">5 miles</text:span> <text:s/></text:p>
      <text:p text:style-name="P46">My calf is a lot better. <text:s/>Massaging has helped a lot. <text:s/></text:p>
      <text:p text:style-name="P51">Run: <text:span text:style-name="T3">4 miles on hilly roads averaging 9:43/mile</text:span></text:p>
      <text:p text:style-name="P51">Warm down:<text:span text:style-name="T3"> <text:s/>rest 3 minutes and walked and ran 1 mile in about 12:00</text:span></text:p>
      <text:p text:style-name="P46"/>
      <text:p text:style-name="P51"><text:span text:style-name="T3">Sun May 19, 2019 </text:span>5 miles<text:span text:style-name="T3"> <text:s/></text:span></text:p>
      <text:p text:style-name="P46">I did the same workout as yesterday.</text:p>
      <text:p text:style-name="P51">Run: <text:span text:style-name="T3">4 miles on hilly roads averaging 8:59/mile</text:span></text:p>
      <text:p text:style-name="P51">Warm down:<text:span text:style-name="T3"> <text:s/>rest 3 minutes and walked and ran 1 mile in 11:45/mile</text:span></text:p>
      <text:p text:style-name="P46">Sum of ascents: 267 feet, <text:s text:c="4"/>This is one of my fastest times on this course.</text:p>
      <text:p text:style-name="P46">Splits:</text:p>
      <text:p text:style-name="P46">July 4, 2018: <text:s text:c="3"/>9:18, 9:12, 8:41, 8:34</text:p>
      <text:p text:style-name="P46"><text:s text:c="7"/>Today: <text:s text:c="6"/>9:42, 9:12, 8:44, 8:16</text:p>
      <text:p text:style-name="P46"/>
      <text:p text:style-name="P46">Mon May 20, 2019 <text:span text:style-name="T2">6 miles</text:span> <text:s/></text:p>
      <text:p text:style-name="P46">I ran 6 miles out and back on hilly Limber Rd. <text:s/>Average pace near 11:00/mi.</text:p>
      <text:p text:style-name="P46">Sum of ascents along the course is 530 feet.</text:p>
      <text:p text:style-name="P46"/>
      <text:p text:style-name="P46">Tues May 21, 2019 <text:span text:style-name="T2">4 miles</text:span> <text:s text:c="2"/></text:p>
      <text:p text:style-name="P46">I ran 4 miles on hilly roads at various paces averaging 10:48/mile. <text:s/>This run included a slightly downhill ½ mile in 4:05.</text:p>
      <text:p text:style-name="P46"/>
      <text:p text:style-name="P46">Wed May 22, 2019 <text:span text:style-name="T2">no running</text:span> </text:p>
      <text:p text:style-name="P46">I worked hard on preparing our garden.</text:p>
      <text:p text:style-name="P46"/>
      <text:p text:style-name="P46">Thur May 23, 2019 <text:span text:style-name="T2">5 miles</text:span> <text:s/></text:p>
      <text:p text:style-name="P46">I ran on the high school track.</text:p>
      <text:p text:style-name="P46"><text:span text:style-name="T2">warm up:</text:span> <text:s/>1.5 miles at various paces and rest 2 minutes.</text:p>
      <text:p text:style-name="P46"><text:span text:style-name="T2">Run:</text:span> <text:s/>4 x 300m and 4 x 200m. After the 300m runs I jogged 500m in about 4:00 each. After the 200m runs I jogged 200m in about 1:30 each.</text:p>
      <text:p text:style-name="P46">Times: 81s, 82s, 80s, 79s, 51s, 53s, 51s, 50s</text:p>
      <text:p text:style-name="P46"><text:span text:style-name="T2">Warm down:</text:span> <text:s/>rest 2:00 and jog ½ mile</text:p>
      <text:p text:style-name="P46"/>
      <text:p text:style-name="P46">Fri May 24, 2019 <text:span text:style-name="T2">5 miles</text:span> </text:p>
      <text:p text:style-name="P46">I ran 5 miles on slightly hilly roads and averaged about 10:00/mile.</text:p>
      <text:p text:style-name="P46"/>
      <text:p text:style-name="P46"><text:span text:style-name="T2">In the last week: 30 miles</text:span> </text:p>
      <text:p text:style-name="P46"/>
      <text:p text:style-name="P46"><text:soft-page-break/>Sat May 25, 2019 <text:span text:style-name="T2">6 miles</text:span> <text:s/></text:p>
      <text:p text:style-name="P46">I ran 5.5 miles with Jim Fitch on slightly hilly roads. We averaged 10:38/mile.</text:p>
      <text:p text:style-name="P46">After resting a few minutes I jogged ½ mile uphill.</text:p>
      <text:p text:style-name="P46"/>
      <text:p text:style-name="P46">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6">I ran 5.5 miles with Jim Fitch on slightly hilly roads. We averaged 10:40/mile.</text:p>
      <text:p text:style-name="P46">After resting a few minutes I jogged ½ mile uphill.</text:p>
      <text:p text:style-name="P46"/>
      <text:p text:style-name="P46">Sun June 2, 2019 <text:span text:style-name="T2">no running</text:span> <text:s/></text:p>
      <text:p text:style-name="P46">I twisted my ankle.</text:p>
      <text:p text:style-name="P46"/>
      <text:p text:style-name="P46">Mon June 3, 2019 <text:span text:style-name="T2">5.5 miles </text:span><text:s/></text:p>
      <text:p text:style-name="P46">In the morning I ran 3 miles slowly on roads. <text:s/></text:p>
      <text:p text:style-name="P46">In the afternoon I ran 2.5 miles slowly on the high school track.</text:p>
      <text:p text:style-name="P46">Each time my ankle felt better as I ran. </text:p>
      <text:p text:style-name="P46"/>
      <text:p text:style-name="P46">Tues June 4, 2019 <text:span text:style-name="T2">4 miles</text:span> <text:s/></text:p>
      <text:p text:style-name="P46">I ran 4 miles on the college outdoor track. <text:s/>My ankle is still stiff and sore but felt better as I ran. <text:s/>Mile splits: 11:39, 10:50, 10:10, 9:46 <text:s/>Average pace: 10:36/mi</text:p>
      <text:p text:style-name="P46"/>
      <text:p text:style-name="P46">Wed June 5, 2019 <text:span text:style-name="T2">8 miles</text:span></text:p>
      <text:p text:style-name="P46">In the morning I ran on the high school track. My ankle is better than yesterday.</text:p>
      <text:p text:style-name="P46">I jogged ¼ mile, ran 3 miles in 28:08, rested 4 minutes and jogged ½ mile.</text:p>
      <text:p text:style-name="P46">Splits for 3 miles: 10:00, 9:21, 8:48 <text:s/>Average pace: 9:23</text:p>
      <text:p text:style-name="P46">In the afternoon I ran on the high school track with our running group.</text:p>
      <text:p text:style-name="P46"><text:span text:style-name="T2">warm up:</text:span> 2 miles in 10:00 and 10:34 and rested about 4:00</text:p>
      <text:p text:style-name="P46"><text:span text:style-name="T2">Run:</text:span> 1 x 200m and 4 x 600m with a 200m slow jog after each.</text:p>
      <text:p text:style-name="P46">Times: 56s, 2:57, 2:59, 2:58, 2:54</text:p>
      <text:p text:style-name="P46"/>
      <text:p text:style-name="P46">Thur June 6, 2019 <text:span text:style-name="T2">2 miles</text:span> <text:s/></text:p>
      <text:p text:style-name="P46">I ran 2 miles slowly on the high track. <text:s/>I felt tired probably because of the running I did yesterday.</text:p>
      <text:p text:style-name="P46"/>
      <text:p text:style-name="P46">Fri June 7, 2019 <text:span text:style-name="T2">6 miles</text:span> <text:s/></text:p>
      <text:p text:style-name="P46">I ran 5.5 miles on slightly hilly roads with Jim and Sharon. The average pace was 11:38/mile.</text:p>
      <text:p text:style-name="P46"/>
      <text:p text:style-name="P51">In the past week: <text:s/>31.5 miles</text:p>
      <text:p text:style-name="P51"/>
      <text:p text:style-name="P51"/>
      <text:p text:style-name="P51"/>
      <text:p text:style-name="P51"/>
      <text:p text:style-name="P46"><text:soft-page-break/>Sat June 8, 2019 <text:span text:style-name="T2">3.5 miles</text:span> <text:s/></text:p>
      <text:p text:style-name="P46">I ran on the high school track. <text:s/>I ran wide on the curves so each lap was ¼ mile.</text:p>
      <text:p text:style-name="P46"><text:span text:style-name="T2">warm up:</text:span> 1 mile in 9:45 and rested about 4:00.</text:p>
      <text:p text:style-name="P46"><text:span text:style-name="T2">Run:</text:span> 2 miles in 17:21, <text:s/>Splits: 8:52, 8:29</text:p>
      <text:p text:style-name="P46"><text:span text:style-name="T2">Warm down:</text:span> 3:00 rest and ½ mile in 5:05 </text:p>
      <text:p text:style-name="P46"/>
      <text:p text:style-name="P46">Sun June 9, 2019 <text:span text:style-name="T2">no running <text:s/></text:span></text:p>
      <text:p text:style-name="P46"/>
      <text:p text:style-name="P46">Mon June 10, 2019 <text:span text:style-name="T2">2 miles</text:span> </text:p>
      <text:p text:style-name="P46">I ran 2 miles on the high school track including 1 mile in 10:11, 200m in 58s and 600m fast.</text:p>
      <text:p text:style-name="P46"/>
      <text:p text:style-name="P46">Tues June 11, 2019 <text:span text:style-name="T2">4.5 miles</text:span> </text:p>
      <text:p text:style-name="P46"><text:span text:style-name="T2">Run:</text:span> <text:s/>I ran 4 miles on the high school track, running wide on the turns so each lap was ¼ mile. <text:s/><text:span text:style-name="T2">Mile splits:</text:span> 9:57, 9:46, 9:44, 9:32 </text:p>
      <text:p text:style-name="P46"><text:span text:style-name="T2">Warm down: </text:span>Rest 2 minutes and ½ mile in 5:33</text:p>
      <text:p text:style-name="P46"/>
      <text:p text:style-name="P46">Wed June 12, 2019 <text:span text:style-name="T2">6 miles</text:span></text:p>
      <text:p text:style-name="P46">I ran on the high school track with our running group.</text:p>
      <text:p text:style-name="P46"><text:span text:style-name="T2">warm up:</text:span> 2 miles in 21 minutes, ¼ mile of drills, </text:p>
      <text:p text:style-name="P46">rested 2 minutes, ½ mile in 4:48, rested 4 minutes</text:p>
      <text:p text:style-name="P46"><text:span text:style-name="T2">Run:</text:span> 200m, 400m, 3 x 600m, 400m, 200m </text:p>
      <text:p text:style-name="P51">Times: <text:span text:style-name="T3">58s, 2:02, 3:03, 3:02, 3:00, 1:59, 54s</text:span></text:p>
      <text:p text:style-name="P46">Each of the 7 runs was followed by a slow 3.5 minute jog after each.</text:p>
      <text:p text:style-name="P46"/>
      <text:p text:style-name="P46">Thur June 13, 2019 <text:span text:style-name="T2">4.5 miles</text:span> </text:p>
      <text:p text:style-name="P51">warm up: <text:span text:style-name="T3">½ mile down to the Wise Center</text:span></text:p>
      <text:p text:style-name="P51">Run: <text:span text:style-name="T3"><text:s/>3.6 miles on a treadmill averaging 9:36/mile. <text:s/>The last 0.6 miles at 8:28/mi.</text:span></text:p>
      <text:p text:style-name="P51">Warm down:<text:span text:style-name="T3"> <text:s/>0.4 miles in about 4 minutes.</text:span></text:p>
      <text:p text:style-name="P46"/>
      <text:p text:style-name="P51"><text:span text:style-name="T3">Fri June 14, 2019 </text:span>5 miles<text:span text:style-name="T3"> <text:s/></text:span></text:p>
      <text:p text:style-name="P46">I walked and ran 5 miles on the high school track. <text:s/>I walked about 110 yards at the beginning of each ½ mile and averaged 11:57/mile</text:p>
      <text:p text:style-name="P46"/>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5"><text:soft-page-break/>Sat June 29, 2019 <text:span text:style-name="T2">10 miles</text:span></text:p>
      <text:p text:style-name="P55">I ran 5 miles on slightly hilly roads, rested about 8 minutes while drinking </text:p>
      <text:p text:style-name="P55">16 ounces of Gatorade and then ran the same 5 mile course again. </text:p>
      <text:p text:style-name="P55">The first time I averaged 10:51 min/mile and the second time 9:51 min/mile.</text:p>
      <text:p text:style-name="P55">1<text:span text:style-name="T6">st</text:span> time splits: <text:s/>11:56, 10:59, 10:43, 10:28, 10:10</text:p>
      <text:p text:style-name="P55">2<text:span text:style-name="T6">nd</text:span> time splits: 10:18, 10:08, <text:s text:c="2"/>9:52, <text:s text:c="2"/>9:43, <text:s text:c="2"/>9:14</text:p>
      <text:p text:style-name="P55"/>
      <text:p text:style-name="P55">Sun June 30, 2019 <text:span text:style-name="T2">no running</text:span> <text:s/></text:p>
      <text:p text:style-name="P55"/>
      <text:p text:style-name="P55">Mon July 1, 2019 <text:span text:style-name="T2">5.6 miles</text:span> </text:p>
      <text:p text:style-name="P55">I ran with our running group on the high school track. <text:s/>We had 11 runners.</text:p>
      <text:p text:style-name="P55"><text:span text:style-name="T2">warm up:</text:span> 2.75 miles at about 10:40/mile and rest a few minutes.</text:p>
      <text:p text:style-name="P55"><text:span text:style-name="T2">Run:</text:span> 1 x 200m in 58s and a 200m jog</text:p>
      <text:p text:style-name="P55">7 x 400m with a 300m jog in about 3:30 after each run. <text:s/></text:p>
      <text:p text:style-name="P55">Times for the 400's: 2:00, 1:58, 1:57, 1:56, 1:55, 1:49, 1:45</text:p>
      <text:p text:style-name="P55">The runs got easier as I ran.</text:p>
      <text:p text:style-name="P55"/>
      <text:p text:style-name="P55">Tues July 2, <text:s/>2019 <text:span text:style-name="T2">4 miles</text:span> </text:p>
      <text:list xml:id="list2643661982092273838" text:style-name="L1">
        <text:list-item>
          <text:list>
            <text:list-header>
              <text:p text:style-name="P173">1.25 miles at various paces on roads, 1.5 miles on the track at about</text:p>
              <text:p text:style-name="P173">10 min/mile, and 1.25 miles at various paces on roads.</text:p>
            </text:list-header>
          </text:list>
        </text:list-item>
      </text:list>
      <text:p text:style-name="P55"/>
      <text:p text:style-name="P55">Wed July 3, 2019 <text:span text:style-name="T2">5 miles</text:span> <text:s/></text:p>
      <text:p text:style-name="P55"><text:span text:style-name="T2">Run:</text:span> 4 miles on the high school track in 39:13, Splits: 9:57, 9:51, 9:46, 9:41</text:p>
      <text:p text:style-name="P60">Warm down: <text:span text:style-name="T3">1 mile in about 11 minutes.</text:span></text:p>
      <text:p text:style-name="P55"/>
      <text:p text:style-name="P60"><text:span text:style-name="T3">Thur July 4, 2019 </text:span>7 miles</text:p>
      <text:p text:style-name="P55"><text:span text:style-name="T2">Run:</text:span> I ran 7 enjoyable miles on hilly roads with Olivia Hemlock. </text:p>
      <text:p text:style-name="P55">The first 5 miles averaged 10:30/mile. Then we rested about 2 minutes.</text:p>
      <text:p text:style-name="P55">Then 1.1 miles at about 8:15/mile pace on a slightly hilly road.</text:p>
      <text:p text:style-name="P55"><text:span text:style-name="T2">Warm down:</text:span> 0.9 mile jog</text:p>
      <text:p text:style-name="P55"/>
      <text:p text:style-name="P55">Fri July 5, 2019 <text:span text:style-name="T2">3.25 miles</text:span> <text:s/></text:p>
      <text:p text:style-name="P55">I ran on the high school track.</text:p>
      <text:p text:style-name="P55"><text:span text:style-name="T2">warm up:</text:span> <text:s/>1 mile is 9:48, rest about 2:00, ¼ mile of drills, rest about 2:00</text:p>
      <text:p text:style-name="P55"><text:span text:style-name="T2">Run: </text:span><text:s/>4 x 200m with a 200m jog after each. <text:s/>The jogs took about 2:00</text:p>
      <text:p text:style-name="P55">Times: 59s, 60s, 55s, 55s</text:p>
      <text:p text:style-name="P55">2 x 400m, with 400m jog after each. The jogs took about 3:30</text:p>
      <text:p text:style-name="P55">Times: 1:56, 1:47</text:p>
      <text:p text:style-name="P60">In the past week: 34.9 miles</text:p>
      <text:p text:style-name="P60"><text:soft-page-break/><text:span text:style-name="T3">Sat <text:s/>July 6, 2019 </text:span>5 miles<text:span text:style-name="T3"> <text:s/></text:span></text:p>
      <text:p text:style-name="P55">I did the same workout as on July 4, 2018 and May 19, 2019.</text:p>
      <text:p text:style-name="P60">Run: <text:span text:style-name="T3">4 miles on hilly roads averaging 8:59/mile</text:span></text:p>
      <text:p text:style-name="P60">Warm down:<text:span text:style-name="T3"> <text:s/>rest 2 minutes and ran 1 mile in 11:13/mile</text:span></text:p>
      <text:p text:style-name="P55">Sum of ascents: 267 feet, <text:s text:c="4"/>This is one of my fastest times on this course.</text:p>
      <text:p text:style-name="P55">Splits:</text:p>
      <text:p text:style-name="P55">July 4, 2018: <text:s text:c="3"/>9:18, 9:12, 8:41, 8:34 <text:s/>Average pace: 8:56</text:p>
      <text:p text:style-name="P55">May19, 2019: <text:s text:c="2"/>9:42, 9:12, 8:44, 8:16 Average pace: 8:59</text:p>
      <text:p text:style-name="P55">Today: <text:s text:c="13"/>9:58, 8:55, 8:55, 8:09 Average pace: 8:59 </text:p>
      <text:p text:style-name="P55"/>
      <text:p text:style-name="P55">Sun July 7, 2019 <text:span text:style-name="T2">no running</text:span> </text:p>
      <text:p text:style-name="P55"/>
      <text:p text:style-name="P55">Mon July 8, 2019 <text:span text:style-name="T2">5 miles <text:s/></text:span></text:p>
      <text:p text:style-name="P55">I ran with 11 other runners on the high school track.</text:p>
      <text:p text:style-name="P55"><text:span text:style-name="T2">warm up:</text:span> 1 mile in 9:37, rest 45s, 1 mile in 10:02, rest about 4 minutes</text:p>
      <text:p text:style-name="P55"><text:span text:style-name="T2">Run:</text:span> <text:s/>1 x 200m, 1 x 400m, 1 x 800m, 1 x 1200m, 1 x 200m,</text:p>
      <text:p text:style-name="P55">Times: 55s, 1:52, 3:57, 6:00 </text:p>
      <text:p text:style-name="P55">We jogged 200m after the first and last runs and 400m after all the others.</text:p>
      <text:p text:style-name="P60">Warm down: <text:span text:style-name="T3">400m jog.</text:span></text:p>
      <text:p text:style-name="P55"/>
      <text:p text:style-name="P60"><text:span text:style-name="T3">Tues July 9, 2019 </text:span>5 miles<text:span text:style-name="T3"> <text:s/></text:span></text:p>
      <text:p text:style-name="P55">I walked and ran 5 miles on slightly hilly roads and averaged 11:53/mile. </text:p>
      <text:p text:style-name="P55">I walked about a minute at the beginning of each ½ mile.</text:p>
      <text:p text:style-name="P55"/>
      <text:p text:style-name="P55">Wed July 10, 2019 <text:span text:style-name="T2">7.25 miles</text:span></text:p>
      <text:p text:style-name="P55"><text:span text:style-name="T2">In the morning </text:span>I walked and ran 4 miles on the high school track. I walked about 110 yards at the beginning of each half mile and averaged 10:57/mile.</text:p>
      <text:p text:style-name="P55">Walking pace: about 15:00/mile, Running pace about 10:20/mile</text:p>
      <text:p text:style-name="P55"><text:span text:style-name="T2">In the afternoon</text:span> I ran 3.25 miles with our running group on the high school track in near 90 degree temperatures. <text:s/>This run included 1 x 200m and 4 x 400m. <text:s/></text:p>
      <text:p text:style-name="P46"><text:span text:style-name="T9">Times: 58s for the 200m and about 2:00 for the 400's.</text:span> </text:p>
      <text:p text:style-name="P46"/>
      <text:p text:style-name="P55">Thur July 11, 2019 <text:s/><text:span text:style-name="T2">3 miles </text:span></text:p>
      <text:p text:style-name="P55">I ran and walked 3 miles on a treadmill. <text:s/>I walked 0.1 miles at the end of each half mile and averaged 10:57/mile. Running pace: 10:00/mi, Walking pace: 15:00/mi </text:p>
      <text:p text:style-name="P55"/>
      <text:p text:style-name="P55">Fri July 12, 2019 <text:span text:style-name="T2">4.5 miles</text:span> </text:p>
      <text:p text:style-name="P55">I ran 4 miles on hilly roads averaging 9:50/mile then I jogged 0.4 miles</text:p>
      <text:p text:style-name="P55"><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4"><text:soft-page-break/>Sat July 27, 2019 <text:span text:style-name="T2">5 miles</text:span> <text:s/></text:p>
      <text:p text:style-name="P64">I ran and walked 5 miles on hilly roads and averaged about 11:30/mile.</text:p>
      <text:p text:style-name="P64"/>
      <text:p text:style-name="P64">Sun July 28, 2019 <text:span text:style-name="T2">no running</text:span> </text:p>
      <text:p text:style-name="P64"/>
      <text:p text:style-name="P136">Mon July 29, 2019 <text:span text:style-name="T2">4.3 miles</text:span></text:p>
      <text:p text:style-name="P136">I ran with our running group on the Greendale Cemetery 510 meter loop.</text:p>
      <text:p text:style-name="P137">warm up: <text:span text:style-name="T3">1.3 miles</text:span></text:p>
      <text:p text:style-name="P137">Run: <text:span text:style-name="T3">1 x 200m (54s mainly downhill) and jog 300m</text:span></text:p>
      <text:p text:style-name="P138">5 x 510m with about a 300m jog between the runs</text:p>
      <text:p text:style-name="P138">My times: 2:34, 2:34, 2:29, 2:30, 2:21</text:p>
      <text:p text:style-name="P137">Warm down:<text:span text:style-name="T3"> 510m jog</text:span></text:p>
      <text:p text:style-name="P138"/>
      <text:p text:style-name="P137"><text:span text:style-name="T3">Tues July 30, 2019 </text:span>no running</text:p>
      <text:p text:style-name="P138"/>
      <text:p text:style-name="P136">Wed July 31, 2019 <text:span text:style-name="T2">5 miles</text:span></text:p>
      <text:p text:style-name="P136">I ran with our running group on the Greendale Cemetery 510 meter loop.</text:p>
      <text:p text:style-name="P137">warm up: <text:span text:style-name="T3">1 mile in 9:50, rest 2 minutes, 1 mile in 10:45, rest 7 minutes </text:span></text:p>
      <text:p text:style-name="P137">Run: <text:span text:style-name="T3">1 x 200m (54s mainly downhill) and jog 300m</text:span></text:p>
      <text:p text:style-name="P138">5 x 510m with about a 300m jog between the runs</text:p>
      <text:p text:style-name="P138">My times: 2:37, 2:29, 2:22, 2:24, 2:21</text:p>
      <text:p text:style-name="P137">Warm down:<text:span text:style-name="T3"> 510m jog</text:span></text:p>
      <text:p text:style-name="P138"/>
      <text:p text:style-name="P64">Thur Aug 1, 2019 <text:span text:style-name="T2">5 miles</text:span> <text:s/></text:p>
      <text:p text:style-name="P64">I walked and ran 5 miles on slightly hilly roads and averaged 11:20/mile. <text:s/>I walked about 6 minutes total during 4 walks. </text:p>
      <text:p text:style-name="P64"/>
      <text:p text:style-name="P64">Fri Aug 2, 2019 <text:span text:style-name="T2">6 miles</text:span> <text:s/></text:p>
      <text:p text:style-name="P64">I ran 4 miles on hilly roads and averaged 10:04/mile.</text:p>
      <text:p text:style-name="P64">After about 2 hours I walked and ran 2 miles on hilly roads.</text:p>
      <text:p text:style-name="P64"/>
      <text:p text:style-name="P65">In the last week: 25.3 miles</text:p>
      <text:p text:style-name="P65"/>
      <text:p text:style-name="P65"/>
      <text:p text:style-name="P65"/>
      <text:p text:style-name="P66"><text:soft-page-break/>Sat Aug 3, 2019 <text:span text:style-name="T2">5.8 miles</text:span></text:p>
      <text:p text:style-name="P66">I ran with our running group in Greendale Cemetery. <text:s/></text:p>
      <text:p text:style-name="P68">warm up: <text:s/><text:span text:style-name="T3">1.3 miles</text:span></text:p>
      <text:p text:style-name="P68">Run:<text:span text:style-name="T3"> 3 x 1.5 miles: The 1.5 mile course went up, down, up and down on the cemetery main road. <text:s/>There was a total ascent of 176 feet over the 1.5 miles. <text:s/>We rested about 4 minutes after the first and second runs.</text:span></text:p>
      <text:p text:style-name="P66">Times and paces for the runs: 15:11 (10:07/mile), 13:50 (9:13/mile), 13:04 (8:43/mi)</text:p>
      <text:p text:style-name="P66"/>
      <text:p text:style-name="P68"><text:span text:style-name="T3">Sun Aug 4, 2019 </text:span>no running<text:span text:style-name="T3"> <text:s/></text:span></text:p>
      <text:p text:style-name="P66"/>
      <text:p text:style-name="P66">Mon Aug 5, 2019 <text:s/><text:span text:style-name="T2">6.9 miles</text:span></text:p>
      <text:p text:style-name="P66">In the morning I ran 1 mile on a hill with a 250 foot ascent and no descent.</text:p>
      <text:p text:style-name="P66">In the afternoon I ran with our running group on the Greendale Cemetery loop.</text:p>
      <text:p text:style-name="P66"><text:span text:style-name="T2">warm up:</text:span> <text:s/>2.25 miles and rest about 8 minutes</text:p>
      <text:p text:style-name="P66"><text:span text:style-name="T2">Runs and my times:</text:span> </text:p>
      <text:p text:style-name="P66">1x255 m (½ loop = 255 m), 74s </text:p>
      <text:p text:style-name="P66">1x510 m (1 loop = 510 m), <text:s/>2:34 </text:p>
      <text:p text:style-name="P66">1x765 m (1.5 loops =765 m), 4:00</text:p>
      <text:p text:style-name="P66">1x765 m, 3:41 </text:p>
      <text:p text:style-name="P66">1x510 m, 2:21 </text:p>
      <text:p text:style-name="P66">1x255 m, 62s</text:p>
      <text:p text:style-name="P66">We jogged about 255m between the runs.</text:p>
      <text:p text:style-name="P66"><text:span text:style-name="T2">Warm down: </text:span>700m</text:p>
      <text:p text:style-name="P66"/>
      <text:p text:style-name="P66">Tues Aug 6, 2019 <text:span text:style-name="T2">4 miles</text:span></text:p>
      <text:p text:style-name="P66">I ran 4 miles on hilly roads and averaged 9:40/mi.</text:p>
      <text:p text:style-name="P66"/>
      <text:p text:style-name="P66">Wed Aug 7, 2019 <text:s/><text:span text:style-name="T2">5 miles</text:span></text:p>
      <text:p text:style-name="P66">I ran with our running group on the Greendale Cemetery loop.</text:p>
      <text:p text:style-name="P66"><text:span text:style-name="T2">warm up:</text:span> <text:s/>2.5 miles including 200m in 55s</text:p>
      <text:p text:style-name="P66"><text:span text:style-name="T2">Runs and my times:</text:span> </text:p>
      <text:p text:style-name="P66">1x255 m (½ loop = 255 m), 67s </text:p>
      <text:p text:style-name="P66">1x510 m (1 loop = 510 m), <text:s/>2:26 </text:p>
      <text:p text:style-name="P66">1x765 m (1.5 loops =765 m), 3:50</text:p>
      <text:p text:style-name="P66">We jogged about 255m after each run.</text:p>
      <text:p text:style-name="P66"><text:span text:style-name="T2">Warm down: </text:span>1.25 miles</text:p>
      <text:p text:style-name="P66"/>
      <text:p text:style-name="P66">Thur Aug 8, 2019 <text:span text:style-name="T2">no running</text:span></text:p>
      <text:p text:style-name="P55"><text:span text:style-name="T10">Fri Aug 9, 2019 </text:span><text:span text:style-name="T11">no running</text:span></text:p>
      <text:p text:style-name="P68">In the past week: 21.7 miles</text:p>
      <text:p text:style-name="P68"><text:soft-page-break/></text:p>
      <text:p text:style-name="P46">Sat Aug 10, 2019 <text:span text:style-name="T2">10.6 miles</text:span> </text:p>
      <text:p text:style-name="P46">I ran 10 miles around Tamarack Lake with Tim Dunn.</text:p>
      <text:p text:style-name="P46">The first 1.5 miles goes up 324 feet. The course has a total ascent of about 525 feet. Our time was 1:35:10 and we averaged about 9:30/mile. After the first 1.5 miles uphill we averaged about 9:06/mile.</text:p>
      <text:p text:style-name="P46"><text:span text:style-name="T2">Warm down:</text:span> <text:s/>After 20 minutes I jogged 0.6 miles.</text:p>
      <text:p text:style-name="P46"/>
      <text:p text:style-name="P46">Sun Aug 11, 2019 <text:span text:style-name="T2">no running</text:span> </text:p>
      <text:p text:style-name="P46"/>
      <text:p text:style-name="P46">Mon Aug 12, 2019 <text:span text:style-name="T2">7 miles</text:span></text:p>
      <text:p text:style-name="P46">I ran with our running group on the Greendale Cemetery 510 meter loop.</text:p>
      <text:p text:style-name="P46"><text:span text:style-name="T2">warm up:</text:span> 3 miles at about 10:30/mile and rest 2 minutes.</text:p>
      <text:p text:style-name="P51">Run: <text:span text:style-name="T3">1 x 200 meters and 7 x 510 meters with a 300 meter jog between the runs.</text:span></text:p>
      <text:p text:style-name="P46">Times for runs: 55s, 2:41, 2:35, 2:31, 2:24, 2:22, 2:11.2(6:54/mile pace), 2:31 </text:p>
      <text:p text:style-name="P46">The times between the runs averaged about 3:40.</text:p>
      <text:p text:style-name="P51">Warm down: <text:span text:style-name="T3">510 meters</text:span></text:p>
      <text:p text:style-name="P46"/>
      <text:p text:style-name="P51"><text:span text:style-name="T3">Tues Aug 13, 2019 </text:span>no running</text:p>
      <text:p text:style-name="P51"/>
      <text:p text:style-name="P46">Wed <text:s/>Aug 14, 2019 <text:span text:style-name="T2">6 miles</text:span></text:p>
      <text:p text:style-name="P46">I ran with our running group on the Greendale Cemetery 510 meter loop.</text:p>
      <text:p text:style-name="P46"><text:span text:style-name="T2">warm up:</text:span> 2 miles at about 11:00/mile and rest a few minutes.</text:p>
      <text:p text:style-name="P51">Run: <text:span text:style-name="T3">1 x 200 meters and 7 x 510 meters with a 300 meter jog between the runs.</text:span></text:p>
      <text:p text:style-name="P46">Times for runs: 52s, 2:35, 2:33, 2:32, 2:29, 2:27, 2:25, 2:15 </text:p>
      <text:p text:style-name="P46">The times between the runs averaged about 3:40.</text:p>
      <text:p text:style-name="P51">Warm down: <text:span text:style-name="T3">510 meters</text:span></text:p>
      <text:p text:style-name="P46"/>
      <text:p text:style-name="P51"><text:span text:style-name="T3">Thur Aug 15, 2019 </text:span>4.2 miles<text:span text:style-name="T3"> <text:s/></text:span></text:p>
      <text:p text:style-name="P46">I ran 4 miles and averaged 9:50/mile. <text:s/>The run included 2.2 miles on hilly roads and 2 miles on the college track. </text:p>
      <text:p text:style-name="P46"/>
      <text:p text:style-name="P46">Fri Aug 16, 2019 <text:span text:style-name="T2">3 miles</text:span> </text:p>
      <text:p text:style-name="P46">I ran 3 miles on hilly roads and averaged 9:15/mile.</text:p>
      <text:p text:style-name="P46"/>
      <text:p text:style-name="P51">In the past week: 30.6 miles </text:p>
      <text:p text:style-name="P51"/>
      <text:p text:style-name="P51"/>
      <text:p text:style-name="P51"><text:soft-page-break/></text:p>
      <text:p text:style-name="P46">Sat Aug 17, 2019 <text:span text:style-name="T2">3 miles</text:span></text:p>
      <text:p text:style-name="P46">I ran 3 miles on hilly roads and averaged 8:56/mile.</text:p>
      <text:p text:style-name="P46"/>
      <text:p text:style-name="P46">Sun Aug 18, 2019 <text:span text:style-name="T2">no running </text:span></text:p>
      <text:p text:style-name="P51"/>
      <text:p text:style-name="P46">Mon Aug 19, 2019 <text:span text:style-name="T2">4 miles</text:span> <text:s/></text:p>
      <text:p text:style-name="P46">I walked 0.1 miles at the beginning of each ½ mile and averaged 12:00/mile for 4 miles.</text:p>
      <text:p text:style-name="P46"/>
      <text:p text:style-name="P46">Tues Aug 20, 2019 <text:span text:style-name="T2">5 miles</text:span> <text:s/></text:p>
      <text:p text:style-name="P46">I ran 5 miles and averaged 9:46/mile. <text:s/>The middle mile was in 9:30 on the Allegheny track. <text:s/>The other 4 miles were on hilly roads.</text:p>
      <text:p text:style-name="P46"/>
      <text:p text:style-name="P46">Wed Aug 21, 2019 <text:s/><text:span text:style-name="T2">6 miles</text:span></text:p>
      <text:p text:style-name="P46">I ran with 4 other runners on the 510 meter loop in Greendale Cemetery.</text:p>
      <text:p text:style-name="P51">warm up: <text:s/><text:span text:style-name="T3">2 miles at about 11:00/mile and rest a few minutes</text:span></text:p>
      <text:p text:style-name="P51">Run:<text:span text:style-name="T3"> </text:span></text:p>
      <text:p text:style-name="P46">1 x 200m in 55s with a 200m jog after</text:p>
      <text:p text:style-name="P46">2 x 510m in 2:34 and 2:35 with a 300m jog after each</text:p>
      <text:p text:style-name="P46">2 x 1020m in 5:11 and 5:17 with a 510m jog after each</text:p>
      <text:p text:style-name="P46">1 x 510m in 2:25 with a 510 m jog after</text:p>
      <text:p text:style-name="P46"/>
      <text:p text:style-name="P46">Thur Aug 22, 2019 <text:span text:style-name="T2">5 miles</text:span> <text:s text:c="3"/></text:p>
      <text:p text:style-name="P4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6">Tuesday's splits: <text:s/>10:17, 9:36, 9:30, 10:00, 9:29<text:tab/></text:p>
      <text:p text:style-name="P46">Today's splits: <text:s text:c="5"/>11:06, 9:46, 9:34, <text:s/>9:29, 8:54</text:p>
      <text:p text:style-name="P46"/>
      <text:p text:style-name="P46">Fri Aug 23, 2019 <text:span text:style-name="T2">4 miles</text:span> <text:s text:c="2"/></text:p>
      <text:p text:style-name="P46">I ran 4 miles on roads that were slightly hillier than the 4 miles of roads that I ran yesterday and on Tuesday. <text:s/>I averaged 9:37/mile which was faster today. <text:s text:c="2"/></text:p>
      <text:p text:style-name="P46"/>
      <text:p text:style-name="P51">In the past week: 27 miles</text:p>
      <text:p text:style-name="P46"/>
      <text:p text:style-name="P46"/>
      <text:p text:style-name="P22"><text:soft-page-break/>Sat Aug 24, 2019 <text:span text:style-name="T2">5.5 miles</text:span></text:p>
      <text:p text:style-name="P22">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3">Aug 3</text:span><text:span text:style-name="T7">rd</text:span><text:span text:style-name="T3"> times: 15:11 (10:07/mile), 13:50 (9:13/mile), 13:04 (8:43/mi)</text:span></text:p>
      <text:p text:style-name="P22"/>
      <text:p text:style-name="P7"><text:span text:style-name="T3">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3">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2"/>
      <text:p text:style-name="P7">In the past week:<text:span text:style-name="T3"> </text:span>25.9 miles<text:span text:style-name="T3"> <text:s text:c="3"/></text:span><text:s/></text:p>
      <text:p text:style-name="P66"><text:soft-page-break/>Sat Aug 31, 2019 <text:span text:style-name="T2">8 miles </text:span></text:p>
      <text:p text:style-name="P66">I ran the<text:span text:style-name="T2"> </text:span>Stop, Drop and Run 10K Run that started and finished at the Barnegat Municipal Dock in Barnegat, NJ</text:p>
      <text:p text:style-name="P68">warm up: <text:span text:style-name="T3">2 miles at various paces</text:span></text:p>
      <text:p text:style-name="P68">Run:<text:span text:style-name="T3"> After the halfway point I passed about 5 runners and came in 14</text:span><text:span text:style-name="T7">th</text:span><text:span text:style-name="T3"> out of 41 runners. <text:s/>Final time and average pace: 53:58 (8:41/mile)</text:span></text:p>
      <text:p text:style-name="P66">Mile splits: 8:58, 8:49, 8:43, 8:31, 8:40, 8:30</text:p>
      <text:p text:style-name="P66"/>
      <text:p text:style-name="P68"><text:span text:style-name="T3">Sun Sept 1, 2019 <text:s/></text:span>no running </text:p>
      <text:p text:style-name="P66">We drove home 460 miles.</text:p>
      <text:p text:style-name="P66"/>
      <text:p text:style-name="P66">Mon Sept 2, 2019 <text:span text:style-name="T2">5 miles</text:span> <text:s/></text:p>
      <text:p text:style-name="P66">I ran 5 miles out and back on hilly roads and averaged 10:35/mile. The sum of all the ascents along the course is about 380 feet.</text:p>
      <text:p text:style-name="P66"/>
      <text:p text:style-name="P66">Tues Sept 3, 2019 <text:span text:style-name="T2">1 mile</text:span> </text:p>
      <text:p text:style-name="P66">I jogged ½ mile to the Wise Center. <text:s/>At center I used weight machines for a full body workout. Then I jogged ½ mile home.</text:p>
      <text:p text:style-name="P66"/>
      <text:p text:style-name="P66">Wed Sept 4, 2019 <text:span text:style-name="T2">6.5 miles</text:span></text:p>
      <text:p text:style-name="P66">I ran on the Greendale Cemetery loop with 4 other runners.</text:p>
      <text:p text:style-name="P68">warm up: <text:s text:c="2"/><text:span text:style-name="T3">0.3 mile jog to the cemetery</text:span></text:p>
      <text:p text:style-name="P66">2 miles on the 510 meter loop averaging about 10:25/mile</text:p>
      <text:p text:style-name="P66">a few minute rest and then a 510 meter jog followed by a few minute rest</text:p>
      <text:p text:style-name="P68">Run:<text:span text:style-name="T3"> <text:s/>1 x 200m, Time: 57s, <text:s/>jog 200m </text:span></text:p>
      <text:p text:style-name="P66">2 x 510m, Times: 2:43, 2:38, jog 300m after each</text:p>
      <text:p text:style-name="P66">2 x 1020m, Times: (2:40+2:34) = 5:14, (2:31+2:26) = 4:57, jog 510m after each</text:p>
      <text:p text:style-name="P66">1 x 510m, Time: 2:15.8, jog 510m</text:p>
      <text:p text:style-name="P66">Running got easier for me as I ran. That's why my times got faster as I ran. <text:s/>That's also why I need to take a long warm up before racing and running intervals.</text:p>
      <text:p text:style-name="P66">Note: 1020m in 4:57 is 7:49/mile, <text:s/>510m in 2:15.8 is 7:07/mile <text:s/></text:p>
      <text:p text:style-name="P66"/>
      <text:p text:style-name="P66">Thurs <text:s/>Sept 5, 2019 <text:span text:style-name="T2">1 mile</text:span> </text:p>
      <text:p text:style-name="P66">I jogged ½ mile to the Wise Center. <text:s/>At the center I used weight machines for about 20 minutes for a full body workout. Then I jogged ½ mile home. <text:s/></text:p>
      <text:p text:style-name="P66"/>
      <text:p text:style-name="P66">Fri Sept 6, 2019 <text:span text:style-name="T2">4.5 miles</text:span></text:p>
      <text:p text:style-name="P66">I ran 4.5 miles on hilly roads and averaged 9:02/mile. The last ½ mile was in 4:00.</text:p>
      <text:p text:style-name="P66"/>
      <text:p text:style-name="P68">In the past week: 26 miles <text:s/></text:p>
      <text:p text:style-name="P46"><text:soft-page-break/>Sat Sept 7, 2019 <text:span text:style-name="T2">5 miles</text:span> <text:s/></text:p>
      <text:p text:style-name="P46">I ran 6 x ½ mile with a ¼ mile jog before each ½ mile run and a ½ mile jog after the last ½ mile run. <text:s/>The jogs were at about 12:30/mile pace.</text:p>
      <text:p text:style-name="P51">½ mile times: <text:span text:style-name="T3">The first 3 averaged 4:20 and the second 3 averaged 3:57.</text:span></text:p>
      <text:p text:style-name="P46"/>
      <text:p text:style-name="P46">Sun Sept 8, 2019 <text:span text:style-name="T2">1 mile</text:span> </text:p>
      <text:p text:style-name="P46">I ran ½ mile down to the Wise Center in 4:44. <text:s/>At the center I used weight machines for about 22 minutes for a full body workout. Then I ran uphill ½ mile home in 6:25. </text:p>
      <text:p text:style-name="P46"/>
      <text:p text:style-name="P46">Mon Sept 9, 2019 <text:span text:style-name="T2">3.75 miles</text:span> </text:p>
      <text:p text:style-name="P46">I ran with 6 other runners on the high school track.</text:p>
      <text:p text:style-name="P46"><text:span text:style-name="T2">warm up:</text:span> 1.75 miles at various paces</text:p>
      <text:p text:style-name="P46"><text:span text:style-name="T2">Run:</text:span> 1 x 200m in 57s followed by a 200m jog</text:p>
      <text:p text:style-name="P46">4 x 400m run with a 200m jog between the runs</text:p>
      <text:p text:style-name="P46">Times: 1:58, 1:57, 2:01, 1:52</text:p>
      <text:p text:style-name="P46">The jogs were at about 12:00/mile.</text:p>
      <text:p text:style-name="P46"><text:span text:style-name="T2">Warm down: </text:span><text:s/>400m jog</text:p>
      <text:p text:style-name="P46"/>
      <text:p text:style-name="P46">Tues Sept 10, 2019 <text:span text:style-name="T2">no running</text:span></text:p>
      <text:p text:style-name="P46"/>
      <text:p text:style-name="P46">Wed <text:s/>Sept 11, 2019 <text:span text:style-name="T2">5 miles</text:span></text:p>
      <text:p text:style-name="P46">I ran with 5 other runners on the high school track.</text:p>
      <text:p text:style-name="P46"><text:span text:style-name="T2">warm up:</text:span> <text:s/>3 miles at various paces including 2 x 200m in 57s and 62s</text:p>
      <text:p text:style-name="P46"><text:span text:style-name="T2">Run:</text:span> 3200m in (8:00 + 8:05) = 16:05 </text:p>
      <text:p text:style-name="P46"/>
      <text:p text:style-name="P46">Thur Sept 12, 2019 <text:span text:style-name="T2">no running</text:span></text:p>
      <text:p text:style-name="P46">We flew to San Diego California for a wedding.</text:p>
      <text:p text:style-name="P46"/>
      <text:p text:style-name="P46">Fri Sept 13, 2019 <text:span text:style-name="T2">3 miles</text:span></text:p>
      <text:p text:style-name="P46">I ran 3 miles on a sidewalk that went along the Pacific Ocean shoreline in </text:p>
      <text:p text:style-name="P46">La Jolla Ca.</text:p>
      <text:p text:style-name="P46"/>
      <text:p text:style-name="P51">In the past week: 17.8 miles</text:p>
      <text:p text:style-name="P46"/>
      <text:p text:style-name="P46"/>
      <text:p text:style-name="P46"/>
      <text:p text:style-name="P46"/>
      <text:p text:style-name="P70"><text:soft-page-break/>Sat Sept 14, 2019 <text:span text:style-name="T2">3 miles</text:span> <text:s/></text:p>
      <text:p text:style-name="P70">I ran 3 miles on a sidewalk that went along the Pacific Ocean shoreline in </text:p>
      <text:p text:style-name="P70">La Jolla Ca.</text:p>
      <text:p text:style-name="P70"/>
      <text:p text:style-name="P70">Sun Sept 15, 2019 <text:span text:style-name="T2">no running</text:span></text:p>
      <text:p text:style-name="P71"/>
      <text:p text:style-name="P71"><text:span text:style-name="T3">Mon Sept 16, 2019 </text:span>no running </text:p>
      <text:p text:style-name="P70">We flew home.</text:p>
      <text:p text:style-name="P70"/>
      <text:p text:style-name="P70">Tues Sept 17, 2019 <text:span text:style-name="T2">4 miles</text:span></text:p>
      <text:p text:style-name="P70">I walked 4 x ¼ mile during the 4 miles and averaged 12:15/mile. <text:s/>The ratio of walking to running distances was 1/3. </text:p>
      <text:p text:style-name="P70"/>
      <text:p text:style-name="P70">Wed Sept 18, 2019 <text:span text:style-name="T2">5 miles </text:span></text:p>
      <text:p text:style-name="P70">I walked and ran 5 miles on hilly roads and grass and averaged 13:30/mile.</text:p>
      <text:p text:style-name="P70"/>
      <text:p text:style-name="P71">I am thinking about walk/run routines I could use in a long run.</text:p>
      <text:p text:style-name="P71"/>
      <text:p text:style-name="P70">Thurs <text:s/>Sept 19, 2019 <text:span text:style-name="T2">5 miles </text:span></text:p>
      <text:p text:style-name="P70">I walked and ran 5 miles on hilly roads and averaged 13:00/mile.</text:p>
      <text:p text:style-name="P70"/>
      <text:p text:style-name="P70">Fri <text:s/>Sept 20, 2019 <text:span text:style-name="T2">5 miles </text:span></text:p>
      <text:p text:style-name="P70">I walked and ran 5 miles on hilly roads and averaged 13:15/mile.</text:p>
      <text:p text:style-name="P70"/>
      <text:p text:style-name="P70"/>
      <text:p text:style-name="P70"/>
      <text:p text:style-name="P71">In the past week: 22 miles</text:p>
      <text:p text:style-name="P71"/>
      <text:p text:style-name="P46"><text:soft-page-break/>Sat Sept 21, 2019 <text:span text:style-name="T2">6 miles </text:span></text:p>
      <text:p text:style-name="P46">I walked and ran 5 miles on hilly roads and averaged 13:15/mile.</text:p>
      <text:p text:style-name="P46"/>
      <text:p text:style-name="P46">Sun Sept 22, 2019 <text:span text:style-name="T2">1 mile</text:span> <text:s text:c="2"/></text:p>
      <text:p text:style-name="P46">Half mile run down to the Wise Center.</text:p>
      <text:p text:style-name="P46">I used 15 weight machines and did crunches and push ups for a full body workout in 19 minutes.</text:p>
      <text:p text:style-name="P46">Rest 1:15 and a half mile run uphill in 6:18</text:p>
      <text:p text:style-name="P46"/>
      <text:p text:style-name="P46">Mon Sept 23, 2019 <text:span text:style-name="T2">9.35 miles <text:s/></text:span></text:p>
      <text:p text:style-name="P46">In the morning I walked and ran 7.35 miles on hilly roads and averaged 13:12/mile. In the afternoon I ran 2 miles on the high school track at various paces with some of the run at about 9:00/mile. </text:p>
      <text:p text:style-name="P46"/>
      <text:p text:style-name="P46">Tues Sept 24, 2019 <text:span text:style-name="T2">1 mile</text:span> <text:s/></text:p>
      <text:p text:style-name="P46">Half mile run down to the Wise Center.</text:p>
      <text:p text:style-name="P46">I used 15 weight machines and did crunches and push ups for a full body workout in 17 minutes.</text:p>
      <text:p text:style-name="P46">for Rest about 1 minute and a half mile run uphill in 5:48</text:p>
      <text:p text:style-name="P46"/>
      <text:p text:style-name="P46">Wed Sept 25, 2019 <text:span text:style-name="T2">9.1 miles</text:span></text:p>
      <text:p text:style-name="P46">In the morning I walked about 0.1 mile during each mile and averaged 12:18/mile 6 miles on hilly roads.</text:p>
      <text:p text:style-name="P46">In the afternoon I ran with 5 other runners on the high school track.</text:p>
      <text:list xml:id="list4784862578985270979" text:style-name="L2">
        <text:list-item>
          <text:list>
            <text:list-header>
              <text:p text:style-name="P175">1.75 mile warm up at about 10:00/mile and rest a few minutes</text:p>
              <text:p text:style-name="P175">1 x 200, 4 x 400, 1 x 200 with about a 350m jog after each run. <text:s/></text:p>
              <text:p text:style-name="P175">Times: 57s, 2:00, 1:58, 2:01, 1:59, 57s</text:p>
            </text:list-header>
          </text:list>
        </text:list-item>
      </text:list>
      <text:p text:style-name="P46"/>
      <text:p text:style-name="P46">Thur Sept 26, 2019 <text:span text:style-name="T2">5 miles</text:span></text:p>
      <text:p text:style-name="P48">I walked and ran 5 miles on hilly roads and averaged 13:08/mile.</text:p>
      <text:p text:style-name="P46"/>
      <text:p text:style-name="P46">Fri Sept 27, 2019 <text:span text:style-name="T2">5 miles</text:span> <text:s/></text:p>
      <text:p text:style-name="P47"><text:span text:style-name="T2">warm up:</text:span> 1 mile to the Allegheny College track in 9:40 and rested 4 minutes.</text:p>
      <text:p text:style-name="P47"><text:span text:style-name="T2">Run:</text:span> 3 miles on the track in 26:11. I ran slightly wide on the turns so each lap was ¼ mile. Splits: 8:55, 8:53, 8:23</text:p>
      <text:p text:style-name="P47">The ¼ mile splits for the last mile: 2:11, 2:09, 2:06, 1:57</text:p>
      <text:p text:style-name="P52">Warm down: <text:span text:style-name="T3">rest a few minutes and jog 1 mile home</text:span></text:p>
      <text:p text:style-name="P52">In the past week:<text:span text:style-name="T3"> </text:span>36.5 miles</text:p>
      <text:p text:style-name="P47"><text:soft-page-break/>Sat Sept 28, 2019 <text:span text:style-name="T2">6.25 miles</text:span> <text:s/></text:p>
      <text:p text:style-name="P47"><text:span text:style-name="T2">Run: </text:span>I ran 5.75 miles with Jim Fitch and averaged 10:45 including the uphill first mile in 12:02 and downhill last ½ mile in 4:45.</text:p>
      <text:p text:style-name="P52">Warm down: <text:span text:style-name="T3">After talking for a while I jogged ½ mile home.</text:span></text:p>
      <text:p text:style-name="P47"/>
      <text:p text:style-name="P52"><text:span text:style-name="T3">Sun Sept 29, 2019 </text:span>6 miles<text:span text:style-name="T3"> <text:s/></text:span></text:p>
      <text:p text:style-name="P47">I ran 6 miles out and back on a course with a total ascent of 443 feet.</text:p>
      <text:p text:style-name="P47">Splits: 10:01, 10:00, 9:57, 10:00, 9:51, 7:57 <text:s/>Average pace: 9:38</text:p>
      <text:p text:style-name="P47">I tried to run about 10:00 for each of the first 5 miles.</text:p>
      <text:p text:style-name="P47"/>
      <text:p text:style-name="P47">Mon Sept 30, 2019 <text:span text:style-name="T2">5 miles</text:span> </text:p>
      <text:p text:style-name="P47">I ran with 4 other runners on the high school track</text:p>
      <text:p text:style-name="P47"><text:span text:style-name="T2">warm up:</text:span> 2 miles in 10:15 + 9:34 = 19:49 and rest a few minutes</text:p>
      <text:p text:style-name="P52">Run: <text:s/><text:span text:style-name="T3">2 x 200m, 6 x 400m with a 200m jog after each. <text:s/></text:span></text:p>
      <text:p text:style-name="P47">Times: 58s, 1:02, 2:02, 2:00, 2:02, 1:54, 2:02, 1:59</text:p>
      <text:p text:style-name="P52">Warm down: <text:span text:style-name="T3">jog</text:span> <text:span text:style-name="T3">600m </text:span></text:p>
      <text:p text:style-name="P47"/>
      <text:p text:style-name="P52"><text:span text:style-name="T3">Tues Oct 1, 2019 </text:span>5 miles<text:span text:style-name="T3"> </text:span></text:p>
      <text:p text:style-name="P47">I walked and ran 5 miles on hilly roads and averaged 13:00/mile.</text:p>
      <text:p text:style-name="P47"/>
      <text:p text:style-name="P52"><text:span text:style-name="T3">Wed Oct 2, 2019 </text:span>4.75 miles<text:span text:style-name="T3"> <text:s text:c="2"/></text:span></text:p>
      <text:p text:style-name="P47">I ran on the high school track with 6 other runners.</text:p>
      <text:p text:style-name="P52">warm up: <text:s/><text:span text:style-name="T3">2.25 miles at about 10:20/mile, 1 x 200 in 64s, and jog 200m</text:span></text:p>
      <text:p text:style-name="P52">Run: <text:span text:style-name="T3">2 miles in 16:11, Splits: 8:12, 7:59</text:span></text:p>
      <text:p text:style-name="P52">warm down: <text:span text:style-name="T3">400m jog</text:span></text:p>
      <text:p text:style-name="P47"/>
      <text:p text:style-name="P52"><text:span text:style-name="T3">Thur Oct 3, 2019 </text:span>7.35 miles<text:span text:style-name="T3"> <text:s/></text:span></text:p>
      <text:p text:style-name="P47">I ran and walked 7.35 miles on hilly roads and averaged 12:30/mile.</text:p>
      <text:p text:style-name="P47"/>
      <text:p text:style-name="P47">Fri Oct 4, 2019 <text:span text:style-name="T2">6 miles</text:span> <text:s/></text:p>
      <text:p text:style-name="P47">I ran 6 miles on a hilly course and averaged 11:23/mile.</text:p>
      <text:p text:style-name="P47"/>
      <text:p text:style-name="P47"/>
      <text:p text:style-name="P47"/>
      <text:p text:style-name="P52">In the past week: 40.35 miles</text:p>
      <text:p text:style-name="P52"/>
      <text:p text:style-name="P52"/>
      <text:p text:style-name="P52"/>
      <text:p text:style-name="P52"><text:soft-page-break/><text:span text:style-name="T3">Sat Oct 5, 2019</text:span> 16 miles <text:s text:c="2"/></text:p>
      <text:p text:style-name="P47">I ran and walked 16 miles with Jim Fitch on somewhat hilly roads. <text:s/></text:p>
      <text:p text:style-name="P47">5 miles averaging 13:17/mile and rest about 4 minutes</text:p>
      <text:p text:style-name="P47">5 miles averaging 12:58/mile and rest about 4 minutes</text:p>
      <text:list xml:id="list4180683820026185833" text:style-name="L3">
        <text:list-item>
          <text:list>
            <text:list-header>
              <text:p text:style-name="P176">5.5 miles averaging 12:27/mile</text:p>
              <text:p text:style-name="P176">After resting a few minutes I jogged ½ mile home.</text:p>
            </text:list-header>
          </text:list>
        </text:list-item>
      </text:list>
      <text:p text:style-name="P47"/>
      <text:p text:style-name="P47">Sun Oct 6, 2019 <text:span text:style-name="T2">no running</text:span> <text:s/></text:p>
      <text:p text:style-name="P47"/>
      <text:p text:style-name="P47">Mon Oct 7, 2019 <text:span text:style-name="T2">9.6 miles</text:span></text:p>
      <text:p text:style-name="P47"><text:span text:style-name="T2">In the morning I ran and walked 7 miles on hilly roads. </text:span><text:s/></text:p>
      <text:p text:style-name="P47">I ran the first 2 miles without walking and averaged 10:30/mile. <text:s/>For the last 5 miles I walked 0.2 miles at the beginning of each ½ mile and ran the rest. The average pace while I was walking and running was about 13:00/mile.</text:p>
      <text:p text:style-name="P52">In the afternoon I ran and jogged 3.6 miles on the high school track.</text:p>
      <text:p text:style-name="P47">The workout included a 1.5 mile warm up and: 1 x 200m (66s), 1 x 400m (2:27), 1 x 800m (4:56), 1 x 400m (2:30), 1 x 200m (60s). </text:p>
      <text:p text:style-name="P47">I jogged 200m or 400m after each run, and warmed down with a 400m jog. </text:p>
      <text:p text:style-name="P47"/>
      <text:p text:style-name="P47">Tues Oct 8, 2019 <text:s/><text:span text:style-name="T2">no running</text:span></text:p>
      <text:p text:style-name="P52"/>
      <text:p text:style-name="P47">Wed Oct 9, 2019 <text:span text:style-name="T2">7.75 miles</text:span></text:p>
      <text:p text:style-name="P47"><text:span text:style-name="T2">In the early afternoon I ran and walked 4 miles on hilly roads. </text:span><text:s/></text:p>
      <text:p text:style-name="P47">The first 2 miles I ran without walking and averaged 9:41/mile.</text:p>
      <text:p text:style-name="P47">The next 2 miles I walked 0.2 miles at the beginning of each ½ mile and averaged: 13:03/mile</text:p>
      <text:p text:style-name="P52">In late afternoon I ran with 6 other runners on the high school track.</text:p>
      <text:p text:style-name="P47"><text:span text:style-name="T2">warm up:</text:span> 1.5 miles at <text:s/>about 10:00/mile and rest a few minutes</text:p>
      <text:p text:style-name="P47"><text:span text:style-name="T2">Run:</text:span> 2 x 200m in 58s and 59s and 4 x 400 in 2:03, 2:00, 1:58, 1:59</text:p>
      <text:p text:style-name="P47">We jogged 200m after each run and another 400m at the end to warm down.</text:p>
      <text:p text:style-name="P47"/>
      <text:p text:style-name="P47">Thurs Oct 10, 2019 <text:span text:style-name="T2">no running</text:span> <text:s text:c="2"/></text:p>
      <text:p text:style-name="P47"/>
      <text:p text:style-name="P47">Fri Oct 11, 2019 7 miles</text:p>
      <text:p text:style-name="P47">I ran 7 miles on hilly roads and averaged 11:03/mile</text:p>
      <text:p text:style-name="P47"/>
      <text:p text:style-name="P47"><text:span text:style-name="T2">In the past week: 40.4 miles</text:span> </text:p>
      <text:p text:style-name="P47"/>
      <text:p text:style-name="P72"><text:soft-page-break/>I signed up for the Erie Endurance Run next Saturday October 19. <text:s/>I am not going to run too much leading up to that event.</text:p>
      <text:p text:style-name="P72"/>
      <text:p text:style-name="P73">Sat Oct 12, 2019 <text:span text:style-name="T2">no running</text:span></text:p>
      <text:p text:style-name="P73"/>
      <text:p text:style-name="P73">Sun Oct 13, 2019 <text:span text:style-name="T2">3</text:span> <text:span text:style-name="T2">miles</text:span> <text:s text:c="2"/></text:p>
      <text:p text:style-name="P73">I ran 3 miles on hilly roads and averaged 11:04/mile.</text:p>
      <text:p text:style-name="P73"/>
      <text:p text:style-name="P73">Mon Oct 14, 2019 <text:span text:style-name="T2">2.5 miles</text:span> <text:s/></text:p>
      <text:p text:style-name="P73">I ran and jogged 2.5 miles</text:p>
      <text:p text:style-name="P73"/>
      <text:p text:style-name="P73">Tues Oct 15, 2019 <text:span text:style-name="T2">no running</text:span> <text:s text:c="2"/></text:p>
      <text:p text:style-name="P73"/>
      <text:p text:style-name="P73">Wed Oct 16, 2019 <text:span text:style-name="T2">2 miles </text:span></text:p>
      <text:p text:style-name="P73">I ran and jogged 2 miles</text:p>
      <text:p text:style-name="P73"/>
      <text:p text:style-name="P73">Thur Oct 17, 2019 <text:span text:style-name="T2">2.5 miles</text:span></text:p>
      <text:p text:style-name="P73">I ran 2.5 miles on the Wise Center indoor track.</text:p>
      <text:p text:style-name="P73">Splits: 10:20, 10:47, 5:29</text:p>
      <text:p text:style-name="P73"/>
      <text:p text:style-name="P73">Fri Oct 18, 2019 <text:span text:style-name="T2">2.5 miles</text:span> </text:p>
      <text:p text:style-name="P73">I ran 2.5 miles on a treadmill at the Wise Center.</text:p>
      <text:p text:style-name="P73"/>
      <text:p text:style-name="P73"/>
      <text:p text:style-name="P72">In the past week: 12.5 miles</text:p>
      <text:p text:style-name="P72"/>
      <text:p text:style-name="P56">Sat Oct 19, 2019 <text:s/><text:span text:style-name="T2">23.1 miles</text:span> </text:p>
      <text:p text:style-name="P5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3">Times: 1:02, 2:16, 2:15, 2:21, 1:58, 2:27, 1:51, 2:18</text:p>
      <text:p text:style-name="P8">Warm down:<text:span text:style-name="T3"> jog 400m</text:span></text:p>
      <text:p text:style-name="P23"/>
      <text:p text:style-name="P8"><text:span text:style-name="T3">Tues Oct 29, 2019 </text:span>no running<text:span text:style-name="T3"> <text:s/></text:span></text:p>
      <text:p text:style-name="P23"/>
      <text:p text:style-name="P8"><text:span text:style-name="T3">Wed Oct 30, 2019 </text:span>5 miles<text:span text:style-name="T3">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3"/>
      <text:p text:style-name="P8"><text:span text:style-name="T3">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3">Times: 1:10, 1:10, 2:21, 2:21, 2:19, 2:19, 2:10.8</text:p>
      <text:p text:style-name="P8">Warm down:<text:span text:style-name="T3"> 400m jog</text:span></text:p>
      <text:p text:style-name="P23"/>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3"/>
      <text:p text:style-name="P8"><text:span text:style-name="T3">Wed Nov 6, 2019 </text:span>6 miles<text:span text:style-name="T3"> <text:s/></text:span></text:p>
      <text:p text:style-name="P23">In the morning I ran ½ mile down and then ½ mile up hill at a good pace.</text:p>
      <text:p text:style-name="P23">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3">½ mile in about 5:30</text:span></text:p>
      <text:p text:style-name="P24"/>
      <text:p text:style-name="P9"><text:span text:style-name="T3">Tues Nov 12, 2019 </text:span>4 miles<text:span text:style-name="T3"> <text:s/></text:span></text:p>
      <text:p text:style-name="P9">Run:<text:span text:style-name="T3"> 3 miles on a Wise Center treadmill in 28:28 or 9:29/mile</text:span></text:p>
      <text:p text:style-name="P24">Splits: 9:45, 9:31, 9:12 <text:s text:c="2"/>Pulse at the end: 139bpm</text:p>
      <text:p text:style-name="P9">Warm down:<text:span text:style-name="T3"> 1 mile in about 11:00 <text:s/></text:span></text:p>
      <text:p text:style-name="P24"/>
      <text:p text:style-name="P9"><text:span text:style-name="T3">Wed Nov 13, 2019 </text:span>no running<text:span text:style-name="T3"> </text:span></text:p>
      <text:p text:style-name="P24"/>
      <text:p text:style-name="P9"><text:span text:style-name="T3">Thur Nov 14, 2019 <text:s/></text:span>6 miles<text:span text:style-name="T3">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4"><text:soft-page-break/><text:span text:style-name="T3">Sat Nov 16, 2019 </text:span>5.5 miles <text:s/></text:p>
      <text:p text:style-name="P77">I ran on a Wise Center treadmill.</text:p>
      <text:p text:style-name="P74">warm up: <text:s/><text:span text:style-name="T3">1 mile in 9:11 at various paces some as fast as 8:35/mile</text:span></text:p>
      <text:p text:style-name="P74">Run:<text:span text:style-name="T3"> 1 x ½ mile, 4 x ¼ mile, 1 x ½ mile. <text:s/>I jogged ¼ mile before each run. The jogging pace was about 12:00/mile.</text:span></text:p>
      <text:p text:style-name="P77">Times for runs: 4:00, 2:00, 2:00 (147bpm), 2:00, 2:00 (148bpm), 4:00 (153bpm)</text:p>
      <text:p text:style-name="P77">The 3 pulse rates given are the pulses at the end of a run.</text:p>
      <text:p text:style-name="P74">Warm down:<text:span text:style-name="T3"> ½ mile in in 6:00. <text:s text:c="2"/></text:span></text:p>
      <text:p text:style-name="P77"/>
      <text:p text:style-name="P74"><text:span text:style-name="T3">Sun Nov 17, 2019 </text:span>no running<text:span text:style-name="T3"> <text:s/></text:span></text:p>
      <text:p text:style-name="P77"/>
      <text:p text:style-name="P74"><text:span text:style-name="T3">Mon Nov 18, 2019 </text:span>6 miles <text:span text:style-name="T3"><text:s/></text:span></text:p>
      <text:p text:style-name="P74">warm up:<text:span text:style-name="T3"> ½ mile run down to the Wise Center, and a few minute rest </text:span></text:p>
      <text:p text:style-name="P74">Run:<text:span text:style-name="T3"> <text:s/>5 miles in 44:35 or 8:55/mile</text:span></text:p>
      <text:p text:style-name="P77">Mile splits and pulses at the end of each mile:</text:p>
      <text:p text:style-name="P77">9:19 (143 bpm), 9:04 (144 bpm), 8:57 (1:50 bpm), 8:50 (155 bpm), 8:25 (163 bpm)</text:p>
      <text:p text:style-name="P77">The last ¼ mile was in 2:01.</text:p>
      <text:p text:style-name="P74">Warm down:<text:span text:style-name="T3"> ½ mile in about 6:00</text:span></text:p>
      <text:p text:style-name="P77"/>
      <text:p text:style-name="P74"><text:span text:style-name="T3">Tues Nov 19, 2019 </text:span>6.9 miles<text:span text:style-name="T3"> <text:s/></text:span></text:p>
      <text:p text:style-name="P77"><text:span text:style-name="T2">warm up: </text:span>0.6 miles down to the Wise Center<text:span text:style-name="T2"> </text:span>and 0.05 mile lead into a 6 mile run on a Wise Center treadmill. <text:s text:c="2"/></text:p>
      <text:p text:style-name="P78"><text:span text:style-name="T2">Run:</text:span> 6 miles in 56:50 or 9:28/mile</text:p>
      <text:p text:style-name="P78">Splits and pulses at the end of each mile:</text:p>
      <text:p text:style-name="P77">9:30 (133bpm), 9:22 (137bpm), 9:36 (140bpm), 9:30 (142bpm), 9:23 (144bpm)</text:p>
      <text:p text:style-name="P77">9:29 (145bpm)</text:p>
      <text:p text:style-name="P77"><text:span text:style-name="T2">Warm down:</text:span> <text:s/>1/4 mile in about 2:40</text:p>
      <text:p text:style-name="P77"/>
      <text:p text:style-name="P77">Wed Nov 20, 2019 <text:s/><text:span text:style-name="T2">no running</text:span> <text:s/></text:p>
      <text:p text:style-name="P77"/>
      <text:p text:style-name="P77">Thur Nov 21, 2019 <text:span text:style-name="T2">2.85 miles</text:span></text:p>
      <text:p text:style-name="P77">I ran on a Wise Center treadmill. </text:p>
      <text:p text:style-name="P77"><text:span text:style-name="T2">warm up:</text:span> <text:s/>0.1 mile lead into 2 miles, 2 miles in 9:48 and 9:31 and a 4 minutes rest</text:p>
      <text:p text:style-name="P77"><text:span text:style-name="T2">Run: </text:span><text:s/>0.25 miles in about 2:30 and 0.7 miles at 8:00/mile pace.</text:p>
      <text:p text:style-name="P77"><text:span text:style-name="T2">Warm down:</text:span> ½ mile in 6:00</text:p>
      <text:p text:style-name="P77"/>
      <text:p text:style-name="P77">Fri Nov 22, 2019 <text:span text:style-name="T2">5.3 miles</text:span></text:p>
      <text:p text:style-name="P77">I ran on a Wise Center treadmill <text:s/></text:p>
      <text:p text:style-name="P77"><text:span text:style-name="T2">warm up: </text:span><text:s/>0.05 mile lead into 2 miles, 2 miles in 9:31 and 9:01 and a 4 minutes rest</text:p>
      <text:p text:style-name="P77"><text:span text:style-name="T2">Run:</text:span> <text:s/>6 x ¼ mile in 2:00 with a ¼ mile jog before each run in about 3:00.</text:p>
      <text:p text:style-name="P77">Pulses at the end of each run: ?, 150, 151, 152, 150, 153</text:p>
      <text:p text:style-name="P77"><text:span text:style-name="T2">Warm down: </text:span><text:s/>¼ mile in about 2:30</text:p>
      <text:p text:style-name="P77"><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3">¼ mile in 2:45 </text:span></text:p>
      <text:p text:style-name="P24"/>
      <text:p text:style-name="P9"><text:span text:style-name="T3">Sun Nov 24, 2019 </text:span>no running<text:span text:style-name="T3"> <text:s/></text:span></text:p>
      <text:p text:style-name="P24"/>
      <text:p text:style-name="P9"><text:span text:style-name="T3">Mon Nov 25, 2019 </text:span>5.75 miles<text:span text:style-name="T3"> </text:span></text:p>
      <text:p text:style-name="P24">I ran on a Wise Center treadmill.</text:p>
      <text:p text:style-name="P9">warm up:<text:span text:style-name="T3"> 0.1 mile lead into a 2 mile run. Mile splits: 9:25, 8:58, Pulse at end: 143 bpm</text:span></text:p>
      <text:p text:style-name="P24">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3">½ mile in about 6:00.</text:span></text:p>
      <text:p text:style-name="P24"/>
      <text:p text:style-name="P9"><text:span text:style-name="T3">Tues Nov 26, 2019 </text:span>6 miles<text:span text:style-name="T3"> <text:s text:c="2"/></text:span></text:p>
      <text:p text:style-name="P24">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4"/>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3"> 2 minutes rest, ½ mile jog</text:span></text:p>
      <text:p text:style-name="P24"/>
      <text:p text:style-name="P9"><text:span text:style-name="T3">Thurs Nov 28, 2019 </text:span>no running </text:p>
      <text:p text:style-name="P9"/>
      <text:p text:style-name="P24">Fri <text:s/>Nov 28 – Sun Nov 1, 2019 <text:span text:style-name="T2">no running</text:span> </text:p>
      <text:p text:style-name="P24">I have a cold.</text:p>
      <text:p text:style-name="P24"/>
      <text:p text:style-name="P74">In the last week: 21 miles</text:p>
      <text:p text:style-name="P74"/>
      <text:p text:style-name="P74"/>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7"><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7"><text:soft-page-break/>Sat Dec 7, 2019<text:span text:style-name="T2"> 4.5 miles </text:span></text:p>
      <text:p text:style-name="P57">I ran on a course that had rolling hills but it wasn't the same one as yesterday.</text:p>
      <text:p text:style-name="P57"><text:span text:style-name="T2">warm up:</text:span> <text:s/>¼ mile jog</text:p>
      <text:p text:style-name="P61">Run: <text:span text:style-name="T3">4 miles in 39:01 or 9:45/mile</text:span></text:p>
      <text:p text:style-name="P57">Splits: 10:11, 9:45, 9:55, 9:10</text:p>
      <text:p text:style-name="P57"><text:span text:style-name="T2">Warm down:</text:span> <text:s/>¼ mile jog</text:p>
      <text:p text:style-name="P57"/>
      <text:p text:style-name="P57">Sun Dec 8, 2019 <text:span text:style-name="T2">no running</text:span> <text:s text:c="2"/></text:p>
      <text:p text:style-name="P57"/>
      <text:p text:style-name="P57">Mon Dec 9, 2019 <text:span text:style-name="T2">3.6 miles</text:span> <text:s/></text:p>
      <text:p text:style-name="P57">I ran on a treadmill in the Country Inn in California MD.</text:p>
      <text:p text:style-name="P57"><text:span text:style-name="T2">Run:</text:span> 3.6 miles</text:p>
      <text:p text:style-name="P57">Approximate splits and pulses: </text:p>
      <text:p text:style-name="P57">9:45 (?), 9:30 (143 bpm), 9:00 (156 bpm)</text:p>
      <text:p text:style-name="P61">Warm down: <text:s/><text:span text:style-name="T3">0.6 miles at about 9:55/mile pace</text:span></text:p>
      <text:p text:style-name="P57"/>
      <text:p text:style-name="P61"><text:span text:style-name="T3">Tues Dec 10, 2019</text:span> 4.9 miles </text:p>
      <text:p text:style-name="P57">I ran the same course as thee days ago with rolling hills. </text:p>
      <text:p text:style-name="P57"><text:span text:style-name="T2">warm up:</text:span> <text:s/>¼ mile jog</text:p>
      <text:p text:style-name="P61">Run: <text:span text:style-name="T3">4 miles in 37:18 or 9:20/mile</text:span></text:p>
      <text:p text:style-name="P57">Splits and pulses: 9:42(?), 9:30 (106 bpm), 9:30 (143 bpm), 8:37 (165 bpm)</text:p>
      <text:p text:style-name="P57"><text:span text:style-name="T2">Warm down:</text:span> <text:s/>0.65 mile jog</text:p>
      <text:p text:style-name="P57"/>
      <text:p text:style-name="P57">Wed Dec 11, 2019 <text:span text:style-name="T2">3.25 miles</text:span> <text:s/></text:p>
      <text:p text:style-name="P57"><text:span text:style-name="T2">Run: </text:span><text:s/>I ran 3 miles on slightly rolling sidewalks and roads in California MD.</text:p>
      <text:p text:style-name="P57">Time: 31:45, or 10:35/mile Splits: 11:19, 10:40, 9:46</text:p>
      <text:p text:style-name="P57"><text:span text:style-name="T2">Warm down:</text:span> ¼ mile in about 3:00</text:p>
      <text:p text:style-name="P57"/>
      <text:p text:style-name="P57">Thur Dec 12, 2019 <text:span text:style-name="T2">no running</text:span>, We drove 400 miles home.</text:p>
      <text:p text:style-name="P57"/>
      <text:p text:style-name="P57">Fri Dec 13, 2019 <text:span text:style-name="T2">4.85 miles</text:span> <text:s text:c="2"/></text:p>
      <text:p text:style-name="P57">I ran in the Wise Center.</text:p>
      <text:p text:style-name="P57"><text:span text:style-name="T2">Run:</text:span> <text:s/>On the indoor track: I ran 1 mile in 8:45. Final pulse: 151 bpm, rest 8:00</text:p>
      <text:p text:style-name="P57">On a treadmill: 4 x ¼ mile and 1 x 0.6 miles. The pace for all the runs was 8:00/mile. <text:s/>I jogged ¼ mile before each run in about 3:00.</text:p>
      <text:p text:style-name="P57"><text:span text:style-name="T2">Warm down:</text:span> <text:s/>¼ in 3:00</text:p>
      <text:p text:style-name="P5"/>
      <text:p text:style-name="P5">In the last week: 21.1 miles</text:p>
      <text:p text:style-name="P2"><text:tab/><text:tab/><text:tab/><text:tab/><text:tab/></text:p>
      <text:p text:style-name="P77"><text:soft-page-break/><text:span text:style-name="T15">Sat Dec 14, 2019 </text:span><text:span text:style-name="T16">no running</text:span></text:p>
      <text:p text:style-name="P2"/>
      <text:p text:style-name="P77"><text:span text:style-name="T15">Sun Dec 15, 2019 </text:span><text:span text:style-name="T16">no running</text:span><text:span text:style-name="T15"> <text:s text:c="2"/></text:span></text:p>
      <text:p text:style-name="P2"/>
      <text:p text:style-name="P77"><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7"><text:span text:style-name="T15">Tues Dec 17, 2019 </text:span><text:span text:style-name="T16">6.35 miles</text:span><text:span text:style-name="T15"> <text:s/></text:span></text:p>
      <text:p text:style-name="P2">I ran on a Wise Center treadmill.</text:p>
      <text:p text:style-name="P77"><text:span text:style-name="T16">warm up:</text:span><text:span text:style-name="T15"> 1 mile in about 9:35 and rest 5 minutes</text:span></text:p>
      <text:p text:style-name="P77"><text:span text:style-name="T16">Run:</text:span><text:span text:style-name="T15"> 0.1 mile lead into a 5 mile run in 47:56 or 9:35/mile</text:span></text:p>
      <text:p text:style-name="P2">Mile splits and pulses at the end of each mile:</text:p>
      <text:p text:style-name="P57">9:13 (143 bpm), 9:24 (143 bpm), 9:35 (143 bpm), 9:45 (143 bpm), 9:58 (143 bpm)</text:p>
      <text:p text:style-name="P57"/>
      <text:p text:style-name="P57">Wed Dec 18, 2019 <text:span text:style-name="T2">no running</text:span> </text:p>
      <text:p text:style-name="P57"/>
      <text:p text:style-name="P57">Thur Dec 19, 2019 <text:span text:style-name="T2">4 miles</text:span> <text:s/></text:p>
      <text:p text:style-name="P57">I ran on a Wise Center treadmill</text:p>
      <text:p text:style-name="P57"><text:span text:style-name="T2">warm up:</text:span> <text:s/>2 miles in 9:45 + 9:15 = 19:00, final pulse: 145 bpm, rest 4:00</text:p>
      <text:p text:style-name="P61">Run: <text:s/><text:span text:style-name="T3">0.25 mile lead into a 1.25 mile run at 8:00/mile pace</text:span></text:p>
      <text:p text:style-name="P58">Final pulse: 164 bpm </text:p>
      <text:p text:style-name="P61">Warm down:<text:span text:style-name="T3"> ½ mile in 5:30</text:span></text:p>
      <text:p text:style-name="P57">On Nov 21, 2019 I had a similar workout but stopped after 0.7 miles at 8:00/mile pace because I was pushing too hard. <text:s/>Today I could have kept running beyond 1.25 miles at that same pace.</text:p>
      <text:p text:style-name="P57"/>
      <text:p text:style-name="P57">Fri Dec 20, 2019 <text:span text:style-name="T2">4 miles</text:span> <text:s/></text:p>
      <text:p text:style-name="P57">I ran on a Wise Center treadmill</text:p>
      <text:p text:style-name="P57"><text:span text:style-name="T2">warm up:</text:span> <text:s/>2.25 miles. The warm up included 2.15 miles at an average pulse of 9:30/mile. Final pace: 8:57/mile, final pulse: 145 bpm, rest 4:00</text:p>
      <text:p text:style-name="P61">Run: <text:s/><text:span text:style-name="T3">0.25 mile lead into a 1 mile run at 8:00/mile pace</text:span></text:p>
      <text:p text:style-name="P58">Final pulse: 160 bpm </text:p>
      <text:p text:style-name="P61">Warm down:<text:span text:style-name="T3"> ½ mile in about 5:30</text:span></text:p>
      <text:p text:style-name="P61"><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61"><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1"><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61"><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61"><text:span text:style-name="T17">Wed Dec 25, 2019 </text:span><text:span text:style-name="T15">no running</text:span><text:span text:style-name="T17"> <text:s/></text:span></text:p>
      <text:p text:style-name="P2"/>
      <text:p text:style-name="P61"><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61"><text:span text:style-name="T15">warm up:</text:span><text:span text:style-name="T17"> 1 mile in 9:25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61"><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61"><text:span text:style-name="T15">warm up:</text:span><text:span text:style-name="T17"> 1 mile in 9:20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3"><text:span text:style-name="T3">Sat Jan 4, 2020 <text:s/></text:span>2.25 miles<text:span text:style-name="T3"><text:tab/></text:span></text:p>
      <text:p text:style-name="P53">Run:<text:span text:style-name="T3"> I ran 1 mile out and 1 mile back on hilly Limber Rd. <text:s/>After the first mile I rested about 2:00. Times: 10:21 and 8:28</text:span></text:p>
      <text:p text:style-name="P53">Warm down:<text:span text:style-name="T3"><text:tab/>¼ mile jog</text:span></text:p>
      <text:p text:style-name="P49"/>
      <text:p text:style-name="P53"><text:span text:style-name="T3">Sun Jan 5, 2020 </text:span>no running,<text:span text:style-name="T3"> I am experiencing a reaction to a shingle shot.</text:span></text:p>
      <text:p text:style-name="P49"/>
      <text:p text:style-name="P53"><text:span text:style-name="T3">Mon Jan 6, 2020 </text:span>4 miles<text:span text:style-name="T3"> <text:s/></text:span></text:p>
      <text:p text:style-name="P49">I ran 4 miles on a Wise Center treadmill.</text:p>
      <text:p text:style-name="P49">Splits and pulses at the end of each mile:</text:p>
      <text:p text:style-name="P49">10:00 (124 bpm), 9:30 (139), 9:01 (152), 10:00 (146)</text:p>
      <text:p text:style-name="P49"/>
      <text:p text:style-name="P49">Tues Jan 7, 2020 <text:span text:style-name="T2">4.25 miles</text:span> </text:p>
      <text:p text:style-name="P49">I ran on a Wise Center treadmill.</text:p>
      <text:p text:style-name="P49"><text:span text:style-name="T2">warm up:</text:span> <text:s/>1 mile in 9:22 and rest about 4:00</text:p>
      <text:p text:style-name="P49"><text:span text:style-name="T2">Run:</text:span> <text:s/>3 x ¼ mile and 1 x ½ mile, all at 8:00/mile pace, before each run I jogged ¼ mile</text:p>
      <text:p text:style-name="P49"><text:span text:style-name="T2">Warm down:</text:span> rest 10 minutes and 1 mile on the indoor track in 9:45</text:p>
      <text:p text:style-name="P49"/>
      <text:p text:style-name="P49">Wed Jan 8, 2020 <text:span text:style-name="T2">no running</text:span> <text:s/></text:p>
      <text:p text:style-name="P49"/>
      <text:p text:style-name="P49">Thur Jan 9, 2020 <text:span text:style-name="T2">4 miles</text:span> </text:p>
      <text:p text:style-name="P49">I ran on the Wise Center indoor track.</text:p>
      <text:p text:style-name="P53">warm up:<text:span text:style-name="T3"> 1 mile in 9:26, final pulse: 147</text:span></text:p>
      <text:p text:style-name="P53">Run:<text:span text:style-name="T3"> 6 x ¼ mile with a ¼ mile jog after each run.</text:span></text:p>
      <text:p text:style-name="P49">Times and pulses at the end of each run:</text:p>
      <text:p text:style-name="P49">2:00 (153 bpm), 1:58 (155), 2:00 (158), 1:59 (1:60), 1:58 <text:s/>(161), 1:52.1 (163)</text:p>
      <text:p text:style-name="P49">The jogs were all about 3:00</text:p>
      <text:p text:style-name="P49"/>
      <text:p text:style-name="P49">Fri Jan 10, 2020 <text:span text:style-name="T2">no running </text:span>We<text:span text:style-name="T2"> </text:span>drove to Pittsburgh and then later to New Alexandria PA.</text:p>
      <text:p text:style-name="P49"/>
      <text:p text:style-name="P53">In the past week: 14.5 miles</text:p>
      <text:p text:style-name="P9"/>
      <text:p text:style-name="P24"/>
      <text:p text:style-name="P83"/>
      <text:p text:style-name="P109"><text:soft-page-break/><text:span text:style-name="T3">Sat</text:span> <text:span text:style-name="T3">Jan 11, 2020 </text:span>3.5 miles<text:span text:style-name="T3"> </text:span></text:p>
      <text:p text:style-name="P112">I ran on a 1 mile loop down and up hill in New Alexandria PA.</text:p>
      <text:p text:style-name="P109">Run: <text:span text:style-name="T3">3 x 1 mile with a 4:00 rest between the runs</text:span></text:p>
      <text:p text:style-name="P112">Times: 9:48, 8:52, 8:29</text:p>
      <text:p text:style-name="P109">Warm down:<text:span text:style-name="T3"> ½ mile jog</text:span></text:p>
      <text:p text:style-name="P112"/>
      <text:p text:style-name="P109"><text:span text:style-name="T3">Sun Jan 12, 2020 </text:span>no running<text:span text:style-name="T3"> <text:s text:c="2"/></text:span></text:p>
      <text:p text:style-name="P112"/>
      <text:p text:style-name="P109"><text:span text:style-name="T3">Mon Jan 13, 2020 <text:s/></text:span>5.5 miles <text:span text:style-name="T3">I ran on a Wise Center treadmill.</text:span></text:p>
      <text:p text:style-name="P109">warm up: <text:span text:style-name="T3">½ mile down to the Wise Center</text:span></text:p>
      <text:p text:style-name="P109">Run:<text:span text:style-name="T3"> 1.5 miles going faster as I ran. <text:s/>I ended at 8:00/mile pace and averaged 9:02/mile.</text:span></text:p>
      <text:p text:style-name="P112">After resting 4 minutes I ran 6 x ¼ mile with a ¼ mile jog before each run. <text:s/></text:p>
      <text:p text:style-name="P112">Times were all 2:00 for the runs.</text:p>
      <text:p text:style-name="P112">Pulse at the end of each run: 149 bpm, 151, 152, 153, 154, 154</text:p>
      <text:p text:style-name="P112">Pulses at the beginning of each run about: 110 bpm, 115, 116, 122, 124, 121</text:p>
      <text:p text:style-name="P112">The jogs took about 3:00. </text:p>
      <text:p text:style-name="P109">Warm down: <text:span text:style-name="T3">½ mile in about</text:span> <text:span text:style-name="T3">6:00</text:span></text:p>
      <text:p text:style-name="P109"/>
      <text:p text:style-name="P112">Tues Jan 14, 2020 <text:span text:style-name="T2">6.8 miles</text:span> <text:s/>I ran on a Wise Center treadmill.</text:p>
      <text:p text:style-name="P109">warm up: <text:span text:style-name="T3">½ mile down to the Wise Center</text:span></text:p>
      <text:p text:style-name="P109">Run:<text:span text:style-name="T3"> 6.31 miles in 1 hour or 9:30.5/mile</text:span></text:p>
      <text:p text:style-name="P112">Spits and pulses at the end of each mile:</text:p>
      <text:p text:style-name="P112">9:59 (125bpm), 9:31 (138), 9:00 (148), 8:30 (154), 9:13 (150), 10:48 (143), </text:p>
      <text:p text:style-name="P113">and 0.31 miles in 2:59 </text:p>
      <text:p text:style-name="P113"/>
      <text:p text:style-name="P113">Wed Jan 15, 2020 <text:span text:style-name="T2">2 miles</text:span></text:p>
      <text:p text:style-name="P113">I road a 160 calorie ride on a stationary bike and take this to be roughly equivalent to a 1.5 mile run. <text:s/>Then I walked ½ mile on the indoor track.</text:p>
      <text:p text:style-name="P113"/>
      <text:p text:style-name="P109"><text:span text:style-name="T3">Thur Jan 16, 2020 <text:s/></text:span>6.25 miles <text:s/><text:span text:style-name="T3">I ran on a Wise Center treadmill.</text:span></text:p>
      <text:p text:style-name="P109">warm up: <text:span text:style-name="T3">½ mile down to the Wise Center</text:span></text:p>
      <text:p text:style-name="P109">Run:<text:span text:style-name="T3"> 1.5 miles going faster as I ran and averaged 9:06/mile.</text:span></text:p>
      <text:p text:style-name="P112">After resting 5 minutes I ran 6 x ¼ mile with a ¼ mile jog before each run. <text:s/></text:p>
      <text:p text:style-name="P112">Times were all 2:00 for the runs.</text:p>
      <text:p text:style-name="P112">Pulse at the end of each run: 146 bpm, 148, 149, 150, 151, 150</text:p>
      <text:p text:style-name="P112">The jogs took about 3:00. </text:p>
      <text:p text:style-name="P109">Warm down: <text:span text:style-name="T3">½ mile in about</text:span> <text:span text:style-name="T3">5:30</text:span></text:p>
      <text:p text:style-name="P112">rested a few minutes, ¾ mile walk on the indoor track <text:s/>with first ½ mile in 7:17</text:p>
      <text:p text:style-name="P113"/>
      <text:p text:style-name="P112">Fri Jan 17, 2020 <text:span text:style-name="T2">7.75 miles</text:span> <text:s/>I ran on a Wise Center treadmill.</text:p>
      <text:p text:style-name="P109">warm up: <text:span text:style-name="T3">½ mile down to the Wise Center</text:span></text:p>
      <text:p text:style-name="P109">Run:<text:span text:style-name="T3"> 6.50 miles in 1 hour or 9:13.9/mile</text:span></text:p>
      <text:p text:style-name="P112">Spits and pulses at the end of each mile:</text:p>
      <text:p text:style-name="P112">9:38 (125bpm), 9:29 (138), 9:24 (148), 9:16 (154), 9:09 (150), 8:58 (143), </text:p>
      <text:p text:style-name="P113">and 0.50 miles in <text:s/>(2:06 + 2:00) = 4:00 <text:s text:c="4"/><text:span text:style-name="T2"><text:s/>Warm down: </text:span>½ mile 2:45 and <text:s/>½ mile jog home</text:p>
      <text:p text:style-name="P113"/>
      <text:p text:style-name="P110">In past week: 31.8 miles</text:p>
      <text:p text:style-name="P84"><text:soft-page-break/>Sat Jan 18, 2020 <text:span text:style-name="T2">no running</text:span> </text:p>
      <text:p text:style-name="P84"/>
      <text:p text:style-name="P84">Sun Jan 19, 2020 <text:span text:style-name="T2">4.75 miles</text:span></text:p>
      <text:p text:style-name="P84">I ran on a Wise Center treadmill </text:p>
      <text:p text:style-name="P99">warm up: <text:span text:style-name="T3">1.5 miles averaging 9:10/mile and going faster as I ran and rest about 4 minutes <text:s/></text:span></text:p>
      <text:p text:style-name="P99">Run: <text:span text:style-name="T3"><text:s/>6 x 0.2 miles with a 0.3 mile jog before each run</text:span></text:p>
      <text:p text:style-name="P84">The first 4 runs were at 8:00/mile pace and the last 2 runs were in 7:30/mile pace.</text:p>
      <text:p text:style-name="P84">The jogs were all about 12:00/mile pace.</text:p>
      <text:p text:style-name="P84">Pulses at the end of the runs: 148 bpm, 151, 153, 155, 153, 155</text:p>
      <text:p text:style-name="P99">Warm down: <text:span text:style-name="T3">¼ mile in about 3:00</text:span></text:p>
      <text:p text:style-name="P84"/>
      <text:p text:style-name="P99"><text:span text:style-name="T3">Mon Jan 20, 2020 </text:span>8 miles<text:span text:style-name="T3"> </text:span></text:p>
      <text:p text:style-name="P84">I ran on a Wise Center treadmill.</text:p>
      <text:p text:style-name="P99">warm up: <text:span text:style-name="T3"><text:s/>1 mile in 9:23 at various paces and rest about 6:00</text:span></text:p>
      <text:p text:style-name="P99">Run: <text:span text:style-name="T3">6.75 miles in 60:12 or 8:55/mile</text:span></text:p>
      <text:p text:style-name="P84">Splits and pulses at the end of each mile:</text:p>
      <text:p text:style-name="P84">9:08 (139 bpm), 8:59 (143), 8:57.3 (147), 8:57.3 (149), 8:57.3 (149), 8:57.3 (150)</text:p>
      <text:p text:style-name="P84">I ran the last 0.75 miles in 6:16 (158) or at a pace of 8:22/mile with the last ¼ mile at 8:00/mile. </text:p>
      <text:p text:style-name="P99">Warm down: <text:span text:style-name="T3">¼ mile in about 3:00</text:span></text:p>
      <text:p text:style-name="P84">Faster workouts are starting to get me in better shape.</text:p>
      <text:p text:style-name="P84"/>
      <text:p text:style-name="P84">Tues Jan 21, 2020 <text:span text:style-name="T2">2 miles</text:span></text:p>
      <text:p text:style-name="P84"/>
      <text:p text:style-name="P84"/>
      <text:p text:style-name="P84">Wed Jan 22, 2020 <text:span text:style-name="T2">5.5 miles</text:span></text:p>
      <text:p text:style-name="P84">I ran on a Wise Center treadmill. <text:s/></text:p>
      <text:p text:style-name="P84"><text:span text:style-name="T2">warm up:</text:span> <text:s/>3 miles with incline at 0.5%, Splits: 9:59, 9:31, 9:01, Final pulse:146 bpm, rest 4:00</text:p>
      <text:p text:style-name="P84"><text:span text:style-name="T2">Run:</text:span> Incline at 0%, 1.5 miles at 8:00/mile pace, Final pulse: 163 bpm</text:p>
      <text:p text:style-name="P84"><text:span text:style-name="T2">Warm down:</text:span> ½ mile in about 6:00 and ½ mile jog home</text:p>
      <text:p text:style-name="P84"/>
      <text:p text:style-name="P84">Thur Jan 23, 2020 <text:span text:style-name="T2">no running</text:span></text:p>
      <text:p text:style-name="P84"/>
      <text:p text:style-name="P84">Fri Jan 24, 2020 <text:span text:style-name="T2">6.5 miles</text:span> <text:s/></text:p>
      <text:p text:style-name="P84">I ran on a Wise Center treadmill. <text:s/></text:p>
      <text:p text:style-name="P84"><text:span text:style-name="T2">warm up:</text:span> <text:s/>3 mile, Approximate splits and pulses at the end of each split: </text:p>
      <text:p text:style-name="P84">10:00 (125 bpm), 9:30 (135), 9:00 (142), rest 4:00</text:p>
      <text:p text:style-name="P84"><text:span text:style-name="T2">Run:</text:span> 3 x ½ <text:s/>mile with ¼ mile jog before each run</text:p>
      <text:p text:style-name="P84">Times and pulses at the end of each run: 3:56.8 (152 bpm), 3:53.8 (156), 3:47.9 (158)</text:p>
      <text:p text:style-name="P84"><text:span text:style-name="T2">Warm down:</text:span> 3/4 miles at about 11:00/mile and ½ mile jog home</text:p>
      <text:p text:style-name="P84"/>
      <text:p text:style-name="P84"><text:span text:style-name="T2">In the past week: </text:span>26.75 miles</text:p>
      <text:p text:style-name="P84"/>
      <text:p text:style-name="P84"/>
      <text:p text:style-name="P84"/>
      <text:p text:style-name="P84"/>
      <text:p text:style-name="P117"><text:soft-page-break/>Sat Jan 25, 2020 <text:s/><text:span text:style-name="T2">5 miles, <text:s text:c="3"/></text:span>I ran on a Wise Center treadmill and did a 142 bpm test.</text:p>
      <text:p text:style-name="P117"><text:span text:style-name="T2">Run:</text:span> <text:s/>I ran 5 miles. Splits and pulses at the end of each mile:</text:p>
      <text:p text:style-name="P117">9:34 (133 bpm), 9:03 (142), 9:08 (142), 9:27 (142), 9:37 (142)</text:p>
      <text:p text:style-name="P117">I have done similar tests for years. The following are the rules I will be using for a while for the test. <text:s/></text:p>
      <text:list xml:id="list7590388631050944740" text:style-name="L4">
        <text:list-item>
          <text:p text:style-name="P177">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7">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7">Continue adjusting the speed so HR stays near 142. <text:s/>Also continue taking splits for each mile and remembering HR at the end of each mile. <text:s/>Stop running after a mile split goes above 9:30. <text:s/></text:p>
        </text:list-item>
        <text:list-item>
          <text:p text:style-name="P177">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7"/>
      <text:p text:style-name="P117">Sun Jan 26, 2020 <text:span text:style-name="T2">6.5 miles</text:span> I ran on a Wise Center treadmill. </text:p>
      <text:p text:style-name="P117"><text:span text:style-name="T2">warm up:</text:span> <text:s/>2 miles, Splits and pulses at the end of each mile: 9:29 (129 bpm), 9:00 (139)</text:p>
      <text:p text:style-name="P117"><text:span text:style-name="T2">Run: </text:span><text:s/>8 x ¼ mile with ¼ mile jog before each run. </text:p>
      <text:p text:style-name="P117">Times for runs and pulses at the end of each:</text:p>
      <text:p text:style-name="P117">1:58.4 (145 bpm), 1:58.4 (149), 1:58.4 (150), 1:58.4 (151), 1:56.9 (153), 1:56.9 (153),</text:p>
      <text:p text:style-name="P117">1:56.9 (153), 1:52.5 (155), The jogs were all about 3:00.</text:p>
      <text:p text:style-name="P118">Warm down: <text:span text:style-name="T3">½ mile in about 5:30</text:span></text:p>
      <text:p text:style-name="P117"/>
      <text:p text:style-name="P118"><text:span text:style-name="T3">Mon Jan 27, 2020 </text:span>no running<text:span text:style-name="T3"> <text:s/></text:span></text:p>
      <text:p text:style-name="P117"/>
      <text:p text:style-name="P118"><text:span text:style-name="T3">Tues Jan 28, 2020 </text:span>5.5 miles, I ran on a treadmill and did142 bpm test like I did 3 days ago. </text:p>
      <text:p text:style-name="P117"><text:span text:style-name="T2">Run:</text:span> <text:s/>I ran 5 miles. Splits and pulses at the end of each mile:</text:p>
      <text:p text:style-name="P117">9:29 (135 bpm), 9:59 (143), 9:10 (142), 9:22 (142), 9:37 (142)</text:p>
      <text:p text:style-name="P117">The result was about the same as 3 days ago.</text:p>
      <text:p text:style-name="P118">Warm down:<text:span text:style-name="T3"> ½ mile in about 5:30 </text:span></text:p>
      <text:p text:style-name="P117"/>
      <text:p text:style-name="P118"><text:span text:style-name="T3">Wed Jan 29, 2020 </text:span>5.5 miles<text:span text:style-name="T3"> <text:s/>I ran on a Wise Center treadmill. <text:s/></text:span></text:p>
      <text:p text:style-name="P117"><text:span text:style-name="T2">warm up:</text:span> 3 miles with incline at 0.5%, Approximate Splits: 10:00, 9:30, 9:00, </text:p>
      <text:p text:style-name="P117">Final pulse:139 bpm, rest 4:00</text:p>
      <text:p text:style-name="P117"><text:span text:style-name="T2">Run:</text:span>Incline at 0%, 2 miles at 8:00/mile pace, </text:p>
      <text:p text:style-name="P117">Pulse at the end of each ½ mile: 151 bpm, 155, 158, 156</text:p>
      <text:p text:style-name="P117"><text:span text:style-name="T2">Warm down:</text:span> ½ mile in about 5:30</text:p>
      <text:p text:style-name="P117">I ran better today than one week ago , Jan 22, 2020no</text:p>
      <text:p text:style-name="P117"/>
      <text:p text:style-name="P117">Thur Jan 30, 2020 <text:span text:style-name="T2">no running </text:span></text:p>
      <text:p text:style-name="P117"/>
      <text:p text:style-name="P117">Fri Jan 31, 2020 <text:span text:style-name="T2">4.5 miles</text:span> <text:s/>I ran on a Wise Center Treadmill.</text:p>
      <text:p text:style-name="P118">Run: <text:span text:style-name="T3">4 miles in 36:08 or 9:02/mile, </text:span></text:p>
      <text:p text:style-name="P117">Splits and pulses at the end of each mile: 9:17 (135 bpm), 8:57 (139), 8:57 (142), 8:57 (147)</text:p>
      <text:p text:style-name="P118">Warm down:<text:span text:style-name="T3"> <text:s/>½ mile in about 5:30</text:span></text:p>
      <text:p text:style-name="P117"/>
      <text:p text:style-name="P117"><text:span text:style-name="T18">In the past week: </text:span><text:span text:style-name="T2">27 miles</text:span></text:p>
      <text:p text:style-name="P118"><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4"/>
      <text:p text:style-name="P9"><text:span text:style-name="T3">Fri Feb 7, 2020 </text:span>3.25 miles </text:p>
      <text:p text:style-name="P24">I ran on a Wise Center treadmill.</text:p>
      <text:p text:style-name="P9">Run:<text:span text:style-name="T3"> 3 miles in 27:00, </text:span></text:p>
      <text:p text:style-name="P24">Approximate splits and pulses at the end of each split: </text:p>
      <text:p text:style-name="P24">9:30 (131 bpm), 9:00 (137), 8:30 (147)</text:p>
      <text:p text:style-name="P9">Warm down: <text:span text:style-name="T3">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4"/>
      <text:p text:style-name="P9"><text:span text:style-name="T3">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9">In the past week: <text:span text:style-name="T2">16 miles</text:span></text:p>
      <text:p text:style-name="P49">----------------------------------------------------------------------------------------------</text:p>
      <text:p text:style-name="P49">Sat Feb 22, 2020 <text:span text:style-name="T2">1.5 miles</text:span> on a Wise Center treadmill</text:p>
      <text:p text:style-name="P49"/>
      <text:p text:style-name="P49">Sun Feb 23, 2020 <text:span text:style-name="T2">no running </text:span></text:p>
      <text:p text:style-name="P53"/>
      <text:p text:style-name="P49">Mon Feb 24, 2020 <text:span text:style-name="T2">5 miles </text:span>on the<text:span text:style-name="T2"> </text:span>Wise Center indoor track.</text:p>
      <text:p text:style-name="P49"><text:span text:style-name="T2">Run:</text:span> 3 individual miles with a ½ mile jog between them. <text:s/>The jogs about 6:25.</text:p>
      <text:p text:style-name="P49">Times for miles: 9:45, 9:19, 4:23 + 4:19 = 8:41, <text:s/><text:span text:style-name="T2">Warm down:</text:span> 1 mile jog 12:33</text:p>
      <text:p text:style-name="P49"/>
      <text:p text:style-name="P49">continued</text:p>
      <text:p text:style-name="P49"/>
      <text:p text:style-name="P49"/>
      <text:p text:style-name="P49"/>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50"><text:soft-page-break/></text:p>
      <text:p text:style-name="P50">Sun March 15, 2020 <text:span text:style-name="T2">3.8 miles</text:span></text:p>
      <text:p text:style-name="P54">warm up: <text:span text:style-name="T3">0.3 mile jog to the hilly 510 meter cemetery loop.</text:span></text:p>
      <text:p text:style-name="P54">Run:<text:span text:style-name="T3"> 10 loops, Distance: 3.17 miles Time for 10 loops: 34:05 or 10:45/mile</text:span></text:p>
      <text:p text:style-name="P54">Warm down:<text:span text:style-name="T3"> 0.3 mile jog and walk</text:span></text:p>
      <text:p text:style-name="P50"/>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50">Tues March 17, 2020 <text:span text:style-name="T2">4.1 miles</text:span></text:p>
      <text:p text:style-name="P54">warm up: <text:span text:style-name="T3">0.3 mile jog to the hilly 510 meter cemetery loop.</text:span></text:p>
      <text:p text:style-name="P54">Run:<text:span text:style-name="T3"> 10 loops, Distance: 3.17 miles, Time for 10 loops: 34:55 or 11:01 min/mile</text:span></text:p>
      <text:p text:style-name="P50">Warm down: 0.6 mile jog and walk</text:p>
      <text:p text:style-name="P50"/>
      <text:p text:style-name="P50">Wed March 18, 2020 <text:span text:style-name="T2">3.9 miles</text:span> </text:p>
      <text:p text:style-name="P54">warm up: <text:span text:style-name="T3">0.3 mile jog to the hilly 510 meter cemetery loop.</text:span></text:p>
      <text:p text:style-name="P54">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50">Thur March 19, 2020 <text:span text:style-name="T2">3 miles</text:span> </text:p>
      <text:p text:style-name="P54">warm up: <text:span text:style-name="T3">0.3 mile jog to the hilly 510 meter cemetery loop.</text:span></text:p>
      <text:p text:style-name="P54">Run: <text:span text:style-name="T3">1</text:span> <text:span text:style-name="T3">mile in 9:00, Splits: 3:04, 2:54, 2:40, 22 s, </text:span></text:p>
      <text:p text:style-name="P3"><text:span text:style-name="T2">Warm down:</text:span> <text:span text:style-name="T4">1.7 miles of walking and jogging</text:span></text:p>
      <text:p text:style-name="P50"/>
      <text:p text:style-name="P3"><text:span text:style-name="T4">Fri March 20, 2020 </text:span><text:span text:style-name="T5">3.9 miles</text:span></text:p>
      <text:p text:style-name="P54">warm up: <text:span text:style-name="T3">0.75 mile jog to the hilly 510 meter cemetery loop.</text:span></text:p>
      <text:p text:style-name="P54">Run and walk:</text:p>
      <text:p text:style-name="P54"><text:span text:style-name="T3">7</text:span> <text:span text:style-name="T3">loops in 17:16 or 10:58/mile, I walked about 45 s during each loop. </text:span></text:p>
      <text:p text:style-name="P3">3 loops in 11:15 or 11:51/mile, I<text:span text:style-name="T4"> walked about 80 s during each loop. </text:span></text:p>
      <text:p text:style-name="P50"/>
      <text:p text:style-name="P3"><text:span text:style-name="T5">In the last week: 26.6 miles <text:s text:c="2"/></text:span><text:span text:style-name="T4"><text:s/></text:span></text:p>
      <text:p text:style-name="P50"/>
      <text:p text:style-name="P50"/>
      <text:p text:style-name="P50"><text:soft-page-break/></text:p>
      <text:p text:style-name="P50">Sat March 21, 2020 <text:span text:style-name="T2">4.3 miles</text:span></text:p>
      <text:p text:style-name="P54">warm up: <text:span text:style-name="T3">0.3 mile jog to the hilly 510 meter cemetery loop.</text:span></text:p>
      <text:p text:style-name="P54">Run:<text:span text:style-name="T3"> 2 miles on the loop, Splits: 10:01, 9:04</text:span></text:p>
      <text:p text:style-name="P54">Warm down: <text:span text:style-name="T3">2 miles of walking and running averaging 11:40/mile</text:span></text:p>
      <text:p text:style-name="P50"/>
      <text:p text:style-name="P54"><text:span text:style-name="T3">Sun March 22, 2020 </text:span>3.8 miles</text:p>
      <text:p text:style-name="P54">warm up: <text:span text:style-name="T3">0.3 mile jog to the hilly 510 meter cemetery loop.</text:span></text:p>
      <text:p text:style-name="P54">Run:<text:span text:style-name="T3"> 8 loops (4080 meters) in 23:45 or 9:21/mile </text:span></text:p>
      <text:p text:style-name="P50">1020 meter splits: 6:10, 5:54, 5:58, 5:43</text:p>
      <text:p text:style-name="P54">Warm down: <text:span text:style-name="T3">rest</text:span> <text:span text:style-name="T3">2 minutes, 2 loop jog and 0.3 mile jog home</text:span></text:p>
      <text:p text:style-name="P50"/>
      <text:p text:style-name="P54"><text:span text:style-name="T3">Mon March 23, 2020 </text:span>2 miles</text:p>
      <text:p text:style-name="P50">I ran 2 miles at various paces.</text:p>
      <text:p text:style-name="P50"/>
      <text:p text:style-name="P50">Tues March 24, 2020 <text:span text:style-name="T2">4.2 miles</text:span></text:p>
      <text:p text:style-name="P54">warm up: <text:span text:style-name="T3">0.3 mile jog to the hilly 510 meter cemetery loop.</text:span></text:p>
      <text:p text:style-name="P54">Run:<text:span text:style-name="T3"> 10 loops, Distance: 3.17 miles Time for 10 loops: 32:56 or 10:23/mile</text:span></text:p>
      <text:p text:style-name="P54">Warm down:<text:span text:style-name="T3"> 0.4 mile jog, 1 minute rest and 0.3 mile jog home.</text:span></text:p>
      <text:p text:style-name="P50"/>
      <text:p text:style-name="P54"><text:span text:style-name="T3">Wed March 25, 2020 </text:span>4 miles</text:p>
      <text:p text:style-name="P54">warm up: <text:span text:style-name="T3">1mile jog</text:span></text:p>
      <text:p text:style-name="P54">Run:<text:span text:style-name="T3"> 1 mile on the hilly 510 m cemetery loop in 9:11 and rest about 3:00</text:span></text:p>
      <text:p text:style-name="P54">Warm down:<text:span text:style-name="T3"> 1 mile jog in 11:56 and 1 mile walk and run in 12:06</text:span></text:p>
      <text:p text:style-name="P50"/>
      <text:p text:style-name="P54"><text:span text:style-name="T3">Thur March 26, 2020 </text:span>2.5 miles </text:p>
      <text:p text:style-name="P50">I ran and walked 2.5 miles at various paces.</text:p>
      <text:p text:style-name="P50"/>
      <text:p text:style-name="P50">Fri March 27, 2020 <text:span text:style-name="T2">5.25 miles </text:span></text:p>
      <text:p text:style-name="P50"><text:span text:style-name="T2">warm up:</text:span> <text:s/>0.5 miles to the hilly 510 meter cemetery loop.</text:p>
      <text:p text:style-name="P50"><text:span text:style-name="T2">Run and walk:</text:span> <text:s/>I ran and walked 15 loops, 4.75 miles in 58:52 or 12:24/mile.</text:p>
      <text:p text:style-name="P50">I ran the first 6 loops and walked about 1 minute at the beginning of the next <text:s text:c="4"/>9 loops. </text:p>
      <text:p text:style-name="P54">Splits every 3 loops: <text:span text:style-name="T3">11:55, 11:17, 11:48, 11:54, 11:58</text:span></text:p>
      <text:p text:style-name="P50"/>
      <text:p text:style-name="P54">In the last week: <text:s/>25 miles</text:p>
      <text:p text:style-name="P54"/>
      <text:p text:style-name="P54"/>
      <text:p text:style-name="P54"><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3">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9"><text:soft-page-break/>Sat April 4, 2020 <text:span text:style-name="T2">5 miles</text:span></text:p>
      <text:p text:style-name="P59"><text:span text:style-name="T2">Run:</text:span> 1.4 miles to the cemetery loop and 10 laps of the loop. Total ascent: 410 feet,</text:p>
      <text:p text:style-name="P59">Average pace: about 10:00/mile. <text:s/>The last loop in 2:41 which is about 8:30/mile pace.</text:p>
      <text:p text:style-name="P62">Warm down: <text:span text:style-name="T3">0.4 miles</text:span></text:p>
      <text:p text:style-name="P59"/>
      <text:p text:style-name="P62"><text:span text:style-name="T3">Sun April 5, 2020 </text:span><text:s/>4.1 miles</text:p>
      <text:p text:style-name="P62">warm up:<text:span text:style-name="T3"> 0.3 miles to the 510 meter hilly loop.</text:span></text:p>
      <text:p text:style-name="P62">Run: <text:span text:style-name="T3">12 loops or 3.8 miles in 31:53 or 10:04/mile, total ascent: 264 feet</text:span></text:p>
      <text:p text:style-name="P59"/>
      <text:p text:style-name="P62"><text:span text:style-name="T3">Mon April 6, 2020 </text:span>2.3 miles</text:p>
      <text:p text:style-name="P59">I ran 2.3 miles including 1 mile on the 510 meter cemetery loop.</text:p>
      <text:p text:style-name="P59">Splits: 3:15, 3:07, 2:36, 24s, Time: 9:22, Last loop at 8:12/mile.</text:p>
      <text:p text:style-name="P59"/>
      <text:p text:style-name="P59">Tues April 7, 2020 <text:span text:style-name="T2">3 miles</text:span> <text:s/></text:p>
      <text:p text:style-name="P62">warm up: <text:span text:style-name="T3">1 mile run at easy pace, 4:00 rest</text:span></text:p>
      <text:p text:style-name="P62">Run: <text:span text:style-name="T3">1 mile on the 510 meter cemetery loop. Splits: 2:45, 2:42, 2:35, 24s, Time: 8:26</text:span></text:p>
      <text:p text:style-name="P62">Warm down:<text:span text:style-name="T3"> <text:s/></text:span></text:p>
      <text:p text:style-name="P59"/>
      <text:p text:style-name="P62"><text:span text:style-name="T3">Wed April 8, 2020 </text:span>4.4 miles</text:p>
      <text:p text:style-name="P62">warm up:<text:span text:style-name="T3"> 0.3 miles to the hilly 510 meter cemetery loop. <text:s/></text:span></text:p>
      <text:p text:style-name="P59">2 miles on the loop in 10:30 + 9:40 = 20:10</text:p>
      <text:p text:style-name="P59">250 meter jog and 5:00 rest.</text:p>
      <text:p text:style-name="P59"><text:span text:style-name="T2">Run:</text:span> 3 x 510 meters with a 2:00 rest after each the run.</text:p>
      <text:p text:style-name="P59">Times for runs: 2:45, 2:41, 2:26</text:p>
      <text:p text:style-name="P59">3 loops of continuous running with 1 minute walk at the beginning of each loop.</text:p>
      <text:p text:style-name="P59">Time: 10:26, or about 10:55/mile pace.</text:p>
      <text:p text:style-name="P59"><text:span text:style-name="T2">Warm down:</text:span> 0.2 mile jog.</text:p>
      <text:p text:style-name="P59"/>
      <text:p text:style-name="P59">Thur April 9, 2020 <text:span text:style-name="T2">no running</text:span></text:p>
      <text:p text:style-name="P59"/>
      <text:p text:style-name="P59">Fri April 10, 2020 <text:span text:style-name="T2">4 miles</text:span> <text:s/></text:p>
      <text:p text:style-name="P59">I ran 4 miles on a very hilly course. <text:s/>The total ascent along the course was </text:p>
      <text:p text:style-name="P59">490 ft. <text:s/>Mile splits: Average pace: 10:56/mile.</text:p>
      <text:p text:style-name="P59">The course: Down Limber, left on Jefferson, down to Randolf, left into Greendale Cemetery. Up to 510 meter loop, around the loop 4 times and back home the same way I came. Same run as last Friday. It was cold today, wore sweats.</text:p>
      <text:p text:style-name="P54">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3">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5"/>
      <text:p text:style-name="P10"><text:span text:style-name="T3">Thur April 16, 2020 </text:span>4.5 miles<text:span text:style-name="T3">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9"><text:soft-page-break/>Sat April 18, 2020 <text:s/><text:span text:style-name="T2">5.6 miles</text:span> </text:p>
      <text:p text:style-name="P59">I ran and walked 5.6 miles on very hilly roads and averaged about 13 minutes per mile.</text:p>
      <text:p text:style-name="P59"/>
      <text:p text:style-name="P59">Sun April 19, 2020 <text:s/><text:span text:style-name="T2">5 miles</text:span> </text:p>
      <text:p text:style-name="P59">I ran and walked 5 miles on very hilly roads and averaged about 13 minutes per mile.</text:p>
      <text:p text:style-name="P59"/>
      <text:p text:style-name="P59"/>
      <text:p text:style-name="P59">Mon April 20, 2020 <text:s/><text:span text:style-name="T2">5 miles</text:span> </text:p>
      <text:p text:style-name="P59">I ran and walked 5 miles on very hilly roads and averaged about 13 minutes per mile.</text:p>
      <text:p text:style-name="P59"/>
      <text:p text:style-name="P59"/>
      <text:p text:style-name="P59">Tues April 21, 2020 <text:span text:style-name="T2">1.25 miles</text:span></text:p>
      <text:p text:style-name="P59">I ran and walked 1.25 miles<text:span text:style-name="T2">.</text:span></text:p>
      <text:p text:style-name="P62"/>
      <text:p text:style-name="P62"/>
      <text:p text:style-name="P59">Wed April 22, 2020 <text:s/><text:span text:style-name="T2">5 miles</text:span> </text:p>
      <text:p text:style-name="P59">I ran and walked 5 miles on very hilly roads and averaged about 13 minutes per mile.</text:p>
      <text:p text:style-name="P59"/>
      <text:p text:style-name="P59"/>
      <text:p text:style-name="P59">Thur April 23, 2020 <text:s/><text:span text:style-name="T2">5 miles</text:span> </text:p>
      <text:p text:style-name="P59">I ran and walked 5 miles on very hilly roads and averaged about 13 minutes per mile.</text:p>
      <text:p text:style-name="P59"/>
      <text:p text:style-name="P59"/>
      <text:p text:style-name="P59">Fri April 24, 2020 <text:s/><text:span text:style-name="T2">5 miles</text:span> </text:p>
      <text:p text:style-name="P59">I ran and walked 5 miles on very hilly roads and averaged about 13 minutes per mile.</text:p>
      <text:p text:style-name="P59"/>
      <text:p text:style-name="P59"/>
      <text:p text:style-name="P59"/>
      <text:p text:style-name="P59"><text:span text:style-name="T2">In the last week: 31.9 miles</text:span> </text:p>
      <text:p text:style-name="P25"/>
      <text:p text:style-name="P25"/>
      <text:p text:style-name="P25"/>
      <text:p text:style-name="P25"/>
      <text:p text:style-name="P84"><text:soft-page-break/>Sat April 25, 2020 <text:span text:style-name="T2">4.7 miles</text:span></text:p>
      <text:p text:style-name="P99">warm up: <text:s/><text:span text:style-name="T3">2 miles at about 10:15/mile mainly on hilly 510 m cemetery loop. <text:s/>Rest 5:00</text:span></text:p>
      <text:p text:style-name="P99">Run: <text:span text:style-name="T3">5 x 510 meters with 250 meter jogs, and 3 minutes between each run. </text:span></text:p>
      <text:p text:style-name="P84">Times for the runs: 2:49, 2:41, 2:29, 2:27, 2:18.5(7:17/mile pace for the last run)</text:p>
      <text:p text:style-name="P99">Warm down: <text:span text:style-name="T3"><text:s text:c="2"/>½ mile</text:span></text:p>
      <text:p text:style-name="P84"/>
      <text:p text:style-name="P99"><text:span text:style-name="T3">Sun April 26, 2020 </text:span>3 miles </text:p>
      <text:p text:style-name="P84">I ran 3 miles on very hilly roads and averaged 11:49/mile.</text:p>
      <text:p text:style-name="P84"/>
      <text:p text:style-name="P84">Mon April 27, 2020 <text:span text:style-name="T2">5 miles</text:span> <text:s/></text:p>
      <text:p text:style-name="P99">warm up: <text:span text:style-name="T3">0.5 miles to the 510 meter hilly cemetery loop and rest 1 minute.</text:span></text:p>
      <text:p text:style-name="P99">Run:<text:span text:style-name="T3"> 4 miles on the loop which is 12 loops plus about 320 more meters.</text:span></text:p>
      <text:p text:style-name="P84">The total ascent on the 4 mile run was about 300 feet.</text:p>
      <text:p text:style-name="P99">Mile Splits: <text:s/><text:span text:style-name="T3">10:40, 10:05, 10:04, 8:41 Time: 39:30</text:span></text:p>
      <text:p text:style-name="P99">Warm down:<text:span text:style-name="T3"> <text:s/>Rest 5 minutes and jog 0.5 miles home.</text:span></text:p>
      <text:p text:style-name="P84"/>
      <text:p text:style-name="P99"><text:span text:style-name="T3">Tues April 28, 2020 </text:span>4.5 miles </text:p>
      <text:p text:style-name="P84">I ran on the 510 meter hilly cemetery loop.</text:p>
      <text:p text:style-name="P99">warm up:<text:span text:style-name="T3"> 1 mile</text:span></text:p>
      <text:p text:style-name="P99">Run:<text:span text:style-name="T3"> 1 x 510 meters in 2:59, ¼ mile jog, </text:span></text:p>
      <text:p text:style-name="P84">1 x 1020 meters in 2:54+2:53, 510 meter jog</text:p>
      <text:p text:style-name="P84">1 x 1mile in 8:08, Splits: 2:44, 2:39, 2:22, 23</text:p>
      <text:p text:style-name="P99">Warm down:<text:span text:style-name="T3"> 1 mile jog</text:span></text:p>
      <text:p text:style-name="P84"/>
      <text:p text:style-name="P99"><text:span text:style-name="T3">Wed April 29, 2019 </text:span>5 miles<text:span text:style-name="T3"> </text:span></text:p>
      <text:p text:style-name="P99">warm up:<text:span text:style-name="T3"> <text:s/>½ mile</text:span></text:p>
      <text:p text:style-name="P99">Run:<text:span text:style-name="T3"> <text:s/>3 <text:s/>times mainly down and back up again on the <text:s/>Greendale Cemetery hill. The total distance for each run was 1.5 miles. </text:span></text:p>
      <text:p text:style-name="P84">There is a total ascent of 176 feet over the 1.5 miles. </text:p>
      <text:p text:style-name="P84">I rested 2 minutes after the first two runs.</text:p>
      <text:p text:style-name="P99">Times:<text:span text:style-name="T3"> 14:54 (9:56/mile), 14:33 (9:42/mile), 13:43 (9:09/mi) </text:span></text:p>
      <text:p text:style-name="P84">I felt good doing this tough workout.</text:p>
      <text:p text:style-name="P84"/>
      <text:p text:style-name="P84">Thurs April 30, 2019 <text:span text:style-name="T2">4.94 miles </text:span>on the 510 meter hilly cemetery loop.</text:p>
      <text:p text:style-name="P84"><text:span text:style-name="T2">warm up: </text:span>0.25 miles</text:p>
      <text:p text:style-name="P99">Run and walk: <text:span text:style-name="T3">I ran and walked 14 loops with about 160 yards of walking during each loop. <text:s/>Distance: 4.44 miles, Total ascent: 310 feet, Time: 56:52, Average pace 12:49/mile</text:span></text:p>
      <text:p text:style-name="P99">Warm down: <text:span text:style-name="T3"><text:s/></text:span><text:s/><text:span text:style-name="T3">0.25 miles</text:span></text:p>
      <text:p text:style-name="P84"/>
      <text:p text:style-name="P84">Fri May 1, 2019 <text:span text:style-name="T2">4.94 miles</text:span> on the 510 meter hilly cemetery loop, the same as yesterday.</text:p>
      <text:p text:style-name="P84"><text:span text:style-name="T2">warm up: </text:span>0.25 miles</text:p>
      <text:p text:style-name="P99">Run and walk: <text:span text:style-name="T3">I ran and walked 14 loops with about 170 yards of walking during each loop. <text:s/>Distance: 4.44 miles, Total ascent: 310 feet, Time: 54:44, Average pace 12:20/mile</text:span></text:p>
      <text:p text:style-name="P99">Warm down:<text:span text:style-name="T3"> <text:s text:c="2"/>0.25 miles</text:span></text:p>
      <text:p text:style-name="P99">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3">0.25 miles</text:span></text:p>
      <text:p text:style-name="P25"/>
      <text:p text:style-name="P10"><text:span text:style-name="T3">Mon May 4, 2020 </text:span>6 miles<text:span text:style-name="T3"> </text:span></text:p>
      <text:p text:style-name="P25"><text:span text:style-name="T2">warm up:</text:span> <text:s/>0.25 miles</text:p>
      <text:p text:style-name="P25"><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5">After resting 3 minutes I ran 3 miles on the loop in 29:55 (9:58/mile) </text:p>
      <text:p text:style-name="P10">Warm down: <text:s/><text:span text:style-name="T3">0.25 miles</text:span></text:p>
      <text:p text:style-name="P25"/>
      <text:p text:style-name="P10"><text:span text:style-name="T3">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5"/>
      <text:p text:style-name="P10"><text:span text:style-name="T3">Wed May 6, 2020 </text:span>2 miles<text:span text:style-name="T3"> on hilly roads averaging 10:25/mile.</text:span></text:p>
      <text:p text:style-name="P25"/>
      <text:p text:style-name="P10"><text:span text:style-name="T3">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62">In the last week: 28 miles</text:p>
      <text:p text:style-name="P84"><text:soft-page-break/>Sat May 9, 2020 <text:span text:style-name="T2">4 miles </text:span><text:s text:c="2"/></text:p>
      <text:p text:style-name="P84">I ran on the 510 meter hilly cemetery loop</text:p>
      <text:p text:style-name="P99">warm up: <text:span text:style-name="T3">0.25 miles</text:span> <text:s text:c="2"/></text:p>
      <text:p text:style-name="P99">Run: <text:span text:style-name="T3">1 mile in 9:21 (total ascent 66 feet)</text:span></text:p>
      <text:p text:style-name="P99">Run and walk:<text:span text:style-name="T3"> 7 loops (2.22 miles) averaging 11:45/mile. <text:s/>On each loop, I ran mainly downhill 310 meters at about 9:00/ mile and walked all uphill 200 meters at about 16:00/mile. <text:s/>Total ascent over the run was about 154 feet.</text:span></text:p>
      <text:p text:style-name="P99">Warm down:<text:span text:style-name="T3"> 0.5 miles</text:span></text:p>
      <text:p text:style-name="P84"/>
      <text:p text:style-name="P99"><text:span text:style-name="T3">Sun May 10, 2020 </text:span>5.4 miles<text:span text:style-name="T3"> <text:s text:c="2"/></text:span></text:p>
      <text:p text:style-name="P84">It is 0.75 miles from the very top of Greendale Cemetery to just out side the entrance at the bottom of the cemetery. <text:s/>The total elevation change is 210 feet from top to bottom. <text:s/></text:p>
      <text:p text:style-name="P99">warm up: <text:span text:style-name="T3">0.3 miles</text:span></text:p>
      <text:p text:style-name="P84">I ran the hill from top to bottom and back up three times with no rests in a time of <text:s/></text:p>
      <text:p text:style-name="P84">45:37 or 10:08/mile. <text:s/>The total ascent along the 4.5 miles was 630 feet. </text:p>
      <text:p text:style-name="P84"><text:span text:style-name="T2">Splits:</text:span> <text:s/>6:55 (down) + 8:48 (up) = 15:33</text:p>
      <text:p text:style-name="P84"><text:s text:c="13"/>6:52 (down) + 8:51 (up) = 15:43</text:p>
      <text:p text:style-name="P84"><text:s text:c="13"/>6:42 (down) + 7:39 (up) = 14:21</text:p>
      <text:p text:style-name="P84">The last uphill felt relatively easy.</text:p>
      <text:p text:style-name="P99">Warm down: <text:span text:style-name="T3">Rest a few minutes and 0.6 miles on the cemetery loop. </text:span></text:p>
      <text:p text:style-name="P99"/>
      <text:p text:style-name="P99"><text:span text:style-name="T3">Mon May 11, 2020 </text:span>2.2 miles<text:span text:style-name="T3"> on hilly roads averaging 10:22/mile.</text:span></text:p>
      <text:p text:style-name="P84"/>
      <text:p text:style-name="P99"><text:span text:style-name="T3">Tues May 12, 2020 </text:span>4.4 miles</text:p>
      <text:p text:style-name="P99">Run: <text:s/><text:span text:style-name="T3">3.4 miles on hilly roads and grass at the Allegheny College athletic field averaging 10:12/mile. </text:span></text:p>
      <text:p text:style-name="P99">Warm down:<text:span text:style-name="T3"> <text:s/>Rest 3 minutes and 1 mile jog home.</text:span></text:p>
      <text:p text:style-name="P84"/>
      <text:p text:style-name="P99"><text:span text:style-name="T3">Wed May 13, 2020 </text:span>5 miles<text:span text:style-name="T3"> <text:s/></text:span></text:p>
      <text:p text:style-name="P99">warm up: <text:span text:style-name="T3">On mile to the Allegheny athletic field and rest 3 minutes.</text:span></text:p>
      <text:p text:style-name="P99">Run: <text:span text:style-name="T3">2 </text:span>x <text:span text:style-name="T3">1.5 miles on a hilly course with a 7 minute rest between.</text:span></text:p>
      <text:p text:style-name="P84">Ascent for first 0.75 miles: about 40 feet, Ascent for second 0.75 miles: about 50 feet</text:p>
      <text:p text:style-name="P99">Times:<text:span text:style-name="T3"> (7:26 + 7:23) = 14:49 or 9:51/mile</text:span></text:p>
      <text:p text:style-name="P84"><text:s text:c="13"/>(6:53 + 6:27) = 13:20 or 8:52/mile</text:p>
      <text:p text:style-name="P99">Warm down:<text:span text:style-name="T3"> rest 5 minutes and 1 mile jog home</text:span></text:p>
      <text:p text:style-name="P84"/>
      <text:p text:style-name="P99"><text:span text:style-name="T3">Thur May 14, 2020 </text:span>5 miles <text:span text:style-name="T3">on</text:span> <text:span text:style-name="T3">hilly roads and grass. Total ascent: 310 ft, Ave pace 10:38 <text:s/></text:span></text:p>
      <text:p text:style-name="P84"/>
      <text:p text:style-name="P84">Fri May 15, 2020 <text:span text:style-name="T2"><text:s/>4.3 miles</text:span></text:p>
      <text:p text:style-name="P84"><text:span text:style-name="T2">warm up:</text:span> 0.3 miles </text:p>
      <text:p text:style-name="P84">Run: I ran down ½ mile and up ½ mile on the hill in Greendale Cemetery and repeated 3 more times with no stopping along the way. <text:s/>Mile splits: 11:21, 11:20, 11:17, 11:04. The elevation change along the 4 mile run was 496 feet.</text:p>
      <text:p text:style-name="P84"/>
      <text:p text:style-name="P99">In the last week: <text:s/>30.3 miles</text:p>
      <text:p text:style-name="P25"><text:soft-page-break/>Sat May 16, 2020 <text:span text:style-name="T2">6.3 miles</text:span></text:p>
      <text:p text:style-name="P25">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3">rest 2:00 and 0.25 mile jog </text:span></text:p>
      <text:p text:style-name="P25"/>
      <text:p text:style-name="P10"><text:span text:style-name="T3">Fri May 22, 2020 </text:span>3.75 miles<text:span text:style-name="T3">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7882002185061043789" text:style-name="L5">
        <text:list-item>
          <text:list>
            <text:list-header>
              <text:p text:style-name="P183">0.75 mile splits: 9:06, 9:24, 8:13</text:p>
              <text:p text:style-name="P183">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3"> 1.25 mile jog.</text:span></text:p>
      <text:p text:style-name="P25"/>
      <text:p text:style-name="P10"><text:span text:style-name="T3">Sun May 24, 2020 </text:span>5 miles<text:span text:style-name="T3">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6">st</text:span> time: Down 7:27 or 9:15/mile, Up 10:13 or 12:38/mile</text:p>
      <text:p text:style-name="P25"><text:s text:c="11"/>2<text:span text:style-name="T6">nd</text:span> time: Down 7:21 or 9:08/mile, Up 8:33 or 10:34/mile</text:p>
      <text:p text:style-name="P10">Warm down: <text:s/><text:span text:style-name="T3">Rest a minute and jog 1.2 miles</text:span></text:p>
      <text:p text:style-name="P25"/>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5">During the second mile my energy was low but after that I felt better. Total ascent: 275 ft</text:p>
      <text:p text:style-name="P10"><text:span text:style-name="T3">Warm down: </text:span>0.4 miles<text:span text:style-name="T3">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6">st</text:span> 0.8 miles downhill averaging about 9:00/mile</text:p>
      <text:p text:style-name="P25">2<text:span text:style-name="T6">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3">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3"> <text:s/>6 minute rest and ½ mile jog</text:span></text:p>
      <text:p text:style-name="P22"/>
      <text:p text:style-name="P7"><text:span text:style-name="T3">Tues June 2, 2020 </text:span>4.3<text:span text:style-name="T3"> </text:span>miles</text:p>
      <text:p text:style-name="P7">Run: <text:span text:style-name="T3">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2"/>
      <text:p text:style-name="P7"><text:span text:style-name="T3">In the last week: </text:span>30.2 miles</text:p>
      <text:p text:style-name="P7"/>
      <text:p text:style-name="P66"><text:soft-page-break/>Sat June 6, 2020 <text:span text:style-name="T2">6.2 miles <text:s/></text:span></text:p>
      <text:p text:style-name="P68">warm up: <text:span text:style-name="T3">3 miles at various paces mainly out and back on Limber Rd and rest 5:00</text:span></text:p>
      <text:p text:style-name="P68">Run:<text:span text:style-name="T3"> I ran on the Greendale Cemetery loop.</text:span></text:p>
      <text:p text:style-name="P67">6 x ¼ mile with a ¼ mile jog after each run.</text:p>
      <text:p text:style-name="P67">Each ¼ mile run was half down and half uphill with vertical decent and ascent of about 20 feet. Times for the runs: 1:57, 1:57, 1:56, 1:58, 1:55, 1:48. The jogs were about 3:20.</text:p>
      <text:p text:style-name="P69">Warm down:<text:span text:style-name="T3"> 0.2 mile jog.</text:span></text:p>
      <text:p text:style-name="P67">I ran the ¼ miles faster today than on Sat May 23, 2020 (2 weeks ago). I think the longer warm up today made me feel better.</text:p>
      <text:p text:style-name="P67"/>
      <text:p text:style-name="P67">Sun June 7, 2020 <text:span text:style-name="T2">5.7 miles</text:span></text:p>
      <text:p text:style-name="P67"><text:span text:style-name="T2">warm up: </text:span><text:s/>0.3 mile jog and rest 5 minutes.</text:p>
      <text:p text:style-name="P69">Run: <text:span text:style-name="T3">I ran my “Old Morning Loop” that I used to run a lot. <text:s/>The course is 5 miles and has a total vertical ascent of 400 feet as measured on Google Earth. </text:span></text:p>
      <text:p text:style-name="P67">Average pace: 9:37/mile, Last mile: 8:39</text:p>
      <text:p text:style-name="P69">Warm down: <text:span text:style-name="T3"><text:s/>0.4 mile jog</text:span></text:p>
      <text:p text:style-name="P67"/>
      <text:p text:style-name="P69"><text:span text:style-name="T3">Mon June 8, 2020 </text:span>4.25 miles <text:s text:c="2"/></text:p>
      <text:p text:style-name="P67">I ran 4.25 miles on hilly roads and grass at various paces.</text:p>
      <text:p text:style-name="P67"/>
      <text:p text:style-name="P67">Tues June 9, 2020 <text:span text:style-name="T2">3.1 miles</text:span></text:p>
      <text:p text:style-name="P67">I ran 3.1 miles mainly on the 510 meter cemetery loop. This run included a 2 miles portion that was somewhat faster. The mile splits for the 2 miles were: 9:51 and 8:46</text:p>
      <text:p text:style-name="P67"/>
      <text:p text:style-name="P67">Wed June 10, 2020 <text:span text:style-name="T2">5 miles</text:span></text:p>
      <text:p text:style-name="P67">I ran my morning loop again as I did on Sunday but today I had no warm up.</text:p>
      <text:p text:style-name="P67">5 miles at an average pace of 9:57/mile, Last mile: 8:51</text:p>
      <text:p text:style-name="P67"/>
      <text:p text:style-name="P69"><text:span text:style-name="T3">Thurs June 11, 2020 </text:span>4.25 miles</text:p>
      <text:p text:style-name="P69">warm up: <text:span text:style-name="T3">0.25 to Greendale Cemetery, 1 mile in 10:16 and rest 5 minutes.</text:span></text:p>
      <text:p text:style-name="P69">Run:<text:span text:style-name="T3"> 2 miles on the 510 meter cemetery loop. Mile Splits: 9:03 and 8:38,</text:span></text:p>
      <text:p text:style-name="P67">Sum of vertical ascents over the 2 miles: 140 feet, </text:p>
      <text:p text:style-name="P69">Warm down:<text:span text:style-name="T3"> 1 mile jog</text:span></text:p>
      <text:p text:style-name="P67"/>
      <text:p text:style-name="P69"><text:span text:style-name="T3">Fri June 12, 2020 </text:span>3.6 miles<text:span text:style-name="T3"> <text:s/></text:span></text:p>
      <text:p text:style-name="P67">I ran 3.6 miles at various paces and no faster than about 10:00/mile. <text:s/>I am resting up for a faster workout tomorrow.</text:p>
      <text:p text:style-name="P67"/>
      <text:p text:style-name="P69">In the last week: 32.1 miles<text:span text:style-name="T3">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5"/>
      <text:p text:style-name="P10"><text:span text:style-name="T3">Sun June 14, 2020 </text:span>5 miles</text:p>
      <text:p text:style-name="P67">I ran the “morning loop” with no warm up.</text:p>
      <text:p text:style-name="P67">5 miles at an average pace of 11:35/mile, Last mile: 10:00</text:p>
      <text:p text:style-name="P67"/>
      <text:p text:style-name="P67">Mon June 15, 2020 <text:span text:style-name="T2">4.2 miles </text:span></text:p>
      <text:p text:style-name="P67">I ran 4.2 miles including a 3.17 mile run which is 10 cemetery loops (each loop is 3.17 miles as measured with a wheel). I increased speed with each loop.</text:p>
      <text:p text:style-name="P67">Time for 10 loops: 32:09 or 10:09/mile, Total of vertical ascents 220 feet</text:p>
      <text:p text:style-name="P79">Loop times: 3:35(11:18/mile), 3:31, 3:27, 3:21, 3:18, 3:15, 3:09, 3:05, 3:01, 2:28(7:47/mile)</text:p>
      <text:p text:style-name="P79"/>
      <text:p text:style-name="P79">Tues June 16, 2020 <text:span text:style-name="T2">5.5 miles </text:span></text:p>
      <text:p text:style-name="P79">I ran at the Allegheny College athletic field.</text:p>
      <text:p text:style-name="P75">warm up: <text:span text:style-name="T3">2 miles on hilly grass and rest a few minutes</text:span></text:p>
      <text:p text:style-name="P75">Run:<text:span text:style-name="T3"> 7 x ¼ mile with about 1/8 mile jog between. <text:s/>I ran on the road leading to parking lot and the parking lot.</text:span></text:p>
      <text:p text:style-name="P79"><text:span text:style-name="T2">Times for ¼ mile runs:</text:span> <text:s/>2:00(8:00/mile), 1:55, 1:52, 1:44, 1:41, 1:45, 1:39(6:36/mile)</text:p>
      <text:p text:style-name="P79">The jogs between the runs took about 1:50.</text:p>
      <text:p text:style-name="P75">Warm down: <text:span text:style-name="T3">1 mile on the grass.</text:span> </text:p>
      <text:p text:style-name="P75"/>
      <text:p text:style-name="P67">Wed June 17, 2020 <text:span text:style-name="T2">4 miles </text:span></text:p>
      <text:p text:style-name="P67">I ran about the same workout as 2 days ago but I did not try to increase my speed on each loop of the 10 loop run. </text:p>
      <text:p text:style-name="P67"><text:span text:style-name="T2">Run:</text:span> 4 miles including a 3.17 mile run which is 10 cemetery loops</text:p>
      <text:p text:style-name="P67">Time for 10 loops: 30:52 or 9:44/mile, Total of vertical ascents 220 feet</text:p>
      <text:p text:style-name="P67"/>
      <text:p text:style-name="P67">Thur June 18, 2020 <text:span text:style-name="T2">1.5 miles</text:span></text:p>
      <text:p text:style-name="P79">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5">The 0.2 mile jogs after each run took about 2:35</text:p>
      <text:p text:style-name="P10">Warm down:<text:span text:style-name="T3"> <text:s/>0.5 mile jog</text:span></text:p>
      <text:p text:style-name="P10">In the last week: 33.7 miles</text:p>
      <text:p text:style-name="P99"><text:soft-page-break/>Sat June 20, 2020 4.85 miles <text:s/></text:p>
      <text:list xml:id="list2638303733462577882" text:style-name="L6">
        <text:list-item>
          <text:list>
            <text:list-header>
              <text:p text:style-name="P215"><text:span text:style-name="T2">warm up:</text:span> 0.2 mile jog and rest 2 minutes</text:p>
              <text:p text:style-name="P215"><text:span text:style-name="T2">Run:</text:span> 4.4 miles averaging 10:21 on hilly roads in California MD</text:p>
            </text:list-header>
          </text:list>
        </text:list-item>
      </text:list>
      <text:p text:style-name="P84">Mile splits: 11:51, 10:38, 10:19, 9:23 and the last <text:s/>0.4 miles at 8:27/mile</text:p>
      <text:p text:style-name="P84"><text:span text:style-name="T2">Warm down:</text:span> rest 2 minutes and 0.25 jog</text:p>
      <text:p text:style-name="P84"/>
      <text:p text:style-name="P99">Sun June 21, 2020 6 miles on a hot, humid day</text:p>
      <text:p text:style-name="P99">Run: <text:span text:style-name="T3">6</text:span> <text:span text:style-name="T3">miles averaging 10:20/mile on hilly roads in California MD</text:span></text:p>
      <text:p text:style-name="P84">Mile splits: 10:59, 10:50, 10:11, 10:42, 9:59, 9:29</text:p>
      <text:p text:style-name="P99">Warm down:<text:span text:style-name="T3"> <text:s text:c="2"/>0.25 mile walk</text:span></text:p>
      <text:p text:style-name="P84"/>
      <text:p text:style-name="P99"><text:span text:style-name="T3">Mon June 22, 2020 </text:span>4.5 miles<text:span text:style-name="T3"> It was not quite as hot as yesterday.</text:span></text:p>
      <text:p text:style-name="P99">I ran the same course as yesterday but left out the middle 2 miles.</text:p>
      <text:p text:style-name="P99">warm up:<text:span text:style-name="T3"> ¼ mile jog and rest 2 minutes</text:span></text:p>
      <text:p text:style-name="P99">Run:<text:span text:style-name="T3"> 4 miles averaging 9:22/mile on hilly roads in California MD, </text:span></text:p>
      <text:p text:style-name="P84">Total vertical ascent: 155 feet along the 4 miles </text:p>
      <text:p text:style-name="P84">Mile Splits: 10:20, 9:40, 8:57, 8:33</text:p>
      <text:p text:style-name="P99">Warm down:<text:span text:style-name="T3"> ¼ mile jog <text:s text:c="2"/></text:span><text:s text:c="2"/></text:p>
      <text:p text:style-name="P99"/>
      <text:p text:style-name="P99"><text:span text:style-name="T3">Tues June 23, 2020 </text:span>5.6 miles<text:span text:style-name="T3"> </text:span></text:p>
      <text:p text:style-name="P99">I ran the same 4 mile course as yesterday. </text:p>
      <text:p text:style-name="P99">warm up:<text:span text:style-name="T3"> 1 mile jog and rest 2 minutes</text:span></text:p>
      <text:p text:style-name="P99">Run:<text:span text:style-name="T3"> 4 miles averaging 9:12/mile on hilly roads in California MD, </text:span></text:p>
      <text:p text:style-name="P84">Total vertical ascent: 155 feet along the 4 miles,Mile Splits: 9:55, 9:24, 8:53, 8:36</text:p>
      <text:p text:style-name="P99">Warm down:<text:span text:style-name="T3"> rest 3 minutes and 0.6 mile jog <text:s text:c="2"/></text:span><text:s text:c="2"/></text:p>
      <text:p text:style-name="P99"/>
      <text:p text:style-name="P99"><text:span text:style-name="T3">Wed June 24, 2020 </text:span>5.6 miles<text:span text:style-name="T3"> </text:span></text:p>
      <text:p text:style-name="P9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9">warm up:<text:span text:style-name="T3"> 2 miles at 10:51/mile and rest 4 minutes</text:span></text:p>
      <text:p text:style-name="P99">Run:<text:span text:style-name="T3"> 3 miles averaging 8:44/mile on hilly roads in California MD, </text:span></text:p>
      <text:p text:style-name="P84">Total vertical ascent: about 135 feet along the 4 miles,Mile Splits: 9:16, 8:45, 8:10 </text:p>
      <text:p text:style-name="P99">Warm down:<text:span text:style-name="T3"> rest 3 minutes and 0.6 mile jog </text:span></text:p>
      <text:p text:style-name="P84"/>
      <text:p text:style-name="P99"><text:span text:style-name="T3">Thur June 25, 2020 </text:span>1.5 miles<text:span text:style-name="T3"> <text:s/>in about 18:00 on roads near Spring Village</text:span> </text:p>
      <text:p text:style-name="P99"/>
      <text:p text:style-name="P84">Fri June 26, 2020 <text:span text:style-name="T2">3.35 miles</text:span> </text:p>
      <text:p text:style-name="P99">warm up:<text:span text:style-name="T3"> 0.75 mile jog and rest 2 minutes</text:span></text:p>
      <text:p text:style-name="P99">Run: <text:span text:style-name="T3">2 miles out and back on the same course I ran 2 days ago but today I left out the middle mile that I ran 2 days ago. I was surprised that I did not need as much warm up as usual.</text:span></text:p>
      <text:p text:style-name="P84">Time: 16:50 or 8:25/mile</text:p>
      <text:p text:style-name="P84">Mile splits: 8:42, 8:08. The last ¼ mile was in 1:50 (7:20/mile pace) on a level path.</text:p>
      <text:p text:style-name="P99">Warm down: 0.6 miles</text:p>
      <text:p text:style-name="P99">In the last week: 31.1 miles</text:p>
      <text:p text:style-name="P99"><text:soft-page-break/><text:span text:style-name="T3">Sat June 27, 2020</text:span> 5.3 miles <text:s text:c="3"/><text:span text:style-name="T3">I ran roads in Ortley Beach NJ with very little elevation changes.</text:span> </text:p>
      <text:p text:style-name="P99">warm up:<text:span text:style-name="T3"> 1 mile in 10:55 </text:span></text:p>
      <text:p text:style-name="P84"><text:span text:style-name="T2">Run:</text:span> 4.3 miles in 37:29 or 9:22/mile</text:p>
      <text:p text:style-name="P84">Splits: 9:46, 9:34, 9:26, 8:43, and the last 0.3 miles at 8:29/mile</text:p>
      <text:p text:style-name="P84"/>
      <text:p text:style-name="P99"><text:span text:style-name="T3">Sun June 28, 2020</text:span> 4.5 miles <text:s text:c="3"/><text:span text:style-name="T3">I ran on roads in Fairfield NJ with very little elevation changes.</text:span> <text:s/><text:span text:style-name="T3"><text:s/></text:span></text:p>
      <text:p text:style-name="P84"><text:span text:style-name="T2">Run:</text:span> 4 miles averaging 10:00/mile on a hot day</text:p>
      <text:p text:style-name="P84">Splits: 10:50, 10:06, 9:54, 9:00 <text:s/>The last ¼ mile at 8:00/mile</text:p>
      <text:p text:style-name="P99">Warm down: <text:span text:style-name="T3">½ mile jog</text:span></text:p>
      <text:p text:style-name="P84"/>
      <text:p text:style-name="P99"><text:span text:style-name="T3">Mon June 29, 2020</text:span> 5 miles <text:s text:c="3"/><text:span text:style-name="T3">I ran on roads in Fairfield NJ with very little elevation changes.</text:span></text:p>
      <text:p text:style-name="P99">warm up:<text:span text:style-name="T3"> ¼ mile walk, 1 mile in 9:31 and rest 3 minutes</text:span> </text:p>
      <text:p text:style-name="P84"><text:span text:style-name="T2">Run:</text:span> 8 x 0.2 miles with a 0.2 mile jog between these runs</text:p>
      <text:p text:style-name="P84">Times for the 0.2 mile runs: </text:p>
      <text:p text:style-name="P84">1:28(7:17/mile), 1:28, 1:30, 1:31, 1:28, 1:28,1:23.9(6:59/mile), 1:29 <text:s text:c="2"/>Average: 1:28</text:p>
      <text:p text:style-name="P84">The 0.2 mile jogs between the runs were in about 2:40 <text:s text:c="2"/></text:p>
      <text:p text:style-name="P99">Warm down:<text:span text:style-name="T3"> rest about 3 minutes and 1 mile in 10:48</text:span></text:p>
      <text:p text:style-name="P84"/>
      <text:p text:style-name="P99"><text:span text:style-name="T3">Tues June 30, 2020</text:span> 3.6 miles <text:s text:c="2"/><text:span text:style-name="T3">I ran on roads in Fairfield NJ with very little elevation changes.</text:span></text:p>
      <text:p text:style-name="P99">warm up:<text:span text:style-name="T3"> 1.2 miles at 10:36/mile and rest 3 minutes</text:span> </text:p>
      <text:p text:style-name="P84"><text:span text:style-name="T2">Run:</text:span> 1 mile in 7:52, I ran out and back on a ½ mile stretch of road.</text:p>
      <text:p text:style-name="P99">Warm down:<text:span text:style-name="T3"> rest about 3 minutes and 1.4 miles at 9:38/mile</text:span></text:p>
      <text:p text:style-name="P84"/>
      <text:p text:style-name="P99"><text:span text:style-name="T3">Wed July 1, 2020</text:span> 2.5 miles <text:s text:c="5"/><text:span text:style-name="T3">I ran on roads in Fairfield NJ with very little elevation changes.</text:span></text:p>
      <text:p text:style-name="P99">warm up:<text:span text:style-name="T3"> ¼ <text:s/>mile walk, 1 mile in 10:20 and rest 2 min</text:span></text:p>
      <text:p text:style-name="P84"><text:span text:style-name="T2">Run:</text:span> 1 mile in 8:06, </text:p>
      <text:p text:style-name="P103">Warm down:<text:span text:style-name="T3"> ¼ <text:s/>mile jog <text:s text:c="110"/></text:span></text:p>
      <text:p text:style-name="P99">WE ARE BACK IN MEADVILLE!</text:p>
      <text:p text:style-name="P84">Thurs July 2, 2020 <text:span text:style-name="T2">5.2 miles <text:s/>(A similar workout to the one on Thur May 28, 2020)</text:span></text:p>
      <text:p text:style-name="P84">I ran on the hill from the very top of Greendale Cemetery to Jefferson Street. The hill is 0.806 miles long with an elevation change of 216 feet..</text:p>
      <text:p text:style-name="P84"><text:span text:style-name="T2">warm up:</text:span> 1.4 miles and rest a minute </text:p>
      <text:p text:style-name="P84"><text:span text:style-name="T2">Run:</text:span> I ran 2 times down and up the hill. Time for 3.22 miles: 31:36 or 9:49/mile (On May 28 Ave Pace was 10:28/mile)</text:p>
      <text:p text:style-name="P84">Splits: 1<text:span text:style-name="T6">st</text:span> time: Down 7:15 or 9:08/mile, Up 9:13 or 11:25/mile</text:p>
      <text:p text:style-name="P84"><text:s text:c="11"/>2<text:span text:style-name="T6">nd</text:span> time: Down 6:48 or 8:27/mile, Up 8:20 or 10:18/mile</text:p>
      <text:p text:style-name="P99">Warm down: <text:s/><text:span text:style-name="T3">Rest a minute and jog 0.6 miles</text:span></text:p>
      <text:p text:style-name="P84"/>
      <text:p text:style-name="P99"><text:span text:style-name="T3">Fri July 3, 2020 </text:span>4.3 miles</text:p>
      <text:p text:style-name="P99">warm up: <text:s/><text:span text:style-name="T3">0.3 mile jog to the Greendale Cemetery loop</text:span></text:p>
      <text:p text:style-name="P99">Run:<text:span text:style-name="T3"> 3.8 miles (12 loops) Time: 39:59 or 10:31/mile, Sum of vertical ascents: 264 feet</text:span></text:p>
      <text:p text:style-name="P99">Warm down:<text:span text:style-name="T3"> rest 3 minutes and 0.2 mile jog </text:span></text:p>
      <text:p text:style-name="P84"/>
      <text:p text:style-name="P10">In the last week: 30.4 miles <text:s/></text:p>
      <text:p text:style-name="P10">I have run at least 1.5 miles every day for the last 73 days.</text:p>
      <text:p text:style-name="P99"><text:soft-page-break/><text:span text:style-name="T3">Sat July 4, 2020 </text:span>4.3 miles <text:s text:c="8"/>(The same workout as yesterday.)</text:p>
      <text:p text:style-name="P99">warm up: <text:s/><text:span text:style-name="T3">0.3 mile jog to the Greendale Cemetery loop</text:span></text:p>
      <text:p text:style-name="P99">Run:<text:span text:style-name="T3"> 3.8 miles (12 loops) Time: 39:46 or 10:28/mile, Sum of vertical ascents: 264 feet</text:span></text:p>
      <text:p text:style-name="P99">Warm down:<text:span text:style-name="T3"> rest 3 minutes and 0.2 mile jog</text:span></text:p>
      <text:p text:style-name="P84"/>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5">Mile splits: 8:37, 8:57, 9:02, 10:00, 8:28</text:p>
      <text:p text:style-name="P10">Warm down: <text:span text:style-name="T3">rest 1 minute and jog 0.25 miles </text:span></text:p>
      <text:p text:style-name="P25"/>
      <text:p text:style-name="P10"><text:span text:style-name="T3">Mon July 6, 2020 </text:span>5 miles </text:p>
      <text:p text:style-name="P99">Run: <text:s/><text:span text:style-name="T3">5 miles on very hilly roads averaging 10:45/mile</text:span></text:p>
      <text:p text:style-name="P99">Warm down: <text:span text:style-name="T3">0.6 mile walk with Mary Jane on cemetery loop</text:span></text:p>
      <text:p text:style-name="P99"/>
      <text:p text:style-name="P99"><text:span text:style-name="T3">Tues July 7, 2020 </text:span>4.5 <text:s/>miles</text:p>
      <text:p text:style-name="P99">Run: <text:s/><text:span text:style-name="T3">4.5 miles on hilly roads and grass averaging 10:31/mile</text:span></text:p>
      <text:p text:style-name="P99">Warm down: <text:span text:style-name="T3">rest a few minutes and 1 mile walk with Mary Jane on cemetery loop</text:span></text:p>
      <text:p text:style-name="P84"/>
      <text:p text:style-name="P99"><text:span text:style-name="T3">Wed July 8, 2020 </text:span>2 miles</text:p>
      <text:p text:style-name="P84">The ball of my left foot hurts a little. It felt better when I ran with a forefoot strike.</text:p>
      <text:p text:style-name="P84">After running I soaked my foot in epsom salt in warm water.</text:p>
      <text:p text:style-name="P84"/>
      <text:p text:style-name="P84">Thur July 9, 2020 <text:span text:style-name="T2">4 miles </text:span><text:s/></text:p>
      <text:p text:style-name="P84">I ran on a 0.75 mile grass loop at the athletic field. <text:s/>The loop has a 50 ft vertical ascent. I thought the grass would be good for my soar left foot and it was.</text:p>
      <text:p text:style-name="P84"><text:span text:style-name="T2">warm up:</text:span> <text:s/>0.75 miles at 11:00/mile</text:p>
      <text:p text:style-name="P99">Run: <text:span text:style-name="T3">3 miles on the loop. Average paces for each of the 4 loops:</text:span></text:p>
      <text:p text:style-name="P84">10:05, 9:50, 9:42 and 9:18/mile</text:p>
      <text:p text:style-name="P99">Warm down: <text:s/><text:span text:style-name="T3">Rest a few minutes and 0.25 mile jog</text:span></text:p>
      <text:p text:style-name="P84">Later I walked a mile with Mary Jane on the cemetery loop.</text:p>
      <text:p text:style-name="P84"/>
      <text:p text:style-name="P84">Fri July 10, 2020 <text:span text:style-name="T2">4.25 miles</text:span></text:p>
      <text:p text:style-name="P84">I ran on a 0.75 mile grass loop at the athletic field. <text:s/>The loop has a 50 ft vertical ascent. <text:s text:c="2"/></text:p>
      <text:p text:style-name="P84">I ran the same workout as yesterday except I did not use the first loop as a warm up.</text:p>
      <text:p text:style-name="P99">I felt a lot better than yesterday.</text:p>
      <text:p text:style-name="P99">Run: <text:span text:style-name="T3">3.75 miles on the loop. <text:s/>Average paces for each of the 5 loops:</text:span></text:p>
      <text:p text:style-name="P84">Yesterday: 11:00, 10:05, 9:50, 9:42 and 9:18/mile</text:p>
      <text:p text:style-name="P84">Today: <text:s text:c="8"/>9:43, <text:s text:c="2"/>9:27, 9:23, 9:20 and 8:40/mile </text:p>
      <text:p text:style-name="P99">Warm down: <text:s/><text:span text:style-name="T3">Rest a few minutes and 0.5 mile jog</text:span></text:p>
      <text:p text:style-name="P84">Later I walked a mile with Mary Jane on the cemetery loop.</text:p>
      <text:p text:style-name="P84"/>
      <text:p text:style-name="P99">In the last week week: 31.3 miles</text:p>
      <text:p text:style-name="P99"/>
      <text:p text:style-name="P84"><text:soft-page-break/>Sat July 11, 2020 <text:span text:style-name="T2">2.5 miles</text:span> <text:s/></text:p>
      <text:p text:style-name="P84"><text:span text:style-name="T2">warm up:</text:span> 0.25 miles to Greendale Cemetery loop</text:p>
      <text:p text:style-name="P84"><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5">Mile splits 1<text:span text:style-name="T6">st</text:span> loop: 10:05, 9:46, 9:23, 10:32, 8:55, Time: 48:41, Average pace: 9:44</text:p>
      <text:p text:style-name="P25">Mile splits 2<text:span text:style-name="T6">nd</text:span> loop: <text:s text:c="2"/>9:23, 9:23, 9:12, <text:s text:c="2"/>9:32, 7:58, Time: 45:29, Average pace: 9:06</text:p>
      <text:p text:style-name="P10">Warm down: <text:span text:style-name="T3">rest 1 minute and jog 0.25 miles </text:span></text:p>
      <text:p text:style-name="P25"/>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5"/>
      <text:p text:style-name="P10"><text:span text:style-name="T3">Tues July 14, 2020 </text:span>4.6 miles<text:span text:style-name="T3">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4"><text:soft-page-break/>Sat July 18, 2020 <text:span text:style-name="T2">4 miles</text:span> <text:s/></text:p>
      <text:p text:style-name="P84"><text:span text:style-name="T2">Run:</text:span> 4 miles on hilly roads averaging 10:15/mile, Splits: 11:38, 9:57, 9:49, 9:33 </text:p>
      <text:p text:style-name="P84">Total of ascents along the way: 267 feet</text:p>
      <text:p text:style-name="P84"/>
      <text:p text:style-name="P84">Sun July 19, 2020 <text:span text:style-name="T2">7.9 miles</text:span> <text:s/></text:p>
      <text:p text:style-name="P84">I ran on a relatively flat 1.8 mile loop that I have not run on in a long time. It consists of Devore Rd, Springs Rd, Alden St and Oakgrove Ave.</text:p>
      <text:p text:style-name="P84"><text:span text:style-name="T2">Run:</text:span> <text:s/>4 x 1.8 miles with a 5 minute rest between each run. </text:p>
      <text:p text:style-name="P84">1<text:span text:style-name="T6">st</text:span> <text:s/>loop, Time 18:47, 10:26/mile</text:p>
      <text:p text:style-name="P84">2<text:span text:style-name="T6">nd</text:span> loop, Time 16:01, <text:s text:c="2"/>8:54/mile <text:s/></text:p>
      <text:p text:style-name="P84">3<text:span text:style-name="T6">rd</text:span> loop, Time <text:s/>15:44, <text:s/>8:44/mile</text:p>
      <text:p text:style-name="P84">4<text:span text:style-name="T6">th</text:span> loop, Time <text:s/>15:07, <text:s/>8:24/mile</text:p>
      <text:p text:style-name="P84">Ave Time for last 3 loops, <text:s/>15:37, 8:41/mile</text:p>
      <text:p text:style-name="P84"><text:span text:style-name="T2">Warm down:</text:span> <text:s/>rest 5 minutes and 0.5 mile jog</text:p>
      <text:p text:style-name="P84"/>
      <text:p text:style-name="P84">Mon July 20, 2020 <text:span text:style-name="T2">4.5 miles</text:span> <text:s/></text:p>
      <text:p text:style-name="P84"><text:span text:style-name="T2">warm up:</text:span> 0.25 miles to the cemetery loop</text:p>
      <text:p text:style-name="P84"><text:span text:style-name="T2">Run:</text:span> 4 miles on the loop averaging 10:33/mile, Sum of ascents: 280 feet</text:p>
      <text:p text:style-name="P84"><text:span text:style-name="T2">Splits:</text:span> <text:s/>11:20, 10:30, 10:14, 10:10, Average pace: 10:33</text:p>
      <text:p text:style-name="P84"><text:span text:style-name="T2">Warm down:</text:span> 0.25 miles home</text:p>
      <text:p text:style-name="P84"/>
      <text:p text:style-name="P84">Tues July 21, 2020 <text:span text:style-name="T2">4.5 miles</text:span> <text:s text:c="2"/>Same workout as yesterday.</text:p>
      <text:p text:style-name="P84"><text:span text:style-name="T2">Splits:</text:span> <text:s/>10:29, 10:35, 10:21, 10:01, Average pace: 10:22</text:p>
      <text:p text:style-name="P84"/>
      <text:p text:style-name="P84">Wed July 22, 2020 <text:span text:style-name="T2">4.5 miles</text:span> <text:s text:c="2"/>Same workout as yesterday.</text:p>
      <text:p text:style-name="P84"><text:span text:style-name="T2">Splits:</text:span> <text:s/>9:40, 9:24, 9:18, 8:39 <text:s text:c="9"/>Average pace: <text:s text:c="2"/>9:15</text:p>
      <text:p text:style-name="P84">I felt pretty much recovered from Sunday's workout.</text:p>
      <text:p text:style-name="P84"/>
      <text:p text:style-name="P84">Thur July 23, 2020 <text:span text:style-name="T2"><text:s/>4.7 miles</text:span> </text:p>
      <text:p text:style-name="P84"><text:span text:style-name="T2">warm up:</text:span> 0.25 mile jog to cemetery loop and 1 mile on loop in 10:53</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Running down, Distance: 0.8 miles, Time: 7:20, Pace: 9:10/mile </text:p>
      <text:p text:style-name="P84">Running up, <text:s text:c="5"/>Distance: 0.8 miles, Time: 9:16, Pace: 11:35/mile </text:p>
      <text:p text:style-name="P84">Running down, Distance: 0.8 miles, Time: 7:35, Pace: 9:29/mile </text:p>
      <text:p text:style-name="P84">Running up, <text:s text:c="5"/>Distance: 0.8 miles, Time: 9:26, Pace: 11:18/mile </text:p>
      <text:p text:style-name="P84">Average Pace for 3.2 miles: 10:23/mile, Sum of vertical ascents: 432 feet </text:p>
      <text:p text:style-name="P84">See Fri July 17, 2020 </text:p>
      <text:p text:style-name="P84"/>
      <text:p text:style-name="P84">Fri July 24, 2020 <text:span text:style-name="T2">2.5 miles</text:span> <text:s/></text:p>
      <text:p text:style-name="P84"><text:span text:style-name="T2">warm up:</text:span> 0.25 miles to the cemetery loop</text:p>
      <text:p text:style-name="P84"><text:span text:style-name="T2">Run:</text:span> 2 miles on the loop averaging 9:35/mile, Sum of ascents: 140 feet, <text:span text:style-name="T2">Splits:</text:span> <text:s/>9:51, 9:19</text:p>
      <text:p text:style-name="P84"><text:span text:style-name="T2">Warm down:</text:span> 0.25 miles home</text:p>
      <text:p text:style-name="P99">In the last week: 32.6 miles</text:p>
      <text:p text:style-name="P99"><text:soft-page-break/><text:span text:style-name="T3">Sat July 25, 2020</text:span> <text:s/>3.5 miles</text:p>
      <text:p text:style-name="P99">Run:<text:span text:style-name="T3">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3">5 miles on the “Morning Loop” averaging 8:48/mile, Last mile: 8:10</text:span></text:p>
      <text:p text:style-name="P25">Mile splits: 8:31, 8:50, 8:54, 9:35, 8:10</text:p>
      <text:p text:style-name="P10">Warm down: <text:span text:style-name="T3">rested a few minutes and jogged 0.5 miles</text:span></text:p>
      <text:p text:style-name="P25"/>
      <text:p text:style-name="P84">Mon July 27, 2020 <text:span text:style-name="T2">5 miles</text:span> <text:s/></text:p>
      <text:p text:style-name="P84"><text:span text:style-name="T2">warm up:</text:span> 0.25 miles to the cemetery loop</text:p>
      <text:p text:style-name="P84"><text:span text:style-name="T2">Run:</text:span> 4 miles on the loop averaging 10:00/mile, Sum of ascents: 280 feet</text:p>
      <text:p text:style-name="P10"><text:span text:style-name="T20">Warm down:</text:span><text:span text:style-name="T19"> 0.75 miles home</text:span></text:p>
      <text:p text:style-name="P99">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4"><text:span text:style-name="T2">Splits today:</text:span> <text:s text:c="34"/>10:10, <text:s text:c="2"/>9:52, 10:02, <text:s text:c="2"/>9:55, Average pace: 10:00</text:p>
      <text:p text:style-name="P84"/>
      <text:p text:style-name="P84">Tues July 28, 2020 <text:span text:style-name="T2">3 miles</text:span> <text:s text:c="2"/></text:p>
      <text:p text:style-name="P84"><text:span text:style-name="T2">warm up:</text:span> 0.25 miles to the cemetery loop</text:p>
      <text:p text:style-name="P84"><text:span text:style-name="T2">Run:</text:span> 2 miles on the loop averaging 9:54/mile, Sum of ascents: 140 feet</text:p>
      <text:p text:style-name="P10"><text:span text:style-name="T20">Warm down:</text:span><text:span text:style-name="T19"> 0.75 miles home</text:span></text:p>
      <text:p text:style-name="P84"/>
      <text:p text:style-name="P84">Wed July 29, 2020 <text:span text:style-name="T2">3 miles</text:span> <text:s text:c="2"/></text:p>
      <text:p text:style-name="P84"><text:span text:style-name="T2">warm up:</text:span> 0.25 miles to the cemetery loop</text:p>
      <text:p text:style-name="P84"><text:span text:style-name="T2">Run:</text:span> 1 mile on the loop in 9:34 and rest 3 minutes</text:p>
      <text:p text:style-name="P84"><text:s text:c="10"/>1 mile on the loop in 8:25 and rest 3 minutes </text:p>
      <text:p text:style-name="P10"><text:span text:style-name="T20">Warm down:</text:span><text:span text:style-name="T19"> 0.75 miles home</text:span></text:p>
      <text:p text:style-name="P84"/>
      <text:p text:style-name="P84"><text:span text:style-name="T19">Thur July 30, 2020 </text:span><text:span text:style-name="T2">2.5</text:span><text:span text:style-name="T18"> miles</text:span><text:span text:style-name="T19"> <text:s text:c="2"/></text:span></text:p>
      <text:p text:style-name="P84"><text:span text:style-name="T2">warm up:</text:span> 0.25 miles to the cemetery loop</text:p>
      <text:p text:style-name="P84"><text:span text:style-name="T2">Run:</text:span> 2 miles on the loop in 20:32</text:p>
      <text:p text:style-name="P10"><text:span text:style-name="T20">Warm down:</text:span><text:span text:style-name="T19"> 0.25 miles home</text:span></text:p>
      <text:p text:style-name="P84"/>
      <text:p text:style-name="P10"><text:span text:style-name="T19">Fri July 31, 2020 </text:span><text:span text:style-name="T20">2 miles</text:span><text:span text:style-name="T19"> at various paces. </text:span></text:p>
      <text:p text:style-name="P84"/>
      <text:p text:style-name="P84"/>
      <text:p text:style-name="P99">In the last week: 25.5 miles</text:p>
      <text:p text:style-name="P99"/>
      <text:p text:style-name="P84"/>
      <text:p text:style-name="P84"/>
      <text:p text:style-name="P84"/>
      <text:p text:style-name="P84"/>
      <text:p text:style-name="P113"><text:soft-page-break/>Sat Aug 1, 2020 <text:span text:style-name="T2">6.4 miles</text:span></text:p>
      <text:p text:style-name="P11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3"><text:span text:style-name="T2">My Run; </text:span>After warming up with a mile at various paces I ran the 5.42 miles in 47:16 or 8:43/mile. </text:p>
      <text:p text:style-name="P113"><text:span text:style-name="T2">Mile Splits:</text:span> 8:48, 8:48, 8:44, 8:55, 8:26, and the last 0.42 miles at 8:37/mile</text:p>
      <text:p text:style-name="P110">Email to runners: <text:s text:c="6"/>Handicapping 5.4 mile run August 1, 2020</text:p>
      <text:p text:style-name="P139"/>
      <text:p text:style-name="P14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40"/>
      <text:p text:style-name="P14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40"/>
      <text:p text:style-name="P14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40"><text:tab/><text:tab/><text:tab/><text:tab/><text:tab/><text:tab/><text:tab/><text:tab/><text:tab/><text:tab/><text:tab/>Result for 5.4 miles</text:p>
      <text:p text:style-name="P140"><text:s text:c="24"/>Times and totals<text:tab/><text:tab/><text:tab/><text:tab/> <text:s text:c="4"/>Start Times <text:s text:c="5"/><text:tab/>August 1, 2020</text:p>
      <text:p text:style-name="P141">Jim<text:tab/>16:01, 15:44, 15:07 Total = 46:52 -&gt; 46:00<text:tab/><text:tab/>0<text:tab/><text:tab/>47:16</text:p>
      <text:p text:style-name="P140">Bill<text:tab/> <text:s text:c="3"/>15:12, 15:11, 15:17 Total = 45:40<text:tab/><text:tab/><text:tab/>0:20<text:tab/><text:tab/>46:08<text:tab/><text:tab/></text:p>
      <text:p text:style-name="P140">Brian <text:s text:c="6"/>15:01, 15:23, 14:30 Total = 44:54<text:tab/><text:tab/><text:tab/>1:06</text:p>
      <text:p text:style-name="P140">David <text:s text:c="5"/>15:02, 15:06, 13:21 Total = 43:29<text:tab/><text:tab/><text:tab/>2:31<text:tab/><text:tab/>43:38</text:p>
      <text:p text:style-name="P140">Tim <text:s text:c="8"/>14:52, 13:56, 12:51 Total = 41:39<text:tab/><text:tab/><text:tab/>4:21</text:p>
      <text:p text:style-name="P140">Colton<text:tab/> <text:s text:c="3"/>13:56, 13:03, 12:16 Total = 39:15<text:tab/><text:tab/><text:tab/>6:45</text:p>
      <text:p text:style-name="P140"/>
      <text:p text:style-name="P14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40"/>
      <text:p text:style-name="P14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2"><text:soft-page-break/>Sun <text:s/>Aug 2, 2020 <text:span text:style-name="T2">5 miles</text:span></text:p>
      <text:p text:style-name="P143"><text:span text:style-name="T2">Run:</text:span> 5 miles on the “Morning Loop” in the counter clockwise direction averaging 10:15/mile.</text:p>
      <text:p text:style-name="P142"/>
      <text:p text:style-name="P142">Mon Aug 3, 2020 <text:span text:style-name="T2">5.25 miles</text:span></text:p>
      <text:p text:style-name="P142"><text:span text:style-name="T2">warm up:</text:span> <text:s/>0.25 miles to the cemetery loop</text:p>
      <text:p text:style-name="P144">Run: <text:s/><text:span text:style-name="T3">½ mile down and ½ mile up hill in 10:30, elevation change is 120 feet, rest 2:00</text:span></text:p>
      <text:p text:style-name="P143">6 x 0.317 miles on the loop with a 0.317 mile jog between the runs</text:p>
      <text:p text:style-name="P143">average time for runs: 2:49 (8:53/mile), average time for jogs: 3:24 (10:45/mile)</text:p>
      <text:p text:style-name="P143">Vertical ascent on one loop: 22 feet</text:p>
      <text:p text:style-name="P144">Warm down:<text:span text:style-name="T3"> <text:s/>0.5 mile jog</text:span></text:p>
      <text:p text:style-name="P143"/>
      <text:p text:style-name="P143"/>
      <text:p text:style-name="P142">Tues Aug 4, 2020 <text:span text:style-name="T2">5.35 miles <text:s/></text:span><text:span text:style-name="T3">(The same workout as yesterday)</text:span></text:p>
      <text:p text:style-name="P142"><text:span text:style-name="T2">warm up:</text:span> <text:s/>0.25 miles to the cemetery loop</text:p>
      <text:p text:style-name="P144">Run: <text:s/><text:span text:style-name="T3">½ mile down and ½ mile up hill in 9:57, elevation change is 120 feet, rest 3:00</text:span></text:p>
      <text:p text:style-name="P143">6 x 0.317 miles on the loop with a 0.317 mile jog between the runs</text:p>
      <text:p text:style-name="P143">average time for runs: 2:40 (8:25/mile), average time for jogs: 3:33 (11:12/mile)</text:p>
      <text:p text:style-name="P143">The last 0.317 mile run in 2:25 (7:37/mile)</text:p>
      <text:p text:style-name="P143">Vertical ascent on one loop: 22 feet</text:p>
      <text:p text:style-name="P143">Warm down: <text:s/>0.6 mile jog</text:p>
      <text:p text:style-name="P143"/>
      <text:p text:style-name="P143">Wed Aug 5, 2020 <text:span text:style-name="T2">5 miles running </text:span>(1 mile walking and 5 miles of running)</text:p>
      <text:p text:style-name="P143">I ran and walked 6 miles on hilly roads and averaged 12:10/mile. <text:s/>I walked 10 times for a total of 1 mile of walking and 5 miles of running.</text:p>
      <text:p text:style-name="P143"/>
      <text:p text:style-name="P143">Thur Aug 6, 2020 <text:span text:style-name="T2">5.5 miles running </text:span>(1 mile walking and 5.5 miles of running)</text:p>
      <text:p text:style-name="P143"><text:span text:style-name="T2">warm up:</text:span> 0.25 mile jog</text:p>
      <text:p text:style-name="P143"><text:span text:style-name="T2">Run:</text:span> 6 miles on hilly roads and averaged 12:12/mile. <text:s/>I walked 10 times for a total of <text:s text:c="3"/>1 mile of walking and 5 miles of running. Total vertical ascent: 630 feet.</text:p>
      <text:p text:style-name="P143"><text:span text:style-name="T2">Warm down:</text:span> 0.25 mile jog </text:p>
      <text:p text:style-name="P143"/>
      <text:p text:style-name="P143"/>
      <text:p text:style-name="P143"><text:s/></text:p>
      <text:p text:style-name="P143">Fri Aug 7, 2020 <text:span text:style-name="T2">2 miles</text:span></text:p>
      <text:p text:style-name="P143">I ran 2 easy miles. The ball of my left foot is hurting.</text:p>
      <text:p text:style-name="P143"/>
      <text:p text:style-name="P144"/>
      <text:p text:style-name="P144"/>
      <text:p text:style-name="P144">In the last week: 34.5 miles running</text:p>
      <text:p text:style-name="P145"/>
      <text:p text:style-name="P145"/>
      <text:p text:style-name="P149"><text:soft-page-break/>Sat Aug 8, 20 <text:span text:style-name="T2">6.5 miles</text:span></text:p>
      <text:p text:style-name="P150">warm up: <text:span text:style-name="T3">0.25 mile jog to the cemetery</text:span></text:p>
      <text:p text:style-name="P151">Run:<text:span text:style-name="T3"> Down and up hill 1 mile in 4:57 + 5:32 = 10:29 and rest 4:00 <text:s text:c="34"/></text:span></text:p>
      <text:p text:style-name="P84">1 x from the very top of Greendale Cemetery to Jefferson Street which is a short distance outside the entrance to the cemetery then back up. <text:s/>The hill is 0.8 miles, elevation of 216 feet.</text:p>
      <text:p text:style-name="P84">Running down, Distance: 0.8 miles, Time: 6:59, Pace: 8:44/mile </text:p>
      <text:p text:style-name="P84">Running up, <text:s text:c="5"/>Distance: 0.8 miles, Time: 8:18, Pace: 10:22/mile</text:p>
      <text:p text:style-name="P104">Total Time: 15:17 (9:33/mile) <text:s text:c="94"/></text:p>
      <text:p text:style-name="P152">5 x 0.317 miles on the loop with a 0.317 mile jog after each run</text:p>
      <text:p text:style-name="P152">average time for runs: 2:34 (8:06/mile), last run in 2:26 (7:41/mile)</text:p>
      <text:p text:style-name="P152">average time for jogs: 3:43 (11:43/mile), Vertical ascent on one loop: 22 feet</text:p>
      <text:p text:style-name="P99">Warm down:<text:span text:style-name="T3"> <text:s/>0.5 mile jog</text:span></text:p>
      <text:p text:style-name="P84"/>
      <text:p text:style-name="P84">Sun Aug 9, 2020 <text:span text:style-name="T2">6.5 miles</text:span></text:p>
      <text:p text:style-name="P84"><text:span text:style-name="T2">warm up: </text:span>1.5 miles and 9 minutes rest.</text:p>
      <text:p text:style-name="P99">Run: <text:s/><text:span text:style-name="T3">5 miles on the “Morning Loop” averaging 8:44/mile, Last mile: 8:08</text:span></text:p>
      <text:p text:style-name="P84">Time: 43:42, Mile splits: 8:33, 8:47, 8:50, 9:25, 8:08</text:p>
      <text:p text:style-name="P99">Warm down:<text:span text:style-name="T3"> rested a few minutes and walked 0.4 miles</text:span></text:p>
      <text:p text:style-name="P84"/>
      <text:p text:style-name="P149">Mon Aug 10, 20 <text:span text:style-name="T2">5.3 miles</text:span></text:p>
      <text:p text:style-name="P150">warm up: <text:span text:style-name="T3">0.25 mile jog to the cemetery</text:span></text:p>
      <text:p text:style-name="P150"><text:span text:style-name="T21">Run:</text:span><text:span text:style-name="T22"> Down and up hill 1 mile in 4:27 + 5:14 = 9:42 and rest 3:00 <text:s text:c="34"/></text:span></text:p>
      <text:p text:style-name="P152">6 x 0.317 miles on the loop with a 0.317 mile jog after each run</text:p>
      <text:p text:style-name="P152">ave for runs: 2:35 (8:09/mile), last run in 2:22 (7:28/mile), ave for jogs: 3:44 (11:47/mile)</text:p>
      <text:p text:style-name="P152">Vertical ascent on one loop: 22 feet</text:p>
      <text:p text:style-name="P99">Warm down:<text:span text:style-name="T3"> <text:s/>0.5 mile jog</text:span></text:p>
      <text:p text:style-name="P84"/>
      <text:p text:style-name="P152">Tues Aug 11, 2020 5<text:span text:style-name="T2"> miles running </text:span>(1 mile walking and 5 miles of running)</text:p>
      <text:p text:style-name="P152">I ran and walked 6 miles on a hilly course and averaged 12:08/mile. <text:s/>I walked 12 times for a total of 1 mile of walking and 5 miles of running.</text:p>
      <text:p text:style-name="P84"/>
      <text:p text:style-name="P84">Wed Aug 12, 2020 <text:span text:style-name="T2">2.75 miles</text:span></text:p>
      <text:p text:style-name="P84"><text:span text:style-name="T2">warm up:</text:span> <text:s/>0.5 miles</text:p>
      <text:p text:style-name="P100"><text:span text:style-name="T23">Run:</text:span><text:span text:style-name="T24"> <text:s/>2 miles on the cemetery loop in 16:55 (8:28/mi), Sum of vertical ascents: 132 ft</text:span></text:p>
      <text:p text:style-name="P100"><text:span text:style-name="T23">Warm down:</text:span><text:span text:style-name="T24"> <text:s/>0.25 miles</text:span></text:p>
      <text:p text:style-name="P105"/>
      <text:p text:style-name="P105">Thur Aug 13, 2020 <text:span text:style-name="T2">5 miles</text:span> <text:s/></text:p>
      <text:p text:style-name="P105"><text:span text:style-name="T2">warm up:</text:span> <text:s/>1.5 miles</text:p>
      <text:p text:style-name="P105"><text:span text:style-name="T2">Run:</text:span> 3.17 miles (10 x 0.317 miles) on the cemetery loop in 28:04 or 8:51/mile</text:p>
      <text:p text:style-name="P105">Mile splits: 9:08, 9:04, 8:34, Sum of vertical ascents: 220 feet.</text:p>
      <text:p text:style-name="P105"><text:span text:style-name="T2">Warm down:</text:span> <text:s/>0.3 miles</text:p>
      <text:p text:style-name="P105"/>
      <text:p text:style-name="P105">Fri Aug 14, 2020 <text:span text:style-name="T2">3 mile</text:span></text:p>
      <text:p text:style-name="P105">I ran 3 miles on hilly roads at various paces, some at about 9:00/mile.</text:p>
      <text:p text:style-name="P106">In the last week: 34 miles</text:p>
      <text:p text:style-name="P42"><text:soft-page-break/>Sat Aug 15, 2020 <text:span text:style-name="T2">6.75 miles</text:span></text:p>
      <text:p text:style-name="P43">warm up: <text:span text:style-name="T3"><text:s/>1.5 miles on hilly roads and grass and rest a few minutes</text:span></text:p>
      <text:p text:style-name="P43">Run:<text:span text:style-name="T3"> 4 miles in 39::08 on hilly roads, Mile Splits: 9:00, 10:56, 11:18, 7:53</text:span></text:p>
      <text:p text:style-name="P43">Warm down:<text:span text:style-name="T3"> <text:s/>1 mile jog, 1 mile walk, ¼ mile jog</text:span></text:p>
      <text:p text:style-name="P42"/>
      <text:p text:style-name="P43"><text:span text:style-name="T3">Sun Aug 16, 2020 </text:span>2.7 miles<text:span text:style-name="T3"> </text:span>running and 1 mile walking<text:span text:style-name="T3"> </text:span></text:p>
      <text:p text:style-name="P43">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7"/>
      <text:p text:style-name="P14"><text:span text:style-name="T3">Mon Aug 17, 2020 </text:span>3.2 miles</text:p>
      <text:p text:style-name="P14">Run: <text:span text:style-name="T3">3.2 miles</text:span> <text:span text:style-name="T3">on hilly roads in 33:32 or 10:29/mile. Sum of vertical ascents: 446 feet</text:span></text:p>
      <text:p text:style-name="P27"/>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3">Wed Aug 19, 2020 </text:span>5.4 miles<text:span text:style-name="T3"> <text:s/></text:span></text:p>
      <text:p text:style-name="P27">I ran a 5K and submitted my time for Mark Courtney's virtual Ice Cream Race.</text:p>
      <text:p text:style-name="P27">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7"/>
      <text:p text:style-name="P14"><text:span text:style-name="T3">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6"><text:span text:style-name="T2">Run: </text:span>6 x 330 yds with a 550 yd jog after each run.<text:span text:style-name="T2"> <text:s/></text:span></text:p>
      <text:p text:style-name="P146">Times: 1:24, 1:26, 1:21, 1:22, 1:22, 1:15(6:40/mile) <text:s/>Ave time: 1:22 (7:17/mile) </text:p>
      <text:p text:style-name="P146"><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6"><text:span text:style-name="T2">Run: </text:span>8 x 330 yards with a 550 yd jog after each run.<text:span text:style-name="T2"> <text:s/></text:span></text:p>
      <text:p text:style-name="P146">Times: 1:27, 1:23, 1:21, 1:27, 1:26, 1:26, 1:24, 1:17(6:51/mile) <text:s/></text:p>
      <text:p text:style-name="P146">Ave time: 1:24 (7:28/mile) </text:p>
      <text:p text:style-name="P146"><text:span text:style-name="T2">Warm down:</text:span> 1 mile jog </text:p>
      <text:p text:style-name="P146"/>
      <text:p text:style-name="P146">Thurs Aug 26, 2020 <text:span text:style-name="T2">4 miles</text:span><text:span text:style-name="T20"> </text:span></text:p>
      <text:p text:style-name="P84"><text:span text:style-name="T2">warm up:</text:span> 0.3 mile jog to cemetery loop </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Dist: 3.2 miles, Time: 11:27/mile, Sum of vertical ascents: 432 feet, Temperature: 80 degrees F </text:p>
      <text:p text:style-name="P99">Warm down: <text:span text:style-name="T3">0.5 miles </text:span></text:p>
      <text:p text:style-name="P10"/>
      <text:p text:style-name="P84">Fri Aug 28, 2020 <text:span text:style-name="T2">2.5 miles</text:span> <text:s/></text:p>
      <text:p text:style-name="P84"><text:span text:style-name="T2">warm up:</text:span> 0.25 miles to the cemetery loop</text:p>
      <text:p text:style-name="P84"><text:span text:style-name="T2">Run:</text:span> 2 miles on the loop averaging 8:50/mile, Sum of ascents: 132 feet, <text:span text:style-name="T2">Splits:</text:span> <text:s/>9:16, 8:22</text:p>
      <text:p text:style-name="P84"><text:span text:style-name="T2">Warm down:</text:span> 0.25 miles home</text:p>
      <text:p text:style-name="P84">In the last week: 32.6 miles while running</text:p>
      <text:p text:style-name="P84"/>
      <text:p text:style-name="P84"/>
      <text:p text:style-name="P99">In the last week: 39.6 miles running, 1.5 miles walking during workouts <text:s text:c="27"/></text:p>
      <text:p text:style-name="P84"/>
      <text:p text:style-name="P84"/>
      <text:p text:style-name="P118"><text:soft-page-break/><text:span text:style-name="T3">Sat Aug 29, 2020 </text:span>2.1 miles</text:p>
      <text:p text:style-name="P117"><text:span text:style-name="T2">warm up:</text:span> 0.25 miles</text:p>
      <text:p text:style-name="P134">Run: <text:span text:style-name="T3">Down and up the 0.8 mile hill from the top of the cemetery loop to Jefferson St. <text:s text:c="4"/></text:span></text:p>
      <text:p text:style-name="P117">Distance: 1.6 miles Time: 17:12, Elevation <text:s/>Change 216 feet</text:p>
      <text:p text:style-name="P118">Warm down: <text:span text:style-name="T3">0.25 miles</text:span></text:p>
      <text:p text:style-name="P117">The ball of my left foot started to hurt and I stopped running.</text:p>
      <text:p text:style-name="P117"/>
      <text:p text:style-name="P117">Sun Aug 30, 2020 <text:span text:style-name="T2">1 mile</text:span></text:p>
      <text:p text:style-name="P117">I jogged 1 mile on grass. The ball of my left foot is hurting.</text:p>
      <text:p text:style-name="P117"/>
      <text:p text:style-name="P117">Mon Aug 31, 2020 <text:span text:style-name="T2">4.15 miles</text:span> </text:p>
      <text:p text:style-name="P117">The ball of my left foot feels a lot better. I ran on the college artificial turf football field and track.</text:p>
      <text:p text:style-name="P117"><text:span text:style-name="T2">warm up:</text:span> <text:s/>½ mile</text:p>
      <text:p text:style-name="P118">Run: <text:s/><text:span text:style-name="T3">2 miles around the field at about 9:00/mile with no shoes, rest a couple minutes</text:span></text:p>
      <text:p text:style-name="P117"><text:s text:c="10"/>1 mile on the track in 8:25 and rest a couple minutes</text:p>
      <text:list xml:id="list7789638054895870076" text:style-name="L7">
        <text:list-item>
          <text:list>
            <text:list-header>
              <text:p text:style-name="P178"><text:s text:c="10"/>0.9 miles around the field at about 9:00/mile with no shoes</text:p>
              <text:list>
                <text:list-header>
                  <text:p text:style-name="P178">My foot felt better running with no shoes on the artificial turf than on the track with shoes.</text:p>
                  <text:p text:style-name="P178"/>
                  <text:p text:style-name="P178">Tues Sept 1, 2020 <text:span text:style-name="T2">3.6 miles</text:span> <text:s/>My foot continues to improve.</text:p>
                </text:list-header>
              </text:list>
            </text:list-header>
          </text:list>
        </text:list-item>
      </text:list>
      <text:list xml:id="list9205235347391008551" text:style-name="L8">
        <text:list-item>
          <text:list>
            <text:list-item>
              <text:list>
                <text:list-header>
                  <text:p text:style-name="P179"><text:span text:style-name="T2">warm up:</text:span> 1.25 miles mainly on grass with no shoes</text:p>
                  <text:p text:style-name="P179"><text:span text:style-name="T2">Run:</text:span> <text:s/>2 miles on the cemetery loop with shoes</text:p>
                </text:list-header>
              </text:list>
            </text:list-item>
          </text:list>
        </text:list-item>
      </text:list>
      <text:p text:style-name="P117">Splits: 9:25, 8:34, Total vertical ascent: 132 feet</text:p>
      <text:p text:style-name="P117"><text:span text:style-name="T2">Warm down:</text:span> 0.35 miles</text:p>
      <text:p text:style-name="P117"/>
      <text:p text:style-name="P155">Wed Sept 2, 2020 <text:span text:style-name="T2">2.5 miles <text:s/></text:span><text:span text:style-name="T3">My foot is okay</text:span></text:p>
      <text:list xml:id="list39492078" text:continue-list="list7789638054895870076" text:style-name="L7">
        <text:list-item>
          <text:list>
            <text:list-item>
              <text:list>
                <text:list-header>
                  <text:p text:style-name="P178"><text:span text:style-name="T2">warm up:</text:span> 0.25 to the cemetery loop</text:p>
                  <text:p text:style-name="P178"><text:span text:style-name="T2">Run:</text:span> <text:s/>2 miles on the cemetery loop </text:p>
                </text:list-header>
              </text:list>
            </text:list-item>
          </text:list>
        </text:list-item>
      </text:list>
      <text:p text:style-name="P117">Splits: 9:33, 9:22, Total vertical ascent: 132 feet</text:p>
      <text:p text:style-name="P117"><text:span text:style-name="T2">Warm down:</text:span> 0.25 miles </text:p>
      <text:p text:style-name="P117"/>
      <text:p text:style-name="P117">Thur Sept 3, 2020 <text:span text:style-name="T2">5.5 miles</text:span></text:p>
      <text:p text:style-name="P117"><text:span text:style-name="T2">warm up:</text:span> 0.5 miles</text:p>
      <text:p text:style-name="P118">Run: <text:span text:style-name="T3">15 Greendale Cemetery loops, each loop has a total ascent of 22 feet</text:span></text:p>
      <text:p text:style-name="P117">Distance 4.76 miles, Total ascent 330 feet</text:p>
      <text:p text:style-name="P117">Time: 41:45 (8:47/mile)</text:p>
      <text:p text:style-name="P117">The last 8 loops had an average pace of 8:31/mile for 2.54 miles and total ascent of 176ft</text:p>
      <text:p text:style-name="P135"><text:span text:style-name="T2">Warm down:</text:span><text:span text:style-name="T3"> 0.25 miles</text:span></text:p>
      <text:p text:style-name="P117"/>
      <text:p text:style-name="P153">Fri <text:s/>Sep 4, 2020 <text:span text:style-name="T2">7.8 miles <text:s/></text:span></text:p>
      <text:p text:style-name="P153"><text:span text:style-name="T2">warm up:</text:span> <text:s/>0.25 miles to the cemetery loop</text:p>
      <text:p text:style-name="P154">Run: <text:s/><text:span text:style-name="T3">½ mile down and ½ mile up hill in 11:00, elevation change is 120 feet, rest 3:00</text:span></text:p>
      <text:p text:style-name="P152">10 x 0.317 miles on the loop with a 0.317 mile jog after the runs</text:p>
      <text:p text:style-name="P152">average time for runs: 2:40 (8:25/mile), average time for jogs: 3:43 </text:p>
      <text:p text:style-name="P152">The last 0.317 mile run in 2:17 (7:12/mile)</text:p>
      <text:p text:style-name="P152">Vertical ascent on one loop: 22 feet</text:p>
      <text:p text:style-name="P84"><text:span text:style-name="T2">Warm down:</text:span> <text:s/>0.25 miles</text:p>
      <text:p text:style-name="P84"/>
      <text:p text:style-name="P99">In the last week: 26.7 miles</text:p>
      <text:p text:style-name="P84"><text:soft-page-break/>Sat Sept 5, 2020 <text:span text:style-name="T2">2.5 miles </text:span></text:p>
      <text:p text:style-name="P84">I ran 2.5 miles slowly to recover from my workouts in the last two days</text:p>
      <text:p text:style-name="P84"/>
      <text:p text:style-name="P84">Sun Sept 6, 2020 <text:span text:style-name="T2">4 miles</text:span></text:p>
      <text:p text:style-name="P84"><text:span text:style-name="T2">warm up:</text:span> 0.25 miles </text:p>
      <text:p text:style-name="P99">Run: <text:s/><text:span text:style-name="T3">3.5 miles on the cemetery loop averaging 10:00/mile</text:span></text:p>
      <text:p text:style-name="P99">Warm down: <text:span text:style-name="T3">0.25 miles</text:span></text:p>
      <text:p text:style-name="P84"/>
      <text:p text:style-name="P84">Mon Sept 7, 2020 <text:span text:style-name="T2">4 miles</text:span> </text:p>
      <text:p text:style-name="P84"><text:span text:style-name="T2">warm up:</text:span> 0.5 miles </text:p>
      <text:p text:style-name="P101">Run: <text:s/><text:span text:style-name="T3">3.17</text:span> <text:span text:style-name="T3">miles (10 loops) on the cemetery loop averaging 10:00/mile</text:span></text:p>
      <text:p text:style-name="P84">Warm down: 0.3 miles</text:p>
      <text:p text:style-name="P11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9"/>
      <text:p text:style-name="P84">Tues Sept 8, 2020 <text:span text:style-name="T2">2 miles </text:span></text:p>
      <text:p text:style-name="P84"><text:span text:style-name="T2">warm up:</text:span> 0.25 miles</text:p>
      <text:p text:style-name="P84"><text:span text:style-name="T2">Run:</text:span> 4 cemetery loops (1.27 miles) in 12:37 (9:57/mile)</text:p>
      <text:p text:style-name="P84"><text:span text:style-name="T2">Warm down:</text:span> 0.5 miles </text:p>
      <text:p text:style-name="P84"/>
      <text:p text:style-name="P84">Wed Sept 9, 2020 <text:span text:style-name="T2">5.25 miles,</text:span> same workout as on Aug 3 only considerably faster today</text:p>
      <text:p text:style-name="P153"><text:span text:style-name="T2">warm up:</text:span> <text:s/>0.25 miles to the cemetery loop</text:p>
      <text:p text:style-name="P154">Run: <text:s/><text:span text:style-name="T3">½ mile down and ½ mile up hill in 9:44, elevation change is 120 feet, rest 2:00</text:span></text:p>
      <text:p text:style-name="P152">6 x 0.317 miles on the loop with a 0.317 mile jog between the runs</text:p>
      <text:p text:style-name="P152">average time for runs: 2:28 (7:47/mile), average time for jogs: 3:41 (11:37/mile)</text:p>
      <text:p text:style-name="P152">Vertical ascent on one loop: 22 feet</text:p>
      <text:p text:style-name="P99">Warm down:<text:span text:style-name="T3"> <text:s/>0.5 mile jog</text:span></text:p>
      <text:p text:style-name="P84"/>
      <text:p text:style-name="P84">Thurs Sept 10, 2020 <text:s/><text:span text:style-name="T2">5.4 miles</text:span> </text:p>
      <text:p text:style-name="P84"><text:span text:style-name="T2">warm up:</text:span> 0.3 mile jog to the top of Greendale Cemetery </text:p>
      <text:p text:style-name="P84">I ran on the hill from the very top of Greendale Cemetery to Jefferson Street. The hill is 0.8 miles long with an elevation change of 216 feet.. </text:p>
      <text:p text:style-name="P84"><text:span text:style-name="T2">Run:</text:span> I ran 3 times down and up the hill. Time for 4.8 miles: 52:33 or 10:57/mile </text:p>
      <text:p text:style-name="P84">1<text:span text:style-name="T6">st</text:span> time: Down 8:23, Up 9:38 <text:s text:c="2"/>2<text:span text:style-name="T6">nd</text:span> time: Down 7:54, Up 9:46 <text:s/>3<text:span text:style-name="T6">rd</text:span> time: Down 7:48, Up 9:04</text:p>
      <text:p text:style-name="P99">Warm down:<text:span text:style-name="T3"> <text:s/>Rest a minute and jog 0.3 miles</text:span></text:p>
      <text:p text:style-name="P84"/>
      <text:p text:style-name="P99"><text:span text:style-name="T3">Fri Sept 11, 2020 </text:span>4.5 miles</text:p>
      <text:p text:style-name="P99">warm up: <text:span text:style-name="T3">0.25 miles</text:span></text:p>
      <text:p text:style-name="P99">Run and walk: <text:span text:style-name="T3">4 miles on the 0.317 mile cemetery loop. I ran 4:00, walked 0:30 and repeated</text:span></text:p>
      <text:p text:style-name="P84">Average pace about 11:40/mile.</text:p>
      <text:p text:style-name="P99">Warm down:<text:span text:style-name="T3"> 0.25 miles</text:span></text:p>
      <text:p text:style-name="P25"/>
      <text:p text:style-name="P10">In the last week: 27.7 miles</text:p>
      <text:p text:style-name="P99"><text:soft-page-break/><text:span text:style-name="T3">Sat Sept 12, 2020 </text:span>5.1miles</text:p>
      <text:p text:style-name="P99">warm up: <text:span text:style-name="T3">0.25 miles</text:span></text:p>
      <text:p text:style-name="P99">Run: <text:span text:style-name="T3">4 miles on the 0.317 mile cemetery loop</text:span></text:p>
      <text:p text:style-name="P84">Average pace about 10:40/mile.</text:p>
      <text:p text:style-name="P99">Warm down:<text:span text:style-name="T3"> 0.85 miles</text:span></text:p>
      <text:p text:style-name="P84"/>
      <text:p text:style-name="P99"><text:span text:style-name="T3">Sun Sept 13, 2020 </text:span>2.5 miles<text:span text:style-name="T3"> </text:span></text:p>
      <text:p text:style-name="P99">warm up:<text:span text:style-name="T3"> 0.25 miles</text:span></text:p>
      <text:p text:style-name="P99">Run:<text:span text:style-name="T3"> 2 miles on the cemetery loop averaging 9:30/mile</text:span></text:p>
      <text:p text:style-name="P99">Warm down:<text:span text:style-name="T3"> 0.25 miles</text:span></text:p>
      <text:p text:style-name="P84"/>
      <text:p text:style-name="P99"><text:span text:style-name="T3">Mon Sept 14, 2020 </text:span>4 miles</text:p>
      <text:p text:style-name="P10">warm up: <text:span text:style-name="T3">0.25 miles </text:span></text:p>
      <text:p text:style-name="P10">Run:<text:span text:style-name="T3">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3"> 0.75 miles</text:span></text:p>
      <text:p text:style-name="P25"/>
      <text:p text:style-name="P10"><text:span text:style-name="T3">Tues Sept 15, 2020 </text:span>2 miles</text:p>
      <text:p text:style-name="P25">I ran 2 miles out and back on hilly Limber Rd in 10:31+8:57 = 19:28 (9:44/mile)</text:p>
      <text:p text:style-name="P25"/>
      <text:p text:style-name="P10"><text:span text:style-name="T3">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3">Thur Sept 17, 2020 </text:span>2.5 miles</text:p>
      <text:p text:style-name="P10">warm up: <text:span text:style-name="T3">0.25 miles of drills</text:span></text:p>
      <text:p text:style-name="P25"><text:span text:style-name="T2">Run:</text:span> 2 miles around the Allegheny football field with socks and no shoes and averaged <text:s/>9:13/mile. </text:p>
      <text:p text:style-name="P10">Warm down: <text:span text:style-name="T3">0.25 mile jog</text:span></text:p>
      <text:p text:style-name="P25"/>
      <text:p text:style-name="P10"><text:span text:style-name="T3">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3">3 x 1 mile with ¾ mile jogs between the runs,</text:span></text:p>
      <text:p text:style-name="P25">Mile times: 9:14, 8:56, 8:24 <text:s text:c="4"/>¾ mile jog times: about 8:28 (11:17/mile)</text:p>
      <text:p text:style-name="P25">The last ¼ mile 7:36/mile pace</text:p>
      <text:p text:style-name="P10">Warm down: <text:span text:style-name="T3">½ mile </text:span></text:p>
      <text:p text:style-name="P28"/>
      <text:p text:style-name="P10">In the last week: 23.9 miles</text:p>
      <text:p text:style-name="P80"><text:soft-page-break/>Sat Sept 26, 2020 <text:span text:style-name="T2">6.6 miles</text:span></text:p>
      <text:p text:style-name="P76">Run: <text:span text:style-name="T3">6.6 miles on hilly roads averaging 11:30/mile</text:span> </text:p>
      <text:p text:style-name="P76"/>
      <text:p text:style-name="P80">Sun Sept 27, 2020 <text:span text:style-name="T2">6.2 miles</text:span> </text:p>
      <text:p text:style-name="P80"><text:span text:style-name="T2">Run:</text:span> <text:s/>6.2 miles on slightly hilly roads averaging 11:27/mile<text:span text:style-name="T2"> </text:span></text:p>
      <text:p text:style-name="P76"/>
      <text:p text:style-name="P80">Mon Sept 28, 2020 <text:span text:style-name="T2">6.6 miles</text:span></text:p>
      <text:p text:style-name="P76">Run: <text:span text:style-name="T3">6.6 miles on hilly roads averaging 11:55/mile</text:span> </text:p>
      <text:p text:style-name="P7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6"/>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4799429871703080883" text:style-name="L9">
        <text:list-item>
          <text:list>
            <text:list-header>
              <text:p text:style-name="P180">0.8 mile downhill walk, Ave Pace: 15:16/mile, Ave HR: 76,-&gt;1160 heartbeats/Mile, 267 ft/mile el. gain <text:s/></text:p>
              <text:p text:style-name="P180">0.8 mile uphill walk, <text:s text:c="5"/>Ave Pace: 15:56/mile, Ave HR: 89,-&gt;1418 heartbeats/Mile, 267 ft/mile el. loss</text:p>
            </text:list-header>
          </text:list>
        </text:list-item>
      </text:list>
      <text:p text:style-name="P10">Warm down:<text:span text:style-name="T3">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39505625" text:continue-numbering="true" text:style-name="L9">
        <text:list-item>
          <text:list>
            <text:list-header>
              <text:p text:style-name="P180">0.8 mile downhill walk, Ave Pace: 14:10/mile, Ave HR: 77,-&gt;1091 heartbeats/Mile, 267 ft/mile el. gain <text:s/></text:p>
              <text:p text:style-name="P180">0.8 mile uphill walk, <text:s text:c="5"/>Ave Pace: 14:34/mile, AveHR:110,-&gt;1602 heartbeats/Mile, 267 ft/mile el. loss</text:p>
              <text:p text:style-name="P180">0.8 mile downhill walk, Ave Pace: 15:11/mile, Ave HR: 94,-&gt;1427 heartbeats/Mile, 267 ft/mile el. gain <text:s/></text:p>
              <text:p text:style-name="P180">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39479579" text:continue-numbering="true" text:style-name="L9">
        <text:list-item>
          <text:list>
            <text:list-header>
              <text:p text:style-name="P180">0.8 mile downhill walk, Ave <text:span text:style-name="T2">Pace</text:span>: 15:16/mile, Ave HR: 76,-&gt;1160 heartbeats/Mile, 267 ft/mile el. gain <text:s/></text:p>
              <text:p text:style-name="P180">0.8 mile uphill walk, <text:s text:c="5"/>Ave Pace: 15:50/mile, Ave HR: 93,-&gt;1472 heartbeats/Mile, 267 ft/mile el. loss</text:p>
              <text:p text:style-name="P180">0.8 mile downhill walk, Ave Pace: 14:04/mile, Ave HR: 86,-&gt;1210 heartbeats/Mile, 267 ft/mile el. gain <text:s/></text:p>
              <text:p text:style-name="P180">0.8 mile uphill walk, <text:s text:c="5"/>Ave Pace: 14:26/mile, AveHR:116,-&gt;1674 heartbeats/Mile, 267 ft/mile el. loss</text:p>
            </text:list-header>
          </text:list>
        </text:list-item>
      </text:list>
      <text:p text:style-name="P25"/>
      <text:p text:style-name="P80">Thur <text:s/>Oct 8, 2020 <text:span text:style-name="T2">4.3 miles running 1 mile walking</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20 beats/min and then walked until my pulse went below 110 beatsmin. </text:p>
      <text:p text:style-name="P80">Time for 4.8 miles: 59: 55, Ave Pace: 12:29/mile, Ave HR:112,-&gt;1398 heartbeats/Mile</text:p>
      <text:list xml:id="list39502211" text:continue-numbering="true" text:style-name="L9">
        <text:list-item>
          <text:list>
            <text:list-header>
              <text:p text:style-name="P216">Warm down: <text:span text:style-name="T3">0.25 mile jog home</text:span></text:p>
              <text:p text:style-name="P217"/>
            </text:list-header>
          </text:list>
        </text:list-item>
      </text:list>
      <text:p text:style-name="P80">Fri <text:s/>Oct 9, 2020 <text:span text:style-name="T2">4.3 miles running 1 mile walking <text:s/>Compare to yesterday's workout.</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30 beats/min and then walked until my pulse went below 120 beatsmin. <text:s/></text:p>
      <text:list xml:id="list39488756" text:continue-numbering="true" text:style-name="L9">
        <text:list-item>
          <text:list>
            <text:list-header>
              <text:p text:style-name="P217">Time for 4.8 miles: 56: 32, Ave Pace: 11:51/mile, Ave HR:118,-&gt;1399 heartbeats/Mile</text:p>
              <text:p text:style-name="P216">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5">The 3 down hill runs: <text:s text:c="5"/>Ave Heart Rate: 108, Ave pace: 10:03</text:p>
      <text:p text:style-name="P25">The 3 up hill run/walks: <text:s/>Ave Heart Rate: 109, Ave pace: 14:46</text:p>
      <text:list xml:id="list39489047" text:continue-numbering="true" text:style-name="L9">
        <text:list-item>
          <text:list>
            <text:list-header>
              <text:p text:style-name="P217">Today Oct 13:</text:p>
              <text:p text:style-name="P217">Time for 4.8 miles: 59: 34, Ave Pace: 12:24.5/mile, Ave HR:108.5,-&gt;1345 heartbeats/Mile</text:p>
              <text:p text:style-name="P217">On Thur <text:s/>Oct 8, 2020: </text:p>
              <text:p text:style-name="P217">Time for 4.8 miles: 59: 55, Ave Pace: 12:29/mile, Ave HR:112,-&gt;1398 heartbeats/Mile</text:p>
              <text:p text:style-name="P218">On Oct 8 when going up hill, I ran until my HR was up to 120 bpm and then walked until my HR was 110 bpm and then repeated.</text:p>
              <text:p text:style-name="P218">On Oct 13 when going up hill, I ran until my HR was up to 115 bpm and then walked until my HR was 105 bpm and then repeated.</text:p>
              <text:p text:style-name="P219">On Oct 13 my average rate was faster and heartbeats/mile was lower. Therefore this scheme is better. I should repeat these two workouts and also try the following:</text:p>
              <text:p text:style-name="P218">When going up hill, run until my HR is up to 110 bpm and then walk until my HR is 100 bpm and repeat.</text:p>
              <text:p text:style-name="P219"/>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80">For the uphill walk:</text:p>
      <text:p text:style-name="P80">Time: 12:00, <text:s/><text:span text:style-name="T25">Ave pace: 14:57/mile, Ave heart rate 110 bpm, 1644 heartbeats/Mile</text:span> </text:p>
      <text:p text:style-name="P80">On Oct 13, I ran and walked up the same hill with the following result:</text:p>
      <text:p text:style-name="P80"><text:s text:c="23"/><text:span text:style-name="T25">Ave pace: 14:46/mile, Ave heart rate 109 bpm, 1610 heartbeats/Mile</text:span></text:p>
      <text:p text:style-name="P82">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80"><text:soft-page-break/>Sat Oct 17,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ime: 10:49, <text:s/><text:span text:style-name="T25">Ave pace: 13:32/mile, Ave heart rate: <text:s/>83 bpm, 1124 heartbeats/Mile</text:span> </text:p>
      <text:p text:style-name="P80">For today's 2nd downhill walk:</text:p>
      <text:p text:style-name="P80">Time: 11:29, <text:s/><text:span text:style-name="T25">Ave pace: 14:23/mile, Ave heart rate: 71 bpm, 1021 heartbeats/Mile</text:span> </text:p>
      <text:p text:style-name="P63">The slower downhill walk had fewer heartbeats/mile. I should do a walk that is even slower. <text:s/>When I do the even slower walk I should repeat the other two downhill walks so all three are done on the same day.</text:p>
      <text:p text:style-name="P80"/>
      <text:p text:style-name="P80">For today's 1<text:span text:style-name="T6">st</text:span> uphill walk:</text:p>
      <text:p text:style-name="P80">Time: 11:22, <text:s/><text:span text:style-name="T25">Ave pace: 14:14/mile, Ave heart rate: 95 bpm, 1352 heartbeats/Mile</text:span> </text:p>
      <text:p text:style-name="P80">For yesterday's uphill walk:</text:p>
      <text:p text:style-name="P80">Time: 12:00, <text:s/><text:span text:style-name="T25">Ave pace: 14:57/mile, Ave heart rate: 110 bpm, 1644 heartbeats/Mile</text:span> </text:p>
      <text:p text:style-name="P80">For today's 2<text:span text:style-name="T6">nd</text:span> uphill walk:</text:p>
      <text:p text:style-name="P80">Time: 12:16, <text:s/><text:span text:style-name="T25">Ave pace: 15:19/mile, Ave heart rate: 76 bpm, 1164 heartbeats/Mile</text:span> </text:p>
      <text:p text:style-name="P44">I have to repeat these three walks and do them on the same day. The results here appear to be inconsistent.</text:p>
      <text:p text:style-name="P44"/>
      <text:p text:style-name="P80">Sun <text:s/>Oct 18, 2020 <text:span text:style-name="T2">5.3 miles walking</text:span> </text:p>
      <text:p text:style-name="P80">I walked 5.3 miles including 3 x down and up the hill from the top of Greendale Cemetery to Jefferson St. The elevation change on the 0.8 mile hill is 276 ft.</text:p>
      <text:p text:style-name="P80">For today's 1<text:span text:style-name="T6">st</text:span> downhill walk:</text:p>
      <text:p text:style-name="P80">Time: 11:16, <text:s/><text:span text:style-name="T25">Ave pace: 14:08/mile, Ave heart rate: <text:s/>105 bpm, <text:s/>1484 heartbeats/Mile</text:span> </text:p>
      <text:p text:style-name="P80">For today's 2<text:span text:style-name="T6">nd</text:span> downhill walk:</text:p>
      <text:p text:style-name="P80">Time: 11:49, <text:s/><text:span text:style-name="T25">Ave pace: 14:47/mile, Ave heart rate: 84 bpm, <text:s/>1242 heartbeats/Mile</text:span> </text:p>
      <text:p text:style-name="P80">For today's 3<text:span text:style-name="T6">rd </text:span>downhill walk:</text:p>
      <text:p text:style-name="P80">Time: 12:16, <text:s/><text:span text:style-name="T25">Ave pace: 15:19/mile, Ave heart rate: 91 bpm, <text:s/>1394 heartbeats/Mile</text:span></text:p>
      <text:p text:style-name="P63">Inconsistent results </text:p>
      <text:p text:style-name="P80">For today's 1<text:span text:style-name="T6">st</text:span> uphill walk:</text:p>
      <text:p text:style-name="P80">Time: 11:21, <text:s/><text:span text:style-name="T25">Ave pace: 14:08/mile, Ave heart rate: 120 bpm, <text:s/>1696 heartbeats/Mile</text:span> </text:p>
      <text:p text:style-name="P80">For today's 2<text:span text:style-name="T6">nd </text:span>uphill walk:</text:p>
      <text:p text:style-name="P80">Time: 12:04, <text:s/><text:span text:style-name="T25">Ave pace: 15:04/mile, Ave heart rate: 110 bpm, <text:s/>1657 heartbeats/Mile</text:span> </text:p>
      <text:p text:style-name="P80">For today's 3<text:span text:style-name="T6">rd</text:span> uphill walk:</text:p>
      <text:p text:style-name="P80">Time: 12:55, <text:s/><text:span text:style-name="T25">Ave pace: 16:05/mile, Ave heart rate: 94 bpm, <text:s/>1512 Heart Beats/Mile</text:span> </text:p>
      <text:p text:style-name="P80"/>
      <text:p text:style-name="P44">Sometime I should do 3 uphill runs with average paces of about 15,16,17 min/mile. <text:s text:c="2"/>As the pace gets slower there should be a pace where the beats per mile goes up.</text:p>
      <text:p text:style-name="P44"/>
      <text:p text:style-name="P44"/>
      <text:p text:style-name="P80">Mon <text:s/>Oct 19, 2020 <text:span text:style-name="T2">no running or walking</text:span></text:p>
      <text:p text:style-name="P80"><text:soft-page-break/>Tues <text:s/>Oct 20,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ext:span text:style-name="T25">Ave pace: 13:10/mile, Ave heart rate: <text:s/>120 bpm, 1580 heartbeats/Mile</text:span> (Too Fast)</text:p>
      <text:p text:style-name="P80">For today's 2nd downhill walk:</text:p>
      <text:p text:style-name="P80"><text:span text:style-name="T25">Ave pace: 14:03/mile, Ave heart rate: 113 bpm, 1588 heartbeats/Mile</text:span> </text:p>
      <text:p text:style-name="P63">These downhill walks had high heart rates compared to Oct 17.</text:p>
      <text:p text:style-name="P63">I think the first downhill walk was so fast it was over some kind of limit above which a faster heartbeat was triggered.</text:p>
      <text:p text:style-name="P80">For today's 1<text:span text:style-name="T6">st</text:span> uphill walk:</text:p>
      <text:p text:style-name="P80"><text:span text:style-name="T25">Ave pace: 14:20/mile, Ave heart rate: 130 bpm, 1863 heartbeats/Mile</text:span> (Too Fast)</text:p>
      <text:p text:style-name="P80">For today's 2<text:span text:style-name="T6">nd</text:span> uphill walk:</text:p>
      <text:p text:style-name="P80"><text:span text:style-name="T25">Ave pace: 15:44/mile, Ave heart rate: 113 bpm, 1778 heartbeats/Mile</text:span> </text:p>
      <text:p text:style-name="P44">From these results I think I walked the first downhil and uphill too fast because my high heart rate carried over into the second down and up.</text:p>
      <text:p text:style-name="P44">A heart rate of 105 bpm max is maybe about best for downhill. <text:s/>Check this.</text:p>
      <text:p text:style-name="P44">A heart rate of 115 bpm max is maybe about best for uphill. <text:s text:c="6"/>Check this.</text:p>
      <text:p text:style-name="P44"/>
      <text:p text:style-name="P44"/>
      <text:p text:style-name="P44"/>
      <text:p text:style-name="P59">Wed Oct 21, 2020 <text:span text:style-name="T2">No running or walking</text:span> </text:p>
      <text:p text:style-name="P59"/>
      <text:p text:style-name="P59">Thur Oct 22, 2020 <text:span text:style-name="T2">5.3 miles</text:span> of walking</text:p>
      <text:p text:style-name="P59">I walked 5.3 miles including 3 x down and up the hill from the top of Greendale Cemetery to Jefferson St. The elevation change on the 0.8 mile hill is 276 ft.</text:p>
      <text:p text:style-name="P63">On the hill: Distance: 4.7 miles, Ave Pace: 15:08, Ave Heart Rate: 99, </text:p>
      <text:p text:style-name="P63">1498 heartbeats/Mile</text:p>
      <text:p text:style-name="P63"/>
      <text:p text:style-name="P59">Fri Oct 23,2020 <text:span text:style-name="T2">5.6 miles</text:span> of walking</text:p>
      <text:p text:style-name="P59">Walk: 5.6 miles including 16 loops on the Greendale 0.317 mile loop. </text:p>
      <text:p text:style-name="P59">Total ascent on the 16 loops: 350 ft </text:p>
      <text:p text:style-name="P59">I tried to keep my heart rate under 120 bpm while walking up hill. </text:p>
      <text:p text:style-name="P63">On the loop: Distance: 5.07 miles, Ave Pace: 13:53, Ave Heart Rate: 101, </text:p>
      <text:p text:style-name="P63">1402 heartbeats/Mile</text:p>
      <text:p text:style-name="P63"/>
      <text:p text:style-name="P63"/>
      <text:p text:style-name="P62"/>
      <text:p text:style-name="P76">In the last week: No running; <text:s/>23.6 miles of walking</text:p>
      <text:p text:style-name="P76"/>
      <text:p text:style-name="P76"/>
      <text:p text:style-name="P59"><text:soft-page-break/>Sat Oct 24,2020 <text:span text:style-name="T2">5.2 miles</text:span> of walking</text:p>
      <text:p text:style-name="P59">Walk: 5.2 miles including 4 x down and up on a ½ mile of the Greendale hill.</text:p>
      <text:p text:style-name="P59">Total ascent: 500 ft for 4 miles </text:p>
      <text:p text:style-name="P59">I tried to keep my heart rate under 120 bpm. </text:p>
      <text:p text:style-name="P63">For the 4 miles: <text:s/>Ave Pace: 14:24, Ave Heart Rate: 112bpm,</text:p>
      <text:p text:style-name="P63">1612 heartbeats/Mile, <text:span text:style-name="T27">heartbeats/Mile is higher than yesterday and too high.</text:span></text:p>
      <text:p text:style-name="P59">I think I am tired.</text:p>
      <text:p text:style-name="P59"/>
      <text:p text:style-name="P59">Sun Oct 25,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 hill. </text:p>
      <text:p text:style-name="P63">On the loop: Distance: 3.80 miles, Ave Pace: 13:51, Ave Heart Rate: 106, </text:p>
      <text:p text:style-name="P63">1399 heartbeats/Mile Essentially the same as 2 days ago.</text:p>
      <text:p text:style-name="P63"/>
      <text:p text:style-name="P59">Mon Oct 26,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hill. </text:p>
      <text:p text:style-name="P63">On the loop: Distance: 3.80 miles, Ave Pace: 13:30, Ave Heart Rate: 104, </text:p>
      <text:p text:style-name="P63">1404 heartbeats/Mile Essentially the same as yesterday and 3 days ago even though I ran a good deal faster. </text:p>
      <text:p text:style-name="P59"/>
      <text:p text:style-name="P59">Tues Oct 27, 2020 <text:span text:style-name="T2">no running</text:span></text:p>
      <text:p text:style-name="P59">I did 10 minutes on an eliptical machine</text:p>
      <text:p text:style-name="P59"/>
      <text:p text:style-name="P59">Wed Oct 28, 2020 <text:span text:style-name="T2">4.7 miles</text:span> of walking</text:p>
      <text:p text:style-name="P59">In the morning: 10 minutes on an eliptical machine, Pulse rose to 131.</text:p>
      <text:p text:style-name="P59">Walk: 4.7 miles including 16 loops on the Greendale 0.317 mile loop. </text:p>
      <text:p text:style-name="P59">Total ascent on the 12 loops: 350 ft </text:p>
      <text:p text:style-name="P59">I tried to keep my heart rate under 115 bpm while walking uphill. </text:p>
      <text:p text:style-name="P63">On the loop: Distance: 5.07 miles, Ave Pace: 14:13, Ave Heart Rate: 105, </text:p>
      <text:p text:style-name="P63">1493 heartbeats/Mile </text:p>
      <text:p text:style-name="P63"/>
      <text:p text:style-name="P44">5 days ago I did the same distance with the following result:</text:p>
      <text:p text:style-name="P126">On the loop: <text:span text:style-name="T29">Distance</text:span>: 5.07 miles, Ave Pace: 13:53, Ave Heart Rate: 101, </text:p>
      <text:p text:style-name="P44">1402 heartbeats/Mile</text:p>
      <text:p text:style-name="P44">When going faster my heart rate was lower on average. <text:s/>?</text:p>
      <text:p text:style-name="P80">Thur Oct 29, 2020 <text:span text:style-name="T2">4.27</text:span> miles walking</text:p>
      <text:p text:style-name="P80"><text:soft-page-break/>I walked down Limber and Jefferson, and into the Cemetery up to the loop.</text:p>
      <text:p text:style-name="P80">After walking 5 loops I walked back home.</text:p>
      <text:p text:style-name="P80">The sum of the ascents on the course is about 500 ft.</text:p>
      <text:p text:style-name="P128"><text:span text:style-name="T29">Distance</text:span>: 4.27 miles, Ave Pace: 14:19, Ave Heart Rate: 111, </text:p>
      <text:p text:style-name="P82">1589 heartbeats/Mile </text:p>
      <text:p text:style-name="P82">The large value of beats/mile maybe because of the large value of sum of ascents as compared to what I have been walking recently. <text:s text:c="2"/></text:p>
      <text:p text:style-name="P82"/>
      <text:p text:style-name="P80">Fri Oct 30, 2020 <text:span text:style-name="T2">4.7</text:span> miles walking</text:p>
      <text:p text:style-name="P80"><text:span text:style-name="T2">warm up:</text:span> <text:s/>0.4 mile walk</text:p>
      <text:p text:style-name="P80"><text:span text:style-name="T2">Walk:</text:span> I walked 4 miles: 3 x 1.25 miles down and up on the Greendale Cemetery hill plus 0.25 miles on the loop.</text:p>
      <text:p text:style-name="P80">The sum of the ascents on the course is about 515 ft.</text:p>
      <text:p text:style-name="P128"><text:span text:style-name="T29">Distance</text:span>: 4 miles, Ave Pace: 14:08, Ave Heart Rate: 105, </text:p>
      <text:p text:style-name="P82">1484 heartbeats/Mile </text:p>
      <text:p text:style-name="P82">heartbeats/mile is less than yesterday's.?</text:p>
      <text:p text:style-name="P76"><text:tab/>In the last week: no miles of running</text:p>
      <text:p text:style-name="P80">Sat Oct 31, 2020 <text:s/><text:span text:style-name="T2">5.2 miles</text:span> of walking</text:p>
      <text:p text:style-name="P76">warm up: <text:span text:style-name="T3">0.4 mile walk to the cemetery</text:span></text:p>
      <text:p text:style-name="P76">Walk: <text:span text:style-name="T3">4.8 miles, <text:s/>I walked down and up the cemetery hill 3 times. Sum of ascents: 650 ft</text:span></text:p>
      <text:p text:style-name="P80">Ave pace: 15:12, Ave heart rate: 105 Heart Beats/mile:1596 </text:p>
      <text:p text:style-name="P80">My heart rate went up a lot near the end of the walk.</text:p>
      <text:p text:style-name="P76">Warm down: <text:span text:style-name="T3">0.3 mile walk home</text:span></text:p>
      <text:p text:style-name="P80"/>
      <text:p text:style-name="P80">Sun Nov 1, 2020 <text:span text:style-name="T2">no running and walking</text:span></text:p>
      <text:p text:style-name="P80">Mon Nov 2, 2020 <text:span text:style-name="T2">no running and walking</text:span></text:p>
      <text:p text:style-name="P80"/>
      <text:p text:style-name="P80">Tues Nov 3, 2020 <text:span text:style-name="T2">4.9 miles</text:span> of walking</text:p>
      <text:p text:style-name="P80"><text:span text:style-name="T2">warm up:</text:span> <text:s/>0.35 mile walk to the cemetery loop</text:p>
      <text:p text:style-name="P76">Walk: <text:span text:style-name="T3">4.23 miles on the cemetery loop, Time: 59:23, <text:s/>sum of ascents: 300 ft</text:span></text:p>
      <text:p text:style-name="P80">Pace: 14:03/mile, heart rate: 104 bpm, 1460 heartbeats/mile</text:p>
      <text:p text:style-name="P76">Warm down:<text:span text:style-name="T3"> 0.3 mile walk home <text:s text:c="2"/></text:span></text:p>
      <text:p text:style-name="P84"/>
      <text:p text:style-name="P99"><text:span text:style-name="T3">Wed Nov 4, 2020 </text:span>no running or walking </text:p>
      <text:p text:style-name="P84">Thurs Nov 5, 2020 <text:span text:style-name="T2">4 miles</text:span> of running</text:p>
      <text:p text:style-name="P84">I ran and walked 4.5 miles including 12 x cemetery loop or 3.8 miles <text:span text:style-name="T2">12:37/mile</text:span></text:p>
      <text:p text:style-name="P84">I walked 1:05 on each loop while going uphill. <text:s/><text:span text:style-name="T2">Average heart rate: 118 bpm</text:span></text:p>
      <text:p text:style-name="P84"><text:span text:style-name="T2">1489 heartbeats/mile.</text:span> This is comparable to values I have been getting while only walking. <text:span text:style-name="T2">I tried to keep my heart rate under 125 bpm. </text:span></text:p>
      <text:p text:style-name="P84"/>
      <text:p text:style-name="P84">Fri Nov 6, 2020 <text:span text:style-name="T2">4.5 miles of running</text:span></text:p>
      <text:p text:style-name="P84">I ran 4.5 miles including 12 x cemetery loops or 3.8 miles <text:s/>averaging <text:span text:style-name="T2">12:34/mile</text:span></text:p>
      <text:p text:style-name="P84">No walking, <text:span text:style-name="T2">Average heart rate: 123 bpm</text:span></text:p>
      <text:p text:style-name="P84"><text:span text:style-name="T2">1546 heartbeats/mile.</text:span> <text:span text:style-name="T2">I tried to keep heart rate under 130 bpm.</text:span></text:p>
      <text:p text:style-name="P84"><text:soft-page-break/>Comparing this to yesterday, I think walking and running may be more efficient.</text:p>
      <text:p text:style-name="P99"><text:tab/>In the last week: 8.5 miles of running</text:p>
      <text:p text:style-name="P99"/>
      <text:p text:style-name="P84">Sat <text:s/>Nov 7, 2020 <text:span text:style-name="T2">4 miles of running</text:span></text:p>
      <text:p text:style-name="P84">I ran and walked 4 miles including 9 x cemetery loop or 2.85 miles averaging <text:span text:style-name="T2">12:40/mile <text:s/></text:span>I walked about 40 seconds up hill during each loop. </text:p>
      <text:p text:style-name="P84">No walking, <text:span text:style-name="T2">Average heart rate: 121 bpm</text:span></text:p>
      <text:p text:style-name="P84"><text:span text:style-name="T2">1532 heartbeats/mile, a little less than yesterday.</text:span> <text:span text:style-name="T2">I tried to keep heart rate under 125 bpm. <text:s/></text:span></text:p>
      <text:p text:style-name="P99"/>
      <text:p text:style-name="P99">I am starting to think my average heart rate for a 50 mile run should be under about 122 bpm. This rate should be for running or walking up hills. <text:s/></text:p>
      <text:p text:style-name="P99"/>
      <text:p text:style-name="P84">Sun Nov 8, 2020 <text:span text:style-name="T2">3.75 miles of running</text:span></text:p>
      <text:p text:style-name="P84">I ran on Tamarack Drive while watching runners in our running group run 8 miles. </text:p>
      <text:p text:style-name="P84"><text:span text:style-name="T2">warm up:</text:span> 0.25 mile jog </text:p>
      <text:p text:style-name="P84"><text:span text:style-name="T2">Run:</text:span> 2 miles averaging 11:28/mile, Ave Heart Rate: 119</text:p>
      <text:p text:style-name="P99">Run/Walk: <text:span text:style-name="T3">2 miles averaging 12:31/mile, Ave Heart Rate: 117/mile </text:span></text:p>
      <text:p text:style-name="P84">These results seem to show it is more efficient to only run on relatively level ground.</text:p>
      <text:p text:style-name="P84"/>
      <text:p text:style-name="P84">Mon Nov 9, 2020 <text:span text:style-name="T2">no running</text:span></text:p>
      <text:p text:style-name="P99"/>
      <text:p text:style-name="P84">Tues Nov 10, 2020<text:span text:style-name="T2"> no running</text:span></text:p>
      <text:p text:style-name="P84"/>
      <text:p text:style-name="P84">Wed Nov 11, 2020, <text:s/><text:span text:style-name="T2">4.9 miles running</text:span></text:p>
      <text:p text:style-name="P99">warm up: <text:span text:style-name="T3">0.25 mile jog to the Greendale Cemetery loop. Each loop is 0.317 miles</text:span></text:p>
      <text:p text:style-name="P84">Run: 4 x 0.317 miles with 1 loop jogs after each run</text:p>
      <text:p text:style-name="P84">Times for runs: 2:51, 2:55, 2:52, 2:46 <text:s/>Ave time for jogs 3:52 <text:s/>Rest a few minutes <text:s text:c="42"/></text:p>
      <text:p text:style-name="P99">Run/walk: <text:span text:style-name="T3">7 loops in 27:07, Distance: 2.22 miles, Ave Pace: 12:13/mile</text:span></text:p>
      <text:p text:style-name="P84">I walked for about 50s during uphill on each loop.</text:p>
      <text:p text:style-name="P99">Warm down: <text:span text:style-name="T3">0.25 miles home</text:span></text:p>
      <text:p text:style-name="P84"/>
      <text:p text:style-name="P84">Thur Nov 12, 2020 <text:span text:style-name="T2">4.9 miles running</text:span></text:p>
      <text:p text:style-name="P99">warm up: <text:span text:style-name="T3">0.25 mile jog to the Greendale Cemetery loop. </text:span></text:p>
      <text:p text:style-name="P84"><text:span text:style-name="T2">Run/Walk:</text:span> 4 miles on the loop in 39:11 with the last mile in 8:50. </text:p>
      <text:p text:style-name="P84">Ave Heart rate: 145 bpm, Ave Pace: 9:48/mile, HB/mile: 1421, Sum of ascents: 280 feet</text:p>
      <text:p text:style-name="P99">Warm down: <text:span text:style-name="T3">0.5 miles</text:span></text:p>
      <text:p text:style-name="P84"/>
      <text:p text:style-name="P84">Fri Nov 13, 2020 <text:span text:style-name="T2">5 miles</text:span></text:p>
      <text:p text:style-name="P99">warm up: <text:span text:style-name="T3">0.25 mile jog to the Greendale Cemetery <text:s/></text:span></text:p>
      <text:p text:style-name="P84"><text:span text:style-name="T2">Run/Walk:</text:span> 4.8 miles on the hill in the cemetery. Starting from the top all the way to Jefferson St is 0.8 miles. <text:s/>I ran down and up this hill 3 times.</text:p>
      <text:p text:style-name="P84">Ave Heartrate: 117 bpm, Ave Pace: 12:25/mile, HB/mile: 1453, Sum of ascents: 650 feet</text:p>
      <text:p text:style-name="P99">Warm down: <text:span text:style-name="T3">0.5 miles</text:span></text:p>
      <text:p text:style-name="P76">In the last week: 22.6 miles running</text:p>
      <text:p text:style-name="P80"/>
      <text:p text:style-name="P120"><text:soft-page-break/><text:span text:style-name="T3">Sat Nov 14, 2020</text:span> <text:s/>no running</text:p>
      <text:p text:style-name="P120"/>
      <text:p text:style-name="P120"><text:span text:style-name="T3">Sun Nov 15, 2020</text:span> <text:s/>no running</text:p>
      <text:p text:style-name="P120"/>
      <text:p text:style-name="P121">Mon Nov 16, 2020 <text:s/>4<text:span text:style-name="T2"> miles running <text:s/>0.6 miles walking</text:span></text:p>
      <text:p text:style-name="P120">warm up: <text:span text:style-name="T3">0.25 jog to Greendale cemetery </text:span></text:p>
      <text:p text:style-name="P12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1"/>
      <text:p text:style-name="P121">Tues Nov 17, 2020 <text:s/><text:span text:style-name="T2">no running</text:span> </text:p>
      <text:p text:style-name="P121">I used our elliptical for 25 minutes. My average pulse was 103 bpm. At the end I went faster and my pulse went up to about 140 bpm.</text:p>
      <text:p text:style-name="P121"/>
      <text:p text:style-name="P121">Wed Nov 18, 2020 <text:s/><text:span text:style-name="T2">no running</text:span> </text:p>
      <text:p text:style-name="P12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1"/>
      <text:p text:style-name="P121">Thurs Nov 19, 2020 <text:span text:style-name="T2">no running</text:span></text:p>
      <text:p text:style-name="P120">On October 1, 2020 I had cateract/glaucoma surgery on my right I. Today I had the same surgery on my left eye and will continue to do lighter training for about 4 more weeks.</text:p>
      <text:p text:style-name="P120"/>
      <text:p text:style-name="P121">Fri Nov 20, 2020 <text:span text:style-name="T2">no running</text:span> </text:p>
      <text:p text:style-name="P121"/>
      <text:p text:style-name="P120">In the last week: 4 miles of running.</text:p>
      <text:p text:style-name="P120"/>
      <text:p text:style-name="P120"><text:span text:style-name="T3">Sat Nov 21, 2020</text:span> no running</text:p>
      <text:p text:style-name="P120"/>
      <text:p text:style-name="P120"><text:span text:style-name="T3">Sun <text:s/>Nov 22, 2020</text:span> <text:span text:style-name="T3">3.5 miles of walking including 3 miles on hilly roads averaging 15min/mile and ave heart rate of 95 bpm. 1425 heart beats per mile</text:span></text:p>
      <text:p text:style-name="P121"/>
      <text:p text:style-name="P121">Mon Nov 23, 2020 10:47 on the elliptical, <text:s/>HR: 108, steps/min: 140, </text:p>
      <text:p text:style-name="P121">771 heartbeats/1000 steps</text:p>
      <text:p text:style-name="P121"/>
      <text:p text:style-name="P120"><text:span text:style-name="T3">Tues <text:s/>Nov 24, 2020</text:span> 3.7 miles of walking<text:span text:style-name="T3"> including 2 x down and up the cemetery hill.</text:span></text:p>
      <text:p text:style-name="P120"><text:span text:style-name="T3">1</text:span><text:span text:style-name="T7">st</text:span><text:span text:style-name="T3"> time: 1.6 miles, 14:34/mile, 89 bpm, 1296 heartbeats/mile, elevation change 216 feet</text:span></text:p>
      <text:p text:style-name="P120"><text:span text:style-name="T3">2</text:span><text:span text:style-name="T7">nd</text:span><text:span text:style-name="T3"> time: 1.6 miles, 14:59/mile, 104 bpm, 1588 heartbeats/mile, elevation change 216 feet</text:span></text:p>
      <text:p text:style-name="P121">I kept heart rate under <text:s/>125 bpm</text:p>
      <text:p text:style-name="P121"/>
      <text:p text:style-name="P120"><text:span text:style-name="T3">Wed <text:s/>Nov 25, 2020</text:span> 2 miles of walking<text:span text:style-name="T3"> including 1 x down and up the cemetery hill.</text:span></text:p>
      <text:p text:style-name="P121">1.6 miles, 14:37/mile, 102 bpm, 1491 heartbeats/mile, elevation change 216 feet</text:p>
      <text:p text:style-name="P121">I kept heart rate under <text:s/>125 bpm</text:p>
      <text:p text:style-name="P121"><text:soft-page-break/></text:p>
      <text:p text:style-name="P120"><text:span text:style-name="T3">Thur <text:s/>Nov 26, 2020</text:span> 4.5 miles of walking<text:span text:style-name="T3"> including 4 miles on the 500m cemetery loop.</text:span></text:p>
      <text:p text:style-name="P121">4 miles, 14:03/mile, 104 bpm, 1460 heartbeats/mile, elevation change 275 feet</text:p>
      <text:p text:style-name="P121">I kept heart rate under <text:s/>125 bpm</text:p>
      <text:p text:style-name="P121"/>
      <text:p text:style-name="P121">Fri Nov 27, 2020 <text:span text:style-name="T2">3.7 miles of walking </text:span>mostly on hilly roads.</text:p>
      <text:p text:style-name="P121">This included 2 of the fastest miles I have walked. <text:s/></text:p>
      <text:p text:style-name="P121">Walk: 6+ times around the cemetery, Distance: 2 miles, Pace: <text:s/>12:51/mile, HR:130, </text:p>
      <text:p text:style-name="P121">1670 heartbeats/mile, elevation change: 275 feet</text:p>
      <text:p text:style-name="P121"/>
      <text:p text:style-name="P25">Sat Nov 28, 2020 <text:span text:style-name="T2">5.5 miles of walking</text:span> on hilly roads.</text:p>
      <text:p text:style-name="P25">This included 5 miles on the cemetery loop.</text:p>
      <text:p text:style-name="P25">1<text:span text:style-name="T6">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3">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3">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3">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21">Sat Dec 19, 2020 On the elliptical</text:p>
      <text:p text:style-name="P121"><text:span text:style-name="T13">warm up:</text:span><text:span text:style-name="T12">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21"/>
      <text:p text:style-name="P121">Mon <text:s/>Dec 21, 2020 <text:span text:style-name="T2">no running </text:span></text:p>
      <text:p text:style-name="P121"><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20">warm up: <text:span text:style-name="T3">1 mile</text:span></text:p>
      <text:p text:style-name="P121"><text:span text:style-name="T2">Run:</text:span> 1 mile on the cemetery loop in 8:53, Total ascent: 66 feet</text:p>
      <text:p text:style-name="P121"><text:span text:style-name="T2">Warm down:</text:span> 0.25 jog <text:s/></text:p>
      <text:p text:style-name="P121"/>
      <text:p text:style-name="P25">Thur Dec 24, 2020 <text:span text:style-name="T2">3 miles running</text:span></text:p>
      <text:p text:style-name="P120">warm up: <text:span text:style-name="T3">1 mile</text:span></text:p>
      <text:p text:style-name="P121"><text:span text:style-name="T2">Run:</text:span> 2 miles on the cemetery loop in 9:30 + 9:04 = 18:34, Total ascent: 132 feet</text:p>
      <text:p text:style-name="P121"><text:span text:style-name="T2">Warm down:</text:span> 0.25 jog</text:p>
      <text:p text:style-name="P121"/>
      <text:p text:style-name="P121">Fri Dec 25, 2020 <text:span text:style-name="T2">no running</text:span></text:p>
      <text:p text:style-name="P121"/>
      <text:p text:style-name="P121"/>
      <text:p text:style-name="P121"/>
      <text:p text:style-name="P121"><text:span text:style-name="T2">In the last week:</text:span> <text:s/>5.25 miles of running</text:p>
      <text:p text:style-name="P121"/>
      <text:p text:style-name="P121"/>
      <text:p text:style-name="P121">Sat Dec 26, 2020 On the elliptical: I repeated the workout I did last Saturday Dec 19</text:p>
      <text:p text:style-name="P121"><text:span text:style-name="T13">warm up:</text:span><text:span text:style-name="T12">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21"><text:span text:style-name="T13">warm up:</text:span><text:span text:style-name="T12">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21"><text:span text:style-name="T13">warm up:</text:span><text:span text:style-name="T12">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4">Sat Jan 2, 2021 <text:s/>40 minutes on the elliptical at variuos pace.</text:p>
      <text:p text:style-name="P84"/>
      <text:p text:style-name="P84">Sun Jan 3, 2020 30 minutes on the elliptical</text:p>
      <text:p text:style-name="P84"><text:span text:style-name="T2">warm up: </text:span><text:s/>10 minutes at “speed” of about 16.5</text:p>
      <text:p text:style-name="P99">Intervals:<text:span text:style-name="T3"> <text:s/>4 x 2:00 at a “speed” of about 21.5 with a 3:00 slow pace after each. </text:span></text:p>
      <text:p text:style-name="P84"/>
      <text:p text:style-name="P84">Mon Jan 4, 2021 On the elliptical</text:p>
      <text:p text:style-name="P84"><text:span text:style-name="T2">warm up: </text:span><text:s/>10 minutes at “speed” of about 15.5</text:p>
      <text:p text:style-name="P99">Intervals:<text:span text:style-name="T3"> <text:s/>6 x 1:30 at a “speed” of about 22.5 with 2:30 at a “speed” of 15.5 after each.</text:span></text:p>
      <text:p text:style-name="P99"><text:soft-page-break/>Warm down: <text:span text:style-name="T3">3:30 more at a “speed” of 15.5 </text:span></text:p>
      <text:p text:style-name="P84"/>
      <text:p text:style-name="P84">Tues Jan 5, 2021 On elliptical</text:p>
      <text:p text:style-name="P84">20 minutes on the elliptical at various paces.</text:p>
      <text:p text:style-name="P84"/>
      <text:p text:style-name="P99"><text:span text:style-name="T3">Wed Jan 6, 2021 </text:span>1 mile<text:span text:style-name="T3"> of running on the cemetery loop</text:span></text:p>
      <text:p text:style-name="P84">On elliptical:</text:p>
      <text:p text:style-name="P99">warm up:<text:span text:style-name="T3"> 20 minutes at a “speed” of about 15.5 and rest 5 minutes</text:span></text:p>
      <text:p text:style-name="P84"><text:span text:style-name="T2">Intervals:</text:span> 24 minutes including 8 x 1:20 minute fast with a slow pace for 1:40 after each fast interval. During each fast interval my pulse rose to between 132 bpm and 158 bpm. </text:p>
      <text:p text:style-name="P84">“Speed” during fast intervals: about 21 “Speed” during slow intervals: about 15.</text:p>
      <text:p text:style-name="P99">Warm down: <text:span text:style-name="T3">rest 5 minutes and 6 minutes at a slow pace </text:span></text:p>
      <text:p text:style-name="P84"/>
      <text:p text:style-name="P84">Thur Jan 7, 2021 <text:span text:style-name="T2">no running</text:span> On elliptical</text:p>
      <text:p text:style-name="P84"><text:span text:style-name="T2">warm up:</text:span> 10 minutes at a slow pace</text:p>
      <text:p text:style-name="P84"><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4"><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3">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3">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9"><text:span text:style-name="T30">Fri Jan 15, 2021 </text:span><text:span text:style-name="T31">4 miles</text:span><text:span text:style-name="T30"> on a very hilly course, more hills than yesterday</text:span></text:p>
      <text:p text:style-name="P130">Time: 48:03, Pace: 12:01, Ave Heart Rate: 131 bpm, Sum of Ascents: 480 feet</text:p>
      <text:p text:style-name="P129"><text:span text:style-name="T40">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5"/>
      <text:p text:style-name="P10"><text:span text:style-name="T3">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9">I ran 4 miles on a very hilly course. <text:s/>The total ascent along the course was </text:p>
      <text:p text:style-name="P59">490 ft. <text:s/>Mile splits: Average pace: 11:26/mile.</text:p>
      <text:p text:style-name="P59">The course: Down Limber, left on Jefferson, down to Randolf, left into Greendale Cemetery. Up to 510 meter loop, around the loop 4 times and back home the same way I came. It was cold and I wore sweats.</text:p>
      <text:p text:style-name="P59"/>
      <text:p text:style-name="P59">Thur Feb 4, 2021 no running</text:p>
      <text:p text:style-name="P59"/>
      <text:p text:style-name="P59">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5">Wed Feb 10, 2021 1 hour on the elliptical at various paces</text:p>
      <text:p text:style-name="P10"><text:span text:style-name="T3">Thurs Feb 11, 2021 </text:span>no running<text:span text:style-name="T3">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6">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10"><draw:frame draw:style-name="fr1" draw:name="graphics9" text:anchor-type="paragraph" svg:width="6.9547in" svg:height="2.8063in" draw:z-index="8"><draw:image xlink:href="Pictures/1000000000000460000001C4118D6C99.jpg" xlink:type="simple" xlink:show="embed" xlink:actuate="onLoad"/></draw:frame></text:p>
      <text:p text:style-name="P110">In the last week: 10 miles of running and good workouts on the elliptical</text:p>
      <text:p text:style-name="P113"/>
      <text:p text:style-name="P110"/>
      <text:p text:style-name="P113">Sat Feb 27, 2021 <text:span text:style-name="T2">3.85 miles running</text:span> on the cemetery loop</text:p>
      <text:p text:style-name="P110">Run: <text:span text:style-name="T3">3.85 miles, </text:span></text:p>
      <text:p text:style-name="P113">Time: 39:09, Ave pace: 10:10/mile, Last mile time: 9:31, Total ascent 264 feet</text:p>
      <text:p text:style-name="P113"/>
      <text:p text:style-name="P110"><text:span text:style-name="T3">Sun Feb 28, 2021 </text:span>no running</text:p>
      <text:p text:style-name="P113"/>
      <text:p text:style-name="P113">Mon March 1, 2021 <text:span text:style-name="T2">on elliptical</text:span></text:p>
      <text:p text:style-name="P113">20 minutes on the elliptical, Ave HR: 130, Max HR: 150</text:p>
      <text:p text:style-name="P113">Warm down: 5 minutes</text:p>
      <text:p text:style-name="P113"/>
      <text:p text:style-name="P113">Tues March 2, 2021 <text:span text:style-name="T2">4 miles of running</text:span></text:p>
      <text:p text:style-name="P110">Run: <text:span text:style-name="T3">4 miles on very hilly roads in 43:19 </text:span></text:p>
      <text:p text:style-name="P113">Ave Pace: 10:50, Ave HR:133 bpm, Max HR: 146 bpm Total Ascent: 490 ft</text:p>
      <text:p text:style-name="P113">Compare to the same workout on Feb 3, 2021. I felt stronger today.</text:p>
      <text:p text:style-name="P113"/>
      <text:p text:style-name="P113">Wed March 3, 2021 <text:span text:style-name="T2">4 miles of running</text:span> <text:s/></text:p>
      <text:p text:style-name="P110">Warm up:<text:span text:style-name="T3"> jog 1.5 miles </text:span><text:s/></text:p>
      <text:p text:style-name="P110">Run: <text:span text:style-name="T3">4 x 0.317 mile cemetery loop with 1 loop jog between the intervals.</text:span></text:p>
      <text:p text:style-name="P113">Times: 2:59, 2:54, 2:53, 2:44, Times for 1 loop jogs: about 4:00</text:p>
      <text:p text:style-name="P110">Warm down:<text:span text:style-name="T3"> <text:s/>¼ mile jog</text:span></text:p>
      <text:p text:style-name="P113"/>
      <text:p text:style-name="P110"><text:span text:style-name="T3">Thur March 4, 2021 </text:span>no running</text:p>
      <text:p text:style-name="P113"/>
      <text:p text:style-name="P113">Fri March 5, 2021 on the elliptical</text:p>
      <text:p text:style-name="P113">15 minutes at a “speed” of 20, Ave Pulse: 120, Max Pulse 129 and rested 3 minutes</text:p>
      <text:p text:style-name="P113"><text:span text:style-name="T2">Intervals</text:span>: 5 x 1:00 at “speed” of 25 with 1:00 between the intervals at a “speed” of 15.5 </text:p>
      <text:p text:style-name="P113">Ave Pulse: 111, Max Pulse: 149</text:p>
      <text:p text:style-name="P113"><text:soft-page-break/><text:span text:style-name="T2">Warm down:</text:span> 5:00 at a “speed” of 15</text:p>
      <text:p text:style-name="P110"/>
      <text:p text:style-name="P110">In the last week: 11.9 miles of running and good workouts on the elliptical.</text:p>
      <text:p text:style-name="P10"/>
      <text:p text:style-name="P113">Sat March 6, 2021 <text:span text:style-name="T2">no running</text:span></text:p>
      <text:p text:style-name="P110"/>
      <text:p text:style-name="P113">Sun March 7, 2021</text:p>
      <text:p text:style-name="P110">Warm up:<text:span text:style-name="T3"> </text:span><text:s/><text:span text:style-name="T3">1.5 miles mainly on the 0.317 meter cemetery loop</text:span></text:p>
      <text:p text:style-name="P110">Run: <text:span text:style-name="T3">12 x cemetery loop = 3.80 miles in 40:10 or 10:34/mile</text:span></text:p>
      <text:p text:style-name="P113">3 loop splits:10:12, 10:23, 10:12, 9:23 with the last loop at 9:18/mile pace.</text:p>
      <text:p text:style-name="P113">Total ascent: 264 feet, Ave HR: 135</text:p>
      <text:p text:style-name="P113"/>
      <text:p text:style-name="P113">Mon March 8, 2021 <text:span text:style-name="T2">no running</text:span></text:p>
      <text:p text:style-name="P113"/>
      <text:p text:style-name="P113">Tues March 9, 2021 <text:span text:style-name="T2">6.1 miles running</text:span></text:p>
      <text:p text:style-name="P110">Warm up:<text:span text:style-name="T3"> 3 miles at various paces</text:span></text:p>
      <text:p text:style-name="P110">Run: <text:span text:style-name="T3">5K with Jim Fitch on Tamarack Dr on a nice day, <text:s/>Our Time: 29:26 <text:s/></text:span></text:p>
      <text:p text:style-name="P113">Pace: 9:28/mile, <text:s/>Mile Splits: 9:31, 9:36, 9:26, and 53s for the last 0.11 miles <text:s text:c="2"/></text:p>
      <text:p text:style-name="P110">Warm down:<text:span text:style-name="T3"> 5 minute walk</text:span></text:p>
      <text:p text:style-name="P113"/>
      <text:p text:style-name="P110"><text:span text:style-name="T3">Thur March 11, 2021 </text:span>6.1 miles running</text:p>
      <text:p text:style-name="P110">Warm up:<text:span text:style-name="T3"> 0.75 mile jog</text:span> </text:p>
      <text:p text:style-name="P118">Run: <text:span text:style-name="T3">15 x 0.317 cemetery loop = 5.07 miles, Time: 59:45, Pace: 11:47/mile, Ave HR:122, Max HR:136</text:span></text:p>
      <text:p text:style-name="P118">Warm down:<text:span text:style-name="T3"> 0.25 mile jog </text:span></text:p>
      <text:p text:style-name="P117">Fri March 12, 2021 <text:span text:style-name="T2">no running</text:span></text:p>
      <text:p text:style-name="P118"/>
      <text:p text:style-name="P118">In the last week: 12.2 miles of running</text:p>
      <text:p text:style-name="P118"/>
      <text:p text:style-name="P117">Sat March 13, 2021 <text:span text:style-name="T2">3.7 miles</text:span></text:p>
      <text:p text:style-name="P118">Warm up: <text:span text:style-name="T3">0.25 miles</text:span></text:p>
      <text:p text:style-name="P118">Run: <text:span text:style-name="T3">10 x 0.317 cemetery loop = 3.17 miles, Time: 34:26, Pace: 10:51/mile, Ave HR:136</text:span></text:p>
      <text:p text:style-name="P118">Warm down:<text:span text:style-name="T3"> 0.25 mile jog </text:span></text:p>
      <text:p text:style-name="P117"/>
      <text:p text:style-name="P117">Sun March 14, 2021 <text:span text:style-name="T2">4.4 miles</text:span> <text:s/></text:p>
      <text:p text:style-name="P118">Warm up:<text:span text:style-name="T3"> 1 mile </text:span></text:p>
      <text:p text:style-name="P118">Run: <text:span text:style-name="T3">10 x 0.317 cemetery loop = 3.17 miles, Time: 32:47, Pace: 10:21/mile, Ave HR:134</text:span></text:p>
      <text:p text:style-name="P118">Warm down:<text:span text:style-name="T3"> 0.25 mile jog </text:span></text:p>
      <text:p text:style-name="P25"/>
      <text:p text:style-name="P117">Mon March 15, 2021 <text:span text:style-name="T2">3.7 miles</text:span> <text:s/></text:p>
      <text:p text:style-name="P118">Warm up:<text:span text:style-name="T3"> 0.25 miles </text:span></text:p>
      <text:p text:style-name="P118">Run: <text:span text:style-name="T3">10 x 0.317 cemetery loop = 3.17 miles, Time: 34:22, Pace: 10:50/mile, Ave HR:140</text:span></text:p>
      <text:p text:style-name="P118">Warm down:<text:span text:style-name="T3"> 0.25 mile jog</text:span></text:p>
      <text:p text:style-name="P117"/>
      <text:p text:style-name="P118"><text:span text:style-name="T3">Tues March 16, 2021 </text:span>no running</text:p>
      <text:p text:style-name="P117"/>
      <text:p text:style-name="P117">Wed <text:s/>March 17, 2021 <text:s/><text:span text:style-name="T2">6.75 miles</text:span> running 0.25 miles walking</text:p>
      <text:p text:style-name="P117">I ran and walked 7 miles on hilly roads and averaged about 12:30/miles. Ave HR: 115</text:p>
      <text:p text:style-name="P117"><text:soft-page-break/></text:p>
      <text:p text:style-name="P117">Thur March 18, 2020 <text:span text:style-name="T2">no running</text:span> </text:p>
      <text:p text:style-name="P117"/>
      <text:p text:style-name="P117">Fri <text:s/>March 19, 2021 <text:span text:style-name="T2">3.7 miles</text:span> <text:s/></text:p>
      <text:p text:style-name="P118">Warm up:<text:span text:style-name="T3"> 0.25 miles </text:span></text:p>
      <text:p text:style-name="P118">Run: <text:span text:style-name="T3">10 x 0.317 cemetery loop = 3.17 miles, Time: 31:28, Pace: 9:55/mile, Ave HR:132</text:span></text:p>
      <text:p text:style-name="P118">Warm down:<text:span text:style-name="T3"> 0.25 mile jog</text:span></text:p>
      <text:p text:style-name="P117">I felt a lot better than 3 days ago.</text:p>
      <text:p text:style-name="P117"/>
      <text:p text:style-name="P118">In the last week: 22.3 miles</text:p>
      <text:p text:style-name="P118"/>
      <text:p text:style-name="P117">Sat March 20, 2021 <text:span text:style-name="T2">5.3 miles</text:span></text:p>
      <text:p text:style-name="P110">Warm up:<text:span text:style-name="T3"> jog 1.25 miles </text:span><text:s/></text:p>
      <text:p text:style-name="P110">Run: <text:span text:style-name="T3">6 x 0.317 mile cemetery loop with 1 loop jog between the intervals.</text:span></text:p>
      <text:p text:style-name="P113">Times: 2:49, 2:53, 2:48, 2:43, 2:37, 2:31, Ave Time: 2:44 or 8:36/mile pace </text:p>
      <text:p text:style-name="P113">Times for 1 loop jogs: about 4:00</text:p>
      <text:p text:style-name="P110">Warm down:<text:span text:style-name="T3"> <text:s/>¼ mile jog</text:span></text:p>
      <text:p text:style-name="P113"/>
      <text:p text:style-name="P110"><text:span text:style-name="T3">Mon <text:s/>March 22, 2021 </text:span>4 miles running</text:p>
      <text:p text:style-name="P118">Warm up:<text:span text:style-name="T3"> 0.5 miles to the cemetery loop</text:span></text:p>
      <text:p text:style-name="P118">Run and walk:<text:span text:style-name="T3"> 13 cemetery loops running the first ¼ mile of each loop and walking the last 0.067</text:span></text:p>
      <text:p text:style-name="P117">So I ran 3.25 and walked 0.87 miles for a total of 4.12 miles in 51:48 or 12:34/mile</text:p>
      <text:p text:style-name="P118">Warm down:<text:span text:style-name="T3"> 0.25 miles</text:span></text:p>
      <text:p text:style-name="P117"/>
      <text:p text:style-name="P117">Wed March 24, 2021 <text:span text:style-name="T2">4.7 miles</text:span></text:p>
      <text:p text:style-name="P117">I ran on the Allegheny College track.</text:p>
      <text:p text:style-name="P118">Warm up:<text:span text:style-name="T3"> <text:s/>1.5 miles averaging 10:00/mile and rest a few minutes</text:span></text:p>
      <text:p text:style-name="P118">Run: <text:span text:style-name="T3"><text:s/>6 x 300m with 300m jog after each run, </text:span></text:p>
      <text:p text:style-name="P117">Times: 1:31, 1:33, 1:32, 1:28, 1:26, 1:25, Ave Time: 1:29 or about 7:55/mile pace, <text:s text:c="2"/></text:p>
      <text:p text:style-name="P117">Jog Times: about 2:40 </text:p>
      <text:p text:style-name="P118">Warm down:<text:span text:style-name="T3"> rest a few minutes and 1 mile in 9:55</text:span></text:p>
      <text:p text:style-name="P117"/>
      <text:p text:style-name="P117">Thur March 25, 2021 <text:span text:style-name="T2">8 miles</text:span></text:p>
      <text:p text:style-name="P118">Run: <text:span text:style-name="T3">7 miles on the Allegheny track, Mile splits: 11:38, 11:18, 10:45, 10:46, 10:45, 10:39, 10:12</text:span></text:p>
      <text:p text:style-name="P117">Average pace: 10:52, <text:s/>Ave HR: 129 bpm</text:p>
      <text:p text:style-name="P117">I was a little tired and stiff from yesterday's workout but felt better as I ran.</text:p>
      <text:p text:style-name="P118">Warm down: <text:span text:style-name="T3">1</text:span> <text:span text:style-name="T3">mile jog home </text:span></text:p>
      <text:p text:style-name="P117"/>
      <text:p text:style-name="P118"><text:span text:style-name="T3">Fri March 26, 2021</text:span> no running</text:p>
      <text:p text:style-name="P118"/>
      <text:p text:style-name="P118">In the last week: 22 miles</text:p>
      <text:p text:style-name="P118"/>
      <text:p text:style-name="P117">Sat March 27, 2021 <text:span text:style-name="T2">3.7 miles</text:span></text:p>
      <text:p text:style-name="P118">Warm up: <text:span text:style-name="T3">0.25 mile jog to the Greendale Cemetery 510 meter loop.</text:span></text:p>
      <text:p text:style-name="P118">Run: <text:span text:style-name="T3">10 cemetery loops in 29:48 or 9:24/mile. Time/loop: 2:59, Total vertical ascent: 220 feet</text:span></text:p>
      <text:p text:style-name="P117">Mile splits: 9:53, 9:19, 9:11</text:p>
      <text:p text:style-name="P117"/>
      <text:p text:style-name="P117">Sun March 28, 2021 <text:span text:style-name="T2">no running </text:span></text:p>
      <text:p text:style-name="P118"><text:soft-page-break/></text:p>
      <text:p text:style-name="P110"><text:span text:style-name="T3">Mon <text:s/>March 29, 2021 </text:span>4.5 miles running</text:p>
      <text:p text:style-name="P118">Warm up:<text:span text:style-name="T3"> 0.5 miles to the cemetery loop</text:span></text:p>
      <text:p text:style-name="P118">Run and walk:<text:span text:style-name="T3"> 15 cemetery loops running the first ¼ mile of each loop and walking the last 0.067</text:span></text:p>
      <text:p text:style-name="P117">So I ran 3.75 and walked 1 miles for a total of 4.75 miles in 57:14 or 12:02/mile <text:s/>Ave HR: 130</text:p>
      <text:p text:style-name="P117"><text:span text:style-name="T2">Warm down:</text:span> 0.25 miles</text:p>
      <text:p text:style-name="P118"/>
      <text:p text:style-name="P117">Tues<text:span text:style-name="T2"> <text:s/></text:span>March 30, 2021 <text:span text:style-name="T2">6 miles</text:span></text:p>
      <text:p text:style-name="P117"><text:span text:style-name="T2">Warm up:</text:span> 2.5 miles including 2 miles in 21:57 on the cemetery loop and then rest a few mnutes</text:p>
      <text:p text:style-name="P118">Run: <text:span text:style-name="T3">10 cemetery loops in 29:59 or 9:27/mile. Time/loop: 3:00, Total vertical ascent: 220 feet</text:span></text:p>
      <text:p text:style-name="P117"><text:span text:style-name="T2">Warm down:</text:span> 0.3 miles</text:p>
      <text:p text:style-name="P117"/>
      <text:p text:style-name="P117">Wed March 31, 2021 <text:span text:style-name="T2">3.7 miles</text:span> </text:p>
      <text:p text:style-name="P117"><text:s/><text:span text:style-name="T2">Warm up:</text:span> 0.25 miles <text:s text:c="2"/></text:p>
      <text:p text:style-name="P118">Run: <text:span text:style-name="T3">10 cemetery loops (3.17 miles) in 31:20 or 9:53/mile. </text:span></text:p>
      <text:p text:style-name="P117"><text:span text:style-name="T2">Warm down:</text:span> 0.25 miles</text:p>
      <text:p text:style-name="P117"/>
      <text:p text:style-name="P117">Thur April 1, 2021 <text:span text:style-name="T2">no running</text:span></text:p>
      <text:p text:style-name="P117"/>
      <text:p text:style-name="P117">Fri April 2, 2021 <text:span text:style-name="T2">3.7 miles</text:span> </text:p>
      <text:p text:style-name="P117"><text:span text:style-name="T2">Warm up:</text:span> 0.25 miles <text:s text:c="2"/></text:p>
      <text:p text:style-name="P118">Run: <text:span text:style-name="T3">10 cemetery loops (3.17 miles) in 31:03 or 9:48/mile. <text:s/>HR = 135</text:span></text:p>
      <text:p text:style-name="P117"><text:span text:style-name="T2">Warm down:</text:span> 0.25 miles</text:p>
      <text:p text:style-name="P117"/>
      <text:p text:style-name="P118">In the last week: 21.6 miles</text:p>
      <text:p text:style-name="P118"/>
      <text:p text:style-name="P117">Sat April 3, 2021 <text:span text:style-name="T2">3.7 miles</text:span> </text:p>
      <text:p text:style-name="P117"><text:span text:style-name="T2">Warm up:</text:span> 0.25 miles <text:s text:c="2"/></text:p>
      <text:p text:style-name="P118">Run: <text:span text:style-name="T3">10 cemetery loops (3.17 miles) in 30:18 or 9:34/mile. <text:s/>HR = 130</text:span></text:p>
      <text:p text:style-name="P117"><text:span text:style-name="T2">Warm down:</text:span> 0.25 miles</text:p>
      <text:p text:style-name="P117"/>
      <text:p text:style-name="P117">Sun April 4, 2021 <text:span text:style-name="T2">no running</text:span></text:p>
      <text:p text:style-name="P118"/>
      <text:p text:style-name="P117">Mon April 5, 2021 <text:span text:style-name="T2">no running </text:span></text:p>
      <text:p text:style-name="P118">I walked 3 miles with Mary Jane</text:p>
      <text:p text:style-name="P10"/>
      <text:p text:style-name="P25"><text:span text:style-name="T41">Tues April 6, 2021 </text:span><text:span text:style-name="T42">7.8 miles </text:span></text:p>
      <text:p text:style-name="P118">Warm up:<text:span text:style-name="T3"> 2.8</text:span> <text:span text:style-name="T3">miles at various paces on Tamarack Dr.</text:span></text:p>
      <text:p text:style-name="P118">Run:<text:span text:style-name="T3"> I ran 5 miles with Jim Fitch on Tamarack Dr</text:span></text:p>
      <text:p text:style-name="P118"><text:span text:style-name="T3">Splits:</text:span> <text:s/><text:span text:style-name="T3">9:06, 9:06, 9:07, 9:11, 9:04 <text:s/>Time:45:34 <text:s/>Ave HR: 155 bpm Elevation gain 104 feet</text:span></text:p>
      <text:p text:style-name="P117"/>
      <text:p text:style-name="P110"><text:span text:style-name="T3">Wed <text:s/>April 7, 2021 </text:span><text:s/>3 miles running</text:p>
      <text:p text:style-name="P118">Warm up:<text:span text:style-name="T3"> 0.25 miles to the cemetery loop</text:span></text:p>
      <text:p text:style-name="P118">Run and walk:<text:span text:style-name="T3"> 10 cemetery loops running the first ¼ mile of each loop and walking the last 0.067</text:span></text:p>
      <text:p text:style-name="P117">So I ran 2.5 miles and walked 0.67 miles for a total of 3.17 miles in 40:19 or 12:43/mile, Ave HR = 107</text:p>
      <text:p text:style-name="P118">Warm down<text:span text:style-name="T3">: 0.25 miles</text:span></text:p>
      <text:p text:style-name="P117"/>
      <text:p text:style-name="P117">Thur April 8, 2021 <text:span text:style-name="T2">5 miles</text:span></text:p>
      <text:p text:style-name="P118"><text:soft-page-break/>Warm up: <text:span text:style-name="T3">0.3 mile jog to the Greendale Cemetery 510 meter loop.</text:span></text:p>
      <text:p text:style-name="P118">Run: <text:span text:style-name="T3">13 cemetery loops, Distance: 4.1 miles, Time: 44:55 or 10:56/mile. Ave Pulse 123</text:span></text:p>
      <text:p text:style-name="P117"><text:span text:style-name="T2">Warm down:</text:span> 0.6 miles</text:p>
      <text:p text:style-name="P117"/>
      <text:p text:style-name="P117">Fri <text:s/>April 9, 2021 <text:s/><text:span text:style-name="T2">4.67 miles</text:span></text:p>
      <text:p text:style-name="P118">Warm up: <text:span text:style-name="T3">0.25 mile jog to the Greendale Cemetery 510 meter loop.</text:span></text:p>
      <text:p text:style-name="P118">Run: <text:span text:style-name="T3">13 cemetery loops plus 0.05 miles, Distance: 4.17 miles, Time: 41:21 or 9:51/mile.</text:span></text:p>
      <text:p text:style-name="P117">The last mile was in 9:00 <text:s/>Ave Pulse 128</text:p>
      <text:p text:style-name="P117"><text:span text:style-name="T2">Warm down:</text:span> 0.25 miles</text:p>
      <text:p text:style-name="P117">I was tired after the fast run on Tuesday but have felt better every day since then.</text:p>
      <text:p text:style-name="P117"/>
      <text:list xml:id="list3895749447601869420" text:style-name="L10">
        <text:list-item>
          <text:list>
            <text:list-header>
              <text:p text:style-name="P181">24.2 miles in the last week</text:p>
            </text:list-header>
          </text:list>
        </text:list-item>
      </text:list>
      <text:p text:style-name="P117"/>
      <text:p text:style-name="P117">Sat April 10, 2021 <text:s/><text:span text:style-name="T2">5.6 miles</text:span> <text:s text:c="8"/>I practiced running hills for an ultra marathon.</text:p>
      <text:p text:style-name="P117"><text:span text:style-name="T2">Warm up:</text:span> 0.3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04 bpm, Ave Pace: 13:30/mile, Sum of ascents: 650 feet</text:p>
      <text:p text:style-name="P117"><text:s text:c="12"/>pace <text:s text:c="7"/>Ave Heart Rate</text:p>
      <text:p text:style-name="P117">down: 10:54<text:tab/> <text:s text:c="3"/>95 <text:s/></text:p>
      <text:p text:style-name="P117"><text:s text:c="5"/>up: 14:54<text:tab/> <text:s text:c="2"/>110</text:p>
      <text:p text:style-name="P117">down: 11:55<text:tab/> <text:s text:c="3"/>97</text:p>
      <text:p text:style-name="P117"><text:s text:c="5"/>up: 14:56<text:tab/> <text:s text:c="2"/>111</text:p>
      <text:p text:style-name="P117">down: 12:12<text:tab/> <text:s text:c="3"/>96</text:p>
      <text:p text:style-name="P117"><text:s text:c="5"/>up: 15:14<text:tab/> <text:s text:c="2"/>111</text:p>
      <text:p text:style-name="P118">Warm down: <text:span text:style-name="T3">0.5 miles</text:span></text:p>
      <text:p text:style-name="P117"/>
      <text:p text:style-name="P110"><text:span text:style-name="T3">Sun <text:s/>April 11, 2021 </text:span><text:s/>3.7 miles</text:p>
      <text:p text:style-name="P118">Warm up:<text:span text:style-name="T3"> 0.25 miles to the cemetery loop</text:span></text:p>
      <text:p text:style-name="P118">Run:<text:span text:style-name="T3"> 10 cemetery loops or 3.17 miles in 33:36 or 10:36/mile, <text:s/>Ave HR = 112</text:span></text:p>
      <text:p text:style-name="P117">Warm down: 0.25 miles</text:p>
      <text:p text:style-name="P117"/>
      <text:p text:style-name="P117">Mon April 12, 2021 <text:span text:style-name="T2">no running</text:span></text:p>
      <text:p text:style-name="P117"/>
      <text:p text:style-name="P117">Tues April 13, 2021 <text:span text:style-name="T2">5.6 miles</text:span></text:p>
      <text:p text:style-name="P118">Warm up:<text:span text:style-name="T3"> jog 1.25 miles </text:span><text:s/></text:p>
      <text:p text:style-name="P118">Run: 7<text:span text:style-name="T3"> x 0.317 mile cemetery loop with 1 loop jog after the intervals.</text:span></text:p>
      <text:p text:style-name="P117">Times: 2:48, 2:52, 2:51, 2:47, 2:42, 2:40, 2.24 Ave Time: 2:43 or 8:34/mile pace </text:p>
      <text:p text:style-name="P117">Times for 1 loop jogs: about 3:50</text:p>
      <text:p text:style-name="P118">Warm down:<text:span text:style-name="T3"> <text:s/>¼ mile jog</text:span></text:p>
      <text:p text:style-name="P117">Compare to Sat March 20, 2021 </text:p>
      <text:p text:style-name="P10"/>
      <text:p text:style-name="P117">Wed <text:s/>April 14, 2021 <text:s/><text:span text:style-name="T2">5.3 miles</text:span> <text:s text:c="8"/>I practiced running hills for an ultra marathon.</text:p>
      <text:p text:style-name="P117"><text:span text:style-name="T2">Warm up:</text:span> 0.25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27 bpm, Ave Pace: 12:49/mile, Sum of ascents: 650 feet</text:p>
      <text:p text:style-name="P117"><text:s text:c="12"/>pace <text:s text:c="7"/>Ave Heart Rate</text:p>
      <text:p text:style-name="P117"><text:soft-page-break/>down: 10:35<text:tab/> <text:s text:c="3"/>131 <text:s/></text:p>
      <text:p text:style-name="P117"><text:s text:c="5"/>up: 14:07<text:tab/> <text:s text:c="2"/>133</text:p>
      <text:p text:style-name="P117">down: 11:48<text:tab/> <text:s text:c="2"/>113</text:p>
      <text:p text:style-name="P117"><text:s text:c="5"/>up: 13:46<text:tab/> <text:s text:c="2"/>127</text:p>
      <text:p text:style-name="P117">down: 11:26<text:tab/> <text:s text:c="2"/>110</text:p>
      <text:p text:style-name="P117"><text:s text:c="5"/>up: 13:49<text:tab/> <text:s text:c="2"/>127</text:p>
      <text:p text:style-name="P118"><text:span text:style-name="T20">Warm down: </text:span><text:span text:style-name="T19">0.25 miles</text:span></text:p>
      <text:p text:style-name="P84"/>
      <text:p text:style-name="P118"><text:span text:style-name="T19">Thur April 15, 2021 </text:span><text:span text:style-name="T20">3 miles</text:span></text:p>
      <text:p text:style-name="P10">Run: <text:span text:style-name="T3">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5"/>
      <text:p text:style-name="P10"><text:span text:style-name="T3">Sun April 18, 2021 </text:span>no running</text:p>
      <text:p text:style-name="P25"/>
      <text:p text:style-name="P25">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5">I ran wide on the turns so each lap was ¼ mile. <text:s/>The last lap was in 2:01 </text:p>
      <text:p text:style-name="P10">Warm down:<text:span text:style-name="T3"> 0.25 miles home</text:span></text:p>
      <text:p text:style-name="P25"/>
      <text:p text:style-name="P25">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3">1 mile on the cemetery loop in 12:30</text:span></text:p>
      <text:p text:style-name="P10">Warm down:<text:span text:style-name="T3"> 0.25 miles home</text:span></text:p>
      <text:p text:style-name="P25"/>
      <text:p text:style-name="P10"><text:span text:style-name="T3">Wed April 21, 2021 </text:span>no running</text:p>
      <text:p text:style-name="P25">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3"> 0.25 miles home</text:span></text:p>
      <text:p text:style-name="P25"/>
      <text:p text:style-name="P84">Fri April 23, 2021 <text:span text:style-name="T2">5.6 miles</text:span></text:p>
      <text:p text:style-name="P99">Warm up:<text:span text:style-name="T3"> jog 0.25 miles to the cemetery loop, sum of ascents on the loop: 22 feet</text:span></text:p>
      <text:p text:style-name="P99">Run: <text:span text:style-name="T3">1 mile (3 loops plus) on the loop in 9:53 and 2:45 rest</text:span></text:p>
      <text:p text:style-name="P99">Run: 7<text:span text:style-name="T3"> x 0.317 mile cemetery loop with 1 loop jog after the intervals.</text:span></text:p>
      <text:p text:style-name="P84">Times: 2:43, 2:48, 2:42, 2:42, 2:39, 2:33, 2:20 Ave Time: 2:38 or 8:18/mile pace </text:p>
      <text:p text:style-name="P84">Times for 1 loop jogs: about 3:50</text:p>
      <text:p text:style-name="P99">Warm down:<text:span text:style-name="T3"> <text:s/>¼ mile jog</text:span></text:p>
      <text:p text:style-name="P84">Compare to Tue April 13, 2021 </text:p>
      <text:p text:style-name="P84"/>
      <text:p text:style-name="P99">In the last week: 20.2 miles</text:p>
      <text:p text:style-name="P84"/>
      <text:p text:style-name="P84">Sat April 24, 2021 5<text:span text:style-name="T2">.5 miles </text:span><text:s/></text:p>
      <text:p text:style-name="P99">Warm up: <text:span text:style-name="T3">0.25 miles</text:span></text:p>
      <text:p text:style-name="P99">Run:<text:span text:style-name="T3"> 5 miles: </text:span></text:p>
      <text:p text:style-name="P84">1 mile all down hill from the top of Greendale Cemetery to Stewart St and </text:p>
      <text:p text:style-name="P84">1 mile back up averaging 12:26/mile round-trip, change in altitude on the hill: 253 ft.</text:p>
      <text:p text:style-name="P84">1 mile all down hill from the top of Greendale Cemetery to Stewart St and </text:p>
      <text:p text:style-name="P84">1 mile back up averaging 12:20/mile round-trip, change in altitude on the hill: 253 ft.</text:p>
      <text:p text:style-name="P84">1 mile on the cemetery loop in 12:30, sum of ascents: 60 ft</text:p>
      <text:p text:style-name="P84">Ave HR: 126 bpm </text:p>
      <text:p text:style-name="P99">Warm down:<text:span text:style-name="T3"> 0.25 miles home</text:span></text:p>
      <text:p text:style-name="P84"/>
      <text:p text:style-name="P99"><text:span text:style-name="T3">Sun April 25, 2021 </text:span>no running</text:p>
      <text:p text:style-name="P25"/>
      <text:p text:style-name="P84">Mon April 26, 2021 <text:span text:style-name="T2">5 miles</text:span></text:p>
      <text:p text:style-name="P84"><text:span text:style-name="T2">Warm up:</text:span> 2.3 miles at various paces including 1 cemetery loop in about 3:10</text:p>
      <text:p text:style-name="P99">Run: <text:span text:style-name="T3">With Bill and David 4 x 1 cemetery with a cemetery loop jog after each fast loop.</text:span></text:p>
      <text:p text:style-name="P84">Distance around loop : 0.317 miles, sum of ascents along loop: 22 feet</text:p>
      <text:p text:style-name="P84">Times: 2:31, 2:32, 2:29, 2:19, Average time: 2:28, Time for jogs: about 3:55</text:p>
      <text:p text:style-name="P84"><text:span text:style-name="T2">Warm down:</text:span> 0.25 mile jog home</text:p>
      <text:p text:style-name="P84"/>
      <text:p text:style-name="P84">Tues April 27, 2021 <text:span text:style-name="T2">4.6 miles</text:span></text:p>
      <text:p text:style-name="P84">In the morning I cut grass with a push mower for over an hour. In the afternoon I worked in the garden for over an hour. <text:s/>I rested a few minutes and felt tired when I started my run. After 2 miles I felt better.</text:p>
      <text:p text:style-name="P99">Warm up: <text:span text:style-name="T3">0.35 miles to the cemetery loop</text:span></text:p>
      <text:p text:style-name="P99">Run: <text:span text:style-name="T3">4 miles on the cemetery loop averaging 11:25/mile, sum of ascents: 280 feet.</text:span></text:p>
      <text:p text:style-name="P99">Warm down: <text:span text:style-name="T3"><text:s text:c="2"/>0.25 mile jog home</text:span></text:p>
      <text:p text:style-name="P84"/>
      <text:p text:style-name="P99"><text:span text:style-name="T3">Wed April 28, 2021 </text:span>2.5 miles</text:p>
      <text:p text:style-name="P99">Warm up: <text:span text:style-name="T3">0.25 miles </text:span></text:p>
      <text:p text:style-name="P99"><text:soft-page-break/>Run: <text:span text:style-name="T3">2 miles on the cemetery loop in 18:39, Splits: 9:49, 8:50 sum of ascents: 130 feet.</text:span></text:p>
      <text:p text:style-name="P99">Warm down: <text:span text:style-name="T3">0.25 miles</text:span></text:p>
      <text:p text:style-name="P84"/>
      <text:p text:style-name="P84">Thur April 29, 2021 <text:span text:style-name="T2">no running</text:span></text:p>
      <text:p text:style-name="P25"/>
      <text:p text:style-name="P25">Fri April 30, 2023 <text:span text:style-name="T2">3.5 miles</text:span></text:p>
      <text:p text:style-name="P84">I felt tired from the hard workouts I have had since last Friday.</text:p>
      <text:p text:style-name="P84"><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5"/>
      <text:p text:style-name="P10">In the last week: 21.1 miles</text:p>
      <text:p text:style-name="P25"/>
      <text:p text:style-name="P10"><text:span text:style-name="T3">Sat May 1, 2021 </text:span>5 miles</text:p>
      <text:p text:style-name="P84"><text:span text:style-name="T2">Warm up:</text:span> <text:s/>0.25 miles to the cemetery loop </text:p>
      <text:p text:style-name="P10">Run:<text:span text:style-name="T3">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3">1 mile home</text:span> </text:p>
      <text:p text:style-name="P10"/>
      <text:p text:style-name="P10"><text:span text:style-name="T3">Tues May 4, 2021 </text:span>4.6 miles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10"/>
      <text:p text:style-name="P10"><text:span text:style-name="T3">Wed May 5, 2021 </text:span>4.6 miles </text:p>
      <text:p text:style-name="P99">Warm up: <text:span text:style-name="T3">0.25 miles </text:span></text:p>
      <text:p text:style-name="P99">Run: <text:span text:style-name="T3">4.1 miles on the cemetery loop averaging 11:15, sum of ascents: 286 feet.</text:span></text:p>
      <text:p text:style-name="P99">Warm down: <text:span text:style-name="T3">0.25 miles</text:span></text:p>
      <text:p text:style-name="P25"/>
      <text:p text:style-name="P10"><text:span text:style-name="T19">Thur May 6, 2021 </text:span><text:span text:style-name="T20">4.6 miles</text:span>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99"><text:span text:style-name="T3">Fri May 7, 2021 </text:span>1 mile of jogging </text:p>
      <text:p text:style-name="P10">In the last week: 26.8 miles</text:p>
      <text:p text:style-name="P69"><text:soft-page-break/><text:span text:style-name="T3">Sat May 8, 2021 </text:span>5 miles Same workout as last Saturday May 1</text:p>
      <text:p text:style-name="P67"><text:span text:style-name="T2">Warm up:</text:span> <text:s/>0.25 miles to the cemetery loop </text:p>
      <text:p text:style-name="P69">Run:<text:span text:style-name="T3"> 3x1mile on the loop with 0.5 mile jog after each mile</text:span></text:p>
      <text:p text:style-name="P67">Mile times: 9:51, 9:25, 8:47 <text:s/>Times for jogs about 6 minutes</text:p>
      <text:p text:style-name="P67">Warm down: <text:s/>0.25 miles</text:p>
      <text:p text:style-name="P67"/>
      <text:p text:style-name="P69"><text:span text:style-name="T3">Sun May 9, 2021 </text:span>4.6 miles </text:p>
      <text:p text:style-name="P69">Warm up: <text:span text:style-name="T3">0.25 miles </text:span></text:p>
      <text:p text:style-name="P69">Run: <text:span text:style-name="T3">4.1 miles on the cemetery loop averaging 11:09, sum of ascents: 286 feet.</text:span></text:p>
      <text:p text:style-name="P69">Warm down: <text:span text:style-name="T3">0.25 miles</text:span></text:p>
      <text:p text:style-name="P67"/>
      <text:p text:style-name="P69"><text:span text:style-name="T3">Mon May 10, 2021 </text:span>4.5 miles</text:p>
      <text:p text:style-name="P69">Warm up<text:span text:style-name="T3">: 0.25 miles to the cemetery loop </text:span></text:p>
      <text:p text:style-name="P69">Run:<text:span text:style-name="T3"> 2 miles on the loop in 21:04 or 10:32/mile and rest a few minutes.</text:span></text:p>
      <text:p text:style-name="P67">Then with David and Bill 3 x 1 cemetery with a cemetery loop jog before each fast loop.</text:p>
      <text:p text:style-name="P67">Distance around loop : 0.317 miles, sum of ascents along loop: 22 feet</text:p>
      <text:p text:style-name="P67">Times: 2:30, 2:31, 2:34, Average time: 2:32, Time for jogs: about 3:55</text:p>
      <text:p text:style-name="P67"><text:span text:style-name="T2">Warm down:</text:span> 0.3 mile on the loop</text:p>
      <text:p text:style-name="P67"/>
      <text:p text:style-name="P67">Tues May 11, 2021 <text:span text:style-name="T2">no running</text:span></text:p>
      <text:p text:style-name="P69"/>
      <text:p text:style-name="P67">Wed May 12, 2021 <text:span text:style-name="T2">5 miles</text:span></text:p>
      <text:p text:style-name="P67"><text:span text:style-name="T2">Warm up:</text:span> 0.25 miles to the cemetery loop</text:p>
      <text:p text:style-name="P69">Run: <text:span text:style-name="T3">4.44 miles on the cemetery loop averaging 11:01, sum of ascents: 308 feet.</text:span></text:p>
      <text:p text:style-name="P69">Warm down: <text:span text:style-name="T3">0.3 mile jog</text:span></text:p>
      <text:p text:style-name="P67"/>
      <text:p text:style-name="P69"><text:span text:style-name="T3">Thur May 13, 2021 </text:span>3 miles<text:span text:style-name="T3"> </text:span></text:p>
      <text:p text:style-name="P67"><text:span text:style-name="T2">Warm up:</text:span> 0.25 miles to the cemetery loop</text:p>
      <text:p text:style-name="P69">Run: O<text:span text:style-name="T3">n the loop: 1 mile in 10:16, jog ½ mile in about 6:00, 1 mile in 9:42, rest a little </text:span></text:p>
      <text:p text:style-name="P69">Warm down: <text:span text:style-name="T3">0.25 mile jog home</text:span></text:p>
      <text:p text:style-name="P67"/>
      <text:p text:style-name="P69"><text:span text:style-name="T3">Fri May 14, 2021 </text:span>no running</text:p>
      <text:p text:style-name="P69"/>
      <text:p text:style-name="P69">In the last week: 22.1 miles</text:p>
      <text:p text:style-name="P69"/>
      <text:p text:style-name="P69"/>
      <text:p text:style-name="P69"/>
      <text:p text:style-name="P69"/>
      <text:p text:style-name="P62"><text:soft-page-break/><text:span text:style-name="T3">Sat May 15, 2021 </text:span>6.6 miles <text:s/></text:p>
      <text:p text:style-name="P62">Warm up: <text:span text:style-name="T3">1.5 miles</text:span></text:p>
      <text:p text:style-name="P59"><text:span text:style-name="T2">Run:</text:span> I ran a staggered start 5 miles with 5 other runners on Tamarack Drive.</text:p>
      <text:p text:style-name="P59">Time: 43:15, Ave Pace: 8:39/mile, Splits: 8:59, 8:37, 8:36, 8:38, 8:23</text:p>
      <text:p text:style-name="P59">I ran 45:34 on the same course on April 6, 2021</text:p>
      <text:p text:style-name="P59"/>
      <text:p text:style-name="P59">Sun May 16, 2021 <text:span text:style-name="T2">no running</text:span></text:p>
      <text:p text:style-name="P62"/>
      <text:p text:style-name="P59">Mon May 17, <text:s/>2021 <text:span text:style-name="T2">5 miles</text:span> </text:p>
      <text:p text:style-name="P59">I ran with 7 other runners on the high school track. <text:s/>We have not done interval training since 2019.</text:p>
      <text:p text:style-name="P62">Warm up: <text:span text:style-name="T3">2 mile jog</text:span></text:p>
      <text:p text:style-name="P62">Run:<text:span text:style-name="T3"> 6 x 400m with a 400m jog after each. Times: 2:05, 2:04, 2:03, 1:58, 1:55, 1:50 Times between runs: about 3:30</text:span></text:p>
      <text:p text:style-name="P59"/>
      <text:p text:style-name="P62"><text:span text:style-name="T3">Tues May 18, 2021 </text:span>no running</text:p>
      <text:p text:style-name="P62"/>
      <text:p text:style-name="P59">Wed May 19, 2021 <text:span text:style-name="T2">4.9 miles</text:span><text:span text:style-name="T2"> </text:span></text:p>
      <text:p text:style-name="P62">Warm up: <text:span text:style-name="T3">0.25 miles </text:span></text:p>
      <text:p text:style-name="P62">Run: <text:span text:style-name="T3">4.1 miles on the cemetery loop averaging 11:08, sum of ascents: 286 feet.</text:span></text:p>
      <text:p text:style-name="P62">Warm down: <text:span text:style-name="T3">0.5 miles</text:span></text:p>
      <text:p text:style-name="P59"/>
      <text:p text:style-name="P62"><text:span text:style-name="T3">Thur May 20, 2021 </text:span>5.25 miles</text:p>
      <text:p text:style-name="P62">Run: <text:span text:style-name="T3">5 miles on the Allegheny College track. <text:s/>I ran wide on the turns so each lap was ¼ mile. <text:s/>Time: 54:02, Ave Pace: 10:48/mile</text:span></text:p>
      <text:p text:style-name="P59">Warm down: 0.25 mile jog</text:p>
      <text:p text:style-name="P59"/>
      <text:p text:style-name="P59">Fri May 21, 3.5 miles on the Allegheny track</text:p>
      <text:p text:style-name="P59">I run wide on the curves so each lap is ¼ mile</text:p>
      <text:p text:style-name="P59"><text:span text:style-name="T2">Run:</text:span> 1.5 miles averaging 10:40/mile and rest a few minutes</text:p>
      <text:list xml:id="list7999017279757655947" text:style-name="L11">
        <text:list-item>
          <text:list>
            <text:list-header>
              <text:p text:style-name="P174"><text:s text:c="10"/>1.5 miles averaging <text:s text:c="2"/>9:39/mile, Splits: (9:58, 4:30)</text:p>
              <text:p text:style-name="P174"><text:span text:style-name="T2">Warm down: <text:s/></text:span>½ mile jog </text:p>
            </text:list-header>
          </text:list>
        </text:list-item>
      </text:list>
      <text:p text:style-name="P62"><text:span text:style-name="T3">Soon after</text:span> <text:span text:style-name="T3">running I cut grass for an hour with a push mower. </text:span></text:p>
      <text:p text:style-name="P59"/>
      <text:p text:style-name="P62"/>
      <text:p text:style-name="P62">In the last week: 25.25 </text:p>
      <text:p text:style-name="P62"/>
      <text:p text:style-name="P62"/>
      <text:p text:style-name="P62"/>
      <text:p text:style-name="P62"><text:soft-page-break/></text:p>
      <text:p text:style-name="P59">Sat May 22, 2021 <text:span text:style-name="T2">no running</text:span> <text:s/></text:p>
      <text:p text:style-name="P59"/>
      <text:p text:style-name="P59">Sun May 23, 2021 <text:span text:style-name="T2">no running</text:span> </text:p>
      <text:p text:style-name="P59"/>
      <text:p text:style-name="P59">Mon May 24, 2021 <text:span text:style-name="T2">5 miles</text:span></text:p>
      <text:p text:style-name="P59">I ran with 10 other runners on the high school track.</text:p>
      <text:p text:style-name="P59"><text:span text:style-name="T2">Warm up:</text:span> 2 miles</text:p>
      <text:p text:style-name="P59"><text:span text:style-name="T2">Run:</text:span> <text:s/>200m, 400m, 600m, 600m, 400m, 200m with jogs after each one that were the same distance as the distance we had just run.</text:p>
      <text:p text:style-name="P62">Times: <text:span text:style-name="T3">1:00, 2:03, 3:01, 2:54, 1:54, 0:55</text:span></text:p>
      <text:p text:style-name="P59"/>
      <text:p text:style-name="P62"><text:span text:style-name="T3">Tues May 25, 2021 </text:span>8 miles<text:span text:style-name="T3"> </text:span>running,<text:span text:style-name="T3"> 2.2 miles walking</text:span></text:p>
      <text:p text:style-name="P59">I ran and walked 10.2 miles with Jim Fitch mostly on the Ernst Trail and Ernst Trail extension.</text:p>
      <text:p text:style-name="P59"/>
      <text:p text:style-name="P59">Wed May 26, 2021 <text:span text:style-name="T2">6 miles</text:span></text:p>
      <text:p text:style-name="P59">I ran on the high school track with 10 other runners.</text:p>
      <text:p text:style-name="P62">Run: <text:span text:style-name="T3">3miles including 4 x 400m with a 400m jog between the runs.</text:span></text:p>
      <text:p text:style-name="P59">Times on the runs: 2:14, 2:15, 2:14, 2:10 and rest a few minutes</text:p>
      <text:p text:style-name="P59">More faster intervals: 6 x 400meters with a 400 meter jog after each run</text:p>
      <text:p text:style-name="P59">Times on the runs: 1:59, 2:00, 1:58, 2:00, 1:54, 1:48</text:p>
      <text:p text:style-name="P59"/>
      <text:p text:style-name="P59">Thur May 27, 2021 <text:span text:style-name="T2">2 miles</text:span> </text:p>
      <text:p text:style-name="P59">I jogged 2 miles on the Ernst Trail </text:p>
      <text:p text:style-name="P59"/>
      <text:p text:style-name="P59">Fri May 28, 2021 <text:span text:style-name="T2">2.2 miles</text:span></text:p>
      <text:p text:style-name="P59">I ran 2.2 miles on the cemetery averaging 11:40/mile </text:p>
      <text:p text:style-name="P59"/>
      <text:p text:style-name="P62">In the last week: 23.2 miles</text:p>
      <text:p text:style-name="P59"/>
      <text:p text:style-name="P59">Sat May 29, 2021 <text:span text:style-name="T2">2.2 miles</text:span></text:p>
      <text:p text:style-name="P59">I ran 2.2 miles on the cemetery averaging 10:42/mile</text:p>
      <text:p text:style-name="P59"/>
      <text:p text:style-name="P59">Sun May 30, 2021 <text:span text:style-name="T2">3.45 miles</text:span></text:p>
      <text:p text:style-name="P62">Warm up: <text:span text:style-name="T3">0.25 miles to the cemetery loop</text:span></text:p>
      <text:p text:style-name="P59"><text:span text:style-name="T2">Run: </text:span>10 loops (3.17 miles) in 32:56 <text:s/>Ave Pace: 10:23/mile </text:p>
      <text:p text:style-name="P59">Mile Splits: 10:25, 10:29, 10:20</text:p>
      <text:p text:style-name="P62">Warm down: <text:span text:style-name="T3">1 mile walk with Mary Jane</text:span></text:p>
      <text:p text:style-name="P59"><text:soft-page-break/>Tues June 1, 2021 <text:span text:style-name="T2">5.25 miles</text:span></text:p>
      <text:p text:style-name="P25">I ran with 10 other runners on the high school track.</text:p>
      <text:p text:style-name="P25"><text:span text:style-name="T2">Warm up:</text:span> 2 miles at various paces</text:p>
      <text:p text:style-name="P59"><text:span text:style-name="T2">Run:</text:span> <text:s/>200m, 400m, 600m, 600m, 400m, 200m with jogs after each one that were the same distance as the distance we had just run.</text:p>
      <text:p text:style-name="P62"><text:span text:style-name="T3">Times:</text:span> <text:span text:style-name="T3">1:04, 2:05, 3:11, 3:09, 2:00, 0:57</text:span></text:p>
      <text:p text:style-name="P62">Warm down: <text:span text:style-name="T3">0.25 miles</text:span></text:p>
      <text:p text:style-name="P59"/>
      <text:p text:style-name="P59">Wed June 2, 2021 <text:span text:style-name="T2">2.4 miles</text:span></text:p>
      <text:p text:style-name="P59"><text:span text:style-name="T2">Warm up: </text:span>0.25 miles</text:p>
      <text:p text:style-name="P59">I ran 1.9 miles on the cemetery loop averaging 10:58/mile</text:p>
      <text:p text:style-name="P59"><text:span text:style-name="T2">Warm down:</text:span> 0.25 miles</text:p>
      <text:p text:style-name="P59"/>
      <text:p text:style-name="P59">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3">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3">0.25 miles</text:span></text:p>
      <text:p text:style-name="P25"/>
      <text:p text:style-name="P10"><text:span text:style-name="T3">Wed June 9, 2021 </text:span>5 miles</text:p>
      <text:p text:style-name="P25">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9">Mon June 14, 2021 <text:span text:style-name="T2">5 miles</text:span></text:p>
      <text:p text:style-name="P25">I ran with 7 other runners on the high school track.</text:p>
      <text:p text:style-name="P25"><text:span text:style-name="T2">Warm up:</text:span> 2 miles at about 10:40/mile</text:p>
      <text:p text:style-name="P59"><text:span text:style-name="T2">Run:</text:span> <text:s/>200m, 400m, 600m, 600m, 400m, 200m with jogs after each one that were <text:soft-page-break/>the same distance as the distance we had just run.</text:p>
      <text:p text:style-name="P62"><text:span text:style-name="T3">Times <text:s text:c="7"/>today:</text:span> <text:span text:style-name="T3">1:03, 2:03, 2:58, 2:54, 1:46, 0:53</text:span></text:p>
      <text:p text:style-name="P59">Times on June 1: 1:04, 2:05, 3:11, 3:09, 2:00, 0:57</text:p>
      <text:p text:style-name="P59">I felt good running today.</text:p>
      <text:p text:style-name="P59"/>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5"/>
      <text:p text:style-name="P10"><text:span text:style-name="T3">Thur June 17, 2021 </text:span>4.1 miles<text:span text:style-name="T3">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6">st</text:span> 5K and 10:02/mile for the 2<text:span text:style-name="T6">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80"/>
      <text:p text:style-name="P76"/>
      <text:p text:style-name="P80"><text:soft-page-break/>Sun June 20, 2021 <text:span text:style-name="T2">3.7 miles</text:span> </text:p>
      <text:p text:style-name="P80"><text:span text:style-name="T2">Warm up:</text:span> 0.25 miles </text:p>
      <text:p text:style-name="P80"><text:span text:style-name="T2">Run:</text:span> 10 cemetery laps (3.17 miles) in 38:02 or 12:00/mile </text:p>
      <text:p text:style-name="P80">Ave HR: 125 bpm, Heart beats per mile: 1500,VO2Max: 44</text:p>
      <text:p text:style-name="P80"><text:span text:style-name="T2">Warm down: </text:span>0.25 miles </text:p>
      <text:p text:style-name="P80">I was tired from yesterday's workout.</text:p>
      <text:p text:style-name="P76"/>
      <text:p text:style-name="P80">Mon June 21, 2021 <text:span text:style-name="T2">7.75</text:span> <text:span text:style-name="T2">miles</text:span> </text:p>
      <text:p text:style-name="P80"><text:span text:style-name="T2">In the morning: </text:span>3.7 miles total</text:p>
      <text:p text:style-name="P80"><text:span text:style-name="T2">Warm up:</text:span> 0.25 miles </text:p>
      <text:p text:style-name="P80"><text:span text:style-name="T2">Run:</text:span> 10 cemetery laps (3.17 miles) in 36:12 or 11:32/mile </text:p>
      <text:p text:style-name="P80">Ave HR: 118 bpm, Heart beats per mile: 1360,VO2Max: 44</text:p>
      <text:p text:style-name="P80"><text:span text:style-name="T2">Warm down: </text:span>0.25 miles </text:p>
      <text:p text:style-name="P80">I was less tired than yesterday</text:p>
      <text:p text:style-name="P76">I the afternoon I ran with 6 other runners at the Allegheny College athletic fields.</text:p>
      <text:p text:style-name="P76">Run: <text:span text:style-name="T3">4.55 miles at various paces including ½ of the 5K course we will run on Saturday at 10:14/mile. </text:span></text:p>
      <text:p text:style-name="P80">I felt tired from the running on Saturday and today.</text:p>
      <text:p text:style-name="P80"/>
      <text:p text:style-name="P80">Tues June 22, 2021 <text:span text:style-name="T2">no running</text:span></text:p>
      <text:p text:style-name="P76"/>
      <text:p text:style-name="P80">Wed June 23, 2021 <text:span text:style-name="T2">2 miles </text:span></text:p>
      <text:p text:style-name="P80">I ran at an easy pace on grass and and trails. </text:p>
      <text:p text:style-name="P80"/>
      <text:p text:style-name="P80">Thur June 24, 2021 <text:span text:style-name="T2">2 miles</text:span></text:p>
      <text:p text:style-name="P80">I ran at an easy pace mainly on the cemetery loop.</text:p>
      <text:p text:style-name="P80"/>
      <text:p text:style-name="P80">Fri June 25, 2021 miles <text:span text:style-name="T2">no running</text:span></text:p>
      <text:p text:style-name="P80">I walked 1.5 miles marking a 5K cross country course at the Allegheny athletic field.</text:p>
      <text:p text:style-name="P80"><text:s/></text:p>
      <text:p text:style-name="P76">In the last week: <text:s/>22.5 miles</text:p>
      <text:p text:style-name="P76"/>
      <text:p text:style-name="P80">Sat June 26, <text:span text:style-name="T2">4.5 miles</text:span></text:p>
      <text:p text:style-name="P80">I ran a 5K cross country run with 8 other runners on the Allegheny Athletic fields. .It was a hilly course</text:p>
      <text:p text:style-name="P80"><text:span text:style-name="T2">Warm up:</text:span> 1.4 miles</text:p>
      <text:p text:style-name="P76">Run: <text:span text:style-name="T3">5K in 27:50 or 8:54/mile</text:span></text:p>
      <text:p text:style-name="P80"/>
      <text:p text:style-name="P76"><text:span text:style-name="T3">Sun June 27, 2021 </text:span>5 miles <text:s/>Thank you CM</text:p>
      <text:p text:style-name="P80"><text:span text:style-name="T2">Warm up:</text:span> 0.25 miles </text:p>
      <text:p text:style-name="P80"><text:span text:style-name="T2">Run:</text:span> 14 cemetery laps (4.44 miles) in 51:04 or 11:30/mile </text:p>
      <text:p text:style-name="P80">Ave HR: 113 bpm, Heart beats per mile: 1300, VO2Max: 45</text:p>
      <text:p text:style-name="P80"><text:span text:style-name="T2">Warm down: </text:span>0.25 miles</text:p>
      <text:p text:style-name="P76"><text:soft-page-break/><text:span text:style-name="T3">Mon June 28, 2021 </text:span>5.3 miles <text:s/></text:p>
      <text:p text:style-name="P80"><text:span text:style-name="T2">Warm up:</text:span> 0.25 miles </text:p>
      <text:p text:style-name="P80"><text:span text:style-name="T2">Run:</text:span> 15 cemetery laps (4.76 miles) in 55:05 or 11:04/mile </text:p>
      <text:p text:style-name="P80">Ave HR: 117 bpm, Heart beats per mile: 1295, VO2Max: 45, ElevChange(Garmin) 227 feet</text:p>
      <text:p text:style-name="P80"><text:span text:style-name="T2">Warm down: </text:span>0.25 miles</text:p>
      <text:p text:style-name="P80"/>
      <text:p text:style-name="P80">Tues June 29 – Thur July 1, 2021 <text:span text:style-name="T2">no running</text:span></text:p>
      <text:p text:style-name="P80"/>
      <text:p text:style-name="P76"><text:tab/><text:tab/>Running in Amsterdam</text:p>
      <text:p text:style-name="P80"/>
      <text:p text:style-name="P80">Fri July 2, 2021 <text:span text:style-name="T2">5 miles</text:span></text:p>
      <text:p text:style-name="P80">I ran 5 miles mainly on bike paths in Amsterdam</text:p>
      <text:p text:style-name="P80">Ave pace: 11:32/mile, Ave HR: 128, Heartbeats/mile: <text:s/>1476</text:p>
      <text:p text:style-name="P80"/>
      <text:p text:style-name="P80">Sat <text:s/>July 3, 2012 <text:span text:style-name="T2">5 miles</text:span> in 51:25</text:p>
      <text:p text:style-name="P80">I ran 5 miles mainly on bike paths in Amsterdam</text:p>
      <text:p text:style-name="P80">Ave pace: 10:16/mile, Ave HR: 125, Heartbeats/mile: <text:s/>1283</text:p>
      <text:p text:style-name="P80"/>
      <text:p text:style-name="P80">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6">Thur <text:s/>Nov. 11, 2021</text:p>
      <text:p text:style-name="P8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80"/>
      <text:p text:style-name="P80">Fri Nov. 26, 2021 </text:p>
      <text:p text:style-name="P80">In the past 2 weeks I have had 10 workouts on stationary recumbent bike, elliptical and indoor track. Total miles of running: <text:span text:style-name="T2">18 miles</text:span></text:p>
      <text:p text:style-name="P80">Today I did 20 minutes on the elliptical machine.</text:p>
      <text:p text:style-name="P76"/>
      <text:p text:style-name="P76">In the last two weeks: 18 miles</text:p>
      <text:p text:style-name="P80"/>
      <text:p text:style-name="P80"><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7463181198819121711" text:style-name="L12">
        <text:list-item>
          <text:list>
            <text:list-header>
              <text:p text:style-name="P184"><text:s text:c="6"/><text:span text:style-name="T2">3.75 miles of running</text:span> and 0.5 miles of walking</text:p>
              <text:p text:style-name="P184">Mon Dec 6, 2021 30 minutes on elliptical at speeds settings between 15 and 21.</text:p>
              <text:p text:style-name="P184">Thurs Dec 9, 2021 Mixing 2.75 miles of walking and running on the indoor track</text:p>
              <text:p text:style-name="P184"><text:s text:c="7"/><text:span text:style-name="T2">2.25 miles of running</text:span> and 0.5 miles of walking </text:p>
              <text:p text:style-name="P184">Fri Dec10,2021 35 minutes on a stationary recumbent bike at level 12 at various speeds</text:p>
              <text:p text:style-name="P184"><text:s text:c="7"/>Pulse rose to 161</text:p>
              <text:p text:style-name="P184">Sat Dec 11, <text:span text:style-name="T2">3x1 mile</text:span> with ¼ mile walks before, between and after each run.</text:p>
              <text:p text:style-name="P184"><text:s text:c="7"/>Times: 11:45, 11:42, 10:54 </text:p>
              <text:p text:style-name="P184">Mon Dec 13, 2021 35 minutes on stationary recumbent bike. <text:s/>I brought my pulse to 163</text:p>
              <text:p text:style-name="P184">Tues Dec 14, On the indoor track: <text:span text:style-name="T2">3 miles of mainly running</text:span> and a little walking.</text:p>
              <text:list>
                <text:list-item>
                  <text:list>
                    <text:list-header>
                      <text:p text:style-name="P184"><text:s text:c="8"/>Splits: 11:50, 11:48, 11:39</text:p>
                      <text:p text:style-name="P184">Wed Dec 15, 2021 35 minutes on stationary recumbent bike. <text:s/>I brought my pulse to 161</text:p>
                      <text:p text:style-name="P184">Thur Dec 16, 2021 ½ mile walk to Wise Center, 4 mile run/walk averaging 13:02/mile</text:p>
                      <text:p text:style-name="P184"><text:s text:c="8"/>¼ mile walk. <text:s/>About <text:span text:style-name="T2">3.5 miles running</text:span></text:p>
                      <text:p text:style-name="P184">Fri Dec 16 -Sun Dec 19, 2021 <text:span text:style-name="T2">6 miles of running</text:span> and 2 miles of walking</text:p>
                      <text:p text:style-name="P184">Mon <text:s/>Dec 20, 2021 3 cycles with the weight machines</text:p>
                      <text:p text:style-name="P184">Wed Dec 22, 2021 Warm up on indoor track and rest a little. 1.5 mile Splits: 9:57 + 4:47</text:p>
                      <text:list>
                        <text:list-header>
                          <text:p text:style-name="P184"><text:s text:c="8"/>Total miles: <text:span text:style-name="T2">2.3 miles </text:span></text:p>
                          <text:p text:style-name="P184">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39484486" text:continue-numbering="true" text:style-name="L12">
        <text:list-item>
          <text:list>
            <text:list-header>
              <text:p text:style-name="P221">Sun Dec 26, 2021 31 minutes on the elliptical at about a speed of 15.5 </text:p>
              <text:p text:style-name="P184">Tues Dec 28, 2021 <text:span text:style-name="T2">2</text:span> miles of walking on the cemetery loop averaging 16:00/mile</text:p>
              <text:p text:style-name="P184">Wed Dec 29, 2021 <text:span text:style-name="T2">2</text:span> miles on the cemetery loop.</text:p>
              <text:p text:style-name="P184">Thur Dec 30, 2021 <text:span text:style-name="T2">2</text:span> miles on the cemetery loop.</text:p>
              <text:p text:style-name="P184">Fri Dec 31, 2021 <text:span text:style-name="T2">2.5</text:span> miles on the cemetery loop.</text:p>
              <text:p text:style-name="P184"/>
              <text:p text:style-name="P184">Happy New Year!</text:p>
              <text:p text:style-name="P184"/>
              <text:p text:style-name="P184">Tues Jan 4, 2022 <text:span text:style-name="T2">2.5</text:span> miles on the indoor track.</text:p>
              <text:p text:style-name="P184">Wed Jan 5, 2022 <text:span text:style-name="T2">2.5</text:span> miles on the indoor track.</text:p>
              <text:p text:style-name="P184">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7804117492037578145" text:style-name="L13">
        <text:list-item>
          <text:list>
            <text:list-header>
              <text:p text:style-name="P210">12.25 miles in the last week</text:p>
              <text:p text:style-name="P185"/>
              <text:p text:style-name="P185">Sat Feb 5, 2022 3 miles </text:p>
              <text:p text:style-name="P185">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5098099923465378932" text:style-name="L14">
        <text:list-item>
          <text:list>
            <text:list-header>
              <text:p text:style-name="P186">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3">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3">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3"> <text:s/>1 mile in 10:27 </text:span></text:p>
      <text:p text:style-name="P10">Run: <text:span text:style-name="T3">3 x ½ mile with ¼ mile jog before each, </text:span></text:p>
      <text:p text:style-name="P25">Times:4:33. 4:27, 4:17.5, Jogs: all about 3:25</text:p>
      <text:p text:style-name="P10">Warm down:<text:span text:style-name="T3">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3">0.25 miles</text:span></text:p>
      <text:p text:style-name="P25"/>
      <text:p text:style-name="P10"><text:span text:style-name="T3">Fri March 18, I ran on the same course as yesterday. </text:span>3.3 miles running<text:span text:style-name="T3">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9">200m run, 200m jog, 400m run, 400m jog, 600m run, 600m jog</text:p>
      <text:p text:style-name="P159">600m run, 600m j<text:span text:style-name="T44">og</text:span>, 400m run, 400m jog, 200m run, 200m jog</text:p>
      <text:p text:style-name="P159"><text:s/>Times for runs: 59s, 2:04, 3:06, 3:03, 1:47.7, 53.9 </text:p>
      <text:p text:style-name="P159"/>
      <text:p text:style-name="P159">Tues March 22, 2022 <text:span text:style-name="T2">3.1 miles</text:span></text:p>
      <text:p text:style-name="P159"><text:span text:style-name="T2">Warm up:</text:span> 0.7 miles on the cemetery loop <text:s text:c="7"/></text:p>
      <text:p text:style-name="P161"><text:span text:style-name="T2">Run: </text:span><text:span text:style-name="T44">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3">4:09, 3:55, 4:17, 4:01</text:span></text:p>
      <text:p text:style-name="P25"/>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7"/>
      <text:p text:style-name="P10">In the past week: 23.9 miles <text:s/>(54 days in a row)</text:p>
      <text:p text:style-name="P117"/>
      <text:p text:style-name="P10"><text:span text:style-name="T3">Sat March 26, 2022 </text:span>2.25 miles<text:span text:style-name="T3">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3">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3">2:05, 2:00, 2:01, 1:59, 1:59, 1:51 <text:s/>Jogs all about 3:40</text:span></text:p>
      <text:p text:style-name="P25">Compare to March 15. I ran better today.</text:p>
      <text:p text:style-name="P25"/>
      <text:p text:style-name="P10"><text:span text:style-name="T3">Fri April 1, 2022 </text:span>2.4 miles<text:span text:style-name="T3">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3">a few minutes rest and</text:span> <text:span text:style-name="T3">¼ mile jog</text:span></text:p>
      <text:p text:style-name="P25"/>
      <text:p text:style-name="P25">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5">10 loops, each loop I ran 0.25 miles and walked 0.07 miles</text:p>
      <text:p text:style-name="P25">Ave pace 12:57/mile for 3.2 miles <text:s/>Run/Walk distance ratio 3.6</text:p>
      <text:p text:style-name="P10">Warm down: <text:s/><text:span text:style-name="T3">¼ mile</text:span></text:p>
      <text:p text:style-name="P25"/>
      <text:p text:style-name="P25">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3">¼ mile</text:span></text:p>
      <text:p text:style-name="P25"/>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5"/>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5">last ½ mile in 4:13, last ¼ mile in 2:01</text:p>
      <text:p text:style-name="P10">Warm down: <text:span text:style-name="T3">half mile walk</text:span></text:p>
      <text:p text:style-name="P25"/>
      <text:p text:style-name="P10"><text:span text:style-name="T3">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5"/>
      <text:p text:style-name="P25"/>
      <text:p text:style-name="P25"/>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5">Times for runs: 1:00, 2:04, 1:56, 2:00, 1:59, 2:00, 1:59, Times for 400m jogs: about 3:40</text:p>
      <text:p text:style-name="P25"/>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5">Running pace 11:00/mile, Walking pace 18:00/mile</text:p>
      <text:p text:style-name="P10">Warm down:<text:span text:style-name="T3">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3">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5"/>
      <text:p text:style-name="P10"><text:span text:style-name="T3">Tues April 19, 2022 </text:span>2 miles <text:span text:style-name="T3">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3">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5"/>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5"><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5"/>
      <text:p text:style-name="P10"><text:span text:style-name="T3">Mon <text:s/>April 25, 2022</text:span> 2 miles with Joe O'Brien, the same as 2 days ago</text:p>
      <text:p text:style-name="P10">Run:<text:span text:style-name="T3"> 2miles on a loop including Odin (the market) in 9:37/mile</text:span></text:p>
      <text:p text:style-name="P25"/>
      <text:p text:style-name="P10"><text:span text:style-name="T3">Tues April 26, 2022</text:span> 2 miles </text:p>
      <text:p text:style-name="P10">Run: <text:span text:style-name="T3">2miles</text:span> <text:span text:style-name="T3">on road and bike path in 9:54/mile</text:span></text:p>
      <text:p text:style-name="P25"/>
      <text:p text:style-name="P10"><text:span text:style-name="T3">Wed April 27, 2022</text:span> 2 miles </text:p>
      <text:p text:style-name="P25">Run: 2miles on road and bike path in 11:16/mile</text:p>
      <text:p text:style-name="P25"/>
      <text:p text:style-name="P10"><text:span text:style-name="T3">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3">0.1 miles</text:span></text:p>
      <text:p text:style-name="P10">Run: <text:span text:style-name="T3">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8968736199788880780" text:style-name="L15">
        <text:list-item>
          <text:list>
            <text:list-header>
              <text:p text:style-name="P187">1.5 miles averaging about 9:40/mile and rest 1 min</text:p>
            </text:list-header>
          </text:list>
        </text:list-item>
      </text:list>
      <text:p text:style-name="P25">1 mile in 8:26 and rest 2 min</text:p>
      <text:list xml:id="list7346283249794139070" text:style-name="L16">
        <text:list-item>
          <text:list>
            <text:list-header>
              <text:p text:style-name="P188">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3">Sat May 14, 2022 </text:span>5.5 miles</text:p>
      <text:list xml:id="list6273348368985855836" text:style-name="L17">
        <text:list-item>
          <text:list>
            <text:list-header>
              <text:p text:style-name="P189">5.25 miles on roads and bike paths in Oosterwold</text:p>
              <text:p text:style-name="P211">Average pace: 11:08/mile</text:p>
              <text:p text:style-name="P211">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9504759" text:continue-numbering="true" text:style-name="L17">
        <text:list-item>
          <text:list>
            <text:list-header>
              <text:p text:style-name="P189">5.25 miles on roads and bike paths in Oosterwold</text:p>
              <text:p text:style-name="P211">Average pace: 9:52/mile</text:p>
              <text:p text:style-name="P211">Warm down: 0.25 miles</text:p>
            </text:list-header>
          </text:list>
        </text:list-item>
      </text:list>
      <text:p text:style-name="P10"/>
      <text:p text:style-name="P25">Tues May 17, 2022 no running</text:p>
      <text:list xml:id="list5478137736391603262" text:style-name="L18">
        <text:list-item>
          <text:list>
            <text:list-header>
              <text:p text:style-name="P190"/>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7959988203815410240" text:style-name="L19">
        <text:list-item>
          <text:list>
            <text:list-header>
              <text:p text:style-name="P191">1.11 miles at 8:37/mile Ave HR=148 bpm and rest a few minutes</text:p>
              <text:p text:style-name="P191">(Pace*HR)=1275</text:p>
              <text:p text:style-name="P191">2.25 miles at 10:49/mile Ave HR=135 bpm </text:p>
              <text:p text:style-name="P191">(Pace*HR)=1460</text:p>
            </text:list-header>
          </text:list>
        </text:list-item>
      </text:list>
      <text:list xml:id="list7002625995206971436" text:style-name="L20">
        <text:list-item>
          <text:list>
            <text:list-header>
              <text:p text:style-name="P172"/>
            </text:list-header>
          </text:list>
        </text:list-item>
      </text:list>
      <text:p text:style-name="P25">Thur May 19, 2022 <text:span text:style-name="T2">4 miles</text:span></text:p>
      <text:p text:style-name="P25">2 miles at 10:45/miles Ave HR= 115 bpm and rest a few minutes</text:p>
      <text:list xml:id="list39488629" text:continue-list="list7959988203815410240" text:style-name="L19">
        <text:list-item>
          <text:list>
            <text:list-header>
              <text:p text:style-name="P191">(Pace*HR)=1240</text:p>
            </text:list-header>
          </text:list>
        </text:list-item>
      </text:list>
      <text:list xml:id="list39490223" text:continue-list="list5478137736391603262" text:style-name="L18">
        <text:list-item>
          <text:list>
            <text:list-header>
              <text:p text:style-name="P190">2 miles at 10:46/mile Ave HR= 121 bpm and rest a few minutes</text:p>
            </text:list-header>
          </text:list>
        </text:list-item>
      </text:list>
      <text:list xml:id="list39479070" text:continue-list="list39488629" text:style-name="L19">
        <text:list-item>
          <text:list>
            <text:list-header>
              <text:p text:style-name="P191">(Pace*HR)=1300</text:p>
              <text:p text:style-name="P191"/>
            </text:list-header>
          </text:list>
        </text:list-item>
      </text:list>
      <text:p text:style-name="P25">Fri May 20, 2022 <text:span text:style-name="T2">6.25 miles</text:span></text:p>
      <text:p text:style-name="P25">1 mile in 11:02/miles Ave HR= 134 bpm and rest a few minutes</text:p>
      <text:list xml:id="list39496811" text:continue-numbering="true" text:style-name="L19">
        <text:list-item>
          <text:list>
            <text:list-header>
              <text:p text:style-name="P191">(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1657493192546572182" text:style-name="L21">
        <text:list-item>
          <text:list>
            <text:list-header>
              <text:p text:style-name="P192">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6772637633198505414" text:style-name="L22">
        <text:list-item>
          <text:list>
            <text:list-header>
              <text:p text:style-name="P193">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3">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3">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3">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3">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3">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3">9:50/mile and 9:00/mile</text:span></text:p>
      <text:p text:style-name="P25"><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1103588570370723293" text:style-name="L23">
        <text:list-item>
          <text:list>
            <text:list-header>
              <text:p text:style-name="P212">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3">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3">10 cemetery loops, 3.2 miles, in 32:01 or 10:06/mile, Elevation gain: 220 feet.</text:span></text:p>
      <text:p text:style-name="P25">Ave Heart Rate: 126</text:p>
      <text:p text:style-name="P10">Warm down: <text:s/><text:span text:style-name="T3">0.3 miles</text:span></text:p>
      <text:p text:style-name="P25"/>
      <text:p text:style-name="P10"><text:span text:style-name="T3">Tues June 21, 2022 </text:span>5 miles<text:span text:style-name="T3">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5"/>
      <text:p text:style-name="P10"><text:span text:style-name="T3">Thur June 23, 2022 </text:span>5 miles<text:span text:style-name="T3">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6">+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5">From November 2020</text:p>
      <text:p text:style-name="P45"><text:span text:style-name="T20">Thur Nov 12, 2020 </text:span><text:span text:style-name="T18">4.9 miles running</text:span></text:p>
      <text:p text:style-name="P107">warm up: <text:span text:style-name="T3">0.25 mile jog to the Greendale Cemetery loop. </text:span></text:p>
      <text:p text:style-name="P108"><text:span text:style-name="T2">Run/Walk:</text:span> 4 miles on the loop in 39:11 with the last mile in 8:50. </text:p>
      <text:p text:style-name="P108">Ave Heart rate: 145 bpm, Ave Pace: 9:48/mile, HB/mile: 1421, Sum of ascents: 280 feet</text:p>
      <text:p text:style-name="P107">Warm down: <text:span text:style-name="T3">0.5 miles</text:span></text:p>
      <text:p text:style-name="P108"/>
      <text:p text:style-name="P108">Fri Nov 13, 2020 <text:span text:style-name="T2">5 miles</text:span></text:p>
      <text:p text:style-name="P107">warm up: <text:span text:style-name="T3">0.25 mile jog to the Greendale Cemetery <text:s/></text:span></text:p>
      <text:p text:style-name="P108"><text:span text:style-name="T2">Run/Walk:</text:span> 4.8 miles on the hill in the cemetery. Starting from the top all the way to Jefferson St is 0.8 miles. <text:s/>I ran down and up this hill 3 times.</text:p>
      <text:p text:style-name="P108">Ave Heartrate: 117 bpm, Ave Pace: 12:25/mile, HB/mile: 1453, Sum of ascents: 650 feet</text:p>
      <text:p text:style-name="P107">Warm down: <text:span text:style-name="T3">0.5 miles</text:span></text:p>
      <text:p text:style-name="P108"/>
      <text:p text:style-name="P84">Wed June 29, 2022 no running</text:p>
      <text:p text:style-name="P84"/>
      <text:p text:style-name="P84">Thurs June 30, 2022 4.5 miles</text:p>
      <text:p text:style-name="P102">Warm up:<text:span text:style-name="T3"> 1 mile</text:span></text:p>
      <text:p text:style-name="P10">Run: <text:span text:style-name="T3">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3">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3">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3">Mon July 18, 2022 </text:span>2.0 miles running <text:span text:style-name="T3">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4">Warm down: 0.25 miles home</text:p>
      <text:p text:style-name="P4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4"/>
      <text:p text:style-name="P25">Thur July 21, 2022 <text:span text:style-name="T2">4.1 miles</text:span> running and 1.9 miles walking</text:p>
      <text:p text:style-name="P10">Warm up: <text:span text:style-name="T3">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3">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3"> 0.25 miles</text:span></text:p>
      <text:p text:style-name="P30"/>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30">Ave pace: 13:41</text:p>
      <text:p text:style-name="P19">Run:<text:span text:style-name="T3"> I ran 5 x ½ mile with Gretchen with 2:30/200m between each ½ mile</text:span></text:p>
      <text:p text:style-name="P30">Times:4:50, 4:40, 4:35, 4:27, 4:17</text:p>
      <text:p text:style-name="P30"/>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6">st</text:span> 3 miles, I ran 3 miles and averaged 12:00/mile.</text:p>
      <text:p text:style-name="P30">2<text:span text:style-name="T6">nd</text:span> 3 miles, I alternated running and walking and averaged 12:20/mile.</text:p>
      <text:p text:style-name="P30"><text:s text:c="6"/>I ran about 2.8 miles and walked about 0.2 miles.</text:p>
      <text:p text:style-name="P30">3<text:span text:style-name="T6">rd</text:span> 3 miles, I alternated running and walking and averaged 13:30/mile.</text:p>
      <text:p text:style-name="P30"><text:s text:c="6"/>I ran about 2.5 miles <text:span text:style-name="T2">and</text:span> walked about 0.5 miles.</text:p>
      <text:p text:style-name="P30">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5"/>
      <text:p text:style-name="P115">Wed Aug 3, 2022 <text:span text:style-name="T2">4.45 miles</text:span> <text:s/></text:p>
      <text:p text:style-name="P115"><text:span text:style-name="T2">Warm up:</text:span> <text:s/>1 mile at various paces</text:p>
      <text:p text:style-name="P115"><text:span text:style-name="T2">Run:</text:span> 3.2 miles (10 x 0.32 miles) on the cemetery loop in 28:42 or 8:58/mile</text:p>
      <text:p text:style-name="P115">Mile splits: 9:05, 9:04, 9:00, 1:33 for the last 0.2 miles, Sum of vertical ascents: 220 feet.</text:p>
      <text:p text:style-name="P115">Ave HR: 152 bpm</text:p>
      <text:p text:style-name="P115"><text:span text:style-name="T2">Warm down:</text:span> <text:s/>0.25 miles</text:p>
      <text:p text:style-name="P115"/>
      <text:p text:style-name="P115">Thur Aug 4, 2022 <text:span text:style-name="T2">8 miles running</text:span> and 2.5 miles walking</text:p>
      <text:p text:style-name="P116">In the morning.</text:p>
      <text:p text:style-name="P116">Warm up: 0.25 miles</text:p>
      <text:p text:style-name="P116">Walk/Run:<text:span text:style-name="T3"> <text:s/>Alternated walking and running on the cemetery loop until I reached 6 miles. I walked about 2.5 miles and ran about 3.5 miles. <text:s/>Ave Pace: 14:00/mile, Ave HR: 98 bpm. </text:span></text:p>
      <text:p text:style-name="P115">Total Ascent: 440 feet</text:p>
      <text:p text:style-name="P116">Warm down:<text:span text:style-name="T3"> <text:s/></text:span>0.25 miles<text:span text:style-name="T3"> </text:span></text:p>
      <text:p text:style-name="P116">In the afternoon I ran with Brian and David on the high school track.</text:p>
      <text:p text:style-name="P115"><text:span text:style-name="T2">Warm up:</text:span> 0.25 mile jog</text:p>
      <text:p text:style-name="P115"><text:span text:style-name="T2">Run:</text:span> <text:s/>5 x ½ mile with ¼ mile jog before each run and a ¼ mile jog at the end</text:p>
      <text:p text:style-name="P115">Times for run: 4:35, 4:33, 4:32, 4:28, 4:17, Jogs and short rests about 4:30.</text:p>
      <text:p text:style-name="P115"/>
      <text:p text:style-name="P105">Fri Aug 5, 2022 <text:span text:style-name="T2">no running</text:span></text:p>
      <text:p text:style-name="P25">In the past week: <text:span text:style-name="T2">27.25 miles running</text:span> and 12.2 miles walking</text:p>
      <text:p text:style-name="P113"/>
      <text:p text:style-name="P113"><text:soft-page-break/>Sat Aug 6, 2022 <text:span text:style-name="T2">8.2 miles running</text:span> and 6.15 miles walking with Jim and Brian </text:p>
      <text:p text:style-name="P113">Ave Pace: about 14:00/mile</text:p>
      <text:p text:style-name="P113"/>
      <text:p text:style-name="P113">Sun Aug 7, 2022 <text:span text:style-name="T2">no running</text:span></text:p>
      <text:p text:style-name="P113"/>
      <text:p text:style-name="P113">Mon Aug 8, 2022 <text:span text:style-name="T2">4.5 miles running</text:span> and 2 miles walking </text:p>
      <text:p text:style-name="P113"><text:span text:style-name="T2">Warm up:</text:span> 0.25 miles to the cemetery loop</text:p>
      <text:p text:style-name="P110">Walk and run: On the loop <text:span text:style-name="T3">5 x 0.95 miles (3 loops) Ave pace about 15:00/mile</text:span></text:p>
      <text:p text:style-name="P110">Run: <text:span text:style-name="T3">11:01for 1 miles. </text:span></text:p>
      <text:p text:style-name="P110">Warm down:<text:span text:style-name="T3"> <text:s/>0.25 miles home</text:span></text:p>
      <text:p text:style-name="P113"/>
      <text:p text:style-name="P110"><text:span text:style-name="T3">Tues Aug 9, 2022 </text:span>4.75 miles running <text:span text:style-name="T3">and</text:span> <text:span text:style-name="T3">2.5 miles walking</text:span></text:p>
      <text:p text:style-name="P113"><text:span text:style-name="T2">Warm up:</text:span> 0.25 miles to cemetery loop</text:p>
      <text:p text:style-name="P113"><text:span text:style-name="T2">Walk/Run:</text:span> <text:s/>I walked and ran 18 loops. I walked the same amount of time as I ran. I ran most of the uphill on each loop. Ave pace about 14:15, <text:s/>Ave HR: 97 bpm</text:p>
      <text:p text:style-name="P113"><text:span text:style-name="T2">Run:</text:span> After a few minutes rest I ran a mile in 9:40, Ave HR 133</text:p>
      <text:p text:style-name="P113"><text:span text:style-name="T2">Warm down:</text:span> 0.25 miles home</text:p>
      <text:p text:style-name="P113"/>
      <text:p text:style-name="P110"><text:span text:style-name="T3">Wed Aug 10, 2022 </text:span>3.1 miles running <text:span text:style-name="T3">and</text:span> <text:span text:style-name="T3">2.2 miles walking</text:span></text:p>
      <text:p text:style-name="P113"><text:span text:style-name="T2">Warm up:</text:span> 0.3 miles to top of cemetery hill</text:p>
      <text:p text:style-name="P113"><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3">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3">Possible conclusion: On a hilly ultra marathon course a possible routine could be to run the downhill and flat sections and run a little on the uphills when it isn't too steep and keep the heart rate under about 110 bpm. </text:p>
      <text:p text:style-name="P113"><text:span text:style-name="T2">Warm down:</text:span> 0.3 miles home</text:p>
      <text:p text:style-name="P113"/>
      <text:p text:style-name="P113">Thur Aug 11, 2022 <text:span text:style-name="T2">3.75 miles running</text:span> with Gretchen and Brian on the high school track</text:p>
      <text:p text:style-name="P113"><text:span text:style-name="T2">Warm up: </text:span>1 mile </text:p>
      <text:p text:style-name="P113">200m jog, 200m run, 400m run, 400m jog, 600m run, 400m jog, </text:p>
      <text:p text:style-name="P113">600m run, 400m jog, 400m run, 400m jog, 200m run, 200m jog </text:p>
      <text:p text:style-name="P113">Times for runs: 1:02, 2:09, 3:18, 3:05, 1:55, 57s</text:p>
      <text:p text:style-name="P113"/>
      <text:p text:style-name="P110"><text:span text:style-name="T3">Fri Aug 12, 2022 </text:span>3 miles running </text:p>
      <text:p text:style-name="P110">Warm up: <text:span text:style-name="T3">0.25 miles to Greendale Cemetery</text:span></text:p>
      <text:p text:style-name="P110">Run: <text:span text:style-name="T3">2 x 1 mile on the cemetery loop with a 0.25 mile jog after each, Times 9:50 and 9:19</text:span></text:p>
      <text:p text:style-name="P113"><text:span text:style-name="T2">Warm down:</text:span> 0.25 mile jog home</text:p>
      <text:p text:style-name="P113"/>
      <text:p text:style-name="P25">In the past week: <text:span text:style-name="T2">27.3 miles running</text:span> and 12.9 miles walking</text:p>
      <text:p text:style-name="P113"/>
      <text:p text:style-name="P113"><text:soft-page-break/></text:p>
      <text:p text:style-name="P113">Sat Aug 13, 2022 <text:span text:style-name="T2">7 miles of running</text:span> and 9.5 miles walking on the Ernst Trail with Jim and Brian</text:p>
      <text:p text:style-name="P11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3">Results: <text:s text:c="7"/>P = ave pace <text:s text:c="5"/>H = ave heart rate <text:s text:c="12"/>P x H <text:s/></text:p>
      <text:p text:style-name="P113"/>
      <text:p text:style-name="P113">1.<text:tab/>12:55 <text:s text:c="16"/>108 bpm <text:s text:c="19"/>1400 beats/mile</text:p>
      <text:p text:style-name="P113">2.<text:tab/>13:46 <text:s text:c="16"/>100 bpm <text:s text:c="19"/>1380 b/mile <text:s text:c="7"/></text:p>
      <text:list xml:id="list2282817190912601550" text:style-name="L24">
        <text:list-item>
          <text:p text:style-name="P220">14:55 <text:s text:c="17"/>98 bpm <text:s text:c="20"/>1460 b/mile</text:p>
        </text:list-item>
      </text:list>
      <text:p text:style-name="P113"/>
      <text:p text:style-name="P131"><text:span text:style-name="T35">Sun Aug 14, 2022 </text:span><text:span text:style-name="T36">no running</text:span></text:p>
      <text:p text:style-name="P10"/>
      <text:p text:style-name="P25">Mon Aug 15, 2022 <text:span text:style-name="T2">5.5 miles running</text:span> and 1 mile walking</text:p>
      <text:p text:style-name="P25">In the morning</text:p>
      <text:p text:style-name="P132"><text:span text:style-name="T32">Warm up:</text:span><text:span text:style-name="T33"> 0.25 mile jog to the cemetery</text:span></text:p>
      <text:p text:style-name="P131"><text:span text:style-name="T32">Walk: </text:span><text:span text:style-name="T34">1 mile on the loop in 14:26. Ave HR: 106 bpm, P x H = 1530 beats/mile. </text:span></text:p>
      <text:p text:style-name="P131"><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31"><text:span text:style-name="T32">Warm up:</text:span><text:span text:style-name="T34"> 1.25 miles including 8 x 100m “pick ups”</text:span></text:p>
      <text:p text:style-name="P133"><text:span text:style-name="T33">Run: </text:span><text:span text:style-name="T34">3 x 200m with a 200m jog after each and 6 x 400m with a 400m jog after each.</text:span></text:p>
      <text:p text:style-name="P25">Times for runs:57s, 57s, 60s, 2:01, 2:03, 2:03, 2:02, 1:58, 1:55</text:p>
      <text:p text:style-name="P25"/>
      <text:p text:style-name="P133"><text:span text:style-name="T34">Tues Aug 16, 2022 </text:span><text:span text:style-name="T33">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81"><text:tab/> <text:s text:c="3"/>T <text:tab/> <text:s text:c="2"/>P<text:tab/> <text:s text:c="2"/>H<text:tab/> <text:s/>P x H<text:tab/><text:tab/></text:p>
      <text:p text:style-name="P86">Run<text:tab/>4:45</text:p>
      <text:p text:style-name="P87">Walk<text:tab/>6:44<text:tab/>13:28<text:tab/> <text:s/>108<text:tab/> <text:s/>1450<text:tab/><text:tab/><text:tab/><text:tab/> <text:tab/> <text:s/></text:p>
      <text:p text:style-name="P84">Run <text:s text:c="7"/>6:50 <text:s text:c="10"/>13:40 <text:s text:c="15"/>108 <text:s text:c="15"/>1480<text:tab/></text:p>
      <text:p text:style-name="P88">Walk<text:tab/>6:16 <text:s text:c="5"/><text:tab/>12:32<text:tab/> <text:s/>124 <text:s text:c="16"/>1550</text:p>
      <text:p text:style-name="P89">Run<text:tab/>6:32<text:tab/>13:04<text:tab/>118 <text:s text:c="16"/>1540</text:p>
      <text:p text:style-name="P90">Run<text:tab/>5:26<text:tab/>10:52<text:tab/>129 <text:s text:c="16"/>1400</text:p>
      <text:p text:style-name="P91">Run<text:tab/>4:30<text:tab/> <text:s/>9:00<text:tab/>144 <text:s text:c="16"/>1300</text:p>
      <text:p text:style-name="P92">Walk<text:tab/>6:22<text:tab/>12:44 <text:s text:c="15"/>126 <text:s text:c="16"/>1604<text:tab/></text:p>
      <text:p text:style-name="P93">Run<text:tab/>6:23<text:tab/>12:46 <text:s text:c="16"/>121 <text:s text:c="15"/>1540<text:tab/><text:tab/><text:tab/><text:tab/></text:p>
      <text:p text:style-name="P94"><text:soft-page-break/>Walk<text:tab/>6:48<text:tab/>13:36 <text:s text:c="16"/>111 <text:s text:c="15"/>1510</text:p>
      <text:p text:style-name="P95">Walk<text:tab/>7:26<text:tab/>14:52 <text:s text:c="17"/>98 <text:s text:c="16"/>1470</text:p>
      <text:p text:style-name="P96">Walk<text:tab/>8:02<text:tab/>16:04 <text:s text:c="17"/>90 <text:s text:c="16"/>1440</text:p>
      <text:p text:style-name="P95">Walk<text:tab/>8:32<text:tab/>17:04 <text:s text:c="17"/>85 <text:s text:c="16"/>1450</text:p>
      <text:p text:style-name="P97">Run<text:tab/>4:25</text:p>
      <text:p text:style-name="P84"/>
      <text:p text:style-name="P84">Thur Aug 18, 2022 <text:span text:style-name="T2">7.25 miles running</text:span></text:p>
      <text:p text:style-name="P85"><text:span text:style-name="T2">Warm up:</text:span> 0.5 miles to the Wise Center</text:p>
      <text:p text:style-name="P99">Run: <text:span text:style-name="T3">6 miles on a treadmill in 59:15 or 9:53/mile</text:span></text:p>
      <text:p text:style-name="P84">Splits and heart rates at the end of each mile.</text:p>
      <text:p text:style-name="P84">10:30(117bpm), 10:15(124), 10:00(131), 9:45(134), 9:31(141), 9:14(147)</text:p>
      <text:p text:style-name="P99">Warm down:<text:span text:style-name="T3"> 0.75 miles home</text:span></text:p>
      <text:p text:style-name="P84"/>
      <text:p text:style-name="P84">Fri <text:s/>Aug 19, 2022 no running</text:p>
      <text:p text:style-name="P99">During the past week: 23.3 miles running and 14 miles walking</text:p>
      <text:p text:style-name="P99"/>
      <text:p text:style-name="P84">Sat Aug 20, 2022 <text:span text:style-name="T2">11.2 miles running</text:span> and 10 miles walking. </text:p>
      <text:p text:style-name="P84">I ran and walked with Jim Fitch on hills. <text:s/>Time for me: 4 hours and 52 minutes. </text:p>
      <text:p text:style-name="P84">Ave Pace: 13:42/mile. In the beginning my heart rate was always about 105+/-5 bpm.</text:p>
      <text:p text:style-name="P84">By the end it was about 135+/-5 bpm because I should have had about 100 ounces of Gatorade and I had only 45 ounces. I was a little dizzy from dehydration. It was hot.</text:p>
      <text:p text:style-name="P84"/>
      <text:p text:style-name="P84">Sun Aug 21, 2022 <text:span text:style-name="T2">no running</text:span></text:p>
      <text:p text:style-name="P99"/>
      <text:p text:style-name="P84">Mon Aug 22, 2022 <text:span text:style-name="T2">2.9 miles running</text:span> and 2 miles walking on a hilly course averaging 14:30/mile.</text:p>
      <text:p text:style-name="P84"/>
      <text:p text:style-name="P84">Tues Aug 23, 2022 <text:span text:style-name="T2">4 miles running</text:span></text:p>
      <text:p text:style-name="P84"><text:span text:style-name="T2">Warm up: </text:span>0.3 miles to the cemetery loop</text:p>
      <text:p text:style-name="P84"><text:span text:style-name="T2">Run:</text:span> 10 cemetery loops (3.2 miles) in 31:59 or 10:00/mile. Sum of ascents 220 feet</text:p>
      <text:p text:style-name="P84"><text:span text:style-name="T2">Warm down:</text:span> 0.5 miles home</text:p>
      <text:p text:style-name="P84"/>
      <text:p text:style-name="P84">Wed Aug 24, 2022 <text:span text:style-name="T2">no running</text:span></text:p>
      <text:p text:style-name="P99"/>
      <text:p text:style-name="P99"><text:span text:style-name="T3">Thur Aug 25, 2022</text:span> 2.75 miles running <text:span text:style-name="T3">and 1.2 miles walking </text:span></text:p>
      <text:p text:style-name="P99">Warm up: <text:span text:style-name="T3">0.5 miles to the cemetery hill</text:span></text:p>
      <text:p text:style-name="P99">Run/walk: <text:span text:style-name="T3">2 x down and up the 0.8 mile hill (3.2 miles). Down hill I mainly ran and up hill I mainly walked averaging about 14:00/mile. Sum of ascents: 440 feet.</text:span></text:p>
      <text:p text:style-name="P99">Warm down: <text:span text:style-name="T3">0.25 miles</text:span></text:p>
      <text:p text:style-name="P84"/>
      <text:p text:style-name="P99"><text:span text:style-name="T3">Fri Aug 26, 2022 </text:span>4 miles running</text:p>
      <text:p text:style-name="P99">Warm up:<text:span text:style-name="T3"> <text:s/>0.5 miles to the cemetery loop</text:span></text:p>
      <text:p text:style-name="P84"><text:span text:style-name="T2">Run:</text:span> 10 cemetery loops (3.2 miles) in 31:49 or 10:56/mile. Sum of ascents 220 feet</text:p>
      <text:p text:style-name="P84"><text:span text:style-name="T2">Warm down:</text:span> 0.3 miles home</text:p>
      <text:p text:style-name="P25"><text:s/></text:p>
      <text:p text:style-name="P10"><text:soft-page-break/>In the past week: 24.9 miles running and 13.2 miles walking</text:p>
      <text:p text:style-name="P122">Sat Aug 27, 2022 <text:span text:style-name="T2">12 miles of running</text:span> and 10 miles of walking</text:p>
      <text:p text:style-name="P122">I ran and walked with Gretchen Meyers and Jim Fitch on the Ernst Trail. I covered 22 miles with 12 miles of running and 10 miles of walking. <text:s/>During the workout I stopped 3 times for drinks . </text:p>
      <text:p text:style-name="P122">Ave moving pace: 13:47/mile, Ave heart rate while moving: 109 bpm</text:p>
      <text:p text:style-name="P122">Heartbeats per mile while moving: 1500 beats/mile</text:p>
      <text:p text:style-name="P122">I drank a lot more than I did last Saturday. This time my pulse stayed low throughout.</text:p>
      <text:p text:style-name="P122"/>
      <text:p text:style-name="P122">Sun Aug 28, 2022 <text:span text:style-name="T2">2.75 miles running </text:span>and 1.8 miles walking</text:p>
      <text:p text:style-name="P122"><text:span text:style-name="T2">Warm up:</text:span> 0.25 miles to the cemetery loop</text:p>
      <text:p text:style-name="P123">Walk/Run: <text:s/><text:span text:style-name="T3">12 cemetery loops: Distance: 3.82 miles, Time: 49:27, Ave Pace: 12:57/mile</text:span></text:p>
      <text:p text:style-name="P122">Ave HR: 105 bpm, heart beats per mile: 1360</text:p>
      <text:p text:style-name="P123">Warm down:<text:span text:style-name="T3"> 0.5 mile</text:span></text:p>
      <text:p text:style-name="P123"/>
      <text:p text:style-name="P122">Mon <text:s/>Aug 29, 2022 <text:span text:style-name="T2">3.5 miles running </text:span>and 1.8 miles walking</text:p>
      <text:p text:style-name="P122"><text:span text:style-name="T2">Warm up:</text:span> 0.25 miles to the cemetery loop</text:p>
      <text:p text:style-name="P123">Walk/Run: <text:s/><text:span text:style-name="T3">12 cemetery loops: Distance: 3.82 miles, Time: 48:45, Ave Pace: 12:46/mile</text:span></text:p>
      <text:p text:style-name="P122">Ave HR: 110 bpm, heart beats per mile: 1370</text:p>
      <text:p text:style-name="P123">Rest a few minutes</text:p>
      <text:p text:style-name="P123">Run: <text:span text:style-name="T3">1mile on the cemetery loop in 9:52, Ave HR: 131bpm, heart beats/mile: 1290</text:span></text:p>
      <text:p text:style-name="P123">Warm down:<text:span text:style-name="T3"> 0.25 mile</text:span></text:p>
      <text:p text:style-name="P122"/>
      <text:p text:style-name="P123"><text:span text:style-name="T3">Tues Aug 30, 2022 </text:span>5.05 miles running</text:p>
      <text:p text:style-name="P123">Warm up:<text:span text:style-name="T3"> <text:s/>0.8 miles mainly down hill to the intersection of Jefferson and Randolf.</text:span></text:p>
      <text:p text:style-name="P123">Run: <text:span text:style-name="T3">2 x (up and down) the cemetery hill. 3.2 miles in 41:52, sum of ascents 420 ft</text:span></text:p>
      <text:p text:style-name="P122">Ave pace: 13:00/mile, Ave HR: 115bpm, heart beats/min: 1500</text:p>
      <text:p text:style-name="P123">After a minute rest: <text:span text:style-name="T3">1 x up the cemetery hill in 9:38, sum of ascents 210 ft.</text:span></text:p>
      <text:p text:style-name="P122">Ave pace: 12:00/mile, Ave HR: 131 bpm, heart beats/mile:1572 </text:p>
      <text:p text:style-name="P122"><text:span text:style-name="T2">Warm down:</text:span> 0.25 miles</text:p>
      <text:p text:style-name="P122"/>
      <text:p text:style-name="P122">Wed Aug 31, 2022 <text:span text:style-name="T2">10 miles running</text:span></text:p>
      <text:p text:style-name="P122"><text:span text:style-name="T2">Run: </text:span>On the Allegheny outdoor track</text:p>
      <text:p text:style-name="P122">10 miles in 1:43:55, Ave Pace: 10:24/mile</text:p>
      <text:p text:style-name="P122">2 miles splits: 20:56, 20:48, 20:36, 21:00(stopped for water), 20:35(stopped for water)</text:p>
      <text:p text:style-name="P122">I felt better as I ran.</text:p>
      <text:p text:style-name="P122"/>
      <text:p text:style-name="P122">Thur Sept 1, 2022 <text:span text:style-name="T2">4.5 miles running</text:span> on the college track, running wide 1 lap =0.25miles</text:p>
      <text:p text:style-name="P122"><text:span text:style-name="T2">Run:</text:span> 2 miles in 10:38 + 9:49 = 20:27 and rest 5:00</text:p>
      <text:p text:style-name="P123">Run/Jog: <text:span text:style-name="T3">6 x 330yd with 330yd jog after each, ave run time:1:39, ave jog time 2:29</text:span></text:p>
      <text:p text:style-name="P122"><text:span text:style-name="T2">Warm down:</text:span> 0.25 mile</text:p>
      <text:p text:style-name="P122"><text:s/></text:p>
      <text:p text:style-name="P122">Fri Sept 2, 2022 <text:span text:style-name="T2">5.05 miles running</text:span> and 1.6 miles walking</text:p>
      <text:p text:style-name="P122"><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9"><text:span text:style-name="T3">Sat</text:span> <text:span text:style-name="T3"><text:s/>Sept 3, 2022 </text:span>15 miles running <text:span text:style-name="T3">and 9 miles walking with Jim, Rod and Tim on the Ernst Trail. We stopped 4 times to get our drinks etc.</text:span></text:p>
      <text:p text:style-name="P99">Run/Walk:<text:span text:style-name="T3"> Distance: 24 miles, Ave Pace while moving: 12:56 </text:span></text:p>
      <text:p text:style-name="P107">I am thinking now for the 12 hour run on Oct 15, I should average about 13:20 for the first 25miles <text:s/>and about 15:10 after that.</text:p>
      <text:p text:style-name="P107"/>
      <text:p text:style-name="P84">Sun Sept 4, 2022<text:span text:style-name="T2"> 4.3 miles running </text:span>and 3.9 miles walking</text:p>
      <text:p text:style-name="P84"><text:span text:style-name="T2">Warm up:</text:span> 0.3 miles to the cemetery loop</text:p>
      <text:p text:style-name="P99">Walk/Run: <text:s/><text:span text:style-name="T3">24 cemetery loops: Distance: 7.64 miles, Time: 1:40:38, Ave Pace: 13:06/mile</text:span></text:p>
      <text:p text:style-name="P84">Ave HR: 98 bpm, heart beats per mile: 1280 (compare to last Sunday and Monday)</text:p>
      <text:p text:style-name="P99">Warm down: 0.25 mile walking</text:p>
      <text:p text:style-name="P99"/>
      <text:p text:style-name="P99">Mon Sept 5, 2022 5.6 miles running</text:p>
      <text:p text:style-name="P99">Warm<text:span text:style-name="T3"> </text:span>up:<text:span text:style-name="T3"> 0.25 miles to the cemetery loop</text:span></text:p>
      <text:p text:style-name="P99">Run: <text:s/><text:span text:style-name="T3">16 x loops or 5.12 miles in 1:00:39, Ave Pace: 11:51/mile, Ave HR: 117</text:span></text:p>
      <text:p text:style-name="P84">heartbeats/mile: 1390 which is higher than yesterday's value.</text:p>
      <text:p text:style-name="P84">While running the uphill I kept HR under 120 bpm for the first 4 miles and under 125 for the last mile. Running downhill HR was usually at about 115 bpm or under.</text:p>
      <text:p text:style-name="P99">Warm down:<text:span text:style-name="T3"> 0.2 mile jog home</text:span></text:p>
      <text:p text:style-name="P84"/>
      <text:p text:style-name="P99">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5">Splits: 9:41, 8:59, 8:49, 8:28 <text:s/>Ave HR: 145 bpm <text:s/></text:p>
      <text:p text:style-name="P25">The last 5k was in 27:14 or 8:46/mile</text:p>
      <text:p text:style-name="P10">Warm down: <text:span text:style-name="T3">1 mile on the treadmill in 11:00, 1 mile jogging and 1 mile walking outside.</text:span></text:p>
      <text:p text:style-name="P25"/>
      <text:p text:style-name="P10"><text:span text:style-name="T3">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1013184566859459643" text:style-name="L25">
        <text:list-item>
          <text:p text:style-name="P194">4.5 <text:s text:c="9"/>2.25 <text:s text:c="4"/>2.25 <text:s text:c="6"/>13:35 <text:s text:c="12"/>106 <text:s text:c="16"/>1434</text:p>
        </text:list-item>
        <text:list-item>
          <text:p text:style-name="P194">7 <text:s text:c="12"/>3 <text:s text:c="9"/>4 <text:s text:c="11"/>14:00 <text:s text:c="12"/>102 <text:s text:c="16"/>1428</text:p>
        </text:list-item>
        <text:list-item>
          <text:p text:style-name="P194">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3">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3">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3">and 23.2 miles walking </text:span></text:p>
      <text:p text:style-name="P25"/>
      <text:p text:style-name="P10">Sat Oct 1, 2022 3.3 miles <text:span text:style-name="T3">and 3 miles walking</text:span></text:p>
      <text:p text:style-name="P10">Walk/Run: <text:s/><text:span text:style-name="T3">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3">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3">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3">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3">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3">0.25 jog home</text:span></text:p>
      <text:p text:style-name="P25"/>
      <text:p text:style-name="P10">In the past week: 14.6 miles running <text:span text:style-name="T3">and 11 miles walking</text:span></text:p>
      <text:p text:style-name="P25"/>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5"/>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6">Sat Oct 15, 2022 <text:span text:style-name="T2">13 miles running</text:span> and 12 miles walking..</text:p>
      <text:p text:style-name="P156">I ran and walked 25 miles in the Erie Endurance Run</text:p>
      <text:p text:style-name="P156"/>
      <text:p text:style-name="P156">Sun Oct 16, 2022 no running</text:p>
      <text:p text:style-name="P156"/>
      <text:p text:style-name="P157">Mon Oct 17. 2022 1 mile walking an <text:span text:style-name="T2">1 mile running</text:span></text:p>
      <text:p text:style-name="P156"/>
      <text:p text:style-name="P156">Tues Oct 18 <text:span text:style-name="T2">1 mile running</text:span></text:p>
      <text:p text:style-name="P156"/>
      <text:p text:style-name="P158">We flew to The Netherlands</text:p>
      <text:p text:style-name="P156"/>
      <text:p text:style-name="P156">Wed Oct 19 no running</text:p>
      <text:p text:style-name="P147"/>
      <text:p text:style-name="P161">Thur Oct 20, 2022 <text:span text:style-name="T2">2.06 miles</text:span> with Joe.</text:p>
      <text:p text:style-name="P161">Ave pace 9:50/mile</text:p>
      <text:p text:style-name="P161"/>
      <text:p text:style-name="P161">Fri Oct 21, no running</text:p>
      <text:p text:style-name="P161"/>
      <text:p text:style-name="P161">In the last week: <text:span text:style-name="T2">18.1 miles running</text:span> and 13 miles walking</text:p>
      <text:p text:style-name="P165"/>
      <text:p text:style-name="P161">Sat Oct 22, <text:span text:style-name="T2">2 miles</text:span></text:p>
      <text:p text:style-name="P161">Run: 2 miles averaging about 10:15/mile</text:p>
      <text:p text:style-name="P161"/>
      <text:p text:style-name="P161">Sun Oct 23, 2022 <text:span text:style-name="T2">2.3 miles</text:span></text:p>
      <text:p text:style-name="P161">Run: With Joe  2miles, Splits: 10:07 and 9:37</text:p>
      <text:p text:style-name="P161">Warm down: 0.33 miles at about 10:30/mile</text:p>
      <text:p text:style-name="P161"/>
      <text:p text:style-name="P161">Mon Oct 24, 2022 <text:span text:style-name="T2">3.5 miles</text:span></text:p>
      <text:p text:style-name="P161">Warm up: 0.25 miles</text:p>
      <text:p text:style-name="P161"><text:soft-page-break/>Run: 6x0.25 miles with a 0.25 jog after each. Three runs were with the wind and 3 against.  Ave time 2:20. Ave jog time: 3:17</text:p>
      <text:p text:style-name="P161">Warm down: 0.25 miles </text:p>
      <text:p text:style-name="P161"/>
      <text:p text:style-name="P161">Tues Oct 25, 2022 <text:span text:style-name="T2">3.75 miles</text:span></text:p>
      <text:p text:style-name="P156">Warm up: 0.5 miles</text:p>
      <text:p text:style-name="P156">Run: 6x0.25 miles with a 0.25 jog after. Ave time 2:17, Ave jog time: 3:17</text:p>
      <text:p text:style-name="P156">Warm down: 0.25 miles </text:p>
      <text:p text:style-name="P156"/>
      <text:p text:style-name="P156">Wed Oct 26, 2022 <text:span text:style-name="T2">5.5 miles</text:span></text:p>
      <text:p text:style-name="P156">Warm up: 1.75 miles</text:p>
      <text:p text:style-name="P156">Run: 6x0.25 miles with a 0.25 jog after. Ave time 2:13, Ave jog time: 3:08</text:p>
      <text:p text:style-name="P156">Warm down: 0.75 miles </text:p>
      <text:p text:style-name="P156"/>
      <text:p text:style-name="P161">Thur Oct 27, 2022 <text:span text:style-name="T2">3miles running</text:span> and 1 mile walking.</text:p>
      <text:p text:style-name="P161">Run/Walk: I ran 3/4 mile, walked 1/4 mile and repeated until I reached 4 miles. </text:p>
      <text:p text:style-name="P161">Ave pace: 12:35/mile</text:p>
      <text:p text:style-name="P161">Ave running pace: about 11:30/mile</text:p>
      <text:p text:style-name="P161">Ave walking pace: about 16:00/mile</text:p>
      <text:p text:style-name="P156"/>
      <text:p text:style-name="P170"><text:span text:style-name="T37">Fri Oct 28, 2022 </text:span><text:span text:style-name="T38">4.25 miles running</text:span><text:span text:style-name="T37"> and 1.25 mile walking.</text:span></text:p>
      <text:p text:style-name="P161">Warm up: 0.25 mile jog</text:p>
      <text:p text:style-name="P148">Run/Walk: I ran 3/4 mile, walked 1/4 mile and repeated until I reached 5 miles. </text:p>
      <text:p text:style-name="P148">Ave pace: 11:54/mile</text:p>
      <text:p text:style-name="P148">Ave running pace: about 10:50/mile</text:p>
      <text:p text:style-name="P148">Ave walking pace: about 15:30/mile</text:p>
      <text:p text:style-name="P148">Warm down: 0.25 mile jog</text:p>
      <text:p text:style-name="P148"/>
      <text:p text:style-name="P161">In the last week: <text:span text:style-name="T2">24.1 miles running</text:span> and 2 miles walking</text:p>
      <text:p text:style-name="P148"/>
      <text:p text:style-name="P148">Mon Oct 31, 2022 <text:span text:style-name="T2">5.3 miles</text:span></text:p>
      <text:p text:style-name="P161">Warm up: 0.3miles</text:p>
      <text:p text:style-name="P161">Run: 2 x 2 miles with 0.5 mile jog between </text:p>
      <text:p text:style-name="P161">1. Splits 10:00, 10:06</text:p>
      <text:p text:style-name="P161">2. Splits 9:36, 9:22</text:p>
      <text:p text:style-name="P161">Warm down: 0.5 miles</text:p>
      <text:p text:style-name="P161"/>
      <text:p text:style-name="P161">Wed Nov 2, 2023 no running</text:p>
      <text:p text:style-name="P161"/>
      <text:p text:style-name="P165"><text:span text:style-name="T26">Thur Nov 3, 2023 </text:span><text:span text:style-name="T28">2.5 miles running</text:span><text:span text:style-name="T26"> <text:s/>0.25 miles walking</text:span></text:p>
      <text:p text:style-name="P161"/>
      <text:p text:style-name="P165"><text:span text:style-name="T26">Fri Nov 4, 2023 </text:span><text:span text:style-name="T28">3.15 miles running</text:span><text:span text:style-name="T26"> 0.4 miles walking</text:span></text:p>
      <text:p text:style-name="P163"><text:soft-page-break/>During the past week: 11 miles</text:p>
      <text:p text:style-name="P163"/>
      <text:p text:style-name="P162">Sat <text:s/>Nov 5, 2022 <text:span text:style-name="T2">4 miles</text:span> of running and jogging averaging 12:34/mile </text:p>
      <text:p text:style-name="P162"/>
      <text:p text:style-name="P165"><text:span text:style-name="T26">Sun Nov 6, 2022 </text:span><text:span text:style-name="T28">4.25 miles</text:span><text:span text:style-name="T26"> at 11:11/mile </text:span></text:p>
      <text:p text:style-name="P161"/>
      <text:p text:style-name="P165"><text:span text:style-name="T26">Mon Nov 7, 2022 </text:span><text:span text:style-name="T28">4.75 miles running</text:span><text:span text:style-name="T26"> at 10:25/mile. </text:span></text:p>
      <text:p text:style-name="P161"><text:s text:c="7"/>My ankle is better than yesterday. </text:p>
      <text:p text:style-name="P161"/>
      <text:p text:style-name="P161">Fri Nov 11, 2022 <text:span text:style-name="T2">3 miles</text:span></text:p>
      <text:p text:style-name="P169"><text:span text:style-name="T39">1 mile on the indoor track in 11:26 and rest a few minutes</text:span> </text:p>
      <text:p text:style-name="P25">2 miles on a treadmill, Splits: 11:02 and 10:25</text:p>
      <text:p text:style-name="P25"/>
      <text:p text:style-name="P164">During the past week: 16 miles</text:p>
      <text:p text:style-name="P160"/>
      <text:p text:style-name="P160">Sat Nov 12, 2022 <text:span text:style-name="T2">3.5 miles</text:span></text:p>
      <text:p text:style-name="P169"><text:span text:style-name="T39">1 miles on the indoor track in 9:47 and rest a few minutes</text:span> <text:span text:style-name="T39">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2240117573852517092" text:style-name="L26">
        <text:list-item>
          <text:list>
            <text:list-header>
              <text:p text:style-name="P195">0.1 mile lead in to a 4 mile run</text:p>
              <text:p text:style-name="P195">Mile Splits: 10:31, 10:16, 10:00, 9:52</text:p>
            </text:list-header>
          </text:list>
        </text:list-item>
      </text:list>
      <text:p text:style-name="P25">Warm down: 0.25 miles in 3 min.</text:p>
      <text:p text:style-name="P10"/>
      <text:p text:style-name="P25">Mon <text:s/>Nov 14, 2022 <text:span text:style-name="T2">4.35 miles </text:span></text:p>
      <text:list xml:id="list39480578" text:continue-numbering="true" text:style-name="L26">
        <text:list-item>
          <text:list>
            <text:list-header>
              <text:p text:style-name="P195">0.1 mile lead in to a 4 mile run</text:p>
              <text:p text:style-name="P213">Run: <text:span text:style-name="T3">4 miles in 39:59</text:span></text:p>
              <text:p text:style-name="P195">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39498177" text:continue-numbering="true" text:style-name="L26">
        <text:list-item>
          <text:list>
            <text:list-header>
              <text:p text:style-name="P195">0.1 mile lead in to a 4 mile run</text:p>
              <text:p text:style-name="P195">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5"/>
      <text:p text:style-name="P10"><text:span text:style-name="T3">Fri Nov 25, 2022 </text:span>no running<text:span text:style-name="T3">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3">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3">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3">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3">8 x ¼ run with ¼ mile jog before each. <text:s/>Time for jogs: about 3:00</text:span></text:p>
      <text:p text:style-name="P25">Time for runs: 2:00, 2:00, 1:58, 1:51, 1:57, 1:55, 1:53.9, 1:50</text:p>
      <text:p text:style-name="P10">Warm down:<text:span text:style-name="T3"> ½ mile in 5:00</text:span></text:p>
      <text:p text:style-name="P25"/>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5"/>
      <text:p text:style-name="P10"><text:span text:style-name="T3">Fri Dec 9, 2022 </text:span>no running</text:p>
      <text:p text:style-name="P25"/>
      <text:p text:style-name="P10"><text:span text:style-name="T3">During the past week: </text:span>28.1 miles</text:p>
      <text:p text:style-name="P25"/>
      <text:p text:style-name="P25">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5">Sun Dec 11, 2022 <text:span text:style-name="T2">4.5 miles</text:span></text:p>
      <text:p text:style-name="P10">Run/Jog: <text:span text:style-name="T3">I ran and jogged 4.5 miles on the indoor track averaging about 13:15/mile.</text:span></text:p>
      <text:p text:style-name="P25"/>
      <text:p text:style-name="P10"><text:span text:style-name="T3">Mon Dec 12, 2022 </text:span>5.5 miles<text:span text:style-name="T3">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5"/>
      <text:p text:style-name="P10"><text:span text:style-name="T3">Fri Dec 16, 2022 </text:span>1.88 miles</text:p>
      <text:p text:style-name="P25">I did 2 cycles on five weight machines for legs. <text:s/>Then I ran and jogged 7 laps on the Wise Center indoor track averaging 11:50/mile.</text:p>
      <text:p text:style-name="P25"/>
      <text:p text:style-name="P10"><text:span text:style-name="T3">During the past week: </text:span>31.3 miles running</text:p>
      <text:p text:style-name="P25"/>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5">Times: 2:12, 2:13, 2:13, 2:07, 2:17, 2:13, 2:17, 2:07, Max HR: 151 bpm</text:p>
      <text:p text:style-name="P10">Warm down:<text:span text:style-name="T3"> <text:s/>½ mile jog</text:span></text:p>
      <text:p text:style-name="P25"/>
      <text:p text:style-name="P10"><text:span text:style-name="T3">Sun Dec 18, 2022 </text:span>4 miles <text:span text:style-name="T3">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5">Time for runs: 2:14, 2:14, <text:s/>2:14, 2:14, 2:14, 2:14, 2:12, 2:10, 2:08.5, 2:00</text:p>
      <text:p text:style-name="P10">Warm down:<text:span text:style-name="T3">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3">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3">3 miles, I alternated jogging 220 yards and running 220 yards</text:span></text:p>
      <text:p text:style-name="P25">jogging pace: about 14:40, running pace: about 11:20, Ave pace: 12:53/mile</text:p>
      <text:p text:style-name="P10"><text:soft-page-break/><text:span text:style-name="T3">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6742569405711431712" text:style-name="L27">
        <text:list-item>
          <text:list>
            <text:list-header>
              <text:p text:style-name="P196">3.7 miles including 10 cemetery (3.2 miles) averaging 11:10/mile</text:p>
              <text:p text:style-name="P196">Sum of ascents: 220 feet</text:p>
            </text:list-header>
          </text:list>
        </text:list-item>
      </text:list>
      <text:p text:style-name="P25"/>
      <text:p text:style-name="P25">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5">I was planning on running more 1/4's but I was really tired and my pulse was high.</text:p>
      <text:p text:style-name="P10">Warm down:<text:span text:style-name="T3"> 1.5 miles at 11:00/mile</text:span></text:p>
      <text:p text:style-name="P25"/>
      <text:p text:style-name="P25">Wed Jan 4, 2023 no running 2 miles walking</text:p>
      <text:p text:style-name="P25">I walked 2 miles in 23:11 on hilly rods</text:p>
      <text:p text:style-name="P25"/>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5"/>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3">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5"/>
      <text:p text:style-name="P10"><text:span text:style-name="T3">During the past week: </text:span>16 miles</text:p>
      <text:p text:style-name="P25"/>
      <text:p text:style-name="P25">Sat Jan 14, 2023 <text:span text:style-name="T2">6.31 miles</text:span> </text:p>
      <text:p text:style-name="P10">Run:<text:span text:style-name="T3">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5">Times: 4:29, 4:29, 2:12, 2:10, 2:05, 2:02 <text:s/>jogs all in about 3:00.</text:p>
      <text:p text:style-name="P10">Warm down:<text:span text:style-name="T3"> ½ mile in 5:15</text:span></text:p>
      <text:p text:style-name="P25"/>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5"/>
      <text:p text:style-name="P10"><text:span text:style-name="T3">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2878149459755522572" text:style-name="L28">
        <text:list-item>
          <text:list>
            <text:list-header>
              <text:p text:style-name="P197">Splits: 2.5 miles at 5.7 mi/hour, 1.5 miles at 5.8 mi/hour,</text:p>
              <text:p text:style-name="P197"><text:s text:c="11"/>1.5 miles at 5.9 mi/hour, 0.28 miles at 6.0 mi/hr</text:p>
            </text:list-header>
          </text:list>
        </text:list-item>
      </text:list>
      <text:p text:style-name="P25">Heart rate near the end: 137 bpm. At half-way it was in the mid 120's.</text:p>
      <text:p text:style-name="P10">Warm down: <text:span text:style-name="T3">0.25 miles in 2:55</text:span></text:p>
      <text:p text:style-name="P25"/>
      <text:p text:style-name="P10">My body is tired. I need to back off for a while.</text:p>
      <text:p text:style-name="P25"/>
      <text:p text:style-name="P10"><text:span text:style-name="T3">Tues Jan 24, 2023 </text:span>3.25 miles </text:p>
      <text:p text:style-name="P10">Warm up:<text:span text:style-name="T3">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3">During the past week: </text:span>33.4miles</text:p>
      <text:p text:style-name="P25"/>
      <text:p text:style-name="P10"><text:span text:style-name="T3">Sat Jan 28, 2023 </text:span>no running</text:p>
      <text:p text:style-name="P25"/>
      <text:p text:style-name="P10"><text:span text:style-name="T3">Sun Jan 29, 2023 </text:span>no running</text:p>
      <text:p text:style-name="P25"/>
      <text:p text:style-name="P10"><text:span text:style-name="T3">Mon Jan 30, 2023 </text:span>6.64 miles<text:span text:style-name="T3"> </text:span></text:p>
      <text:p text:style-name="P10">Run:<text:span text:style-name="T3">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3">Tues Jan 31, 2023</text:span> 3.5 miles <text:span text:style-name="T3">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3">During the past week: </text:span>19.8<text:span text:style-name="T3">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3">Running pace: 11:00/mile <text:s/>Jogging pace: 14:15/mile</text:span> </text:p>
      <text:p text:style-name="P25"/>
      <text:p text:style-name="P25">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5">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5"><text:span text:style-name="T2">Run</text:span> on a treadmill:</text:p>
      <text:list xml:id="list4090395961560087951" text:style-name="L29">
        <text:list-item>
          <text:list>
            <text:list-header>
              <text:p text:style-name="P198">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3">During the past week: </text:span>23.6<text:span text:style-name="T3"> </text:span>miles</text:p>
      <text:p text:style-name="P10"/>
      <text:p text:style-name="P25">Sat Feb 11, 2023 <text:span text:style-name="T2">3.7 miles</text:span></text:p>
      <text:p text:style-name="P10">Warm up: <text:span text:style-name="T3">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3">1.5</text:span> <text:span text:style-name="T3">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3">0.25</text:span> <text:span text:style-name="T3">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3">0.25</text:span> <text:span text:style-name="T3">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3">0.25</text:span> <text:span text:style-name="T3">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3">0.25</text:span> <text:span text:style-name="T3">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3">During the past week: </text:span>19.7<text:span text:style-name="T3">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3">0.25</text:span> <text:span text:style-name="T3">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3">0.25</text:span> <text:span text:style-name="T3">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3">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6">th</text:span> and 6<text:span text:style-name="T6">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6">rd</text:span> and 4<text:span text:style-name="T6">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6">rd</text:span> and 4<text:span text:style-name="T6">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6">rd</text:span> and 4<text:span text:style-name="T6">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6">rd</text:span> and 4<text:span text:style-name="T6">th</text:span> miles: 10:44 and 10:44. </text:p>
      <text:p text:style-name="P25">I kept my HR near 131 bpm for the last 1.5 miles</text:p>
      <text:p text:style-name="P25">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6">nd</text:span> <text:s text:c="2"/>2 miles: 11:00/mile. HR after 4 miles: 136 bpm</text:p>
      <text:p text:style-name="P25">Ave Pace for the 3<text:span text:style-name="T6">rd</text:span> <text:s text:c="2"/>2 miles: <text:s/>10:50/mile. HR after 6 miles: 136 bpm</text:p>
      <text:p text:style-name="P25">Time for the 7<text:span text:style-name="T6">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6">rd</text:span> mile: 128 bpm</text:p>
      <text:p text:style-name="P25">Time for the 4<text:span text:style-name="T6">th</text:span> miles: 9:48. </text:p>
      <text:p text:style-name="P25">HR half way through the 4<text:span text:style-name="T6">th</text:span> mile HR: 138 bpm, Final HR: 147 bpm</text:p>
      <text:p text:style-name="P25"/>
      <text:p text:style-name="P25">Wed Mar 8, 2023 <text:span text:style-name="T2">3.7 miles</text:span></text:p>
      <text:p text:style-name="P10">Warm up: <text:span text:style-name="T3">0.25</text:span> <text:span text:style-name="T3">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6">th</text:span> mile: 9:25. Max HR: 155 bpm</text:p>
      <text:p text:style-name="P25"/>
      <text:p text:style-name="P25">Fri Mar 10, 2023 <text:span text:style-name="T2">no running</text:span></text:p>
      <text:p text:style-name="P25"/>
      <text:p text:style-name="P10"><text:span text:style-name="T3">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3">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3">During the past week: <text:s/></text:span>20.75 miles</text:p>
      <text:p text:style-name="P10"/>
      <text:p text:style-name="P25">Sat Mar 18, 2023 <text:span text:style-name="T2">8.5 miles </text:span>on the indoor track</text:p>
      <text:p text:style-name="P10">Warm up: <text:span text:style-name="T3">0.25 miles</text:span></text:p>
      <text:p text:style-name="P10">Run: <text:span text:style-name="T3">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3">one lap <text:s/>jog</text:span></text:p>
      <text:p text:style-name="P25"><text:soft-page-break/>In the evening I soaked my foot in warm water with epsom salt and this helped.</text:p>
      <text:p text:style-name="P25"/>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3">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3">1.5 miles, ½ mile splits: 5:15, 5:00, 4:45 and rest a few minutes</text:span></text:p>
      <text:p text:style-name="P25">Also a 0.05 mile lead into a 3.2 mile run.</text:p>
      <text:p text:style-name="P10">Run: <text:span text:style-name="T3">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3">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3">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3">Thur Mar 30, 2023 </text:span>6.62 miles<text:span text:style-name="T3"> </text:span></text:p>
      <text:p text:style-name="P10">Run:<text:span text:style-name="T3">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3">Fri Mar 31, 2023 </text:span>no running</text:p>
      <text:p text:style-name="P25"/>
      <text:p text:style-name="P10"><text:span text:style-name="T3">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3">2 miles in 18:42, Ave Pace: 9:21/mile, Slits: 9:21.5, and 9:20.1</text:span></text:p>
      <text:p text:style-name="P25">Last ¼ mile in 2:11 or 8:44/mile pace.</text:p>
      <text:p text:style-name="P10">Warm down:<text:span text:style-name="T3"> ¼ mile jog</text:span></text:p>
      <text:p text:style-name="P25"/>
      <text:p text:style-name="P10"><text:span text:style-name="T3">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31"><text:span text:style-name="T32">Run: </text:span><text:span text:style-name="T34">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6939428330693771409" text:style-name="L30">
        <text:list-item>
          <text:list>
            <text:list-header>
              <text:p text:style-name="P199">1.5 miles on the track at about 10:15/mile with shoes</text:p>
              <text:p text:style-name="P199">0.75 miles on the grass with only socks on feet.at about 10:00/mile</text:p>
            </text:list-header>
          </text:list>
        </text:list-item>
      </text:list>
      <text:p text:style-name="P25"/>
      <text:p text:style-name="P10"><text:span text:style-name="T3">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6">nd</text:span>, 3<text:span text:style-name="T6">rd</text:span>, and 4<text:span text:style-name="T6">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3">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3">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3">1 mile with shoes in 9:23, rest a few minutes</text:span></text:p>
      <text:p text:style-name="P44">*Run/jog:<text:span text:style-name="T3"> I ran and jogged 1 mile averaging about 13:00/mile.</text:span></text:p>
      <text:p text:style-name="P45">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3">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3">During the past week: <text:s/></text:span>20.25 miles</text:p>
      <text:p text:style-name="P25"/>
      <text:p text:style-name="P25">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5"><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5"/>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5">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5"/>
      <text:p text:style-name="P10"><text:span text:style-name="T3">Tues May 2, 2023 </text:span>4.25<text:span text:style-name="T3"> miles on a college treadmill </text:span></text:p>
      <text:p text:style-name="P25"><text:span text:style-name="T2">Run:</text:span> 4 miles, Time: 38:04, Ave Pace: 9:31</text:p>
      <text:p text:style-name="P25">HR at the start of the 4<text:span text:style-name="T6">th</text:span> mile: 142, HR at the end of the 4<text:span text:style-name="T6">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2821469959507690322" text:style-name="L31">
        <text:list-item>
          <text:list>
            <text:list-header>
              <text:p text:style-name="P200">0.25 miles in 2:14 and 0.25 mile jog followed by a few minute rest</text:p>
              <text:p text:style-name="P200">0.05 mile lead into 1000m run at 8:27/mile followed by 0.2 mile jog</text:p>
              <text:p text:style-name="P200"><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3">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3">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3"> 10 loops in 35:21 Distance 3.2 miles, Ave Pace: 11:02/mile, Total ascent: 220 feet</text:span></text:p>
      <text:p text:style-name="P25"><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3">0.25 miles home</text:span></text:p>
      <text:p text:style-name="P25"/>
      <text:p text:style-name="P10"><text:span text:style-name="T3">Fri May 12, 2023 </text:span>2.5 miles</text:p>
      <text:p text:style-name="P10">Warm up:<text:span text:style-name="T3"> </text:span><text:s/><text:span text:style-name="T3">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3">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3">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5">Times: 2:10, 2:08, 2:09, 2:10, 2:11, 2:02 I took about 4:00 between the runs</text:p>
      <text:p text:style-name="P10"/>
      <text:p text:style-name="P10"><text:span text:style-name="T3">Fri May 19, 2023 <text:s/></text:span>no running</text:p>
      <text:p text:style-name="P25"/>
      <text:p text:style-name="P10"><text:span text:style-name="T3">During the past week: <text:s/></text:span>10 miles</text:p>
      <text:p text:style-name="P25"/>
      <text:p text:style-name="P25">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3">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3">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3">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3">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6">nd</text:span>, 9<text:span text:style-name="T6">th</text:span> and 12<text:span text:style-name="T6">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3">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8">st </text:span>1.5 miles 9:14/mile</text:p>
      <text:p text:style-name="P25">Ave Pace for 2<text:span text:style-name="T6">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3">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3">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3">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3">2.5 miles continuous running</text:span></text:p>
      <text:p text:style-name="P25">1 mile in 10:00</text:p>
      <text:list xml:id="list3739493238445584657" text:style-name="L32">
        <text:list-item>
          <text:list>
            <text:list-header>
              <text:p text:style-name="P201">0.25 miles in 2:54</text:p>
              <text:p text:style-name="P201">1 mile in 9:21 going faster as I ran and ending at around 8:30 pace</text:p>
            </text:list-header>
          </text:list>
        </text:list-item>
      </text:list>
      <text:list xml:id="list5381411741175382566" text:style-name="L33">
        <text:list-item>
          <text:list>
            <text:list-header>
              <text:p text:style-name="P202">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3">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3">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3">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3">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4753577626863908568" text:style-name="L34">
        <text:list-item>
          <text:list>
            <text:list-header>
              <text:p text:style-name="P203">0.75 mile splits paces: 9:57/mile, 9:45/mile, 9:24/mile, 8:44/mile</text:p>
            </text:list-header>
          </text:list>
        </text:list-item>
      </text:list>
      <text:p text:style-name="P25"/>
      <text:p text:style-name="P10"><text:span text:style-name="T3">Fri July 7, 2023 </text:span>3.2 miles<text:span text:style-name="T3">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3">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3">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3">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3">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3">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3"> 5 cemetery loops averaging 10:28/mile Distance: about 1.6 miles</text:span></text:p>
      <text:p text:style-name="P25"><text:span text:style-name="T2">Warm down</text:span>: 0.25 miles home</text:p>
      <text:p text:style-name="P25"/>
      <text:p text:style-name="P10">During the past week: 21.7 miles<text:span text:style-name="T3">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3">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3">3 miles at various paces including 3 x 800m all around 4:38</text:span></text:p>
      <text:p text:style-name="P25"/>
      <text:p text:style-name="P10"><text:span text:style-name="T3">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3">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3">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3"> 20 loops in 1:08:09 Distance 6.4 miles, Ave Pace: 10:39/mile, Total ascent: 440 ft</text:span></text:p>
      <text:p text:style-name="P25">Count down watch was set at 3:26</text:p>
      <text:p text:style-name="P25">Ave HR: 127 bpm, Max Pulse: about 145</text:p>
      <text:p text:style-name="P10">Warm down:<text:span text:style-name="T3"> 0.5 miles</text:span></text:p>
      <text:p text:style-name="P25"/>
      <text:p text:style-name="P10"><text:span text:style-name="T3">Sun July 23, 2023 </text:span>5.8 miles<text:span text:style-name="T3"> </text:span></text:p>
      <text:p text:style-name="P25"><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5">Ave HR: 124 bpm, Max Pulse: about 139</text:p>
      <text:p text:style-name="P10">Warm down:<text:span text:style-name="T3"> 0.25 miles</text:span></text:p>
      <text:p text:style-name="P25"/>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5"><text:soft-page-break/>Times for runs: 2:07, 2:05, 2:09, 2:07, 2:06,2:07,1:58 (faster than recently)</text:p>
      <text:p text:style-name="P10">Warm down: <text:span text:style-name="T3">400m</text:span></text:p>
      <text:p text:style-name="P10"/>
      <text:p text:style-name="P25">Tues July 25, 2023 <text:span text:style-name="T2">7 miles</text:span></text:p>
      <text:p text:style-name="P25"><text:span text:style-name="T2">Warm up:</text:span> 0.25 miles to cemetery loop</text:p>
      <text:p text:style-name="P10">Run:<text:span text:style-name="T3"> 20 loops in 1:03:04 Distance 6.4 miles, Ave Pace: 9:51/mile, Total ascent: 440 ft</text:span></text:p>
      <text:p text:style-name="P25">Ave HR: 132 bpm, Max Pulse: about 152</text:p>
      <text:list xml:id="list1106200611694993518" text:style-name="L35">
        <text:list-item>
          <text:list>
            <text:list-header>
              <text:p text:style-name="P204">3.2 mile splits: 32:06 (10:02/mile), 30:59 (9:41/mile), The last 5 loops at 9:29/mile</text:p>
              <text:p text:style-name="P204">This was my recent best cemetery loop run! </text:p>
            </text:list-header>
          </text:list>
        </text:list-item>
      </text:list>
      <text:p text:style-name="P10">Warm down:<text:span text:style-name="T3">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5"/>
      <text:p text:style-name="P10"><text:span text:style-name="T3">Fri July 28, 2023 </text:span>3.7 miles<text:span text:style-name="T3"> </text:span></text:p>
      <text:p text:style-name="P25"><text:span text:style-name="T2">Warm up:</text:span> 0.25 miles to cemetery loop</text:p>
      <text:p text:style-name="P10">Run:<text:span text:style-name="T3"> 10 loops in 38:04 Distance 3.2 miles, Ave Pace: 11:56/mile, Total ascent: 220 ft</text:span></text:p>
      <text:p text:style-name="P25">Ave HR: 132 bpm, </text:p>
      <text:p text:style-name="P25">Warm down: 0.25 miles</text:p>
      <text:p text:style-name="P25"/>
      <text:p text:style-name="P10">During the past week: 32.5 miles<text:span text:style-name="T3"> <text:s/>streak of 28 days</text:span></text:p>
      <text:p text:style-name="P25"/>
      <text:p text:style-name="P10"><text:span text:style-name="T3">Sat July 29, 2023 </text:span>4 miles<text:span text:style-name="T3"> </text:span></text:p>
      <text:p text:style-name="P25"><text:span text:style-name="T2">Warm up:</text:span> 0.25 miles to cemetery loop</text:p>
      <text:p text:style-name="P10">Run:<text:span text:style-name="T3">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3">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3">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3">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3">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3">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3"> 10 loops in 33:09 <text:s/>Distance 3.2 miles, Ave Pace: 10:22/mile, Total ascent: 220 ft, </text:span></text:p>
      <text:p text:style-name="P25"><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3">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3"> 10 loops in 35:33 <text:s/>Distance 3.2 miles, Ave Pace: 11:07/mile, Total ascent: 220 ft, </text:span></text:p>
      <text:p text:style-name="P25"><text:span text:style-name="T2">Warm down:</text:span><text:span text:style-name="T3"> 0.25 miles</text:span></text:p>
      <text:p text:style-name="P25"/>
      <text:p text:style-name="P10"><text:span text:style-name="T3">Thur Aug 10, 2023 </text:span>2 miles<text:span text:style-name="T3"> on the Ernst trail at 11:00/mile</text:span></text:p>
      <text:p text:style-name="P25"/>
      <text:p text:style-name="P10"><text:span text:style-name="T3">Fri Aug 11,</text:span> <text:span text:style-name="T3">2023 </text:span>4.8 miles</text:p>
      <text:p text:style-name="P25"><text:span text:style-name="T2">Warm up:</text:span> 0.25 miles to cemetery loop</text:p>
      <text:p text:style-name="P10">Run:<text:span text:style-name="T3"> 15 loops in 51:06 <text:s/>Distance 4.8 miles, Ave Pace: 10:39/mile, Total ascent: 330 ft, </text:span></text:p>
      <text:p text:style-name="P25"><text:span text:style-name="T2">Warm down:</text:span> 0.25 miles</text:p>
      <text:p text:style-name="P10"/>
      <text:p text:style-name="P10">During the past week: 26.9 miles<text:span text:style-name="T3"> <text:s/>streak of 42 days</text:span></text:p>
      <text:p text:style-name="P25"/>
      <text:p text:style-name="P10"><text:span text:style-name="T3">Sat Aug 12,</text:span> <text:span text:style-name="T3">2023 </text:span>2.3 miles</text:p>
      <text:p text:style-name="P25"><text:span text:style-name="T2">Warm up:</text:span> 0.35 miles to cemetery loop</text:p>
      <text:p text:style-name="P10">Run:<text:span text:style-name="T3"> 5 loops in 16:38 <text:s/>Distance 1.6 miles, Ave Pace: 10:24/mile, Total ascent: 110 ft </text:span></text:p>
      <text:p text:style-name="P25"><text:span text:style-name="T2">Warm down:</text:span><text:span text:style-name="T3"> 0.35 miles</text:span></text:p>
      <text:p text:style-name="P25"/>
      <text:p text:style-name="P25">Sun Aug 13, 2023 <text:span text:style-name="T2">7.1 miles</text:span></text:p>
      <text:p text:style-name="P25"><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5"/>
      <text:p text:style-name="P10"><text:span text:style-name="T3">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5"/>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3"> 5 loops, 1.6 miles, Time: , Total ascent: </text:span></text:p>
      <text:p text:style-name="P10">Warm down:<text:span text:style-name="T3"> 0.25 miles</text:span></text:p>
      <text:p text:style-name="P25"><text:soft-page-break/><text:span text:style-name="T3">Fri Aug 18, 2023 </text:span><text:span text:style-name="T2">5.3 miles</text:span></text:p>
      <text:p text:style-name="P25"><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5"/>
      <text:p text:style-name="P10"><text:span text:style-name="T3">Sun Aug 20, 2023 </text:span>3.7 miles</text:p>
      <text:p text:style-name="P25"><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5"/>
      <text:p text:style-name="P10"><text:span text:style-name="T3">Mon Aug 21, 2023 </text:span>4.15 miles<text:span text:style-name="T3"> </text:span></text:p>
      <text:p text:style-name="P25"><text:span text:style-name="T2">Warm up:</text:span> 0.25 miles to cemetery loop</text:p>
      <text:p text:style-name="P10">Run:<text:span text:style-name="T3"> 7 x 1 loop with 3 min/0.2 mile jog after each run, ascent on each loop 22 ft</text:span></text:p>
      <text:p text:style-name="P25">Times for runs : 2:55, 2:56, 2:59, 3:00, 2:56, 2:53, 2:43 </text:p>
      <text:p text:style-name="P10">Warm down:<text:span text:style-name="T3">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3"> 15 loops, Distance: 4.8 miles, Ave Pace: ~10:15/mile, Total ascent: 330 ft</text:span></text:p>
      <text:p text:style-name="P25">Warm down: 0.25 miles</text:p>
      <text:p text:style-name="P25"/>
      <text:p text:style-name="P10"><text:span text:style-name="T3">Wed Aug 23, 2023 </text:span>6.3 miles</text:p>
      <text:p text:style-name="P25"><text:span text:style-name="T2">Warm up:</text:span> 1 mile at various paces mainly on the cemetery loop</text:p>
      <text:p text:style-name="P10">Run:<text:span text:style-name="T3"> 5 x 2 loops with a 1 loop <text:s/>jog after each run, ascent on each 2 loops: 44 ft</text:span></text:p>
      <text:p text:style-name="P25">Times for runs : 6:33, 6:33, 6:30, 6:33, 6:26, Jogs in about 4:25 </text:p>
      <text:p text:style-name="P10">Warm down:<text:span text:style-name="T3"> <text:s/>0.25 miles</text:span></text:p>
      <text:p text:style-name="P25"/>
      <text:p text:style-name="P10"><text:span text:style-name="T3">Thur Aug 24, 2023 </text:span>2 miles</text:p>
      <text:p text:style-name="P25"><text:span text:style-name="T2">Run:</text:span> 2 miles at various paces</text:p>
      <text:p text:style-name="P25"/>
      <text:p text:style-name="P25"/>
      <text:p text:style-name="P25"/>
      <text:p text:style-name="P84"><text:soft-page-break/>Fri Aug. 25, 2023 <text:span text:style-name="T2">3.7 miles</text:span></text:p>
      <text:p text:style-name="P84"><text:span text:style-name="T2">Warm up:</text:span> 0.25 miles to cemetery loop</text:p>
      <text:p text:style-name="P99">Run:<text:span text:style-name="T3"> 10 loops in 35:58, Distance 3.2 miles, Ave Pace: 11:14/mile, Total ascent: 220 ft</text:span></text:p>
      <text:p text:style-name="P99">Warm down:<text:span text:style-name="T3"> 0.25 miles</text:span></text:p>
      <text:p text:style-name="P84"/>
      <text:p text:style-name="P99"><text:span text:style-name="T3">During the past week: </text:span>32.9 miles<text:span text:style-name="T3"> <text:s/>streak of 56 days</text:span></text:p>
      <text:p text:style-name="P84"/>
      <text:p text:style-name="P84">Sat Aug 26, 2023 <text:span text:style-name="T2">7.15 miles</text:span></text:p>
      <text:p text:style-name="P84"><text:span text:style-name="T2">Warm up:</text:span> 0.5 miles mostly on cemetery loop</text:p>
      <text:p text:style-name="P99">Run:<text:span text:style-name="T3"> 20 loops in 1:11:59 Distance 6.4 miles, Ave Pace: 11:15/mile, Total ascent: 440 ft</text:span></text:p>
      <text:p text:style-name="P99">Warm down:<text:span text:style-name="T3"> 0.25 miles</text:span></text:p>
      <text:p text:style-name="P84"/>
      <text:p text:style-name="P99"><text:span text:style-name="T3">Sun Aug 27, 2023 </text:span>5 miles</text:p>
      <text:p text:style-name="P84"><text:span text:style-name="T2">Warm up:</text:span> 0.25 miles to cemetery loop</text:p>
      <text:p text:style-name="P99">Run:<text:span text:style-name="T3"> 10 loops in 34:53, Distance 3.2 miles, Ave Pace: 10:54/mile, Total ascent: 220 ft</text:span></text:p>
      <text:p text:style-name="P99">Warm down:<text:span text:style-name="T3"> 0.25 miles</text:span></text:p>
      <text:p text:style-name="P84">Later in the day I ran 1.3 miles with Oona</text:p>
      <text:p text:style-name="P84"/>
      <text:p text:style-name="P99"><text:span text:style-name="T3">Mon Aug 28, 2023 </text:span>2.6 miles</text:p>
      <text:p text:style-name="P84"><text:span text:style-name="T2">Warm up:</text:span> 0.25 miles to cemetery loop</text:p>
      <text:p text:style-name="P99">Run:<text:span text:style-name="T3"> <text:s/>2 miles on the cemetery loop averaging 10:25/mile, Total ascent: 132 ft</text:span></text:p>
      <text:p text:style-name="P99">Warm down:<text:span text:style-name="T3"> 0.35 miles home</text:span></text:p>
      <text:p text:style-name="P84"/>
      <text:p text:style-name="P84">Tues <text:s/>Aug 29, 2023 <text:span text:style-name="T2"><text:s/>5.3 miles</text:span></text:p>
      <text:p text:style-name="P84"><text:span text:style-name="T2">Warm up:</text:span> 0.25 miles to cemetery loop</text:p>
      <text:p text:style-name="P99">Run:<text:span text:style-name="T3"> 15 loops, Distance: 4.8 miles, Ave Pace: 10:31/mile, Total ascent: 330 ft</text:span></text:p>
      <text:p text:style-name="P84">5 loop splits: 17:17, 17:00, 16:07(10:04/mile)</text:p>
      <text:p text:style-name="P84"><text:span text:style-name="T2">Warm down:</text:span> 0.25 miles</text:p>
      <text:p text:style-name="P84"/>
      <text:p text:style-name="P84">Wed Aug 30, 2023 <text:s/><text:span text:style-name="T2">4 miles</text:span> </text:p>
      <text:p text:style-name="P84"><text:span text:style-name="T2">Warm up:</text:span> 0.25 miles to cemetery loop</text:p>
      <text:p text:style-name="P99">Run:<text:span text:style-name="T3"> 10 loops in 36:45, Distance 3.2 miles, Ave Pace: 11:29/mile, Total ascent: 220 ft</text:span></text:p>
      <text:p text:style-name="P99">Warm down:<text:span text:style-name="T3"> 0.55 miles</text:span></text:p>
      <text:p text:style-name="P84"/>
      <text:p text:style-name="P99"><text:span text:style-name="T3">Thur Aug 31, 2023 </text:span>4 miles <text:span text:style-name="T3">on the Ernst Trail</text:span></text:p>
      <text:p text:style-name="P99">Warm up: <text:span text:style-name="T3">1 mile in about 11:30</text:span></text:p>
      <text:p text:style-name="P99">Run: <text:span text:style-name="T3">3 miles Ave pace: 11:09/mile. I am saving energy for the Erie marathon on Sept 10.</text:span></text:p>
      <text:p text:style-name="P84"/>
      <text:p text:style-name="P84">Friday <text:s/>Sept 1, 2023 <text:span text:style-name="T2"><text:s/>2.1 miles</text:span></text:p>
      <text:p text:style-name="P84"><text:span text:style-name="T2">Warm up:</text:span> 0.25 miles to cemetery loop</text:p>
      <text:p text:style-name="P99">Run:<text:span text:style-name="T3"> 5 loops, Distance: 1.6 miles, Ave Pace: 11:21/mile, Total ascent: 110 ft</text:span></text:p>
      <text:p text:style-name="P84"><text:span text:style-name="T2">Warm down:</text:span> 0.25 miles</text:p>
      <text:p text:style-name="P84"/>
      <text:p text:style-name="P99"><text:span text:style-name="T3">During the past week: </text:span>30.5 miles<text:span text:style-name="T3"> <text:s/>streak of 63 days</text:span></text:p>
      <text:p text:style-name="P84"/>
      <text:p text:style-name="P113"><text:soft-page-break/>Sat <text:s/>Sept 2, 2023 <text:span text:style-name="T2"><text:s/>2.1 miles</text:span></text:p>
      <text:p text:style-name="P113"><text:span text:style-name="T2">Warm up:</text:span> 0.25 miles to cemetery loop</text:p>
      <text:p text:style-name="P110">Run:<text:span text:style-name="T3"> 5 loops, Distance: 1.6 miles, Ave Pace: 11:16/mile, Total ascent: 110 ft</text:span></text:p>
      <text:p text:style-name="P113"><text:span text:style-name="T2">Warm down:</text:span> 0.25 miles</text:p>
      <text:p text:style-name="P113"/>
      <text:p text:style-name="P113">Sun <text:s/>Sept 3, 2023 <text:span text:style-name="T2"><text:s/>2.1 miles</text:span></text:p>
      <text:p text:style-name="P113"><text:span text:style-name="T2">Warm up:</text:span> 0.25 miles to cemetery loop</text:p>
      <text:p text:style-name="P110">Run:<text:span text:style-name="T3"> 5 loops, Distance: 1.6 miles, Ave Pace: 10:23/mile, Total ascent: 110 ft</text:span></text:p>
      <text:p text:style-name="P113"><text:span text:style-name="T2">Warm down:</text:span> 0.25 miles</text:p>
      <text:p text:style-name="P110"/>
      <text:p text:style-name="P113">Mon <text:s/>Sept 4, 2023 <text:span text:style-name="T2"><text:s/>3 miles</text:span></text:p>
      <text:p text:style-name="P113"><text:span text:style-name="T2">Warm up:</text:span> 0.2 miles to cemetery loop</text:p>
      <text:p text:style-name="P110">Run:<text:span text:style-name="T3"> 5 loops, Distance: 1.6 miles, Ave Pace: 10:03/mile, Total ascent: 110 ft</text:span></text:p>
      <text:p text:style-name="P113"><text:span text:style-name="T2">Warm down:</text:span> 1.2 miles slowly</text:p>
      <text:p text:style-name="P110"/>
      <text:p text:style-name="P113">Tues <text:s/>Sept 5, 2023 <text:span text:style-name="T2"><text:s/>2.5 miles</text:span></text:p>
      <text:p text:style-name="P113"><text:span text:style-name="T2">Warm up:</text:span> 0.25 miles to cemetery loop</text:p>
      <text:p text:style-name="P110">Run:<text:span text:style-name="T3"> 2 miles on the cemetery, <text:s/>Ave Pace: 11:06/mile, Total ascent: 132 ft</text:span></text:p>
      <text:p text:style-name="P113"><text:span text:style-name="T2">Warm down:</text:span> 0.25 miles </text:p>
      <text:p text:style-name="P110"/>
      <text:p text:style-name="P113">Wed Sept 6, 2023 <text:span text:style-name="T2"><text:s/>2.5 miles</text:span></text:p>
      <text:p text:style-name="P113"><text:span text:style-name="T2">Warm up:</text:span> 0.25 miles to cemetery loop</text:p>
      <text:p text:style-name="P110">Run:<text:span text:style-name="T3"> 2 miles on the cemetery, <text:s/>Ave Pace: 10:46/mile, Total ascent: 132 ft</text:span></text:p>
      <text:p text:style-name="P113"><text:span text:style-name="T2">Warm down:</text:span> 0.25 miles </text:p>
      <text:p text:style-name="P113"/>
      <text:p text:style-name="P113">Thur Sept 7, 2023 <text:span text:style-name="T2"><text:s/>2.85 miles</text:span></text:p>
      <text:p text:style-name="P113"><text:span text:style-name="T2">Warm up:</text:span> 0.5 miles to cemetery loop</text:p>
      <text:p text:style-name="P110">Run: <text:span text:style-name="T3">1.07 miles on the loop, <text:s/>Time: 9:26/mile, Total ascent: 66 ft</text:span></text:p>
      <text:p text:style-name="P113"><text:span text:style-name="T2">Warm down:</text:span> 0.25 miles </text:p>
      <text:p text:style-name="P113"/>
      <text:p text:style-name="P113">Fri Sept 8, 2023 <text:span text:style-name="T2"><text:s/>2.5 miles</text:span></text:p>
      <text:p text:style-name="P113"><text:span text:style-name="T2">Warm up:</text:span> 0.25 miles to cemetery loop</text:p>
      <text:p text:style-name="P110">Run: <text:span text:style-name="T3">1 miles on the loop, <text:s/>Time: 9:58/mile, Total ascent: 70 ft</text:span></text:p>
      <text:p text:style-name="P113"><text:span text:style-name="T2">Warm down:</text:span> 0.25 miles</text:p>
      <text:p text:style-name="P113"/>
      <text:p text:style-name="P114">During the past week: <text:span text:style-name="T2">17.6 miles</text:span> <text:s/>streak of 70 days </text:p>
      <text:p text:style-name="P113"/>
      <text:p text:style-name="P113">Sat Sept 9, 2023 <text:span text:style-name="T2"><text:s/>2.5 miles</text:span></text:p>
      <text:p text:style-name="P113"><text:span text:style-name="T2">Warm up:</text:span> 0.25 miles to cemetery loop</text:p>
      <text:p text:style-name="P110">Run: <text:span text:style-name="T3">1 miles on the loop, <text:s/>Time: 11:03/mile, Total ascent: 70 ft</text:span></text:p>
      <text:p text:style-name="P113"><text:span text:style-name="T2">Warm down:</text:span> 0.25 miles</text:p>
      <text:p text:style-name="P113"/>
      <text:p text:style-name="P113">Sun Sept 10, 2023 <text:span text:style-name="T2">10 miles</text:span> I started the Erie Marathon</text:p>
      <text:p text:style-name="P113"><text:span text:style-name="T2">Warm up:</text:span> I walked and jogged 0.75 miles </text:p>
      <text:p text:style-name="P110">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3"><text:soft-page-break/>Mon Sept 11, 2023 <text:span text:style-name="T2">1.5 miles</text:span> at an easy pace.</text:p>
      <text:p text:style-name="P84"><text:span text:style-name="T2">Run: </text:span>1.5 miles at an easy pace while timing 10 runners on the cemetery loop.</text:p>
      <text:p text:style-name="P99"/>
      <text:p text:style-name="P113">Tues Sept 12, 2023 <text:span text:style-name="T2">2.25 miles</text:span></text:p>
      <text:p text:style-name="P113"><text:span text:style-name="T2">Warm up:</text:span> 0.25 miles to cemetery loop</text:p>
      <text:p text:style-name="P99">Run: <text:span text:style-name="T3">2 miles on the loop some of which was with Olivia. Time: 23:23</text:span></text:p>
      <text:p text:style-name="P84"/>
      <text:p text:style-name="P113">Wed Sept 13, 2023 <text:span text:style-name="T2">3.2 miles </text:span>averaging 12:54/mile</text:p>
      <text:p text:style-name="P84">I ran down Limber and Jefferson, into the cemetery to the very top and back home. It is a very hilly course.</text:p>
      <text:p text:style-name="P84"/>
      <text:p text:style-name="P84">Thur Sept 14, 2023 <text:span text:style-name="T2">4 miles</text:span></text:p>
      <text:p text:style-name="P84"><text:span text:style-name="T2">Warm up: </text:span>1 mile in 10:03 and rest a few minutes</text:p>
      <text:p text:style-name="P84"><text:span text:style-name="T2">Run:</text:span> I ran 3 miles on the Ernst Trail with 10 other runners. Time: 28:05, Ave Pace: 9:22/mile</text:p>
      <text:p text:style-name="P84"/>
      <text:p text:style-name="P84">Fri Sept 15, 2023 <text:span text:style-name="T2">3 miles</text:span> on a Wise Center treadmill</text:p>
      <text:p text:style-name="P99">Approximate Splits: <text:span text:style-name="T3">11:30, 11:00, 12:00</text:span></text:p>
      <text:p text:style-name="P84"/>
      <text:p text:style-name="P114">During the past week: <text:span text:style-name="T2">26.5 miles</text:span> <text:s/>streak of 77 days</text:p>
      <text:p text:style-name="P114"/>
      <text:p text:style-name="P113">Sat Sept 16, 2023 <text:span text:style-name="T2"><text:s/>4.2 miles</text:span></text:p>
      <text:p text:style-name="P110">Run: <text:span text:style-name="T3">4 miles on the loop, Pace: 11:45/mile, Total ascent: 270 ft</text:span></text:p>
      <text:p text:style-name="P113"><text:span text:style-name="T2">Warm down:</text:span> 0.2 <text:s/>miles</text:p>
      <text:p text:style-name="P113"/>
      <text:p text:style-name="P113">Sun Sept 17, 2023 <text:span text:style-name="T2"><text:s text:c="2"/>4.66 miles</text:span></text:p>
      <text:p text:style-name="P113"><text:span text:style-name="T2">Warm up:</text:span> 0.25 miles to cemetery loop</text:p>
      <text:p text:style-name="P110">Run: <text:span text:style-name="T3">13 loops, 4.16 miles, Pace: 12:45/mile, Total ascent: 286 ft</text:span></text:p>
      <text:p text:style-name="P113"><text:span text:style-name="T2">Warm down:</text:span> 0.25 miles</text:p>
      <text:p text:style-name="P99"/>
      <text:p text:style-name="P113">Mon Sept 18, 2023 <text:span text:style-name="T2">5.3 miles</text:span></text:p>
      <text:p text:style-name="P113">In the morning:</text:p>
      <text:p text:style-name="P113"><text:span text:style-name="T2">Warm up:</text:span> 0.25 miles to cemetery loop</text:p>
      <text:p text:style-name="P110">Run: <text:span text:style-name="T3">10 loops, 3.2 miles, Pace: 12:40/mile, Total ascent: 220 ft</text:span></text:p>
      <text:p text:style-name="P113"><text:span text:style-name="T2">Warm down:</text:span> 0.25 miles</text:p>
      <text:p text:style-name="P113">In the afternoon:</text:p>
      <text:p text:style-name="P84"><text:span text:style-name="T2">Run: </text:span>1.6 miles at an easy pace while timing 10 runners on the cemetery loop.</text:p>
      <text:p text:style-name="P99"/>
      <text:p text:style-name="P84">Tues Sept 19, 2023 <text:span text:style-name="T2">4 miles</text:span></text:p>
      <text:p text:style-name="P84">I ran wide on the college track so each lap was ¼ mile.</text:p>
      <text:p text:style-name="P84">I jogged about 55 yards at the beginning of each of the 16 laps and ran the rest. So during the 4 miles, I jogged a total of ½ mile and ran 3.5 miles. While running my foot plant was near the front of my foot and jogging near the back.</text:p>
      <text:p text:style-name="P99">Run: <text:span text:style-name="T3">4 miles, Time 50:07, Ave Pace 12:32/mile, Ave HR: 112, Max HR: 129.</text:span></text:p>
      <text:p text:style-name="P84">For the first mile my HR was above average and for the last mile it was below average.</text:p>
      <text:p text:style-name="P84">Two mile splits: 24:52 and 25:17</text:p>
      <text:p text:style-name="P84">I am happy I kept my pulse low at this pace.</text:p>
      <text:p text:style-name="P84"><text:soft-page-break/>Wed <text:s/>Sept 20, 2023 <text:span text:style-name="T2">4 miles</text:span></text:p>
      <text:p text:style-name="P99">Run: <text:span text:style-name="T3">1 mile to the college track in 11:41 and rest a few minutes</text:span></text:p>
      <text:p text:style-name="P99">Run:<text:span text:style-name="T3"> 3 miles on the track in 37:46 or 12:34/mile, splits: 12:44, 12:46, 12:17</text:span></text:p>
      <text:p text:style-name="P84">I jogged about 55 yards at the beginning of each of the 12 laps and ran the rest. So during the 3 miles, I jogged a total of 3/8 mile and ran 2 and 5/8 miles.</text:p>
      <text:p text:style-name="P99"/>
      <text:p text:style-name="P99"><text:span text:style-name="T3">Thur Sept 21m 2023</text:span> 7.7 miles</text:p>
      <text:p text:style-name="P113">In the morning:</text:p>
      <text:p text:style-name="P113"><text:span text:style-name="T2">Warm up:</text:span> 0.25 miles to cemetery loop</text:p>
      <text:p text:style-name="P110">Run: <text:span text:style-name="T3">10 loops, 3.2 miles, </text:span><text:span text:style-name="T19">Ave Pace 12:25/mile, Ave HR: 113, </text:span><text:span text:style-name="T3">Total ascent: 220 ft</text:span></text:p>
      <text:p text:style-name="P113"><text:span text:style-name="T2">Warm down:</text:span> 0.25 miles</text:p>
      <text:p text:style-name="P113">In the afternoon I ran on the Ernst Trail with 10 other runners.</text:p>
      <text:p text:style-name="P113">Warm up: 1 mile at about12:00/mile</text:p>
      <text:p text:style-name="P113">Run/jog with Rod: 3 miles averaging about 12:15/mile, working on run/jog routines for an ultra.</text:p>
      <text:p text:style-name="P113"/>
      <text:p text:style-name="P113">Fri Sept 22, 2023 <text:span text:style-name="T2"><text:s text:c="2"/>6.26 miles</text:span></text:p>
      <text:p text:style-name="P113"><text:span text:style-name="T2">Warm up:</text:span> 0.25 miles to cemetery loop</text:p>
      <text:p text:style-name="P110">Run: <text:span text:style-name="T3">18 loops, 5.76 miles, Pace: 12:10/mile, Total ascent: 400 ft</text:span></text:p>
      <text:p text:style-name="P113"><text:span text:style-name="T2">Warm down:</text:span> 0.25 miles</text:p>
      <text:p text:style-name="P114"/>
      <text:p text:style-name="P114">During the past week: <text:span text:style-name="T2">36.12 miles</text:span> <text:s/>streak of <text:s/>84 days</text:p>
      <text:p text:style-name="P114"/>
      <text:p text:style-name="P114">Sat Sept 23, 2023 <text:span text:style-name="T2">13.1 miles</text:span></text:p>
      <text:p text:style-name="P99">Run: <text:span text:style-name="T3">Rod, Brian and I ran 13.1 miles. </text:span></text:p>
      <text:p text:style-name="P84">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4"/>
      <text:p text:style-name="P84">Sun Sept 24, 2023 <text:span text:style-name="T2">1.5 miles </text:span>I am tired from yesterday.<text:span text:style-name="T2"> </text:span></text:p>
      <text:p text:style-name="P84"><text:span text:style-name="T2">Warm up: </text:span>0.25 to the cemetery loop</text:p>
      <text:p text:style-name="P84"><text:span text:style-name="T2">Run:</text:span> 1 mile in <text:s/>12:39</text:p>
      <text:p text:style-name="P113"><text:span text:style-name="T2">Warm down:</text:span> 0.25 miles</text:p>
      <text:p text:style-name="P84"/>
      <text:p text:style-name="P84">Mon Sept 25, 2023 5<text:span text:style-name="T2">.7 miles </text:span>I feel a lot better than yesterday<text:span text:style-name="T2"> </text:span></text:p>
      <text:p text:style-name="P84">In the morning: <text:span text:style-name="T2"><text:s/></text:span></text:p>
      <text:p text:style-name="P84"><text:span text:style-name="T2">Warm up:</text:span> 0.1 miles</text:p>
      <text:p text:style-name="P99">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9">Warm down:<text:span text:style-name="T3"> 0.4 miles</text:span></text:p>
      <text:p text:style-name="P84">In the afternoon:</text:p>
      <text:p text:style-name="P84">2 miles of intermittent running at about 12:00/mile while timing other runners.</text:p>
      <text:p text:style-name="P84"><text:soft-page-break/>Tues Sept 26, 2023 <text:span text:style-name="T2">3.1 miles</text:span></text:p>
      <text:p text:style-name="P84"><text:span text:style-name="T2">Warm up:</text:span> 0.3 miles</text:p>
      <text:p text:style-name="P84"><text:span text:style-name="T2">Run and walk:</text:span> 10 cemetery loops, 3.2 miles, Ave pace 13:02/mile</text:p>
      <text:p text:style-name="P84">I ran a total of about 2.5 miles and walked about 0.7 miles </text:p>
      <text:p text:style-name="P99">Warm down: <text:span text:style-name="T3">0.3 miles</text:span></text:p>
      <text:p text:style-name="P99"/>
      <text:p text:style-name="P84">Wed Sept 27, 2023 <text:span text:style-name="T2">3.7 miles</text:span></text:p>
      <text:p text:style-name="P84"><text:span text:style-name="T2">Warm up:</text:span> 0.25 miles</text:p>
      <text:p text:style-name="P84"><text:span text:style-name="T2">Run:</text:span> 10 cemetery loops, 3.2 miles, Ave pace 9:46/mile </text:p>
      <text:p text:style-name="P99">Warm down: <text:span text:style-name="T3">0.25 miles</text:span></text:p>
      <text:p text:style-name="P99"/>
      <text:p text:style-name="P84">Thur Sept 28, 2023 <text:span text:style-name="T2">4 miles</text:span> I ran with about 6 other runners on the Ernst Trail </text:p>
      <text:p text:style-name="P84"><text:span text:style-name="T2">Warm up:</text:span> 1 mile in 11:16</text:p>
      <text:p text:style-name="P84"><text:span text:style-name="T2">Run:</text:span> 3 miles in 29:57</text:p>
      <text:p text:style-name="P84"/>
      <text:p text:style-name="P84">Fri <text:s/>Sept 29, 2023 <text:span text:style-name="T2">1.5 miles</text:span></text:p>
      <text:p text:style-name="P84"><text:span text:style-name="T2">Warm up: </text:span>0.25 to the cemetery loop</text:p>
      <text:p text:style-name="P84"><text:span text:style-name="T2">Run:</text:span> 1 mile in <text:s/>11:00</text:p>
      <text:p text:style-name="P113"><text:span text:style-name="T2">Warm down:</text:span> 0.25 miles</text:p>
      <text:p text:style-name="P99"/>
      <text:p text:style-name="P114">During the past week: <text:span text:style-name="T2">32.6 miles</text:span> <text:s/>streak of <text:s/>91 days</text:p>
      <text:p text:style-name="P114"/>
      <text:p text:style-name="P25">Sat Aug 30, 2023 <text:span text:style-name="T2">2.42 miles</text:span></text:p>
      <text:p text:style-name="P25"><text:span text:style-name="T2">Warm up:</text:span> 0.3 miles to cemetery loop</text:p>
      <text:p text:style-name="P10">Run:<text:span text:style-name="T3">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3">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9"/>
      <text:p text:style-name="P25">Mon Oct 2, 2023 <text:span text:style-name="T2">6.8 miles</text:span></text:p>
      <text:p text:style-name="P25">In the morning:</text:p>
      <text:p text:style-name="P25"><text:span text:style-name="T2">Warm up:</text:span> 0.25 miles to cemetery loop</text:p>
      <text:p text:style-name="P10">Run:<text:span text:style-name="T3">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9"><text:span text:style-name="T12">Run: </text:span><text:span text:style-name="T14"><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3">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9"><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1 Glukos liquid "gel" -&gt; 70 calories</text:p>
      <text:p text:style-name="P167"><text:span text:style-name="T2">Total calories</text:span> = 370+100+160+70 = 700 calories</text:p>
      <text:p text:style-name="P167"/>
      <text:p text:style-name="P166">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6"/>
      <text:p text:style-name="P166">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6"/>
      <text:p text:style-name="P171"><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9"/>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3">0.25 miles</text:span></text:p>
      <text:p text:style-name="P25"/>
      <text:p text:style-name="P10"><text:span text:style-name="T3">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3">During each loop I walked 0.1 miles near the top of the hill. </text:span><text:s/><text:span text:style-name="T3">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2 Glukos liquid "gel" -&gt; 70 calories each</text:p>
      <text:p text:style-name="P25"><text:span text:style-name="T18">Total calories</text:span><text:span text:style-name="T20">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6">nd</text:span>, 3<text:span text:style-name="T6">rd</text:span> 4<text:span text:style-name="T6">th</text:span> and 5<text:span text:style-name="T6">th</text:span> miles: 119, 119, 125, 135 bpm.</text:p>
      <text:p text:style-name="P25">I felt very good today. My breathing was excellent.</text:p>
      <text:p text:style-name="P37"/>
      <text:p text:style-name="P111">During the past week: <text:s/>miles <text:s/>30.43 streak of <text:s/>105 days</text:p>
      <text:p text:style-name="P20"/>
      <text:p text:style-name="P25">Sat Oct 14, 2023 <text:span text:style-name="T2">4 miles</text:span> </text:p>
      <text:p text:style-name="P10">Warm up:<text:span text:style-name="T3">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3">0.5 miles in 5:28</text:span></text:p>
      <text:p text:style-name="P25"/>
      <text:p text:style-name="P10"><text:span text:style-name="T3">Sun Oct 15, 2023 </text:span>5 miles of running<text:span text:style-name="T3"> and 2 miles of walking</text:span></text:p>
      <text:p text:style-name="P37"><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5675999719807315048" text:style-name="L36">
        <text:list-item>
          <text:list>
            <text:list-header>
              <text:p text:style-name="P208">1.5 miles on a treadmill including 2 x 0.5 miles in 5:02 and 5:00</text:p>
              <text:p text:style-name="P208">In the afternoon:</text:p>
              <text:p text:style-name="P208">2.25 miles at various paces while timing 10 other runners on the cemetery loop.</text:p>
            </text:list-header>
          </text:list>
        </text:list-item>
      </text:list>
      <text:p text:style-name="P37"/>
      <text:p text:style-name="P37">Tues Oct 17, 2023 <text:span text:style-name="T2">3 miles</text:span></text:p>
      <text:p text:style-name="P131"><text:span text:style-name="T13">Run:</text:span><text:span text:style-name="T12"> 3 miles on a college treadmill in 33:01 Each mile near 11:00 <text:s/></text:span></text:p>
      <text:p text:style-name="P127">HR at the end of each mile: 117, 117, 120 bpm</text:p>
      <text:p text:style-name="P127"/>
      <text:p text:style-name="P37">Wed Oct 18, 2023 <text:span text:style-name="T2">2.5 miles</text:span></text:p>
      <text:p text:style-name="P37"><text:span text:style-name="T2">Warm up: </text:span>0.5 miles to the Wise Center</text:p>
      <text:p text:style-name="P131"><text:span text:style-name="T13">Run:</text:span><text:span text:style-name="T12"> 2 miles on a college treadmill in 21:14 Splits 10:59, 10:15 <text:s/></text:span></text:p>
      <text:p text:style-name="P127">HR at the end of each mile: 116, 126 bpm</text:p>
      <text:p text:style-name="P127"/>
      <text:p text:style-name="P37">Thur Oct 19, 2023 <text:span text:style-name="T2">2.5 miles</text:span></text:p>
      <text:p text:style-name="P37"><text:span text:style-name="T2">Warm up: </text:span>0.5 miles to the Wise Center</text:p>
      <text:p text:style-name="P131"><text:span text:style-name="T13">Run:</text:span><text:span text:style-name="T12"> 2 miles on a college treadmill in 20:45 Splits 10:30, 10:15 <text:s/></text:span></text:p>
      <text:p text:style-name="P127">HR at the end of each mile: 126, 136 bpm</text:p>
      <text:p text:style-name="P127"/>
      <text:p text:style-name="P127">Fri Oct 20, 2023 <text:span text:style-name="T2">1.5 miles</text:span></text:p>
      <text:p text:style-name="P37"><text:span text:style-name="T2">Warm up: </text:span>0.25 miles the cemetery loop</text:p>
      <text:p text:style-name="P131"><text:span text:style-name="T13">Run:</text:span><text:span text:style-name="T12"> 1 mile on the loop</text:span></text:p>
      <text:p text:style-name="P10">Warm down: <text:span text:style-name="T3">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31"><text:span text:style-name="T13">Run:</text:span><text:span text:style-name="T12"> 3 miles on the loop, I walked about 0.25 miles at the beginning of each mile and averaged 12:55/mile</text:span></text:p>
      <text:p text:style-name="P10">Warm down: <text:span text:style-name="T3">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3">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3">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3">0.5 miles to the Wise Center</text:span></text:p>
      <text:p text:style-name="P10">Run: <text:span text:style-name="T3">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3">0.5 miles to the Wise Center</text:span></text:p>
      <text:p text:style-name="P10">Run: <text:span text:style-name="T3">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5"/>
      <text:p text:style-name="P25"/>
      <text:p text:style-name="P10"><text:span text:style-name="T3">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5"/>
      <text:p text:style-name="P10"><text:span text:style-name="T3">Fri Nov 3, 2023 </text:span>1.25 miles<text:span text:style-name="T3"> </text:span></text:p>
      <text:p text:style-name="P10">Run: <text:span text:style-name="T3">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5">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5"/>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5">Rest a few minutes</text:p>
      <text:p text:style-name="P10">Run:<text:span text:style-name="T3"> 1.1 miles including 1 mile in 9:43starting at 10:42/mile and ending at 8:57/mile </text:span></text:p>
      <text:p text:style-name="P25">I used 2 weight machines, on for legs and one for arms.</text:p>
      <text:p text:style-name="P25"/>
      <text:p text:style-name="P10"><text:span text:style-name="T3">Wed Nov 8, 2023 </text:span>1.5 miles<text:span text:style-name="T3"> on the Wise Center Indoor track</text:span></text:p>
      <text:p text:style-name="P10">Run:<text:span text:style-name="T3"> 2 x ½ mile with a ¼ mile jog after each</text:span></text:p>
      <text:p text:style-name="P25">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3">0.25 miles to the cemetery loop</text:span></text:p>
      <text:p text:style-name="P10">Run: <text:span text:style-name="T3">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3">Sun Nov 12, 2023 </text:span>2 miles</text:p>
      <text:p text:style-name="P37"><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5">Ave time of jogs: 58s.</text:p>
      <text:p text:style-name="P10">Warm down:<text:span text:style-name="T3"> ½ mile</text:span></text:p>
      <text:p text:style-name="P25"/>
      <text:p text:style-name="P10"><text:span text:style-name="T3">Mon Nov 13, 2023 </text:span>1.35 miles <text:span text:style-name="T3">on a Wise Center treadmill</text:span></text:p>
      <text:p text:style-name="P37"><text:span text:style-name="T2">Warm up:</text:span> 0.85 miles at 11:00/mile and rest a minute</text:p>
      <text:p text:style-name="P10">Run: <text:span text:style-name="T3">½ mile in 5:01</text:span></text:p>
      <text:p text:style-name="P25">I used all the weight machines for a full body workout.</text:p>
      <text:p text:style-name="P25"/>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5">Times: 2:52, 2:54, 2:49, 2:41.5</text:p>
      <text:p text:style-name="P10">Warm down:<text:span text:style-name="T3">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3">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3">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3">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3">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3">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3">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3">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3">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3">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5">10:23, 10:22, 10:05, 0.11 miles at 9:42/mile</text:p>
      <text:p text:style-name="P25"/>
      <text:p text:style-name="P10"><text:span text:style-name="T3">Fri Dec 15, 2023 </text:span>4 mile<text:span text:style-name="T3">s on bike paths</text:span></text:p>
      <text:p text:style-name="P10">Run:<text:span text:style-name="T3"> 4 miles at various paces including 2 x ½ mile in 4:31 and 4:37,</text:span></text:p>
      <text:p text:style-name="P25">and a ¼ mile run in 2:29</text:p>
      <text:p text:style-name="P25"/>
      <text:p text:style-name="P10"><text:span text:style-name="T3">During the past week: </text:span>18.31 miles,<text:span text:style-name="T3">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3">During the past week: </text:span>20.3 miles,<text:span text:style-name="T3"> streak of <text:s/>175 days started on July 1, 2023</text:span></text:p>
      <text:p text:style-name="P25"/>
      <text:p text:style-name="P10"><text:span text:style-name="T3">Sat Dec 23, 2023 </text:span>2.15 miles <text:span text:style-name="T3">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3">Sun Dec 24, 2023 </text:span>4.7 miles <text:span text:style-name="T3">on roads</text:span></text:p>
      <text:p text:style-name="P25"><text:span text:style-name="T2">Run: </text:span>4.7 miles, Ave Pace: 9:59/mile. Splits: 10:26, 9:52, 10:14, 9:46, 9:31 for 0.7 miles</text:p>
      <text:p text:style-name="P25"/>
      <text:p text:style-name="P10"><text:span text:style-name="T3">Mon Dec 25, 2023 </text:span>3.31<text:span text:style-name="T3"> </text:span>miles <text:span text:style-name="T3">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3"> 0.31 miles at 13:30/mile</text:span></text:p>
      <text:p text:style-name="P25"/>
      <text:p text:style-name="P10"><text:span text:style-name="T3">Tues <text:s/>Dec 26, 2023 <text:s/></text:span><text:s/>2 miles <text:span text:style-name="T3">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3">Wed <text:s/>Dec 27, 2023 <text:s/></text:span><text:s/>3.75 miles <text:span text:style-name="T3">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5"/>
      <text:p text:style-name="P25">During the past week:<text:span text:style-name="T2"> 21.7 miles</text:span>, streak of <text:s/>182 days started on July 1, 2023</text:p>
      <text:p text:style-name="P25"/>
      <text:p text:style-name="P10"><text:span text:style-name="T3">Sat Dec 30, 2023 <text:s/>2</text:span> miles <text:span text:style-name="T3">on roads, Ave Pace 11:35/mile. </text:span></text:p>
      <text:p text:style-name="P25"/>
      <text:p text:style-name="P25"/>
      <text:p text:style-name="P10"><text:soft-page-break/><text:span text:style-name="T3">Sun Dec 31, 2023 <text:s/>1.2</text:span> miles <text:span text:style-name="T3">on roads</text:span></text:p>
      <text:p text:style-name="P25">My right thigh tightened in a small area and I slowed up during the middle of the run to keep it from getting worse. Used “ The Stick” and a roller.</text:p>
      <text:p text:style-name="P25"/>
      <text:p text:style-name="P10"><text:span text:style-name="T3">Mon Jan 1, 2024 <text:s/>1.2</text:span> miles <text:span text:style-name="T3">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3">Tues <text:s/>Jan 2, 2024 <text:s/>2.4</text:span> miles <text:span text:style-name="T3">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3">Wed <text:s/>Jan 3, 2024 <text:s/></text:span>1.2 miles <text:span text:style-name="T3">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3">Mon <text:s/>Jan 8, 2024 <text:s/></text:span>1.5 miles </text:p>
      <text:p text:style-name="P10">Run:<text:span text:style-name="T3">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3">Wed <text:s/>Jan 10, 2024 <text:s/></text:span>2.5 miles </text:p>
      <text:p text:style-name="P10">Run:<text:span text:style-name="T3"> 2.5 miles on a Wise Center treadmill, Splits: 10:54, 10:31, 5:10</text:span></text:p>
      <text:p text:style-name="P25"><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5"/>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5">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3">½ mile in about 6:00</text:span></text:p>
      <text:p text:style-name="P25"/>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5"/>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5">Paces for the 0.2 mile runs: 8:57, 8:57, 8:42, 8:34 and 8:20/mile </text:p>
      <text:p text:style-name="P25">The 5 jogs were all about 12:00/mile.</text:p>
      <text:p text:style-name="P10">Warm down:<text:span text:style-name="T3"> ½ mile in about 6:00</text:span></text:p>
      <text:p text:style-name="P25"/>
      <text:p text:style-name="P10"><text:span text:style-name="T3">Mon Jan 22, 2024 </text:span>3.7 miles<text:span text:style-name="T3"> on a treadmill</text:span></text:p>
      <text:p text:style-name="P10">Run:<text:span text:style-name="T3">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5"/>
      <text:p text:style-name="P25"/>
      <text:p text:style-name="P25"/>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3">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3"> ½ mile in 6:00</text:span></text:p>
      <text:p text:style-name="P25"/>
      <text:p text:style-name="P25"><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5"><text:tab/> <text:s text:c="10"/>back home the same way I came but in reverse.</text:p>
      <text:list xml:id="list2181400153168971587" text:style-name="L37">
        <text:list-item>
          <text:list>
            <text:list-header>
              <text:p text:style-name="P205">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5"/>
      <text:p text:style-name="P25"/>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3">2.5 miles</text:span> <text:span text:style-name="T3">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3">Tues Mar 5, 2024 <text:s/></text:span>4.02 miles running<text:span text:style-name="T3">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6">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501497254820145538" text:style-name="L38">
        <text:list-item>
          <text:list>
            <text:list-header>
              <text:p text:style-name="P206">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3">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Jog: ¼ mile <text:s text:c="2"/>Run: ½ mile 5:02 <text:s/>Jog: ¼ mile<text:span text:style-name="T2"> </text:span>Run: ½ mile 2:29 <text:s/>Jog: ½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text:p>
      <text:p text:style-name="P25"/>
      <text:p text:style-name="P25">Tues April 30, 2023 <text:span text:style-name="T2">1.75 miles</text:span></text:p>
      <text:p text:style-name="P25">Warm up: ½ mile to cemetery loop</text:p>
      <text:p text:style-name="P25">Run: 1 mile on the loop in 10:03, </text:p>
      <text:p text:style-name="P25">Warm down: ½ mile home </text:p>
      <text:p text:style-name="P25"/>
      <text:p text:style-name="P25">Wed May 1, 2023 <text:span text:style-name="T2">3 miles</text:span></text:p>
      <text:p text:style-name="P25">Warm up: ¼ mile to the cemetery loop.</text:p>
      <text:p text:style-name="P10"><text:span text:style-name="T3">Run: 2 easy miles on the loop and ¾ mile jog home</text:span> </text:p>
      <text:p text:style-name="P25"><text:soft-page-break/>Thur May 2, 2023 <text:span text:style-name="T2">4 miles</text:span> on the Ernst Trail<text:span text:style-name="T2"> </text:span></text:p>
      <text:p text:style-name="P25">Run: 1 mile in 10:21</text:p>
      <text:p text:style-name="P25">Run: 3 miles with Rod and Tim, Time: 31:43, Splits: 10:31, 10:54, 10:17 </text:p>
      <text:p text:style-name="P25"/>
      <text:p text:style-name="P25">Fri May 3, 2024 <text:span text:style-name="T2">2.1 miles </text:span>at an easy pace mainly on the cemetery loop.</text:p>
      <text:p text:style-name="P25"/>
      <text:p text:style-name="P25">During the past week: <text:span text:style-name="T2">19.25 miles</text:span>, streak of <text:s/>308 days started on July 1, 2023</text:p>
      <text:p text:style-name="P25"/>
      <text:p text:style-name="P25">Sat May 4, 2024 <text:span text:style-name="T2">3.1 miles </text:span>at an easy pace mainly on the cemetery loop.</text:p>
      <text:p text:style-name="P25"/>
      <text:p text:style-name="P25">Sun May 5, 2024 <text:span text:style-name="T2">3 miles </text:span>easy </text:p>
      <text:p text:style-name="P25">To the cemetery loop: 0.25 miles and rest a few minutes</text:p>
      <text:p text:style-name="P25">On the loop: 2.75 miles averaging about 12:00/mile.</text:p>
      <text:p text:style-name="P25"/>
      <text:p text:style-name="P25">Mon May 6, 2024 <text:span text:style-name="T2">2.75 miles</text:span></text:p>
      <text:p text:style-name="P25">Warm up: ¾ miles at 10:51/mile and walk ¼ mile</text:p>
      <text:p text:style-name="P25"><text:s text:c="17"/>¼ mile at <text:s/>9:05/mile and rest about 10 minutes</text:p>
      <text:p text:style-name="P25">Run: 7x400m on the track with a 200m walk after each. Times: about 2:15</text:p>
      <text:p text:style-name="P25"/>
      <text:p text:style-name="P25">Tues May 7, 2024 <text:span text:style-name="T2">1.7 miles</text:span> easy running mostly on the cemetery loop</text:p>
      <text:p text:style-name="P25"/>
      <text:p text:style-name="P25">Wed May 8, 2024 <text:span text:style-name="T2">2 miles</text:span> easy running mostly on the cemetery loop </text:p>
      <text:p text:style-name="P25">Ave Pace: 11:50/mile</text:p>
      <text:p text:style-name="P25"/>
      <text:p text:style-name="P25">Thur May 9, 2024 <text:span text:style-name="T2">2.5 miles</text:span> on the Ernst Trail with Tim Dunn</text:p>
      <text:p text:style-name="P25">Splits: 11:06, 10:46, 5:23</text:p>
      <text:p text:style-name="P25"/>
      <text:p text:style-name="P25">Fri May 10, 2024 <text:span text:style-name="T2">2 miles</text:span> mainly on the cemetery loop averaging 11:57/mile</text:p>
      <text:p text:style-name="P25"/>
      <text:p text:style-name="P25">During the past week: <text:span text:style-name="T2">17.1 miles</text:span>, streak of <text:s/>315 days started on July 1, 2023</text:p>
      <text:p text:style-name="P25"/>
      <text:p text:style-name="P25">Sat May 11, 2024 <text:span text:style-name="T2">2.6 miles</text:span> on the cemetery loop averaging 11:10/mile</text:p>
      <text:p text:style-name="P25"/>
      <text:p text:style-name="P25">Sun May 12, 2024 <text:span text:style-name="T2">2.25 miles</text:span> </text:p>
      <text:p text:style-name="P25">Warm up: 0.25 miles to the cemetery loop</text:p>
      <text:p text:style-name="P25">Run: 2 miles on the loop averaging 11:32/mile</text:p>
      <text:p text:style-name="P25"/>
      <text:p text:style-name="P25">Mon May 13, 2024 <text:span text:style-name="T2">3.07 miles</text:span></text:p>
      <text:p text:style-name="P25">Warm up: 2/3 miles, Ave Pace: 10:26/mile and rest a few minutes</text:p>
      <text:p text:style-name="P25">Run: 6 x ¼ mile on the loop with 0.15 mile jogs and short rest after each run</text:p>
      <text:p text:style-name="P25">The jog and rest took about 3:40. The rest of the group ran 6 x 1 loop.</text:p>
      <text:p text:style-name="P25">My times: 2:18, 2:19, 2:17, 2:20, 2:13, 2:11 The second ½ of each run ascended 20 ft.</text:p>
      <text:p text:style-name="P25"><text:soft-page-break/>Tues <text:s/>May 14, 2024 <text:span text:style-name="T2">3.5 miles</text:span></text:p>
      <text:p text:style-name="P25">Warm up: ¼ mile to the cemetery loop</text:p>
      <text:p text:style-name="P25">Run: 2 x 5 loops with a 4 minute rest between the runs and a 0.5 mile jog at the end</text:p>
      <text:p text:style-name="P25">5 loops is 1.6 miles. Average pace for each 1.6 miles: 11:21 and 11:10/mile</text:p>
      <text:p text:style-name="P25"/>
      <text:p text:style-name="P25">Wed <text:s/>May 15, 2024 <text:span text:style-name="T2">2.5 miles</text:span></text:p>
      <text:p text:style-name="P25">Warm up: 0.4 miles to the cemetery loop</text:p>
      <text:p text:style-name="P25">Run: 1 mile on the loop in 9:51 and rest a few minutes</text:p>
      <text:p text:style-name="P25"><text:s text:c="9"/>½ mile on the loop in 4:31 and rest a few minutes</text:p>
      <text:p text:style-name="P25">Warm down: 0.6 miles home</text:p>
      <text:p text:style-name="P25"/>
      <text:p text:style-name="P25">Thur <text:s/>May 16, 2024 <text:span text:style-name="T2">4.25 miles</text:span> on the Ernst Trail<text:span text:style-name="T2"> </text:span></text:p>
      <text:p text:style-name="P25">Run: 1 mile <text:s/>in 10:44 and rest a few minutes</text:p>
      <text:p text:style-name="P25">Run: ¼ mile in <text:s/>2:24 and rest a few minutes</text:p>
      <text:p text:style-name="P25">Run: 3 miles with runners in my group, Time: 29:27, splits: 9:45, 9:55, 9:47 </text:p>
      <text:p text:style-name="P25"/>
      <text:p text:style-name="P25">Fri May 17, 2024 <text:span text:style-name="T2">2.25 miles </text:span>on indoor track</text:p>
      <text:p text:style-name="P25">Run: 2.13 miles averaging 10:27/mile</text:p>
      <text:p text:style-name="P25">Jog: 0.13 miles</text:p>
      <text:p text:style-name="P25"/>
      <text:p text:style-name="P25">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5">Run/jog: 6.4 miles (20 cemetery loops) Time: 1:22:56 Ave Pace: 12:58/mile</text:p>
      <text:p text:style-name="P25">I took a short jog each time I approached the top of the hill (20 jogs in all) </text:p>
      <text:p text:style-name="P25">Warm down: 0.3 miles</text:p>
      <text:p text:style-name="P25"/>
      <text:p text:style-name="P10"><text:span text:style-name="T3">Sun May 19, 2024 </text:span>2.2 miles </text:p>
      <text:p text:style-name="P10"><text:span text:style-name="T3">Warm up: 0.4 miles to the cemetery</text:span> <text:span text:style-name="T3">loop</text:span></text:p>
      <text:p text:style-name="P25">Run: 1.6 miles (5 cemetery loops) Time: 17:27 Ave Pace 11:00/mile </text:p>
      <text:p text:style-name="P25">Warm down: 0.2 miles</text:p>
      <text:p text:style-name="P25"/>
      <text:p text:style-name="P25">Mon May 20, 2024 <text:span text:style-name="T2">3.5 miles </text:span>on the high school track with about 12 other runners</text:p>
      <text:p text:style-name="P25">Warm up: 3/4 miles and rest a few minutes</text:p>
      <text:p text:style-name="P25">Run: 5 x 800m with 100m jogs and 3 minute rests between the runs <text:s/></text:p>
      <text:p text:style-name="P25">My times: 5:03, 5:05, 5:00, 4:57, 4:47</text:p>
      <text:p text:style-name="P25"/>
      <text:p text:style-name="P25">Tues May 21, 2024 <text:span text:style-name="T2">1.75 miles </text:span></text:p>
      <text:p text:style-name="P25">Warm up: ½ <text:s/>mile to the cemetery loop</text:p>
      <text:p text:style-name="P25">Run: 1 mile on the loop in 11:00 </text:p>
      <text:p text:style-name="P25">Warm down: ¼ mile home</text:p>
      <text:p text:style-name="P25"><text:soft-page-break/>Wed May 22, 2024 <text:span text:style-name="T2">2.05 miles </text:span></text:p>
      <text:p text:style-name="P25">Warm up: ½ <text:s/>mile to the cemetery loop</text:p>
      <text:p text:style-name="P25">Run: 1.3 mile on the loop, Ave Pace 10:26/mile </text:p>
      <text:p text:style-name="P25">Warm down: ¼ mile home</text:p>
      <text:p text:style-name="P25"/>
      <text:p text:style-name="P25">Thur <text:s/>May 23, 2024 <text:span text:style-name="T2">4 miles</text:span> on the Ernst Trail<text:span text:style-name="T2"> </text:span>with about 10 other runners </text:p>
      <text:p text:style-name="P25">Run: 1 mile <text:s/>in 10:36 and rest a few minutes</text:p>
      <text:p text:style-name="P25">Run: 3 miles with Geryll, Time: 29:39, splits: 10:03, 10:06, 9:30</text:p>
      <text:p text:style-name="P25"/>
      <text:p text:style-name="P25">Fri May 24, 2024 <text:span text:style-name="T2">1.5 miles</text:span> at an easy pace mostly on the cemetery loop.</text:p>
      <text:p text:style-name="P10"/>
      <text:p text:style-name="P25">During the past week: <text:span text:style-name="T2">22.2 miles</text:span>, streak of <text:s/>329 days started on July 1, 2023</text:p>
      <text:p text:style-name="P25"/>
      <text:p text:style-name="P25">Sat May 25, 2024 <text:span text:style-name="T2">4.25 miles</text:span> on the Ernst Trail,<text:span text:style-name="T2"> </text:span>Our group had staggered start runs. <text:s/></text:p>
      <text:p text:style-name="P25">Warm up: 1 mile <text:s/>in 11:39 with the last ¼ mile in 2:36 and rest a few minutes</text:p>
      <text:p text:style-name="P25"><text:s text:c="17"/>¼ mile at various paces and rest a few minutes</text:p>
      <text:p text:style-name="P25">Run: 3 miles, I ran the first 2 miles with Geryll, then he ran the last mile faster.</text:p>
      <text:p text:style-name="P25">My Time: 29:19, splits: 9:52, 9:52, 9:35</text:p>
      <text:p text:style-name="P25"/>
      <text:p text:style-name="P25">Sun May 26, 2024 <text:span text:style-name="T2">1.5 miles</text:span></text:p>
      <text:p text:style-name="P25">Warm up: 0.25 miles to the cemetery loop</text:p>
      <text:p text:style-name="P25">Run: 1 mile on the loop in 9:40</text:p>
      <text:p text:style-name="P25">Warm down: 0.25 miles home</text:p>
      <text:p text:style-name="P10"/>
      <text:p text:style-name="P25">Mon May 27, 2024 <text:span text:style-name="T2">2 miles</text:span></text:p>
      <text:p text:style-name="P25">Warm up: 1 mile on the loop in 12:49 and rest a few minutes</text:p>
      <text:p text:style-name="P25">Run: 1 mile on the loop in 11:09</text:p>
      <text:p text:style-name="P25"/>
      <text:p text:style-name="P25">Tues May 28, 2024 <text:span text:style-name="T2">2 miles</text:span></text:p>
      <text:p text:style-name="P25">Run: 1 mile in 10:53 on the Wise Center indoor track and rest a few minutes</text:p>
      <text:p text:style-name="P25">Run: 1 mile in 10:51 on a treadmill </text:p>
      <text:p text:style-name="P10"/>
      <text:p text:style-name="P25">Wed May 29, 2024 <text:span text:style-name="T2">2 miles </text:span>on a Wise Center treadmill </text:p>
      <text:p text:style-name="P25">Run: 1 mile in 10:44 and rest a few minutes and Run: 1 mile in 10:32 </text:p>
      <text:p text:style-name="P25"/>
      <text:p text:style-name="P25">Thur May 30, 2024 <text:span text:style-name="T2">6 miles</text:span> on the Ernst Trail <text:s/></text:p>
      <text:p text:style-name="P39">Run: 3 miles in 32:49 before our group run <text:s/></text:p>
      <text:p text:style-name="P39">Run: 3 miles in 31:37 Ave Pace 10:32 I ran with Rod during the group run</text:p>
      <text:p text:style-name="P39"/>
      <text:p text:style-name="P25">Fri May 31, 2024 <text:span text:style-name="T2">3.75 miles</text:span> </text:p>
      <text:p text:style-name="P25">Warm up: 0.25 miles to the cemetery loop</text:p>
      <text:p text:style-name="P25">Run: 11 loops, Distance 3.5 miles, Ave Pace: 11:26/mile last loop pace: 10:34/mile </text:p>
      <text:p text:style-name="P25"><text:soft-page-break/>During the past week: <text:span text:style-name="T2">21.5 miles</text:span>, streak of <text:s/>336 days started on July 1, 2023</text:p>
      <text:p text:style-name="P25"/>
      <text:p text:style-name="P25">Sat June 1, 2024 <text:span text:style-name="T2">3.45 miles</text:span> </text:p>
      <text:p text:style-name="P25">Warm up: 0.25 miles to the cemetery loop</text:p>
      <text:p text:style-name="P25">Run: 10 loops, Distance 3.2 miles, Ave Pace: 11:40/mile</text:p>
      <text:p text:style-name="P25"/>
      <text:p text:style-name="P25">Sun June 2, 2024 <text:span text:style-name="T2">2.5 miles</text:span></text:p>
      <text:p text:style-name="P25">Warm up: 0.25 miles to the cemetery loop</text:p>
      <text:p text:style-name="P25">Run: 2.5 miles on the cemetery loop, Ave pace: 11:33/mile</text:p>
      <text:p text:style-name="P25"/>
      <text:p text:style-name="P25">Mon June 3, 2024 <text:span text:style-name="T2">3.4 miles</text:span></text:p>
      <text:p text:style-name="P25">Warm up: 1.6 miles including 1.3 miles in 10:53/mile on the cemetery loop</text:p>
      <text:p text:style-name="P25">Run: I ran with 10 other runners</text:p>
      <text:p text:style-name="P25">6 x 0.25 miles with a 4 minute rest including 0.1 mile jog after each.</text:p>
      <text:p text:style-name="P25">The 0.25 mile runs were 0.1 mile down hill and 0.15 mile uphill at the end, on the cemetery loop. I ran the last 3 with Tim. Times for 0.25 mile runs about 2:15. </text:p>
      <text:p text:style-name="P25">Ascent on the 6 runs: about 20 feet. Everyone liked this workout.</text:p>
      <text:p text:style-name="P25"/>
      <text:p text:style-name="P25">Tues June 4, 2024 <text:span text:style-name="T2">3.7 miles</text:span> </text:p>
      <text:p text:style-name="P25">Warm up: 0.25 miles to the cemetery loop</text:p>
      <text:p text:style-name="P25">Run: 10 loops, Distance 3.2 miles, Ave Pace: 10:49/mile</text:p>
      <text:p text:style-name="P25">Warm down: 0.25 miles home</text:p>
      <text:p text:style-name="P25"/>
      <text:p text:style-name="P25">Wed June 5, 2024 <text:span text:style-name="T2">2.13 miles</text:span> running on the indoor track</text:p>
      <text:p text:style-name="P25">Run/walk: 2.63 miles in 35:53, Ave Pace:13:32/mile, I ran 2.13 and walked 6 times for a total of ½ mile of walking Note: 13.5min/mile*26.2miles = 5 hours and 54 min <text:s/></text:p>
      <text:p text:style-name="P25"><text:s text:c="11"/>13.74*26.2=6 hours, so ave pace near13:45/mile yields 6 hour marathon</text:p>
      <text:p text:style-name="P25"/>
      <text:p text:style-name="P25">Thur June 6, 2024 <text:span text:style-name="T2">4.75 miles</text:span> on the Ernst Trail <text:s/></text:p>
      <text:p text:style-name="P39">Run: 1.75 miles with Brian, ave pace: 10:48/mile</text:p>
      <text:p text:style-name="P39">Run: 3 miles in 28:34 Ave Pace 9:31/mile Splits: 9:48, 9:31, 9:15</text:p>
      <text:p text:style-name="P39">I ran with Geryll during the group run. This was my best run in a while.</text:p>
      <text:p text:style-name="P39"/>
      <text:p text:style-name="P25">Fri June 7, 2024 <text:s/><text:span text:style-name="T2">2 miles</text:span> </text:p>
      <text:p text:style-name="P25">Warm up: 0.5 miles to the Wise Center</text:p>
      <text:p text:style-name="P25">Run: 12 laps on the indoor track, Distance 1.5 miles,1 mile split:10:41, ½ mile split: 4:50</text:p>
      <text:p text:style-name="P25">I rested a few minutes and used the leg press for 2 sets. The first set 40 lbs and the second a little heavier. About 40 reps each time.</text:p>
      <text:p text:style-name="P25"/>
      <text:p text:style-name="P131"><text:span text:style-name="T34">During the past week: </text:span><text:span text:style-name="T32">21.9 miles</text:span><text:span text:style-name="T34">, streak of <text:s/>343 days started on July 1, 2023</text:span></text:p>
      <text:p text:style-name="P25"/>
      <text:p text:style-name="P25"/>
      <text:p text:style-name="P25"><text:soft-page-break/></text:p>
      <text:p text:style-name="P25">Sat June 8, 2024 <text:span text:style-name="T2">3.06 miles</text:span> </text:p>
      <text:p text:style-name="P25">Warm up: 0.25 miles to the cemetery loop</text:p>
      <text:p text:style-name="P25">Run: 8 loops, Distance 2.56 miles, Ave Pace: 12:21/mile</text:p>
      <text:p text:style-name="P25">Warm down: 0.25 miles home</text:p>
      <text:p text:style-name="P25">I felt tired.</text:p>
      <text:p text:style-name="P25"/>
      <text:p text:style-name="P25">Sun June 9, 2024 <text:span text:style-name="T2">2.35 miles</text:span></text:p>
      <text:p text:style-name="P25">Warm up: 0.25 miles to the cemetery loop</text:p>
      <text:p text:style-name="P25">Run: 5 loops, Distance 1.6 miles, Ave Pace: 10:14/mile</text:p>
      <text:p text:style-name="P25">Warm down: 0.5 miles on the loop</text:p>
      <text:p text:style-name="P25"/>
      <text:p text:style-name="P25">Mon June 10, 2024 <text:span text:style-name="T2">3.75 miles o</text:span>n the high school track with our running group.</text:p>
      <text:p text:style-name="P25">Before going to the track I warmed up a little on the elliptical.</text:p>
      <text:p text:style-name="P25">Run: 1 mile with Rod and Brian in 10:06 and rest a few minutes</text:p>
      <text:p text:style-name="P25">Run: with Rod and Geryll, 7x400m with “rolling starts” and 200m jogs between runs</text:p>
      <text:p text:style-name="P25">Times on runs: 2:11, 2:18, 2:15, 2:13, 2:11, 2:08, 2:11, Jogs averaged 1:31</text:p>
      <text:p text:style-name="P25">I rested a few minutes and jogged 400m</text:p>
      <text:p text:style-name="P25">I ran well today.</text:p>
      <text:p text:style-name="P25"/>
      <text:p text:style-name="P25">Tues June 11, 2024 <text:span text:style-name="T2">1.7 miles</text:span></text:p>
      <text:p text:style-name="P25">Warm up: 0.25 miles to the cemetery loop</text:p>
      <text:p text:style-name="P25">Run: On the loop: 1.2 miles, Ave Pace: 10:41/mile</text:p>
      <text:p text:style-name="P25">Warm down: 0.25 miles on the loop</text:p>
      <text:p text:style-name="P10"/>
      <text:p text:style-name="P25">Wed June 12, 2024 <text:span text:style-name="T2">3.75 miles</text:span></text:p>
      <text:p text:style-name="P25">Warm up: 0.25 miles to the cemetery loop</text:p>
      <text:p text:style-name="P25">Run: On the loop: 3 miles, Ave Pace: 10:34/mile</text:p>
      <text:p text:style-name="P25">Warm down: 0.5 miles </text:p>
      <text:p text:style-name="P25"/>
      <text:p text:style-name="P25">Thur June 13, 2024 <text:span text:style-name="T2">4 miles</text:span> on the Ernst Trail with 4 other runners </text:p>
      <text:p text:style-name="P39">Run: 1 mile with Rod, Time: 10:23/mile</text:p>
      <text:p text:style-name="P39">Run: 2 miles in 18:48 Ave Pace 9:24/mile Splits: 9:43, 9:06 </text:p>
      <text:p text:style-name="P39">Warm down: 1 mile <text:s/></text:p>
      <text:p text:style-name="P25"/>
      <text:p text:style-name="P25">Fri June 14, 2024 <text:span text:style-name="T2">4 miles</text:span> </text:p>
      <text:p text:style-name="P39">Warm up: 3 x 0.5 mile on Limber and Highland with the last </text:p>
      <text:p text:style-name="P39">half <text:s/>mile from home to the Wise Center in 4:46 </text:p>
      <text:p text:style-name="P39">and rest a few minutes</text:p>
      <text:p text:style-name="P39">Run: 2 miles on a Wise Center treadmill in 19:26 Ave Pace 9:38/mile </text:p>
      <text:p text:style-name="P39">Splits: 10:18, 9:08 <text:s/></text:p>
      <text:p text:style-name="P39">Warm down: ½ mile in 5:23</text:p>
      <text:p text:style-name="P39"><text:soft-page-break/></text:p>
      <text:p text:style-name="P39">During the past week: <text:span text:style-name="T2">21.6 miles</text:span>, streak of <text:s/>350 days started on July 1, 2023 </text:p>
      <text:p text:style-name="P39"/>
      <text:p text:style-name="P39">Sat June 15, 2024 <text:span text:style-name="T2">3.7 miles</text:span></text:p>
      <text:p text:style-name="P39">Warm up: 0.25 miles to the cemetery loop</text:p>
      <text:p text:style-name="P25">Run: On the loop: 2 x 5 loops, ie 2 x 1.6 mile with a 6 minute rest between. </text:p>
      <text:p text:style-name="P25">1<text:span text:style-name="T6">st</text:span> <text:s/>interval <text:s/>time: 18:30 ave pace: 11:34/mile </text:p>
      <text:p text:style-name="P25">2<text:span text:style-name="T6">nd</text:span> interval <text:s/>time: 17:44 ave pace: 11:05/mile</text:p>
      <text:p text:style-name="P39">Warm down: 0.25 miles home</text:p>
      <text:p text:style-name="P39">I was tired today from my last three workouts. I had originally planned to run 10 loops, like I did on Wednesday, without the 6 minute rest in the middle. </text:p>
      <text:p text:style-name="P39"/>
      <text:p text:style-name="P39">Sun June 16, 2024 <text:span text:style-name="T2">1.6 miles</text:span> </text:p>
      <text:p text:style-name="P25">Warm up: 0.3 miles to the cemetery loop</text:p>
      <text:p text:style-name="P25">Run: On the loop: 1 miles, Time: 11:42/mile</text:p>
      <text:p text:style-name="P25">Warm down: 0.3 miles home</text:p>
      <text:p text:style-name="P10"/>
      <text:p text:style-name="P39">Mon June 17, 2024 <text:span text:style-name="T2">4 miles</text:span> with 7 other runners on the cemetery loop</text:p>
      <text:p text:style-name="P25">Run: On the loop: </text:p>
      <text:p text:style-name="P25">1 mile with Rod Time: 10:23 and rest a few minutes</text:p>
      <text:p text:style-name="P25">5 x ½ mile with 1/8 mile jog between, with Geryll</text:p>
      <text:p text:style-name="P25">Times: 4:45, 4:49, 4:45, 4:41, 4:29</text:p>
      <text:p text:style-name="P25">The total ascent during each ½ mile was about 55 feet. </text:p>
      <text:p text:style-name="P25">This was a good workout. </text:p>
      <text:p text:style-name="P25"/>
      <text:p text:style-name="P39">Tues June 18, 2024 <text:span text:style-name="T2">2.2 miles</text:span> </text:p>
      <text:p text:style-name="P25">Warm up: 0.5 miles to the cemetery loop</text:p>
      <text:p text:style-name="P25">Run: On the loop: 1.4 miles, Ave Pace: 12:40/mile</text:p>
      <text:p text:style-name="P25">Warm down: 0.3 miles home</text:p>
      <text:p text:style-name="P25"/>
      <text:p text:style-name="P25">Wed June 19, 2024 <text:span text:style-name="T2">2 miles </text:span>at the Wise Center</text:p>
      <text:p text:style-name="P25">Run: 1 mile on the indoor track in 10:22 and rest a few minutes</text:p>
      <text:p text:style-name="P25">Run: 1 mile on a treadmill in 10:20</text:p>
      <text:p text:style-name="P10"/>
      <text:p text:style-name="P25">Thur June 20, 2024 <text:span text:style-name="T2">2 miles </text:span>on a treadmill at the Wise Center</text:p>
      <text:p text:style-name="P25">time: 21:59, <text:s/>Ave HR: 119 bpm</text:p>
      <text:p text:style-name="P10"/>
      <text:p text:style-name="P25">Fri June 21, 2024 <text:span text:style-name="T2">4 miles </text:span></text:p>
      <text:p text:style-name="P25">Warm up: ½ mile to the Wise Center and rest about 5 minutes</text:p>
      <text:p text:style-name="P25">Run on a treadmill: 3.5 miles, splits: 11:38, 11:32, 11:25, 5:40, Ave HR: 119 bpm</text:p>
      <text:p text:style-name="P25"><text:s/></text:p>
      <text:p text:style-name="P25">During the past week: <text:span text:style-name="T2">19.5 miles</text:span>, streak of <text:s/>357 days started on July 1, 2023 </text:p>
      <text:p text:style-name="P25"><text:soft-page-break/>Sat June 22, 2024 <text:span text:style-name="T2">3.06 miles</text:span> </text:p>
      <text:p text:style-name="P25">Warm up: 0.25 miles to the cemetery loop</text:p>
      <text:p text:style-name="P25">Run: 8 loops on the 0.32 mile loop: 2.56 miles, Ave Pace: 11:55/mile</text:p>
      <text:p text:style-name="P25">Warm down: 0.25 miles home</text:p>
      <text:p text:style-name="P25"/>
      <text:p text:style-name="P25">Sun June 23, 2024 <text:span text:style-name="T2">3.5 miles </text:span>on the the Meadville High track </text:p>
      <text:p text:style-name="P25">I ran wide so each lap was 0.25 miles.</text:p>
      <text:p text:style-name="P25">Run: 3.25 miles, Time: 37:00, Ave Pace: 11:20, Ave HR: 130 bpm</text:p>
      <text:p text:style-name="P25">Warm down: ¼ mile</text:p>
      <text:p text:style-name="P25"/>
      <text:p text:style-name="P39">Mon June 24, 2024 <text:span text:style-name="T2">2.75 miles</text:span> with 14 other runners on the cemetery loop</text:p>
      <text:p text:style-name="P25">Warm up: </text:p>
      <text:p text:style-name="P25">¼ mile to the cemetery loop</text:p>
      <text:p text:style-name="P25">½ mile down and ½ mile up on the main road hill, Time: 13:09 and rest </text:p>
      <text:p text:style-name="P25">Run: 4 x ¼ mile with 1/16 mile jog after each, Times: 2:29, 2:36, 2:25, 2:18</text:p>
      <text:p text:style-name="P25">Warm down: ¼ mile home</text:p>
      <text:p text:style-name="P25"/>
      <text:p text:style-name="P25">Tues June 25, 2024 <text:span text:style-name="T2">3.06 miles</text:span> </text:p>
      <text:p text:style-name="P25">Warm up: 0.25 miles to the cemetery loop</text:p>
      <text:p text:style-name="P25">Run: 8 loops on the 0.32 mile loop: 2.56 miles, Ave Pace: 11:43/mile</text:p>
      <text:p text:style-name="P25">Warm down: 0.25 miles home</text:p>
      <text:p text:style-name="P25"/>
      <text:p text:style-name="P25">Wed June 26, 2024 <text:span text:style-name="T2">3.77 miles</text:span> </text:p>
      <text:p text:style-name="P25">Run: 1 mile mainly on the cemetery loop, Time: 12:27</text:p>
      <text:p text:style-name="P25">Run: 8 loops on the 0.32 mile loop: 2.56 miles, Ave Pace: 13:23/mile</text:p>
      <text:p text:style-name="P25">Warm down: 0.25 miles home</text:p>
      <text:p text:style-name="P25"/>
      <text:p text:style-name="P25">Thur June 27, 2024 <text:span text:style-name="T2">3.1 miles</text:span></text:p>
      <text:p text:style-name="P25">Run: An easy 3.1 mile run on the Ernst Trail.</text:p>
      <text:p text:style-name="P25"/>
      <text:p text:style-name="P25">Fri June 28, 2024 <text:span text:style-name="T2">3.35 miles</text:span> </text:p>
      <text:p text:style-name="P25">Warm up: 1 mile mainly on to the cemetery loop</text:p>
      <text:p text:style-name="P25">Run: 2 miles on the 0.32 mile loop: Ave Pace: 11:03/mile</text:p>
      <text:p text:style-name="P25">Warm down: 0.35 miles home</text:p>
      <text:p text:style-name="P25"/>
      <text:p text:style-name="P25">During the past week: <text:span text:style-name="T2">22.6 miles</text:span>, streak of <text:s/>364 days started on July 1, 2023</text:p>
      <text:p text:style-name="P25"/>
      <text:p text:style-name="P25">Sat June 29, 2024 <text:span text:style-name="T2">3.7 miles</text:span> </text:p>
      <text:p text:style-name="P25">Warm up: 0.25 miles to the cemetery loop</text:p>
      <text:p text:style-name="P25">Run: 10 loops, Distance 3.2 miles, Ave Pace: 11:24/mile</text:p>
      <text:p text:style-name="P25">Warm down: 0.25 miles home</text:p>
      <text:p text:style-name="P25"/>
      <text:p text:style-name="P25"><text:soft-page-break/>Sun June 30, 2024 <text:span text:style-name="T2">3.46 miles</text:span> </text:p>
      <text:p text:style-name="P25">Warm up: 0.6 miles mainly on the cemetery loop and rest a few minutes</text:p>
      <text:p text:style-name="P25">Run: 8 loops on the 0.32 mile loop: 2.56 miles, Ave Pace: 11:19/mile</text:p>
      <text:p text:style-name="P25">Warm down: 0.3 miles home </text:p>
      <text:p text:style-name="P25"/>
      <text:p text:style-name="P25">During the past year: <text:span text:style-name="T2">?? miles</text:span>, streak of <text:s/>366 days started on July 1, 2023</text:p>
      <text:p text:style-name="P25"/>
      <text:p text:style-name="P25">Mon July 1, 2024 <text:span text:style-name="T2">5 miles</text:span> with about 12 other runners</text:p>
      <text:p text:style-name="P25">Warm up: 1.5 miles mainly on the cemetery loop and rest a few minutes</text:p>
      <text:p text:style-name="P25">Run: 10 loops on the 0.32 mile loop: 3.2 miles, Ave Pace: 11:04/mile</text:p>
      <text:p text:style-name="P25">Warm down: 0.3 miles home</text:p>
      <text:p text:style-name="P25"/>
      <text:p text:style-name="P25">Tues July 2, 2024 <text:span text:style-name="T2">2.5 miles</text:span> </text:p>
      <text:p text:style-name="P25">Warm up: 0.25 miles to the cemetery loop and rest a few minutes</text:p>
      <text:p text:style-name="P25">Run: 2 x 1 mile with a few minute rest between. Times: 11:46, 10:53</text:p>
      <text:p text:style-name="P25">Warm down: 0.25 miles home</text:p>
      <text:p text:style-name="P25"/>
      <text:p text:style-name="P25">Wed July 3, 2024 <text:span text:style-name="T2">3.75 miles</text:span> </text:p>
      <text:p text:style-name="P25">Warm up: 0.25 miles to the cemetery loop and rest a few minutes</text:p>
      <text:p text:style-name="P25">Run: 10 cemetery loops, Distance: 3.2 miles, Time: 35:09, Pace: 10:59</text:p>
      <text:p text:style-name="P25">Warm down: 0.3 miles home</text:p>
      <text:p text:style-name="P25"/>
      <text:p text:style-name="P25">Thur July 4, 2024 <text:span text:style-name="T2">4 miles</text:span> </text:p>
      <text:p text:style-name="P25">Warm up: 0.5 miles mainly on the cemetery loop and rest a few minutes</text:p>
      <text:p text:style-name="P25">Run: 10 cemetery loops, Distance: 3.2 miles, Time: 35:10, Pace: 11:00, Last Mile: 10:42</text:p>
      <text:p text:style-name="P25">Warm down: 0.3 miles home</text:p>
      <text:p text:style-name="P25"/>
      <text:p text:style-name="P25">Fri July 5, 2024 <text:span text:style-name="T2">4.2 miles</text:span> </text:p>
      <text:p text:style-name="P25">Warm up: 0.75 miles mainly on the cemetery loop and rest a few minutes</text:p>
      <text:p text:style-name="P25">Run: 10 cemetery loops, Distance: 3.2 miles, Time: 34:37, Pace: 10:49, Last Mile: 10:24</text:p>
      <text:p text:style-name="P25">Warm down: 0.25 miles home</text:p>
      <text:p text:style-name="P25"/>
      <text:p text:style-name="P25">During the past week: <text:span text:style-name="T2">26.61 miles</text:span>, streak of <text:s/>371 days started on July 1, 2023</text:p>
      <text:p text:style-name="P25"/>
      <text:p text:style-name="P25">Sat July 6, 2024 <text:span text:style-name="T2">6.75 miles</text:span> on the Meadville High School track</text:p>
      <text:p text:style-name="P25">Warm up: No warm up</text:p>
      <text:p text:style-name="P25">Distance: 6.5 miles, Time: 1:11:12, Pace: 10:57</text:p>
      <text:p text:style-name="P25">Splits: 11:33, 11:04, 11:03, 11:21, 10:53, 10:23, 4:55</text:p>
      <text:p text:style-name="P25">Warm down: 0.25 miles</text:p>
      <text:p text:style-name="P25"/>
      <text:p text:style-name="P25"/>
      <text:p text:style-name="P25"/>
      <text:p text:style-name="P25"><text:soft-page-break/>Sun July 7, 2024 <text:span text:style-name="T2">2.5 miles</text:span> </text:p>
      <text:p text:style-name="P25">Warm up: 0.25 miles to the cemetery</text:p>
      <text:p text:style-name="P25">Run: 2 miles at an easy pace</text:p>
      <text:p text:style-name="P25">Warm down: 0.25 miles home</text:p>
      <text:p text:style-name="P25"/>
      <text:p text:style-name="P25">Mon July 8, 2024 <text:span text:style-name="T2">2.7 miles</text:span> </text:p>
      <text:p text:style-name="P25">Warm up: 0.25 miles to the cemetery</text:p>
      <text:p text:style-name="P25">Run: 2.2 miles on the loop averaging 11:46/mile</text:p>
      <text:p text:style-name="P25">Warm down: 0.25 miles home</text:p>
      <text:p text:style-name="P25"/>
      <text:p text:style-name="P25">Tues July 9, 2024 <text:span text:style-name="T2">3.7 miles</text:span> </text:p>
      <text:p text:style-name="P25">Warm up: 0.25 miles to the cemetery loop and rest a few minutes</text:p>
      <text:p text:style-name="P25">Run: 10 cemetery loops, Distance: 3.2 miles, Time: 34:07, Pace: 10:40</text:p>
      <text:p text:style-name="P25">Splits: 11:06, 11:00, 10:13, 1:56</text:p>
      <text:p text:style-name="P25">Warm down: 0.25 miles home</text:p>
      <text:p text:style-name="P25"/>
      <text:p text:style-name="P25">Wed July 10, 2024 <text:span text:style-name="T2">2.42 miles</text:span> </text:p>
      <text:p text:style-name="P25">Warm up: 0.25 miles to the cemetery loop and rest a few minutes</text:p>
      <text:p text:style-name="P25">Run: 6 cemetery loops, Distance: 1.92 miles, Time: 21:30, Pace: 11:12</text:p>
      <text:p text:style-name="P25">Warm down: 0.25 miles home</text:p>
      <text:p text:style-name="P25"/>
      <text:p text:style-name="P25">Thur July 11, 2024 <text:span text:style-name="T2">2 miles</text:span></text:p>
      <text:p text:style-name="P25">I ran 2 miles on the Wise Center indoor track at about 11:00/mile</text:p>
      <text:p text:style-name="P25"/>
      <text:p text:style-name="P25">Fri July 12, 2024 <text:span text:style-name="T2">2.74 miles</text:span> </text:p>
      <text:p text:style-name="P25">Warm up: 0.25 miles to the cemetery loop and rest a few minutes</text:p>
      <text:p text:style-name="P25">Run: 7 cemetery loops, Distance: 2.24 miles, Time: 24:49, Pace: 11:04</text:p>
      <text:p text:style-name="P25">Warm down: 0.25 miles home</text:p>
      <text:p text:style-name="P25"/>
      <text:p text:style-name="P25">During the past week: <text:span text:style-name="T2">22.81 miles</text:span>, streak of <text:s/>378 days started on July 1, 2023</text:p>
      <text:p text:style-name="P25"/>
      <text:p text:style-name="P25">Sat July 13, 2024 <text:span text:style-name="T2">2.74 miles</text:span> </text:p>
      <text:p text:style-name="P25">Warm up: 0.25 miles to the cemetery loop and rest a few minutes</text:p>
      <text:p text:style-name="P25">Run: 1 mile on the cemetery loop. Including 3 x ¼ mile, Times: 2:43, 2:46, 2:37</text:p>
      <text:p text:style-name="P25">The ¼ miles included a 20 foot ascent over the last 1/8 mile.</text:p>
      <text:p text:style-name="P25">Warm down: 0.25 miles home</text:p>
      <text:p text:style-name="P25"/>
      <text:p text:style-name="P25">Sun July 14, 2024 <text:s/><text:span text:style-name="T2">5.1 miles</text:span> <text:s text:c="2"/>I ran the Trailblazer 5K</text:p>
      <text:p text:style-name="P25"><text:span text:style-name="T2">Warm up: </text:span>2 mile at various paces</text:p>
      <text:p text:style-name="P10">Run:<text:span text:style-name="T3"> 5K race mainly on the Ernst Trail.Time: 30:04, Pace: 9:41/mile <text:s/></text:span></text:p>
      <text:p text:style-name="P25">3 mile Splits: 9:42, 9:59, 9:17 <text:s/></text:p>
      <text:p text:style-name="P25"/>
      <text:p text:style-name="P25"><text:soft-page-break/>Mon July 15, 2024 <text:span text:style-name="T2">3.65 miles </text:span></text:p>
      <text:p text:style-name="P25"><text:span text:style-name="T2">Warm up: </text:span>1.55 miles at various paces mostly on the cemetery loop with about 10 runners.</text:p>
      <text:p text:style-name="P10">Run:<text:span text:style-name="T3"> 1.85 miles on the loop including 6x1/4mile in times from 2:29 to 2:17 </text:span></text:p>
      <text:p text:style-name="P25"><text:span text:style-name="T2">Warm down: </text:span>0.25 miles</text:p>
      <text:p text:style-name="P25"/>
      <text:p text:style-name="P25">Tues July 16, 2024 <text:span text:style-name="T2">3 miles</text:span> with Jim Fitch at a nice talking pace</text:p>
      <text:p text:style-name="P25"/>
      <text:p text:style-name="P25">Wed July 17, 2024 <text:span text:style-name="T2">2.42 miles</text:span> </text:p>
      <text:p text:style-name="P25">Warm up: 0.25 miles to the cemetery loop and rest a few minutes</text:p>
      <text:p text:style-name="P25">Run: 6 cemetery loops, Distance: 1.92 miles, Time: 21:25, Pace: 11:08</text:p>
      <text:p text:style-name="P25">Warm down: 0.25 miles home</text:p>
      <text:p text:style-name="P25"/>
      <text:p text:style-name="P25">Thur July 18, 2024 <text:span text:style-name="T2">3 miles</text:span> with the running group on the Ernst Trail</text:p>
      <text:p text:style-name="P25">1 mile in 11:18 and rest a few minutes</text:p>
      <text:p text:style-name="P25">2 miles in 23:07</text:p>
      <text:p text:style-name="P25"/>
      <text:p text:style-name="P25">Fri July 19, 2024 <text:span text:style-name="T2">1.78 miles </text:span>mostly on the cemetery loop</text:p>
      <text:p text:style-name="P25">Including 1 mile in 10:33 on the loop.</text:p>
      <text:p text:style-name="P25"/>
      <text:p text:style-name="P25">During the past week: <text:span text:style-name="T2">21.69 miles</text:span>, streak of <text:s/>385 days started on July 1, 2023</text:p>
      <text:p text:style-name="P25"/>
      <text:p text:style-name="P25">Sat July 20, 2024 <text:span text:style-name="T2">2 miles</text:span> on the high school track in 23:00</text:p>
      <text:p text:style-name="P25"/>
      <text:p text:style-name="P25">Sun July 21, 2024 <text:span text:style-name="T2">2.42 miles</text:span> </text:p>
      <text:p text:style-name="P25">Warm up: 0.25 miles to the cemetery loop and rest a few minutes</text:p>
      <text:p text:style-name="P25">Run: 6 cemetery loops, Distance: 1.92 miles, Time: 20:55, Pace: 10:54</text:p>
      <text:p text:style-name="P25">Warm down: 0.25 miles home</text:p>
      <text:p text:style-name="P25"/>
      <text:p text:style-name="P25">Mon July 22, 2024 <text:span text:style-name="T2">4.6 miles </text:span>with the running group<text:span text:style-name="T2"> </text:span><text:s/></text:p>
      <text:p text:style-name="P25">Warm up: 1.4 miles at various paces mainly on the cemetery loop </text:p>
      <text:p text:style-name="P25">including 1 loop in 3:16</text:p>
      <text:p text:style-name="P25">Run: 0.32 miles and 4x1/2 mile on the loop with 0.15 mile jogs between.</text:p>
      <text:p text:style-name="P25">Times: for the runs: 3:02, 4:59, 4:58, 5:23, 5:13</text:p>
      <text:p text:style-name="P25"/>
      <text:p text:style-name="P25">Tues July 23, 2024 <text:span text:style-name="T2">2.42 miles</text:span> </text:p>
      <text:p text:style-name="P25">Warm up: 0.25 miles to the cemetery loop and rest a few minutes</text:p>
      <text:p text:style-name="P25">Run: 6 cemetery loops, Distance: 1.92 miles, Time: 22:03, Pace: 11:29</text:p>
      <text:p text:style-name="P25">During each loop I ran 0.22 miles and jogged 0.1 miles. Jogging was on the uphill.</text:p>
      <text:p text:style-name="P25">Warm down: 0.25 miles home</text:p>
      <text:p text:style-name="P25"/>
      <text:p text:style-name="P25"/>
      <text:p text:style-name="P25"><text:soft-page-break/>Wed July 24, 2024 <text:span text:style-name="T2">2.1 miles</text:span></text:p>
      <text:p text:style-name="P25">Warm up: 0.25 miles to the cemetery loop</text:p>
      <text:p text:style-name="P25">Run: 5 loops, each 0.32 mile loop included a ¼ mile run at a good pace</text:p>
      <text:p text:style-name="P25">Warm down: 0.25 miles home</text:p>
      <text:p text:style-name="P25"/>
      <text:p text:style-name="P25">Thurs July 25, 2024 <text:span text:style-name="T2">4.7 miles</text:span> on the Ernst Trail with runners in our group</text:p>
      <text:p text:style-name="P25">Warm up: 1.7 miles</text:p>
      <text:p text:style-name="P25">Run: 3 miles, Ave Pace: 10:00/mile</text:p>
      <text:p text:style-name="P25"/>
      <text:p text:style-name="P25">Fri July 26, 2024 <text:span text:style-name="T2">3.8 miles</text:span></text:p>
      <text:p text:style-name="P25">Warm up: 0.3 miles to the top of the cemetery hill.</text:p>
      <text:p text:style-name="P25">Run: 2 x (down to Jefferson St and back up) the hill, 3.2 miles, Splits: 20:41 and 19:30</text:p>
      <text:p text:style-name="P25">Warm down: 0.3 miles home</text:p>
      <text:p text:style-name="P25"/>
      <text:p text:style-name="P25">During the past week: <text:span text:style-name="T2">22.04 miles</text:span>, streak of <text:s/>392 days started on July 1, 2023</text:p>
      <text:p text:style-name="P25"/>
      <text:p text:style-name="P25">Sat July 27, 2024 <text:span text:style-name="T2">3.32 miles</text:span> </text:p>
      <text:p text:style-name="P25">Warm up: 0.5 miles to the cemetery loop</text:p>
      <text:p text:style-name="P25">Run: 2 miles on the loop in 20:47, Ave Pace: 10:24/mile and rest a few minutes</text:p>
      <text:p text:style-name="P25">Run: 1 loop (0.32mile) in 2:43, Ave Pace: 8:30/mile</text:p>
      <text:p text:style-name="P25">Warm down: 0.5 miles</text:p>
      <text:p text:style-name="P25"/>
      <text:p text:style-name="P25">Sun July 28, 2024 <text:span text:style-name="T2">1.78 miles</text:span> mainly on the cemetery loop at an easy pace.</text:p>
      <text:p text:style-name="P25"/>
      <text:p text:style-name="P25">Mon July 29, 2024 <text:s/><text:span text:style-name="T2">4.8 <text:s/>miles</text:span> on the Bessemer Trail with 10 other runners</text:p>
      <text:p text:style-name="P25">Warm up: 1.2 miles and rest a few minutes</text:p>
      <text:p text:style-name="P25">Run: 0.3 miles in 3:03 and rest and jogged 0.3 miles </text:p>
      <text:p text:style-name="P25">Run: 3 x 1 mile with 0.15 mile jog between</text:p>
      <text:p text:style-name="P25">Times: 9:55, 9:50, 9:36</text:p>
      <text:p text:style-name="P25"/>
      <text:p text:style-name="P25">Tues July 30, 2024 <text:span text:style-name="T2">1.85 miles</text:span></text:p>
      <text:p text:style-name="P25">No Warm up <text:s/></text:p>
      <text:p text:style-name="P25">Run: 1.75 miles on Benson and Devore Drives. Ave Pace: 10:08/mile</text:p>
      <text:p text:style-name="P25">Warm down: 0.1 miles</text:p>
      <text:p text:style-name="P25"/>
      <text:p text:style-name="P25">Wed July 31, 2024 <text:span text:style-name="T2">1.63 miles</text:span></text:p>
      <text:p text:style-name="P25">No Warm up</text:p>
      <text:p text:style-name="P25">Run: 1.13 miles on the Wise Center indoor track. Time: 11:06 Ave Pace: 9:50/mile</text:p>
      <text:p text:style-name="P10"><text:span text:style-name="T3">Rest a</text:span> <text:span text:style-name="T3">few minutes</text:span></text:p>
      <text:p text:style-name="P25">Run on a treadmill: 0.5 miles in 5:00</text:p>
      <text:p text:style-name="P25"/>
      <text:p text:style-name="P25"/>
      <text:p text:style-name="P25"><text:soft-page-break/>Thurs Aug 1, 2024 <text:span text:style-name="T2">3 miles</text:span> on the Ernst Trail with 11 other runners Temp=90 degrees</text:p>
      <text:p text:style-name="P25">Run: 1 mile in 10:32 and rest a few minutes</text:p>
      <text:p text:style-name="P25">Run: 1.5 miles in 14:07 Ave Pace: 9:25/mile Splits: 9:40 and 9:08/mile for last ½ mile <text:s text:c="2"/></text:p>
      <text:p text:style-name="P25">Heart rate was pretty much constant after the first minute at about 130 bpm</text:p>
      <text:p text:style-name="P25">Warm down: Rest a few minutes and jog ½ mile </text:p>
      <text:p text:style-name="P25">This was good running!</text:p>
      <text:p text:style-name="P25"/>
      <text:p text:style-name="P25">Fri Aug 2, 2024 <text:span text:style-name="T2">3.8 miles</text:span></text:p>
      <text:p text:style-name="P25">Warm up: 0.3 miles to the cemetery loop</text:p>
      <text:p text:style-name="P25">Run: 10 loops, 3.2 miles in 18:52+ 18:06 = 36:58 or 11:32/mile</text:p>
      <text:p text:style-name="P25">Warm down: 0.3 miles home</text:p>
      <text:p text:style-name="P25"/>
      <text:p text:style-name="P25">During the past week: <text:span text:style-name="T2">20.18 miles</text:span>, streak of <text:s/>399 days started on July 1, 2023</text:p>
      <text:p text:style-name="P25"/>
      <text:p text:style-name="P25">Sat Aug 3, 2024 <text:span text:style-name="T2">3.8 miles</text:span></text:p>
      <text:p text:style-name="P25">Warm up: 0.3 miles to the cemetery loop</text:p>
      <text:p text:style-name="P25">Run: 10 loops, 3.2 miles in 17:37+ 16:50 = 34:27 or 10:46/mile</text:p>
      <text:p text:style-name="P25">Warm down: 0.3 miles home</text:p>
      <text:p text:style-name="P25"/>
      <text:p text:style-name="P25">Sun Aug 4, 2024 <text:span text:style-name="T2">2.9 miles</text:span></text:p>
      <text:p text:style-name="P25">Warm up: 1 mile mostly on the cemetery loop 11:46/mile</text:p>
      <text:p text:style-name="P25">Run: 5 loops, 1.6 miles in 16:00 or 10:00/mile</text:p>
      <text:p text:style-name="P25">First <text:s/>mile in 10:25, last 0.6 miles at 9:11/mile</text:p>
      <text:p text:style-name="P25">Warm down: 0.3 miles home</text:p>
      <text:p text:style-name="P25"/>
      <text:p text:style-name="P25">Mon Aug 5, 2024 <text:span text:style-name="T2">2.8 miles</text:span></text:p>
      <text:p text:style-name="P25">Warm up: 0.6 miles to the top of the cemetery hill</text:p>
      <text:p text:style-name="P25">Run: 1 x (down to Jefferson St and back up the hill), 1.6 miles, Time: 19:05</text:p>
      <text:p text:style-name="P25">Warm down: 0.6 miles home </text:p>
      <text:p text:style-name="P25"/>
      <text:p text:style-name="P25">Tues Aug 6. 2024 <text:span text:style-name="T2">2 miles</text:span> </text:p>
      <text:p text:style-name="P25">Run: 1 mile on a Wise Center treadmill in 11:30 and rest a few minutes</text:p>
      <text:p text:style-name="P25">Run: 1 mile on the indoor track in 10:12, Splits: 5:12 and 5:00</text:p>
      <text:p text:style-name="P25"/>
      <text:p text:style-name="P25">Wed Aug 7, 2024 <text:span text:style-name="T2">2.1 miles</text:span></text:p>
      <text:p text:style-name="P25">Warm up: 0.25 miles to the cemetery loop </text:p>
      <text:p text:style-name="P25">Run: 5 loops, 1.6 miles in 18:07 or 11:20/mile</text:p>
      <text:p text:style-name="P25">Warm down: 0.25 miles home</text:p>
      <text:p text:style-name="P25"/>
      <text:p text:style-name="P25"/>
      <text:p text:style-name="P25"/>
      <text:p text:style-name="P25"/>
      <text:p text:style-name="P25"><text:soft-page-break/>Thur Aug 8, 2024 <text:span text:style-name="T2">4.2 miles </text:span>with 6 other runners on the Ernst trail </text:p>
      <text:p text:style-name="P25">Warm up: 0.2 miles</text:p>
      <text:p text:style-name="P25">Run: 1 mile, Time: 10:32, last 1/8 mile at a pace of 9:37/mile and rest a few minutes</text:p>
      <text:p text:style-name="P25">Run: 2 miles Splits: 10:00 and 9:32</text:p>
      <text:p text:style-name="P25">Jog: ½ mile</text:p>
      <text:p text:style-name="P25">Run: ½ mile at a fast pace</text:p>
      <text:p text:style-name="P25"/>
      <text:p text:style-name="P25">Fri Aug 9, 2024 </text:p>
      <text:p text:style-name="P25">Warm up: 0.5 miles to cemetery loop in 5:41</text:p>
      <text:p text:style-name="P25">Run: On the cemetery loop, 1 mile in 9:48 and rest a few minutes</text:p>
      <text:p text:style-name="P25">Warm down: 1 mile in 12:27</text:p>
      <text:p text:style-name="P25"/>
      <text:p text:style-name="P25">During the past week: <text:span text:style-name="T2">20.3 miles</text:span>, streak of <text:s/>406 days started on July 1, 2023</text:p>
      <text:p text:style-name="P25"/>
      <text:p text:style-name="P25">Sat Aug 10, 2024 <text:span text:style-name="T2">3.1 miles</text:span></text:p>
      <text:p text:style-name="P25">Warm up: 0.5 miles to the cemetery loop</text:p>
      <text:p text:style-name="P25">Run: 5 loops, 1.6 miles, Ave Pace: 10:00/mile</text:p>
      <text:p text:style-name="P25">Warm down” 1 mile home</text:p>
      <text:p text:style-name="P25"/>
      <text:p text:style-name="P25">Sun Aug 11, 2024 <text:span text:style-name="T2">3.1 miles</text:span></text:p>
      <text:p text:style-name="P25">Warm up: 0.5 miles to the cemetery loop</text:p>
      <text:p text:style-name="P25">Run: 2 miles on the loop, Ave Pace: 10:26/mile</text:p>
      <text:p text:style-name="P25">Warm down: 0.6 miles home</text:p>
      <text:p text:style-name="P25"/>
      <text:p text:style-name="P25">Mon Aug 12, 2024 <text:span text:style-name="T2">1.9 miles</text:span></text:p>
      <text:p text:style-name="P25">Warm up: 0.3 miles to the cemetery loop</text:p>
      <text:p text:style-name="P25">Run: 1 mile on the loop, Time: 10:48/mile</text:p>
      <text:p text:style-name="P25">Warm down: 0.6 miles home</text:p>
      <text:p text:style-name="P25"/>
      <text:p text:style-name="P25">Tues Aug 13, 2024 <text:span text:style-name="T2">2.2 miles</text:span></text:p>
      <text:p text:style-name="P25">Warm up: 0.6 miles to the cemetery loop</text:p>
      <text:p text:style-name="P25">Run: 1 mile on the loop, Time: 10:15/mile</text:p>
      <text:p text:style-name="P25">Warm down: 0.6 miles home</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5"><text:soft-page-break/>Fri Aug 16, 2024 <text:span text:style-name="T2">1.9 miles</text:span> at about 11:30/mile</text:p>
      <text:p text:style-name="P25"/>
      <text:p text:style-name="P25">During the past week: <text:span text:style-name="T2">18.45 miles</text:span></text:p>
      <text:p text:style-name="P25"/>
      <text:p text:style-name="P25">Sat Aug 17, 2024 <text:span text:style-name="T2">3.1 miles</text:span> at various paces.</text:p>
      <text:p text:style-name="P25"/>
      <text:p text:style-name="P44">A streak of <text:s/>414 days (59 weeks and 1 day) ended with today's run. </text:p>
      <text:p text:style-name="P44">It started on July 1, 2022, Miles run during this streak: 1331</text:p>
      <text:p text:style-name="P44"/>
      <text:p text:style-name="P25">Sun Aug 18, 2024 <text:span text:style-name="T2">No running</text:span> <text:s/></text:p>
      <text:p text:style-name="P25"/>
      <text:p text:style-name="P25">Mon Aug 19, 2024 <text:s/><text:span text:style-name="T2">4.25 miles</text:span> with about 9 other runners on the cemetery loop.</text:p>
      <text:p text:style-name="P25">Warm up: <text:span text:style-name="T2">1.25 miles</text:span></text:p>
      <text:p text:style-name="P25">Run: 5x1/2 miles with a 0.1 miles after each run. Times: 4:56, 4:51, 4:51, 4:53, 4:38</text:p>
      <text:p text:style-name="P25"><text:s text:c="20"/>These are the times I ran on June 17, 2024: <text:s/>4:45, 4:49, 4:45, 4:41, 4:29</text:p>
      <text:p text:style-name="P25"/>
      <text:p text:style-name="P25">Tues Aug 20, 2024 <text:span text:style-name="T2">No Running</text:span></text:p>
      <text:p text:style-name="P10"/>
      <text:p text:style-name="P25">Wed Aug 21, 2024 <text:span text:style-name="T2">1.92 miles running</text:span> and 1.28 miles walking</text:p>
      <text:p text:style-name="P25">I walked to the cemetery loop, ran and walked on the loop and walked home.</text:p>
      <text:p text:style-name="P25">Ave Pace: about 14 min/mile</text:p>
      <text:p text:style-name="P25"/>
      <text:p text:style-name="P25">Thur Aug 22, 2024 <text:span text:style-name="T2">5 miles running</text:span> and 3/4 miles of walking</text:p>
      <text:p text:style-name="P25">Warm up: at about 4pm I ran and walked 2 miles mainly of the cemetery loop at 12:15/mile. Later at about 5:10 pm I jogged and ran ½ mile on the Ernst Trail.</text:p>
      <text:p text:style-name="P25">Run: 3 miles with about 9 other runners. Time: 15:07+14:42=29:50</text:p>
      <text:p text:style-name="P25"/>
      <text:p text:style-name="P25">Fri Aug 23, 2024 <text:span text:style-name="T2">no running</text:span></text:p>
      <text:p text:style-name="P10"/>
      <text:p text:style-name="P10">During the past week: 14.27 miles</text:p>
      <text:p text:style-name="P25"/>
      <text:p text:style-name="P25">Sat <text:s/>Aug 24, 2024 <text:span text:style-name="T2">2.7 miles running</text:span> and 1 mile walking</text:p>
      <text:p text:style-name="P25">Warm up: 0.2 miles to the cemetery loop</text:p>
      <text:p text:style-name="P25">Run/walk: 10 loops at 12:44/mile. I ran 0.22 and walked 0.1 miles during each loop. </text:p>
      <text:p text:style-name="P25">Warm down: 0.2 miles home</text:p>
      <text:p text:style-name="P25"/>
      <text:p text:style-name="P25">Sun Aug 25, 2024 <text:span text:style-name="T2">no running</text:span></text:p>
      <text:p text:style-name="P25"/>
      <text:p text:style-name="P25">Mon Aug 26, 2024 <text:span text:style-name="T2">3 miles</text:span> </text:p>
      <text:p text:style-name="P25">I ran with 12 other runners including Joe O'Brien on Bessermer Trail. </text:p>
      <text:p text:style-name="P25">Warm up: 1 mile</text:p>
      <text:p text:style-name="P25">Run: 2 x 1 mile with a few minutes rest between. Times: Both about 10:30</text:p>
      <text:p text:style-name="P25"><text:soft-page-break/>Tues Aug 27, 2024 <text:span text:style-name="T2">no running</text:span></text:p>
      <text:p text:style-name="P25"/>
      <text:p text:style-name="P25">Wed Aug 28, 2024 <text:span text:style-name="T2">4 miles</text:span></text:p>
      <text:p text:style-name="P25">Warm up: 0.4 miles to the cemetery loop</text:p>
      <text:p text:style-name="P25">Run/jog: 10 loops (3.2 miles) in 41:56 or 13:09/mile</text:p>
      <text:p text:style-name="P25">Warm down: 0.4 miles home</text:p>
      <text:p text:style-name="P25"/>
      <text:p text:style-name="P25">Thur Aug 29, 2024 <text:span text:style-name="T2">4 miles</text:span> on the Ernst Trail with 11 other runners</text:p>
      <text:p text:style-name="P25">Warm up: 1 mile in about 12:00</text:p>
      <text:p text:style-name="P25">Run: 3 miles in 30:03 or 10:01/mile</text:p>
      <text:p text:style-name="P25"/>
      <text:p text:style-name="P25">Fri Aug 30, 2024 <text:span text:style-name="T2">4 miles</text:span> </text:p>
      <text:p text:style-name="P25">Warm up: 0.4 miles to the cemetery loop</text:p>
      <text:p text:style-name="P25">Run/jog: 10 loops (3.2 miles) in 41:16 or 12:54/mile</text:p>
      <text:p text:style-name="P25">I jogged 0.05 miles during each loop for a total of 0.5 miles jogging during the run.</text:p>
      <text:p text:style-name="P25">Warm down: 0.4 miles home</text:p>
      <text:p text:style-name="P10"/>
      <text:p text:style-name="P10">During the past week: 17.7 miles</text:p>
      <text:p text:style-name="P25"/>
      <text:p text:style-name="P25">Sat <text:s/>Aug 31, 2024 <text:span text:style-name="T2">4 miles</text:span> </text:p>
      <text:p text:style-name="P25">Warm up: 0.4 miles to the cemetery loop</text:p>
      <text:p text:style-name="P25">Run/jog: 10 loops (3.2 miles) in 38:48 or 12:08/mile</text:p>
      <text:p text:style-name="P25">I jogged 0.05 miles during each loop for a total of 0.5 miles jogging during the run.</text:p>
      <text:p text:style-name="P25">Ave Heart Rate: 115 bpm</text:p>
      <text:p text:style-name="P25">Warm down: 0.4 miles home</text:p>
      <text:p text:style-name="P25"/>
      <text:p text:style-name="P25">Sun Sept 1, 2024 <text:span text:style-name="T2">no running</text:span></text:p>
      <text:p text:style-name="P25"/>
      <text:p text:style-name="P25">Mon <text:s/>Sept <text:s/>2, 2024 <text:span text:style-name="T2">3.9 miles</text:span> running and 1.5 miles walking</text:p>
      <text:p text:style-name="P25">Warm up: 0.3 miles to the cemetery loop</text:p>
      <text:p text:style-name="P25">Run/walk: 15 loops (4.8 miles) in 1:04:41 or 13:30/mile</text:p>
      <text:p text:style-name="P25">I walked 0.1 miles during each loop for a total of 1.5 miles walking </text:p>
      <text:p text:style-name="P25">Warm down: 0.3 miles home</text:p>
      <text:p text:style-name="P25"/>
      <text:p text:style-name="P25">Tues <text:s/>Sept <text:s/>3, 2024 <text:span text:style-name="T2">3.2 miles</text:span> running and 1 mile walking</text:p>
      <text:p text:style-name="P25">Warm up: 0.7 miles to the cemetery loop</text:p>
      <text:p text:style-name="P25">Run/walk: 10 loops (3.2 miles) in 40:51 or 12:46/mile</text:p>
      <text:p text:style-name="P25">I walked 0.1 miles during each loop for a total of 1 mile of walking </text:p>
      <text:p text:style-name="P25">Warm down: 0.3 miles home</text:p>
      <text:p text:style-name="P25"/>
      <text:p text:style-name="P25"/>
      <text:p text:style-name="P25"/>
      <text:p text:style-name="P25"><text:soft-page-break/>Wed <text:s/>Sept <text:s/>4, 2024 <text:span text:style-name="T2">3.2 miles</text:span> running and 1 mile walking</text:p>
      <text:p text:style-name="P25">Warm up: 0.7 miles to the cemetery loop</text:p>
      <text:p text:style-name="P25">Run/walk: 10 loops (3.2 miles) in 39:07 or 12:13/mile</text:p>
      <text:p text:style-name="P25">I walked 0.1 miles during each loop for a total of 1 mile of walking</text:p>
      <text:p text:style-name="P25">Compare to Sat <text:s/>Aug 31, 2024 when I walked 0.05 miles during each loop.</text:p>
      <text:p text:style-name="P25">I really felt good during the run today and also after! </text:p>
      <text:p text:style-name="P25">Warm down: 0.3 miles home</text:p>
      <text:p text:style-name="P25"/>
      <text:p text:style-name="P25">Thur Sept 5, 2024 <text:span text:style-name="T2">3 miles running</text:span> and ½ miles walking</text:p>
      <text:p text:style-name="P25">I ran 3 miles and walked ½ mile mostly on the cemetery loop. </text:p>
      <text:p text:style-name="P25">1 mile of the running was a mile on the loop in 9:51.</text:p>
      <text:p text:style-name="P25"/>
      <text:p text:style-name="P25">Fri Sept 6, 2024 <text:span text:style-name="T2">5.1 miles running</text:span></text:p>
      <text:p text:style-name="P25">Warm up: 0.5 miles to the top of the road in Greedale Cemetery and rested a little</text:p>
      <text:p text:style-name="P25">Run: 2 x (all down hill on the cemetery main road and on Randolph St. to Madison Ave and back up the hill to the start). Total distance: 4.22 miles, <text:span text:style-name="T2">Sum of ascents: 518 feet</text:span>, total time: 53:47, </text:p>
      <text:p text:style-name="P25">Ave Pace: 12:45, Splits: 11:31, 16:15, 11:37, 14:23. </text:p>
      <text:p text:style-name="P25">Time for first half: 27:46, Time for second half: 26:00, </text:p>
      <text:p text:style-name="P25">The second time up the hill was fast and I felt good!</text:p>
      <text:p text:style-name="P25">Warm down: 0.38 miles home</text:p>
      <text:p text:style-name="P25"/>
      <text:p text:style-name="P10">During the past week: 21.4 miles</text:p>
      <text:p text:style-name="P25"/>
      <text:p text:style-name="P10"><text:span text:style-name="T3">Sat Sept 7, 2024 </text:span>1.75 miles <text:span text:style-name="T3">on the indoor track</text:span></text:p>
      <text:p text:style-name="P25">Run: ½ mile in 5:28</text:p>
      <text:p text:style-name="P25">Using leg press: 50 reps with both legs and 40 pounds</text:p>
      <text:p text:style-name="P25">Run: 1 mile in 5:07+4:50 = 9:57</text:p>
      <text:p text:style-name="P25">Warm down: ¼ mile </text:p>
      <text:p text:style-name="P25"/>
      <text:p text:style-name="P25">Sun Sept 8, 2024 <text:span text:style-name="T2">3.55 miles</text:span> running and 2.25 miles walking</text:p>
      <text:p text:style-name="P25">Warm up: 0.5 miles to the cemetery loop</text:p>
      <text:p text:style-name="P25">Run/walk: 15 loops (4.8 miles) in 1:06:33 or 13:52/mile</text:p>
      <text:p text:style-name="P25">I walked 0.15 miles during each 0.32 mile loop. So 2.25 miles walking and 2.55 miles running. </text:p>
      <text:p text:style-name="P25">Warm down: 0.5 miles home</text:p>
      <text:p text:style-name="P25"/>
      <text:p text:style-name="P25">Mon Sept 9, 2024 <text:span text:style-name="T2">3.72 miles</text:span> <text:span text:style-name="T2">running</text:span> and 4.72 miles walking</text:p>
      <text:p text:style-name="P25">In the morning:</text:p>
      <text:p text:style-name="P25">Warm up: 0.5 miles to the cemetery loop</text:p>
      <text:p text:style-name="P25">Run/walk: 17 loops (5.44 miles) in 1:17:35 or <text:span text:style-name="T25">14:16/mile. Ave HR: 95 bpm</text:span></text:p>
      <text:p text:style-name="P25">I walked 0.16 miles and ran 0.16 miles during each loop. So 2.72 miles walking and 2.72 <text:soft-page-break/>miles running. </text:p>
      <text:p text:style-name="P25">Warm down: 0.5 miles home</text:p>
      <text:p text:style-name="P25">In the afternoon:</text:p>
      <text:p text:style-name="P25">I walked 2 miles on the cemetery loop mostly at about 15:00/mile. The last loop was in 4:35 or <text:span text:style-name="T25">14:18/mile. Ave HR on last loop: 131</text:span> <text:span text:style-name="T25">bpm</text:span></text:p>
      <text:p text:style-name="P44">At this pace, it is better to walk and run not just walk.</text:p>
      <text:p text:style-name="P44"/>
      <text:p text:style-name="P25">Tues Sept 10, 2024 <text:span text:style-name="T2">2.5 miles</text:span> running </text:p>
      <text:p text:style-name="P25">Warm up: 0.5 miles to the cemetery loop</text:p>
      <text:p text:style-name="P25">Run: 5 loops (1.6 miles) in 22:32 or 14:14/mile</text:p>
      <text:p text:style-name="P44">Ave HR was about 120 bpm at the end.</text:p>
      <text:p text:style-name="P44">At this pace it is better to walk and run not just run. </text:p>
      <text:p text:style-name="P25">Warm down: 0.25 miles home</text:p>
      <text:p text:style-name="P25"/>
      <text:p text:style-name="P25">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5"/>
      <text:p text:style-name="P25">Wed Sept 11, 2024 <text:span text:style-name="T2">no running </text:span></text:p>
      <text:p text:style-name="P25">I had a colonoscopy.</text:p>
      <text:p text:style-name="P44"/>
      <text:p text:style-name="P25">Thur Sept 12, 2024 <text:span text:style-name="T2">5.15 miles running </text:span>and 4.15 miles walking</text:p>
      <text:p text:style-name="P10">In the morning:</text:p>
      <text:p text:style-name="P25">Warm up: 0.5 miles to the cemetery loop</text:p>
      <text:p text:style-name="P25">Run/walk: 15 loops (4.8 miles) in 1:08:10 or 14:55/mile</text:p>
      <text:p text:style-name="P25">I walked 0.16 miles during each 0.32 mile loop. So 2.4 miles walking and 2.4 miles running. </text:p>
      <text:p text:style-name="P25">Warm down: 0.5 miles home</text:p>
      <text:p text:style-name="P25"><text:span text:style-name="T2">In the afternoon:</text:span> On the Ernst Trail while 7 runners ran 3 miles</text:p>
      <text:p text:style-name="P25">I ran and walked 2 miles, alternating running and walking ¼ miles and averaging 14:16/mile.</text:p>
      <text:p text:style-name="P25">After resting about 15 minutes, I ran and walked 1.5 miles, alternating running and walking ¼ miles and averaging 14:10/mile.</text:p>
      <text:p text:style-name="P25">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5"/>
      <text:p text:style-name="P25"/>
      <text:p text:style-name="P25"/>
      <text:p text:style-name="P25"><text:soft-page-break/>Fri <text:s/>Sept 13, 2024 <text:span text:style-name="T2">2.12 miles running </text:span>and 0.48 miles walking</text:p>
      <text:p text:style-name="P25">Warm up: 0.3 miles to the cemetery loop</text:p>
      <text:p text:style-name="P25">Run/walk: 1 mile <text:s/>in 12:59 </text:p>
      <text:p text:style-name="P25">I walked 0.48 miles and ran 0.52 miles</text:p>
      <text:p text:style-name="P25">Run: 1 mile in 9:22</text:p>
      <text:p text:style-name="P25">Warm down: 0.3 miles home</text:p>
      <text:p text:style-name="P25"/>
      <text:p text:style-name="P10">During the past week: 18.9 miles running <text:span text:style-name="T3">and 11.6 miles walking</text:span></text:p>
      <text:p text:style-name="P25"/>
      <text:p text:style-name="P25">Sat Sept 14, 2024 <text:span text:style-name="T2">3.55 miles</text:span> running and 2.25 miles walking</text:p>
      <text:p text:style-name="P25">Warm up: 0.5 miles to the cemetery loop</text:p>
      <text:p text:style-name="P25">Run/walk: 20 loops (6.4 miles) in 1:29:17 or 13:57/mile</text:p>
      <text:p text:style-name="P25">I walked 0.16 miles during each 0.32 mile loop. So 3.2 miles walking and 3.2 miles running. Ave HR: 108 bpm</text:p>
      <text:p text:style-name="P25">Warm down: 0.5 miles home </text:p>
      <text:p text:style-name="P25"/>
      <text:p text:style-name="P25">Sun Sept 15, 2024 <text:span text:style-name="T2">2.90 miles</text:span> running and 0.95 miles walking</text:p>
      <text:list xml:id="list8437673718008879470" text:style-name="L39">
        <text:list-item>
          <text:list>
            <text:list-header>
              <text:p text:style-name="P207">Warm up: 0.5 miles all down hill to the Wise Center in 5:35 and rest a few minutes</text:p>
              <text:p text:style-name="P207">Trial 1: Run/walk on a treadmill: I alternated walking and running every 0.15 miles for 0.9 miles. Walking pace: 16:13/mile, Running pace: 12:00, Overall pace: about 14:10, </text:p>
              <text:p text:style-name="P207">Ave HR: 104 bpm </text:p>
              <text:p text:style-name="P207">short rest</text:p>
              <text:p text:style-name="P207">Trial 2: Run/walk: The same as above except for 1 mile, alternating every 0.25 miles</text:p>
              <text:p text:style-name="P207">Ave HR: <text:s/>96 bpm </text:p>
              <text:p text:style-name="P207">Trial 3: <text:s/>The same as Trial 1</text:p>
              <text:p text:style-name="P207">Ave HR: <text:s/>99 bpm</text:p>
              <text:p text:style-name="P207">Jogged 1 mile on treadmill</text:p>
              <text:p text:style-name="P207">Ran home, mainly all up hill ½ mile in 6:00</text:p>
            </text:list-header>
          </text:list>
        </text:list-item>
      </text:list>
      <text:p text:style-name="P25"/>
      <text:p text:style-name="P25">Mon Sept 16, 2024 <text:span text:style-name="T2">4.90 miles</text:span> running and 3.57 miles walking</text:p>
      <text:p text:style-name="P10">In the morning:</text:p>
      <text:p text:style-name="P25">Warm up: 0.5 miles to the cemetery loop</text:p>
      <text:p text:style-name="P25">Run/walk: 7 loops (2.24 miles) in 32:12 or 14:21/mile</text:p>
      <text:p text:style-name="P25">I walked 0.16 miles during each 0.32 mile loop. So 1.12 miles walking and 1.12 miles running. Ave HR: 142 bpm</text:p>
      <text:p text:style-name="P25">Warm down: 0.5 miles home </text:p>
      <text:p text:style-name="P10">In the afternoon:</text:p>
      <text:p text:style-name="P25">Warm up: 0.5 miles to the cemetery loop</text:p>
      <text:p text:style-name="P25">Run/walk: 7 loops (2.24 miles) in 32:12 or 14:21/mile</text:p>
      <text:p text:style-name="P25">I walked 0.16 miles during each 0.32 mile loop. So 1.12 miles walking and 1.12 miles running. Ave HR: ?</text:p>
      <text:p text:style-name="P25">Rest a few minutes </text:p>
      <text:p text:style-name="P25"><text:soft-page-break/>Run/walk: 7 loops (2.24 miles) in 31:08 or 13:54/mile</text:p>
      <text:p text:style-name="P25">I walked 0.19 miles and ran 0.13 miles during each 0.32 mile loop. So 1.33 miles walking and 0.91 miles running. Ave HR: 111 bpm</text:p>
      <text:p text:style-name="P25">I think I walked and ran faster just because I was doing this walk/run at the same time 12 runners were doing 6x1/2 mile on the loop. </text:p>
      <text:p text:style-name="P25">Warm down: 0.25 miles home</text:p>
      <text:p text:style-name="P25"/>
      <text:p text:style-name="P25">Tues Sept 17, 2024 <text:span text:style-name="T2">1.9 miles</text:span> running and miles 1.33 walking</text:p>
      <text:p text:style-name="P25">Warm up: 0.5 miles to the cemetery loop</text:p>
      <text:p text:style-name="P25">Run/walk: 7 loops (2.24 miles) in 32:19 or 14:27/mile</text:p>
      <text:p text:style-name="P25">I walked 0.19 miles and ran 0.13 miles during each 0.32 mile loop. So 1.33 miles walking and 0.91 miles running. Ave HR: 91 bpm!!</text:p>
      <text:p text:style-name="P25">Warm down: 0.5 miles home </text:p>
      <text:p text:style-name="P25"/>
      <text:p text:style-name="P25">Wed Sept 18, 2024 <text:span text:style-name="T2">2.2 miles</text:span> running and 1.12 miles walking</text:p>
      <text:p text:style-name="P25">Warm up: 0.5 miles to the cemetery loop</text:p>
      <text:p text:style-name="P25">Run/walk: 7 loops (2.24 miles) in 32:18 or 14:27/mile</text:p>
      <text:p text:style-name="P40">I walked 0.16 miles and ran 0.16 miles during each 0.32 mile loop. So 1.12 miles walking and 1.12 miles running. Ave HR near the end was in the mid 90's.</text:p>
      <text:p text:style-name="P25">About the same tome as yesterday. Today I ran more and walked less but I walked and ran slower than yesterday. I don't know what is better.</text:p>
      <text:p text:style-name="P25">I rested a few minutes and then ran a cemetery loop in 2:49.8 or 8:50/mile ave pace.</text:p>
      <text:p text:style-name="P25">Warm down: 0.25 miles home </text:p>
      <text:p text:style-name="P10"/>
      <text:p text:style-name="P25">Thurs Sept 19, 2024 <text:span text:style-name="T2">2 miles</text:span> running and 2 miles walking with about 10 other runners</text:p>
      <text:p text:style-name="P25"/>
      <text:p text:style-name="P25">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5"><text:span text:style-name="T2">During the past week: 18.5 miles running </text:span>and 11.97 miles walking</text:p>
      <text:p text:style-name="P25"/>
      <text:p text:style-name="P25">Sat Sept 21, 2024 <text:span text:style-name="T2">3.7 miles</text:span></text:p>
      <text:p text:style-name="P25">Warm up: 1 mile and rest 15 minutes</text:p>
      <text:p text:style-name="P25">I ran 2.69 miles with the “Later Gator” team x-country at Robertson Field. They said it was 2.75 miles but my GPS is not usually off by that much.</text:p>
      <text:p text:style-name="P25">Splits for 1 mile, 1 mile, 0.69 miles: 10:17, 10:35, 6:13, Time: 27:05. I saved a lot of energy for the last 0.69 miles which was mainly all down. </text:p>
      <text:p text:style-name="P25">Ave Pace for that 0.69 miles: 9:00 min/mile.</text:p>
      <text:p text:style-name="P25"/>
      <text:p text:style-name="P25"/>
      <text:p text:style-name="P25"/>
      <text:p text:style-name="P25"><text:soft-page-break/>Sun Sept 22, 2024 <text:span text:style-name="T2">2.12 miles</text:span> running and 1.12 miles walking</text:p>
      <text:p text:style-name="P25">Warm up: 0.5 miles to the cemetery loop</text:p>
      <text:p text:style-name="P25">Walk/Run: 7 loops (2.24 miles) in 32:21 or 14:28/mile</text:p>
      <text:p text:style-name="P25">I walked 0.16 miles during each 0.32 mile loop. So 1.12 miles walking and 1.12 miles running. Ave HR: 93 bpm. My heart rate continues to come down for my walk/runs.</text:p>
      <text:p text:style-name="P25">Warm down: 0.5 miles home </text:p>
      <text:p text:style-name="P25"/>
      <text:p text:style-name="P25">Mon Sept 23, 2024 <text:span text:style-name="T2">2.25 miles</text:span> running and 2.25 miles walking while running group ran</text:p>
      <text:p text:style-name="P25">I covered 4.5 miles walking and running every other 0.25 miles on the Bessemer Trail. The average pace was about 14:30/mile</text:p>
      <text:p text:style-name="P25"/>
      <text:p text:style-name="P25">Tues Sept 24, 2024 <text:span text:style-name="T2">2 miles</text:span> running and 2 miles walking </text:p>
      <text:p text:style-name="P25">I covered 4 miles walking and running every other 0.25 miles on a college treadmill. The average pace was about <text:span text:style-name="T2">14:30/mile</text:span></text:p>
      <text:p text:style-name="P25"/>
      <text:p text:style-name="P25">Wed Sept 25, 2024 <text:span text:style-name="T2">2 miles</text:span> running and 2 miles walking </text:p>
      <text:p text:style-name="P25">I covered 4 miles walking and running every other 0.25 miles on a college treadmill. The average pace was about <text:span text:style-name="T2">14:40/mile</text:span></text:p>
      <text:p text:style-name="P25"/>
      <text:p text:style-name="P25">Thur Sept 26, 2024 <text:span text:style-name="T2">2.28 miles</text:span> running and 1.28 miles walking </text:p>
      <text:p text:style-name="P25">Warm up: 0.5 miles to the cemetery loop</text:p>
      <text:p text:style-name="P25">Walk/Run: 8 cemetery loops in 35:13 or 13:45/mile, I walked up hills and ran down.</text:p>
      <text:p text:style-name="P25">Ran: 1.28 miles, Walked 1.28 miles</text:p>
      <text:p text:style-name="P25">Run: 0.5 miles home in 5:30</text:p>
      <text:p text:style-name="P25"/>
      <text:p text:style-name="P25">Fri Sept 27, 2024 <text:span text:style-name="T2">2.63 miles</text:span> running and 2.92 miles walking </text:p>
      <text:p text:style-name="P25">Warm up: 0.5 miles to the cemetery loop</text:p>
      <text:p text:style-name="P25">Walk/Run: 15 cemetery loops in 1:05:14 or 14:33/mile, I ran 0.125 miles during every down hill and walked 0.195 during the remainder of each other loop. </text:p>
      <text:p text:style-name="P25">Ran: 1.88 miles, Walked 2.92 miles</text:p>
      <text:p text:style-name="P25">Run: 0.5 miles home in 5:30. <text:s/>My average HR for the 15 loops was 95 bpm.</text:p>
      <text:p text:style-name="P25"/>
      <text:p text:style-name="P25"><text:span text:style-name="T2">During the past week: 16.98 miles running </text:span>and 11.57 miles walking</text:p>
      <text:p text:style-name="P25">Running streak started on Mon Sept 2. <text:s/>Streak is 26 days long.</text:p>
      <text:p text:style-name="P25"/>
      <text:p text:style-name="P25">Sat Sept 28, 2024 <text:span text:style-name="T2">3.25 miles</text:span> running and 3.52 miles walking </text:p>
      <text:p text:style-name="P25">Warm up: 0.5 miles to the cemetery loop in 6:15</text:p>
      <text:p text:style-name="P25">Walk/Run: 18 cemetery loops (5.76 miles) in 1:23:21:14 or 14:29/mile, I ran 0.125 miles during every down hill and walked 0.195 during the remainder of each other loop. </text:p>
      <text:p text:style-name="P25">Therefore I ran: 2.25 miles and walked 3.52 miles. Then I rested a few minutes.</text:p>
      <text:p text:style-name="P25">Run: 0.25 miles on the <text:s/>cemetery loop in 2:19. Decent of 20 feet then ascent of 20 feet.</text:p>
      <text:p text:style-name="P25">Warm down: 0.25 miles home. <text:s/>My average HR for the 18 loops was 100 bpm.</text:p>
      <text:p text:style-name="P25"><text:soft-page-break/>Sun Sept 29, 2024 <text:span text:style-name="T2">4.45 miles </text:span></text:p>
      <text:p text:style-name="P25">Warm up: 1 mile mostly on the cemetery loop in 12:07 and rest a few minutes</text:p>
      <text:p text:style-name="P25">Run: 10 loops (3.2 miles) in 32:40 or 10:13/mile and rest a few minutes</text:p>
      <text:p text:style-name="P25">Warm down: 0.25 miles home</text:p>
      <text:p text:style-name="P25"/>
      <text:p text:style-name="P25">Mon Sept 30, 2024 <text:span text:style-name="T2">3.12 miles running </text:span>and 0.39 miles walking <text:s text:c="5"/></text:p>
      <text:p text:style-name="P25">I ran with about 10 other runners on the cemetery loop</text:p>
      <text:p text:style-name="P25">Warm up: 1 loop (0.32 miles) and rest a few minutes</text:p>
      <text:p text:style-name="P25">Run/walk: 10 loops, The first 8 loop I ran 1/8 mile uphill on each loop and jogged the rest. The times for the 1/8 mile runs were about 1:18</text:p>
      <text:p text:style-name="P25">The last 2 loops I walked 1/8 mile uphill on each loop and jogged the rest. <text:s/></text:p>
      <text:p text:style-name="P25">The time for the 10 loops: 36:24, Ave Pace: 11:22/mile</text:p>
      <text:p text:style-name="P25"/>
      <text:p text:style-name="P25">Tues Oct 1, 2024 <text:span text:style-name="T2">2.1 miles running</text:span></text:p>
      <text:p text:style-name="P25">Warm up: 0.25 miles the the cemetery loop and reat a few minutes</text:p>
      <text:p text:style-name="P25">Run: 5 loops (1.6 miles), Ave Pace: 11:30/mile</text:p>
      <text:p text:style-name="P25">Warm down: 0.25 miles home</text:p>
      <text:p text:style-name="P25"/>
      <text:p text:style-name="P25">Wed Oct 2, 2024 <text:span text:style-name="T2">2.73 miles running</text:span> and 0.98 miles walking</text:p>
      <text:p text:style-name="P25">Warm up: 0.25 miles the the cemetery loop and reat a few minutes</text:p>
      <text:p text:style-name="P25">Run: 5 loops (1.6 miles), Ave Pace: about 12:15/mile and rest a few minutes</text:p>
      <text:p text:style-name="P25">Run/walk: 5 loops (1.6 miles), Ave Pace: about 14:15/mile </text:p>
      <text:p text:style-name="P25"><text:s text:c="6"/>I walked 0.98 miles and ran 0.63 miles</text:p>
      <text:p text:style-name="P25">Warm down: 0.25 miles home</text:p>
      <text:p text:style-name="P25"/>
      <text:p text:style-name="P25">Thur Oct 3, 2024 <text:span text:style-name="T2">2.5 miles <text:s/>running</text:span> and 1 mile walking <text:s/></text:p>
      <text:p text:style-name="P25">Run: 1.5 miles with Brian at 10:45/mile on the Ernst Trail </text:p>
      <text:p text:style-name="P25">Walk/Run: I walked ¼ mile, ran ¼ mile and repeated for a total of 2 miles </text:p>
      <text:p text:style-name="P25">Ave Pace: 13:42</text:p>
      <text:p text:style-name="P25"/>
      <text:p text:style-name="P25">Fri Oct 4, 2024 <text:span text:style-name="T2">3.4 mile running</text:span> and 0.8 mile walking </text:p>
      <text:p text:style-name="P25">Warm up: ½ mile to the cemetery</text:p>
      <text:p text:style-name="P25">Run: 5 loops (1.6 miles), Ave Pace: 11:07</text:p>
      <text:p text:style-name="P25">Walk/Run: I walked 0.16 and ran 0.16 miles on each loop. The walks were uo hill and the runs were down. Ave Pace: 13:55/mile</text:p>
      <text:p text:style-name="P25">Warm down: ½ mile home</text:p>
      <text:p text:style-name="P25"/>
      <text:p text:style-name="P25"><text:span text:style-name="T2">During the past week: 21.5 miles running </text:span>and 7.66 miles walking</text:p>
      <text:p text:style-name="P25">Running streak started on Mon Sept 2. <text:s/>Streak is 33 days long.</text:p>
      <text:p text:style-name="P25"/>
      <text:p text:style-name="P25"/>
      <text:p text:style-name="P25"/>
      <text:p text:style-name="P25"><text:soft-page-break/>Sat Oct 5, 2024 <text:span text:style-name="T2">2.03 miles running</text:span> and 0.98 miles walking</text:p>
      <text:p text:style-name="P25">Warm up: 1.1 miles mainly on the cemetery hilly main road, Ave Pace: 12:14/mile </text:p>
      <text:p text:style-name="P25">Run/Walk: 5 loops (1.6 miles), Ave Pace:14:50/mile</text:p>
      <text:p text:style-name="P25">I ran 0.125 miles on every loop and walked the rest </text:p>
      <text:p text:style-name="P25">Warm down: 0.3 miles home</text:p>
      <text:p text:style-name="P25"/>
      <text:p text:style-name="P25">Sun Oct 6, 2024 <text:span text:style-name="T2">2.25 miles running</text:span> and 1.96 miles walking</text:p>
      <text:p text:style-name="P25">Warm up: 0.5 miles to the cemetery loop, Ave Pace: 11:41/mile and rest <text:s/>few minutes </text:p>
      <text:p text:style-name="P25">Run/Walk: 10 loops (3.2 miles), Ave Pace:14:30/mile</text:p>
      <text:p text:style-name="P25">I ran 0.125 miles on every loop and walked the rest </text:p>
      <text:p text:style-name="P25">Run home: 2 x ¼ mile with a short rest between, Times: 2:48 and 2:38 </text:p>
      <text:p text:style-name="P25"/>
      <text:p text:style-name="P25">Mon Oct 7, 2024 <text:span text:style-name="T2">2.7 miles running</text:span> and 1.95 miles walking</text:p>
      <text:p text:style-name="P25">Warm up: 0.6 miles to the cemetery loop and rest a few minutes</text:p>
      <text:p text:style-name="P25">Walk/Run: 5 loops (1.6 miles) Ave pace: about 14:30/mile and rest</text:p>
      <text:p text:style-name="P25">Run: 0.6 miles at various paces</text:p>
      <text:p text:style-name="P25">Walk/Run: 5 loops (1.6 miles) Ave pace: about 14:30/mile and rest</text:p>
      <text:p text:style-name="P25">Warm down: 0.25 miles home</text:p>
      <text:p text:style-name="P25"/>
      <text:p text:style-name="P25">Tues Oct 8, 2024 <text:span text:style-name="T2">2 miles running</text:span> and 2 miles walking</text:p>
      <text:p text:style-name="P25">Warm up: 0.5 miles to the cemetery loop and rest </text:p>
      <text:p text:style-name="P25">Run/Walk: 10 loops (3.2 miles), Ave Pace:14:36/mile</text:p>
      <text:p text:style-name="P25">I ran 0.12 <text:s/>miles on every loop and walked the rest </text:p>
      <text:p text:style-name="P25">Run home: 0.25 miles home</text:p>
      <text:p text:style-name="P25"/>
      <text:p text:style-name="P25">Wed <text:s/>Oct 9, 2024 <text:span text:style-name="T2">2 miles running</text:span> and 1.6 miles walking</text:p>
      <text:p text:style-name="P25">Warm up: 0.75 miles to the cemetery loop and rest </text:p>
      <text:p text:style-name="P25">Run/Walk: 8 loops (2.56 miles), Ave Pace:14:49/mile</text:p>
      <text:p text:style-name="P25">I ran 0.12 <text:s/>miles on every loop and walked 0.2 miles on every loop </text:p>
      <text:p text:style-name="P25">Run home: 0.25 miles home</text:p>
      <text:p text:style-name="P25"/>
      <text:p text:style-name="P25">Thur Oct 10, 2024 <text:span text:style-name="T2">5.16 miles running</text:span> and 0.75 miles walking</text:p>
      <text:p text:style-name="P25">In the morning:</text:p>
      <text:p text:style-name="P25">Run: 2.66 miles on a treadmill, Splits: 11:43, 11:19 and 7:00 for the last 0.66 miles</text:p>
      <text:p text:style-name="P25">Pace for last 0.66 miles: 10:30/mile. The last 0.2 miles at 10:00/mile</text:p>
      <text:p text:style-name="P25">In the afternoon on the Ernst Trail:</text:p>
      <text:p text:style-name="P25">Run: 1 mile at various paces, Time:12:00 and rest</text:p>
      <text:p text:style-name="P25">Walk/Run: 2.25 miles, I alternated walking and running and averaged 14:15/mile. <text:s/></text:p>
      <text:p text:style-name="P25">Distance running: 1.5 miles, walking:0.75 miles</text:p>
      <text:p text:style-name="P25"/>
      <text:p text:style-name="P25"/>
      <text:p text:style-name="P25"/>
      <text:p text:style-name="P25"><text:soft-page-break/>Fri Oct 11, 2024 <text:s/><text:span text:style-name="T2">2.25 miles running</text:span> and 2.25 miles walking</text:p>
      <text:p text:style-name="P25">Walk/Run: To the Wise center, 0.25 walking. 0.25 miles running.</text:p>
      <text:p text:style-name="P25">Run: 1 mile on a treadmill in <text:s/>and rest, Time: 11:30 and rest</text:p>
      <text:p text:style-name="P25">Walk/Run: On the indoor track, 2 miles walking, and 1 mile running.</text:p>
      <text:p text:style-name="P25"/>
      <text:p text:style-name="P25"><text:span text:style-name="T2">During the past week: 18.39 miles running </text:span>and 11.49 miles walking </text:p>
      <text:p text:style-name="P25">Running streak started on Mon Sept 2. <text:s/>Streak is 40 days long.</text:p>
      <text:p text:style-name="P25"/>
      <text:p text:style-name="P25">Sat Oct 12, 2024 <text:span text:style-name="T2">1.65 miles running</text:span> and 3.15 miles walking</text:p>
      <text:p text:style-name="P25">Walk/Run: I walked and ran 15 cemetery loops (4.8 miles) with Jim Fitch</text:p>
      <text:p text:style-name="P25">I ran about 0.11 miles per loop and walked about 0.21 miles per loop. </text:p>
      <text:p text:style-name="P25">Ave Pace: 14:53/mi </text:p>
      <text:p text:style-name="P25"/>
      <text:p text:style-name="P25">Sun Oct 13, 2024 <text:span text:style-name="T2">2 miles</text:span> on a Wise Center treadmille</text:p>
      <text:p text:style-name="P25">Ave pace: 11:01/mile</text:p>
      <text:p text:style-name="P25"/>
      <text:p text:style-name="P25">Mon Oct 14, 2024 <text:span text:style-name="T2">1.62 miles running</text:span> and 1.17 miles walking</text:p>
      <text:p text:style-name="P25">Warm up: 0.87 miles to and on the cemetery loop, Ave Pace: 13:12 and rest</text:p>
      <text:p text:style-name="P25">Walk/Run: 6 cemetery loops (1.92 miles), Ave pace: 14:00/mile, I alternating walking and running, ran about 0.125 miles per loop, walked a total of 1.17 miles and ran a total of 0.75 miles</text:p>
      <text:p text:style-name="P25"/>
      <text:p text:style-name="P25">Tues Oct 15, 2024 <text:span text:style-name="T2">1.6 miles running</text:span> and ¼ mile walking on a Wise Center Treadmill</text:p>
      <text:p text:style-name="P25">Run: 1 mile, Ave Pace: 13:00/mile </text:p>
      <text:p text:style-name="P25">Walk: ¼ mile</text:p>
      <text:p text:style-name="P25">Run: 0.6 mile, Ave Pace: 12:00/mile </text:p>
      <text:p text:style-name="P25"/>
      <text:p text:style-name="P25">Wed Oct 16, 2024 <text:s/><text:span text:style-name="T2">1.73 miles running</text:span> and 0.625 mile walking</text:p>
      <text:p text:style-name="P25">Walk/Run: On the Wise Center indoor track, Distance: 1 mile, I walked 550 yards, jogged 330 yards and repeated one more time for one mile total. Ave pace: 14:39</text:p>
      <text:p text:style-name="P25">Ave HR: 91 bpm <text:s text:c="3"/></text:p>
      <text:p text:style-name="P25">Run: On a treadmill, 1.35 miles, Ave Pace: 10:41/mile, Ave HR: 126 bpm</text:p>
      <text:p text:style-name="P25"/>
      <text:p text:style-name="P25">Thur Oct 17, 2024 <text:span text:style-name="T2">1.75 miles running</text:span> and 1.75 miles walking</text:p>
      <text:p text:style-name="P25">I ran and walked 3.5 miles on the Ernst Trail during our group work out.. I ran 0.25 miles walked 0.25 miles and repeated.</text:p>
      <text:p text:style-name="P25"/>
      <text:p text:style-name="P25">Fri Oct 18, 2024 <text:span text:style-name="T2">no running</text:span></text:p>
      <text:p text:style-name="P25"/>
      <text:p text:style-name="P25"><text:span text:style-name="T2">During the past week: 10.35 miles running </text:span>and 6.7 miles walking </text:p>
      <text:p text:style-name="P25">Running streak started on Mon Sept 2 and ended on Thur Oct 17. <text:s/></text:p>
      <text:p text:style-name="P25">Streak lasted 46 days.</text:p>
      <text:p text:style-name="P25"><text:soft-page-break/>Sat Oct 19, 2024 <text:span text:style-name="T2">7 miles running</text:span> and 10 miles walking</text:p>
      <text:p text:style-name="P25">I ran and walked in the Erie Endurance Run. It was a beautiful day for running.</text:p>
      <text:p text:style-name="P25">The loop was 0.68 miles and I did 25 loops. I ran ~0.13 miles at the beginning of each loop and ~ 0.13 miles on the main down hill. There is a small down hill before the main down hill and sometimes I ran there. Sometimes I ran a little in other spots. These extra short runs where to help me keep the overall pace near 10:00 per loop. The first 24 loops where close to 10:00 and the last loop was about 9:00. </text:p>
      <text:p text:style-name="P25">Distance: 17 miles, Time: 4:10, Ave Pace ~14:40/mile</text:p>
      <text:p text:style-name="P25">I drank 50 ounces of Gatorade and ate 3 gels (100 calories each) and 4 saltsticks </text:p>
      <text:p text:style-name="P25"/>
      <text:p text:style-name="P25">Sun Oct 20, 2024 <text:span text:style-name="T2">no running</text:span></text:p>
      <text:p text:style-name="P25"/>
      <text:p text:style-name="P25">Mon Oct 21, 2024 <text:span text:style-name="T2">2.25 miles running</text:span> and 1.75 miles walking</text:p>
      <text:p text:style-name="P25">On the Bessemer Trail with the running group</text:p>
      <text:p text:style-name="P25"/>
      <text:p text:style-name="P41">Tue Oct 22, 2024 <text:span text:style-name="T2">2.6 miles running</text:span> and 1.6 miles walking mostly on the cemetery loop.</text:p>
      <text:p text:style-name="P25"/>
      <text:p text:style-name="P25">Wed Oct 23, 2024 <text:span text:style-name="T2">2.6 miles running</text:span> and 1.6 miles walking mostly on the cemetery loop.</text:p>
      <text:p text:style-name="P25"/>
      <text:p text:style-name="P25">Thur Oct 24, 2024 <text:s/><text:span text:style-name="T2">2.5 miles running</text:span> and 1.5 miles walking on the Ernst Trail</text:p>
      <text:p text:style-name="P25"/>
      <text:p text:style-name="P25">Fri Oct 25, 2024 <text:span text:style-name="T2">no running</text:span></text:p>
      <text:p text:style-name="P10"/>
      <text:p text:style-name="P10">During the past week: 16.95 miles running and 16.45 miles walking </text:p>
      <text:p text:style-name="P25"/>
      <text:p text:style-name="P25">Sat Oct 26, 2024 <text:s/><text:span text:style-name="T2">2 miles running</text:span> and 1.5 miles walking mainly on the indoor track</text:p>
      <text:p text:style-name="P25">Including Run/walk: 2 miles on the indoor track. Time: 27:58 Ave Pace: 14:00/mile</text:p>
      <text:p text:style-name="P25">I ran a lap in about 1:35, walked a lap in about 1:55 and repeated 8 more times.</text:p>
      <text:p text:style-name="P25">Ave HR: 103 bpm, peak HR about 120 bpm, While walking pulse went down to about </text:p>
      <text:p text:style-name="P25">90 bpm.* </text:p>
      <text:p text:style-name="P25"/>
      <text:p text:style-name="P25">Sun Oct 27, 2024 <text:span text:style-name="T2">2.01 miles running</text:span> and 0.96 miles walking mostly on the cemetery loop. </text:p>
      <text:p text:style-name="P25"/>
      <text:p text:style-name="P25">Mon Oct 28, 2024 <text:span text:style-name="T2">no running</text:span></text:p>
      <text:p text:style-name="P25"/>
      <text:p text:style-name="P25">Tues Oct 29, 2024 <text:span text:style-name="T2">2.28 miles running</text:span> and 1.28 miles walking mostly on the cemetery loop.</text:p>
      <text:p text:style-name="P25"/>
      <text:p text:style-name="P25">Wed Oct 30, 2024 <text:span text:style-name="T2">no running</text:span></text:p>
      <text:p text:style-name="P25"/>
      <text:p text:style-name="P25"><text:soft-page-break/>Thur Oct 31, 2024 <text:span text:style-name="T2">2 miles </text:span>on the Ernst Trail <text:s/></text:p>
      <text:p text:style-name="P25">Run: 1 mile in 11:54 and rest a few minutes</text:p>
      <text:p text:style-name="P25">Run: 1 mile in 11:00, the ave pace for the last ¼ mile: 9:37</text:p>
      <text:p text:style-name="P25"/>
      <text:p text:style-name="P25">Fri Nov 1, 2024 <text:span text:style-name="T2">3 miles</text:span> running and 1 mile walking</text:p>
      <text:p text:style-name="P25">Run: 0.5 miles to the Wise Center and rest a few minutes, Time: 5:03</text:p>
      <text:p text:style-name="P25">Run: On a treadmill 1.5 miles including ½ mile and 2 x ¼ mile at 11:30/ mile pace <text:s/></text:p>
      <text:p text:style-name="P25">Walk/Run on indoor track: I walked 1/8 mile, ran 1/8 mile and repeated for a total of 2 miles. Ave Pace: about 14:00/mile</text:p>
      <text:p text:style-name="P25"/>
      <text:p text:style-name="P10">During the past week: 11.29 miles running and 4.74 miles walking</text:p>
      <text:p text:style-name="P10"/>
      <text:p text:style-name="P10"><text:span text:style-name="T3">Sat Nov 2, 2024 <text:s/></text:span>2.28 miles<text:span text:style-name="T3"> running and 1.28 miles walking</text:span> </text:p>
      <text:p text:style-name="P25"/>
      <text:p text:style-name="P10"><text:span text:style-name="T3">Sun Nov 3, 2024 <text:s/></text:span>2.76 miles<text:span text:style-name="T3"> running and 1.76 miles walking</text:span></text:p>
      <text:p text:style-name="P25"/>
      <text:p text:style-name="P10"><text:span text:style-name="T3">Mon Nov 4, 2024 <text:s/></text:span>2.44 miles<text:span text:style-name="T3"> running and 1.44 miles walking</text:span></text:p>
      <text:p text:style-name="P25"/>
      <text:p text:style-name="P10"><text:span text:style-name="T3">Tues Nov 5, 2024 <text:s/></text:span>no running</text:p>
      <text:p text:style-name="P25"/>
      <text:p text:style-name="P10"><text:span text:style-name="T3">Wed Nov 6, 2024 <text:s/></text:span>2.125 miles<text:span text:style-name="T3"> running and 1.125 miles walking </text:span>Good Workout</text:p>
      <text:p text:style-name="P25">Run: ½ mile on the indoor track in 5:31and then right into a Walk/Run</text:p>
      <text:p text:style-name="P25">Walk/Run: 2.25miles, I walked 1 lap (0.125 miles), ran 1 lap and repeated 16 more times</text:p>
      <text:p text:style-name="P25">Ave pace for the walk/run was about 13:00/mile, </text:p>
      <text:p text:style-name="P25">Ave Pace (walk): 15:20/mile, <text:s/>Ave Pace (run): 10:30/mile,</text:p>
      <text:p text:style-name="P25">Ave HR for the ½ mile run and 2.25 mile walk/run: 113 bpm</text:p>
      <text:p text:style-name="P25">Run: after resting a few minutes I ran 0.54 miles home, mainly up hill at 12:34/mile.</text:p>
      <text:p text:style-name="P25">Ave HR: 128 bpm</text:p>
      <text:p text:style-name="P25"/>
      <text:p text:style-name="P10"><text:span text:style-name="T3">Thur Nov 7, 2024 <text:s/></text:span>no running</text:p>
      <text:p text:style-name="P25"/>
      <text:p text:style-name="P10"><text:span text:style-name="T3">Fri <text:s/>Nov 8, 2024 <text:s/></text:span>2.35 miles<text:span text:style-name="T3"> running and 1.60 miles walking</text:span></text:p>
      <text:p text:style-name="P25">Run: 0.75 miles to the top of the cemetery. Ave Pace: 11:07</text:p>
      <text:p text:style-name="P25">Run/Walk: Run 0.8 miles from top of the cemetery to Jefferson St and walk 0.8 miles back up hill to the top. Time down: 9:18, Time up: 13:21 Ave HR: 115 bpm</text:p>
      <text:p text:style-name="P25">Run/Walk: Run 0.8 miles from top of the cemetery to Jefferson St and walk 0.8 miles up hill home. <text:s/>Time down: 8:47, Time home: 13:21(again)</text:p>
      <text:p text:style-name="P25"/>
      <text:p text:style-name="P25"/>
      <text:p text:style-name="P25"/>
      <text:p text:style-name="P10">During the past week: 11.96 miles running and 9.21 miles walking</text:p>
      <text:p text:style-name="P10"/>
      <text:p text:style-name="P25"><text:soft-page-break/>Sat Nov 9, 2024 <text:s/><text:span text:style-name="T2">2.8 miles</text:span> running and 1.60 miles walking</text:p>
      <text:p text:style-name="P25">Run: 0.5 miles to the cemetery loop in 5:44 and rest a few minutes</text:p>
      <text:p text:style-name="P25">Walk/Run: 10 loops: I walked ½ loop up hill, ran ½ loop down hill and repeated 9 more times. Ave Pace 13:24, Ave HR: 104 bpm. Ave HR was low because I stopped a few times to speak with people and stopped my watch when I was talking. </text:p>
      <text:p text:style-name="P25">Run: 0.7 miles on the loop, Ave Pace: 10:20, Ave HR: 114 bpm</text:p>
      <text:p text:style-name="P25">I felt good.</text:p>
      <text:p text:style-name="P25"/>
      <text:p text:style-name="P25">Sun Nov 10, 2024 <text:s/><text:span text:style-name="T2">2 miles running</text:span> and 0.25 miles walking on the indoor track</text:p>
      <text:p text:style-name="P25">Run: 7 laps (0.876 miles) in 9:33 and rest</text:p>
      <text:p text:style-name="P25">Run: 9 laps (1.125 miles) in 11:46 and rest</text:p>
      <text:p text:style-name="P25">Walk: 2 laps (0.25 miles) in 3:39</text:p>
      <text:p text:style-name="P25"/>
      <text:p text:style-name="P25">*Mon Nov 11, 2024 <text:s/><text:span text:style-name="T2">2.52 miles running</text:span> and 1.92 miles walking</text:p>
      <text:p text:style-name="P25">Run: ½ mile to the cemetery loop in 5:44 and rest</text:p>
      <text:p text:style-name="P25">Walk/Run: 12 loops (3.84 miles) in 49:26, Ave pace: 12:53/mile </text:p>
      <text:p text:style-name="P25">I walked ½ loop (uphill) and ran ½ loop (down hill) and repeated until I did 12 loops.</text:p>
      <text:p text:style-name="P25">Ave HR: 109</text:p>
      <text:p text:style-name="P25">This was my best Walk/Run on the cemetery loop</text:p>
      <text:p text:style-name="P25">Run: 0.1 miles uphill</text:p>
      <text:p text:style-name="P25"/>
      <text:p text:style-name="P25">Tues Nov 12, 2024 <text:span text:style-name="T2">no running</text:span></text:p>
      <text:p text:style-name="P25"/>
      <text:p text:style-name="P25">Wed Nov 13, 2024 <text:span text:style-name="T2">2.35 miles running </text:span>and<text:span text:style-name="T2"> </text:span>1.6 miles walking </text:p>
      <text:p text:style-name="P25">Run: ½ mile to the cemetery loop and rest a few minutes</text:p>
      <text:p text:style-name="P25">Walk/Run: 10 cemetery loops, Dist: 3.2 miles in 43:03, Pace: 13:27/mile</text:p>
      <text:p text:style-name="P25">Run: 0.25 miles home</text:p>
      <text:p text:style-name="P25"/>
      <text:p text:style-name="P25">Thur Nov 14, 2024 <text:span text:style-name="T2">no running</text:span></text:p>
      <text:p text:style-name="P25"/>
      <text:p text:style-name="P25">Fri Nov 15, 2024 <text:span text:style-name="T2">1.5 miles running </text:span>and<text:span text:style-name="T2"> </text:span>1.5 miles walking on the indoor track</text:p>
      <text:p text:style-name="P25">Walk/Run: 3 miles averaging 13:48/mile, Ave HR: about 105bpm</text:p>
      <text:p text:style-name="P25">I walked 1 lap (1/8 mile), ran 1 lap and continued until I reached 3 miles</text:p>
      <text:p text:style-name="P25"/>
      <text:p text:style-name="P10">During the past week: 11.1 miles running and 6.87 miles walking</text:p>
      <text:p text:style-name="P10"/>
      <text:p text:style-name="P10"><text:span text:style-name="T3">Sat</text:span> <text:span text:style-name="T3">Nov</text:span> <text:span text:style-name="T3">16, 2024 <text:s/>no running</text:span></text:p>
      <text:p text:style-name="P25"/>
      <text:p text:style-name="P25">Sun Nov 17, 2024 <text:span text:style-name="T2">1.9 miles running </text:span>and<text:span text:style-name="T2"> </text:span>1.6 miles walking </text:p>
      <text:p text:style-name="P25">Run: ½ mile to the cemetery loop and rest a few minutes</text:p>
      <text:p text:style-name="P25">Walk/Run: 10 cemetery loops, Dist: 3.2 miles, 40:53, Pace: 12:47/mile, Ave HR: 117bpm</text:p>
      <text:p text:style-name="P25">Run: 0.5 miles up hill</text:p>
      <text:p text:style-name="P25"><text:soft-page-break/>Mon Nov 18, 2024 <text:span text:style-name="T2">1.75 miles running </text:span>and<text:span text:style-name="T2"> </text:span>2.2 miles walking </text:p>
      <text:p text:style-name="P25">Run: ½ mile to the cemetery loop and rest a few minutes</text:p>
      <text:p text:style-name="P25">Walk/Run: 10 cemetery loops, Dist: 3.2 miles, 45:36, Pace: 14:16/mile, Ave HR: 109bpm</text:p>
      <text:p text:style-name="P25">Recently I have been running 0.16 miles during every loop and walking the same amount</text:p>
      <text:p text:style-name="P25">Today I ran 0.1 miles and walked 0.22 miles during each loop.</text:p>
      <text:p text:style-name="P25">Warm down: 0.25 miles home</text:p>
      <text:p text:style-name="P25"/>
      <text:p text:style-name="P25">Tues Nov 19, 2024 <text:span text:style-name="T2">0.75 miles running </text:span>and<text:span text:style-name="T2"> </text:span>1.5 miles walking on the indoor track</text:p>
      <text:p text:style-name="P25">Run: ½ mile in 5:33 and walk ¼ mile</text:p>
      <text:p text:style-name="P25">Run: ¼ mile in 2:26 and walk ¼ mile</text:p>
      <text:p text:style-name="P25">Walk: 1 mile in 14:03, Ave HR: 106 bpm </text:p>
      <text:p text:style-name="P25">It appears that if the running course is flat I can walk about as fast as I can walk and run on a hilly course and my average HR will be about the same for both cases.</text:p>
      <text:p text:style-name="P25"/>
      <text:p text:style-name="P25">Wed Nov 20, 2024 <text:span text:style-name="T2">1.85 miles running </text:span>and<text:span text:style-name="T2"> </text:span>1.6 miles walking </text:p>
      <text:p text:style-name="P25">Run/Walk: I ran down Limber and Jefferson 0.8 miles and walked 0.8 miles to the top of cemetery. Distance: 1.6 miles, Time: 21:02, Ave Pace: 13:09 Ave HR:bpm 108 </text:p>
      <text:p text:style-name="P25">Rest a few minutes.</text:p>
      <text:p text:style-name="P25">Walk/Run: 10 cemetery loops, Dist: 1.6 miles, Time: 20:58, Pace: 13:06/mile, </text:p>
      <text:p text:style-name="P25">Ave HR: 113bpm, I ran 0.16 miles and walked 0.16 miles during each loop.</text:p>
      <text:p text:style-name="P25">Warm down: 0.25 miles home</text:p>
      <text:p text:style-name="P25">Note the similarity in the results for each 1.6 miles Walk/Run even though the intervals for the walks and runs were very much different.</text:p>
      <text:p text:style-name="P25"/>
      <text:p text:style-name="P25">Thur Nov 21, 2024 <text:span text:style-name="T2">no running</text:span></text:p>
      <text:p text:style-name="P10"/>
      <text:p text:style-name="P25">Fri Nov 22, 2024 <text:span text:style-name="T2">no running</text:span></text:p>
      <text:p text:style-name="P25"/>
      <text:p text:style-name="P10">During the past week: 6.25 miles running and 6.9 miles walking</text:p>
      <text:p text:style-name="P10"/>
      <text:p text:style-name="P25">Sat Nov 23, 2024 <text:span text:style-name="T2">2.25 miles running </text:span>and 0.25 miles walking</text:p>
      <text:p text:style-name="P25">At the end of this workout I ran 0.25 miles in 2:33 or around 10:10/mile</text:p>
      <text:p text:style-name="P25"/>
      <text:p text:style-name="P25">Sun Nov 24, 2024 <text:span text:style-name="T2">no running</text:span> 1.625 miles walking</text:p>
      <text:p text:style-name="P25">I walked 5 laps on the indoor track: 0.625 miles, Ave Pace:14:16/mile, Ave HR: 97 bpm</text:p>
      <text:p text:style-name="P25">I rested a few minutes and walked a mile in 14:15, Ave HR: 102 bpm</text:p>
      <text:p text:style-name="P25"/>
      <text:p text:style-name="P25">Mon Nov 25, 2024 <text:span text:style-name="T2">no running</text:span></text:p>
      <text:p text:style-name="P25"/>
      <text:p text:style-name="P25">Tues Nov 26, 2024 <text:span text:style-name="T2">2.5 miles</text:span> on the indoor track</text:p>
      <text:p text:style-name="P25"/>
      <text:p text:style-name="P25">Wed Nov 27, 2024 <text:span text:style-name="T2">1.5 miles</text:span> on roads</text:p>
      <text:p text:style-name="P25"><text:soft-page-break/>Thur Nov 28, 2024 <text:span text:style-name="T2">no running</text:span></text:p>
      <text:p text:style-name="P10"/>
      <text:p text:style-name="P25">Fri Nov 29, 2024 <text:span text:style-name="T2">no running <text:s text:c="2"/></text:span>I did 4 x 5 minutes on the elliptical at level 15-16 </text:p>
      <text:p text:style-name="P25">I rested 2:30 between each 5 minutes</text:p>
      <text:p text:style-name="P25">Ave HR first 5 minutes; 79 bpm, Ave HR remaining 3 x 5 minutes: 108 bpm</text:p>
      <text:p text:style-name="P10"/>
      <text:p text:style-name="P10">During the past week: 6.25 miles running </text:p>
      <text:p text:style-name="P25"/>
      <text:p text:style-name="P25">Sat <text:s/>Nov 30, 2024 <text:span text:style-name="T2">no running <text:s text:c="2"/></text:span>I did 4 x 5 minutes on the elliptical at level 15-16 </text:p>
      <text:p text:style-name="P25">I rested 2:30 between each 5 minutes</text:p>
      <text:p text:style-name="P25">Ave HR first 115 bpm</text:p>
      <text:p text:style-name="P25"/>
      <text:p text:style-name="P25">Sun Dec 1, 2024 <text:span text:style-name="T2">no running <text:s text:c="2"/></text:span>I did 4 x 5 minutes on the elliptical at level 15-16 </text:p>
      <text:p text:style-name="P25">I rested 2:30 between each 5 minutes</text:p>
      <text:p text:style-name="P25"/>
      <text:p text:style-name="P25">Mon Dec 2, 2024 <text:span text:style-name="T2">2 miles running</text:span> on the indoor track</text:p>
      <text:p text:style-name="P25">Run: 1 mile in 11:07, Ave HR: 130 bpm and rest 5 minutes</text:p>
      <text:p text:style-name="P25">Run: 1 mile in 10:36, Ave HR: 137 bpm</text:p>
      <text:p text:style-name="P25"/>
      <text:p text:style-name="P25">Wed Dec 4, 2024 <text:span text:style-name="T2">2.5 miles running</text:span> on a treadmill</text:p>
      <text:p text:style-name="P25">Run: 1 mile in 11:45, Ave HR: 130 bpm and rest 5 minutes</text:p>
      <text:p text:style-name="P25">Run: 1.25 miles including 1 mile in 11:01, Ave HR: 137 bpm</text:p>
      <text:p text:style-name="P25"/>
      <text:p text:style-name="P10">During the past week: 4.5 miles running</text:p>
      <text:p text:style-name="P10"/>
      <text:p text:style-name="P10">Dec 7, and Dec 10 <text:s/>interval training on the elliptical</text:p>
      <text:p text:style-name="P25"/>
      <text:p text:style-name="P25">Fri Dec 13, 2024 On the elliptical</text:p>
      <text:p text:style-name="P25">Time: 21 minutes, Distance: 5.8 “miles” HR rose to 136 bpm</text:p>
      <text:p text:style-name="P10"/>
      <text:p text:style-name="P10">During the past week: 0 miles running</text:p>
      <text:p text:style-name="P25"/>
      <text:p text:style-name="P25">Sat Dec 14, 2024 On the elliptical</text:p>
      <text:p text:style-name="P25">Time: 15:06, <text:s/></text:p>
      <text:p text:style-name="P10"/>
      <text:p text:style-name="P25">Sun <text:s/>Dec 15, 2024 On the elliptical</text:p>
      <text:p text:style-name="P25">Time: 20:00, Distance: 6 “miles” as read on display, HR rose to 157 bpm at the end</text:p>
      <text:p text:style-name="P10"/>
      <text:p text:style-name="P10"/>
      <text:p text:style-name="P25">Mon <text:s/>Dec 16, 2024 On the elliptical</text:p>
      <text:p text:style-name="P25">Time: 2x10:00, Distance: HR rose to 156 and 158 bpm at the end of the “runs”</text:p>
      <text:p text:style-name="P10"/>
      <text:p text:style-name="P25"><text:soft-page-break/>Tues <text:s/>Dec 17, 2024 <text:span text:style-name="T2">2 miles running</text:span> on the indoor track</text:p>
      <text:p text:style-name="P25">Run: 1 mile in 11:25, Ave HR: 143 bpm and rest 5 min</text:p>
      <text:p text:style-name="P25">Run: 3/4 mile in 7:55, Ave HR: 142 bpm and rest 5min</text:p>
      <text:p text:style-name="P25">Run: 1/4 mile in 2:2, Ave HR: 151 bpm</text:p>
      <text:p text:style-name="P25"/>
      <text:p text:style-name="P25">Thur Dec 19, 2024 On the elliptical</text:p>
      <text:p text:style-name="P25">Time: 26:15 HR rose to 150 bpm</text:p>
      <text:p text:style-name="P25"/>
      <text:p text:style-name="P25">Fri Dec 20, 2024 On the elliptical</text:p>
      <text:p text:style-name="P25">Time: 14:00 HR rose to 139 bpm</text:p>
      <text:p text:style-name="P25"/>
      <text:p text:style-name="P10">During the past week: 2 miles running</text:p>
      <text:p text:style-name="P10"/>
      <text:p text:style-name="P25">Sat Dec 21, 2024 On the elliptical</text:p>
      <text:p text:style-name="P25">Time: 20:00 Dist: 6 “miles” </text:p>
      <text:p text:style-name="P25">Consisted of: 5 x 2:00 fast with 2 :00 “jog” before each fast portion</text:p>
      <text:p text:style-name="P10"/>
      <text:p text:style-name="P25">Sun <text:s/>Dec 22, 2024 On the elliptical</text:p>
      <text:p text:style-name="P25">Time: 15:00 fast</text:p>
      <text:p text:style-name="P25">Max HR: 140 bpm</text:p>
      <text:p text:style-name="P25"/>
      <text:p text:style-name="P25">Mon Dec 23 2024 On elliptical</text:p>
      <text:p text:style-name="P25">Time: 20:00, faster during the last 10:00</text:p>
      <text:p text:style-name="P25">Max HR: 133 bpm</text:p>
      <text:p text:style-name="P25"/>
      <text:p text:style-name="P25">Tues Dec 24 2024 On elliptical</text:p>
      <text:p text:style-name="P25">Time: 30:00, I started at about 15.5 pace and ended at about 19</text:p>
      <text:p text:style-name="P25"/>
      <text:p text:style-name="P25">Wed <text:s/>Dec 25 2024 On elliptical</text:p>
      <text:p text:style-name="P25">Time: 20:00 I went faster throughout the workout and covered close to 6 “miles”.</text:p>
      <text:p text:style-name="P25">The Max HR near the end of the workout was 149 bpm.</text:p>
      <text:p text:style-name="P25">On Dec 15 I did the same workout and the Max HR was 157 bpm.</text:p>
      <text:p text:style-name="P25">This is a significant difference.</text:p>
      <text:p text:style-name="P25"/>
      <text:p text:style-name="P25">Thur Dec 26, 2024 <text:span text:style-name="T2">1.6 miles </text:span>running</text:p>
      <text:p text:style-name="P25">I ran 5 cemetery loops on the 0.32 mile Greendale Cemetery loop.</text:p>
      <text:p text:style-name="P25">Ave Pace: 11:34/mile, Peak HR: 142 near the end of the run. </text:p>
      <text:p text:style-name="P25"/>
      <text:p text:style-name="P25">Fri Dec 27, 2024 <text:span text:style-name="T2">2 miles </text:span>running on the Ernst Trail </text:p>
      <text:p text:style-name="P25">I ran 2 x 1 miles with a 4 minute rest between the runs.</text:p>
      <text:p text:style-name="P25">1st mile: Time: 12:13, Peak HR: 142 near the end of the run.</text:p>
      <text:p text:style-name="P25">2nd mile: Time: 10:31, Peak HR: 153 near the end of the run.</text:p>
      <text:p text:style-name="P10"><text:soft-page-break/>During the past week: 2 miles running</text:p>
      <text:p text:style-name="P25"/>
      <text:p text:style-name="P25">Sat Dec 28, 2024 <text:span text:style-name="T2">2.75 miles </text:span>running on the Ernst Trail </text:p>
      <text:p text:style-name="P25">Run: 1 mile in 11:40 and rested a few minutes AveHR:136bpm <text:s/>MaxHR:148 bpm</text:p>
      <text:p text:style-name="P25">Run: 3/4 miles Pace: 12:00/mile,rested a few minutes AveHR:133bpm <text:s/>MaxHR:140 bpm</text:p>
      <text:p text:style-name="P25">Run: 1 mile in 10:46 and rested a few minutes AveHR:142bpm <text:s/>MaxHR:156 bpm</text:p>
      <text:p text:style-name="P25"/>
      <text:p text:style-name="P25">20 or more cemetery loops:</text:p>
      <text:p text:style-name="P84"><text:tab/><text:tab/> <text:s text:c="3"/>min/mile</text:p>
      <text:p text:style-name="P25"><text:span text:style-name="T20">May <text:s text:c="2"/>6, 2023 20 loops, 6.40 miles, 10:46, Ave Pulse: 126, Max Pulse: 138, sum ascent 440</text:span> ft</text:p>
      <text:p text:style-name="P25"><text:span text:style-name="T20">May 22, 2023 22 loops, 7.04 miles, 10:39, Ave Pulse: 127, Max Pulse: 140, sum ascent 484</text:span> ft</text:p>
      <text:p text:style-name="P25"><text:span text:style-name="T20">May 23, 2023 22 loops, 7.04 mil es, 10:38, Ave Pulse: 134, Max Pulse: 140, sum ascent 484</text:span> ft</text:p>
      <text:p text:style-name="P25"><text:span text:style-name="T20">July <text:s/>22, 2023 20 loops, 6.40 miles, 10:39, Ave Pulse: 127, Max Pulse: 145, sum ascent 440</text:span> ft</text:p>
      <text:p text:style-name="P84">July <text:s/>25, 2023 20 loops, 6.40 miles, <text:s text:c="2"/>9:51, Ave Pulse: 132, Max Pulse: 152, sum ascent 440<text:span text:style-name="T12"> ft</text:span></text:p>
      <text:p text:style-name="P84">July <text:s/>30, 2023 24 loops, 7.62 miles, 11:16, <text:s text:c="53"/>sum ascent 530<text:span text:style-name="T12"> ft</text:span></text:p>
      <text:p text:style-name="P84">Aug <text:s/>13, 2023 20 loops, 6.40 miles, 11:08, <text:s text:c="53"/>sum ascent 440<text:span text:style-name="T12"> ft</text:span></text:p>
      <text:p text:style-name="P84">Aug <text:s/>19, 2023 20 loops, 6.40 miles, 10:13, <text:s text:c="53"/>sum ascent 440<text:span text:style-name="T12"> ft</text:span></text:p>
      <text:p text:style-name="P84">Aug <text:s/>26, 2023 20 loops, 6.40 miles, 11:15, <text:s text:c="53"/>sum ascent 440<text:span text:style-name="T12"> ft</text:span></text:p>
      <text:p text:style-name="P25"><text:span text:style-name="T20">Oct <text:s text:c="4"/>4, 2023 41 loops,</text:span> <text:span text:style-name="T20">13.12miles, 13:12, 9.25 miles run, 4.1 miles walk <text:s text:c="3"/>sum ascent 900</text:span> ft</text:p>
      <text:p text:style-name="P84">May 18, 2024 20 loops, <text:s/>6.40 miles <text:s/>12:57,Ave Pulse: 134, Max Pulse: 155, sum ascent 440<text:span text:style-name="T12"> ft</text:span></text:p>
      <text:p text:style-name="P25"><text:s/></text:p>
      <text:p text:style-name="P10">Times for 10 miles or over on the Ernst Trail</text:p>
      <text:p text:style-name="P25">May 27, 2023 12.07 miles in 2:06.00, 10:27/mile a 70 sec rest is not included in the time.</text:p>
      <text:p text:style-name="P25">June <text:s text:c="2"/>3, 2023 10.50 miles at 11:25/mile, no stop</text:p>
      <text:p text:style-name="P25">June 10, 2023 13.25 miles at 11:21/mile, no stop, Ave Pulse:127bpm, Max Pulse:140bpm</text:p>
      <text:p text:style-name="P25">June 24, 2023 10.00 miles at 10:50/mile, no stop, Ave Pulse:130bpm</text:p>
      <text:p text:style-name="P25"/>
      <text:p text:style-name="P10"/>
      <text:p text:style-name="P10">Times on my hill course: <text:span text:style-name="T3">Limber, Jefferson, the cemetery hill and a short distance on </text:span><text:span text:style-name="T3">Randolph to make the total distance be 5 miles.</text:span></text:p>
      <text:p text:style-name="P25"><text:span text:style-name="T2">Wed</text:span> <text:span text:style-name="T2">Dec 21</text:span>, <text:span text:style-name="T2">2022</text:span> </text:p>
      <text:p text:style-name="P25">Ave pace:13:03/mile, Sum of ascents: 675 feet, Ave Pulse: 112 bpm, Max Pulse:130 bpm</text:p>
      <text:p text:style-name="P25"><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Ave pace:11:22/mile, Sum of ascents: 675 feet, Ave Pulse: ? bpm, Max Pulse:?</text:p>
      <text:p text:style-name="P10">Sun Feb 5, 2023</text:p>
      <text:p text:style-name="P25">Ave pace:11:01/mile, Sum of ascents: 675 feet, Ave Pulse: 127 bpm, Max Pulse:155 bpm</text:p>
      <text:p text:style-name="P10">Sun Mar 26, 2023</text:p>
      <text:p text:style-name="P25">Ave pace:12:58/mile, Sum ascents: 675 feet, Ave Pulse: ~120 bpm, Final Pulse:~120bpm</text:p>
      <text:p text:style-name="P25"/>
      <text:p text:style-name="P10">8:00/mile runs on a treadmill</text:p>
      <text:p text:style-name="P10"><text:soft-page-break/>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6"><text:tab/> <text:s text:c="18"/>Splits 2<text:span text:style-name="T6">nd</text:span> loop: <text:s text:c="2"/>9:23, 9:23, 9:12, <text:s text:c="2"/>9:32, 7:58</text:p>
      <text:p text:style-name="P26"><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7856044193594960398" text:style-name="L40">
        <text:list-item>
          <text:list>
            <text:list-header>
              <text:p text:style-name="P214">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text:soft-page-break/>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4">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21">Sun Sept 29, 2024 <text:s text:c="13"/>32:40 <text:s text:c="8"/>10:13/mile <text:s text:c="7"/>3:16 <text:s text:c="26"/>137</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5">Thur June <text:s text:c="2"/>1, 2023 9:25/mile</text:p>
      <text:p text:style-name="P25">Thur June <text:s text:c="2"/>8, 2023 9:15/mile</text:p>
      <text:p text:style-name="P25">Thur June 15, 2023 9:09/mile</text:p>
      <text:p text:style-name="P25">Thur June 22, 2023 9:12/mile</text:p>
      <text:p text:style-name="P25">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30">Thur July 20, 2023 <text:s/>9:42/mile</text:p>
      <text:p text:style-name="P27">Thur July 27, 2023 <text:s/>9:55/mile</text:p>
      <text:p text:style-name="P25">Thur May 16, <text:s/>2024 <text:s text:c="2"/>9:47/mile</text:p>
      <text:p text:style-name="P27">Thur June 6, <text:s/>2024 <text:s text:c="2"/>9:31/mile</text:p>
      <text:p text:style-name="P25"><text:soft-page-break/></text:p>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7">Distance 5K, </text:p>
      <text:p text:style-name="P27">Time: 25:44 (8:16/mile), Splits: 8:20, 8:15, 8:18, 52s</text:p>
      <text:p text:style-name="P25"/>
      <text:p text:style-name="P25"><text:span text:style-name="T2">Thur Sept 3, 2020</text:span> <text:span text:style-name="T2">15 Greendale Cemetery loops</text:span></text:p>
      <text:p text:style-name="P25">Distance 4.76 miles, Total ascent 330 feet</text:p>
      <text:p text:style-name="P25">Time: 41:45 (8:47/mile)</text:p>
      <text:p text:style-name="P25"/>
      <text:p text:style-name="P10">Sat May 15, 2021 <text:span text:style-name="T3">5</text:span> miles on Tamarack Drive <text:s/></text:p>
      <text:p text:style-name="P25"><text:span text:style-name="T2">Run:</text:span> I ran a staggered start 5 miles with 5 other runners on Tamarack Drive.</text:p>
      <text:p text:style-name="P25">Time: 43:15, Ave Pace: 8:39/mile, Splits: 8:59, 8:37, 8:36, 8:38, 8:23</text:p>
      <text:p text:style-name="P25"/>
      <text:p text:style-name="P25">*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12-28T19:23:21.89</dc:date>
    <dc:creator>James Lombardi</dc:creator>
    <meta:editing-duration>P35DT22H11M6S</meta:editing-duration>
    <meta:editing-cycles>2468</meta:editing-cycles>
    <meta:generator>OpenOffice/4.1.2$Win32 OpenOffice.org_project/412m3$Build-9782</meta:generator>
    <meta:document-statistic meta:table-count="0" meta:image-count="9" meta:object-count="0" meta:page-count="244" meta:paragraph-count="7177" meta:word-count="77104" meta:character-count="394490"/>
  </office:meta>
</office:document-meta>
</file>